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ato" svg:font-family="Lato" style:font-pitch="variable"/>
    <style:font-face style:name="Lato Semibold" svg:font-family="'Lato Semibold'" style:font-adornments="Semibold" style:font-pitch="variable"/>
    <style:font-face style:name="Lato Semibold1" svg:font-family="'Lato Semibold'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pitch="variable"/>
    <style:font-face style:name="TexMaths BlackBoard" svg:font-family="'TexMaths BlackBoard'" style:font-pitch="variable"/>
    <style:font-face style:name="TexMaths BlackBoard1" svg:font-family="'TexMaths BlackBoard'"/>
    <style:font-face style:name="TexMaths Symbols" svg:font-family="'TexMaths Symbols'"/>
    <style:font-face style:name="TexMaths Symbols1" svg:font-family="'TexMaths Symbols'" style:font-family-generic="swiss" style:font-pitch="variable"/>
    <style:font-face style:name="TexMaths Symbols2" svg:font-family="'TexMaths Symbol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906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13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261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draw:fill-color="#ffffff" draw:auto-grow-width="true" fo:min-height="0.937cm" fo:min-width="2.893cm"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 loext:decorative="false"/>
      <style:paragraph-properties style:writing-mode="lr-tb"/>
    </style:style>
    <style:style style:name="gr10" style:family="graphic">
      <style:graphic-properties style:writing-mode="lr-tb" loext:decorative="false"/>
    </style:style>
    <style:style style:name="gr11" style:family="graphic" style:parent-style-name="standard">
      <style:graphic-properties svg:stroke-width="0.081cm" svg:stroke-color="#ce3f7a" draw:marker-start-width="0.321cm" draw:marker-end-width="0.321cm" draw:fill="none" loext:fill-use-slide-background="false" draw:textarea-horizontal-align="justify" draw:textarea-vertical-align="middle" draw:auto-grow-height="false" fo:min-height="1.67cm" fo:min-width="2.113cm" fo:padding-top="0.165cm" fo:padding-bottom="0.165cm" fo:padding-left="0.29cm" fo:padding-right="0.29cm" loext:decorative="false"/>
    </style:style>
    <style:style style:name="gr12" style:family="graphic" style:parent-style-name="standard">
      <style:graphic-properties svg:stroke-width="0.081cm" svg:stroke-color="#ce3f7a" draw:marker-start-width="0.321cm" draw:marker-end-width="0.321cm" draw:fill="none" loext:fill-use-slide-background="false" draw:textarea-horizontal-align="justify" draw:textarea-vertical-align="middle" draw:auto-grow-height="false" fo:min-height="1.67cm" fo:min-width="1.927cm" fo:padding-top="0.165cm" fo:padding-bottom="0.165cm" fo:padding-left="0.29cm" fo:padding-right="0.29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5" style:family="graphic" style:parent-style-name="standard">
      <style:graphic-properties svg:stroke-width="0.081cm" svg:stroke-color="#009fdc" draw:marker-start-width="0.321cm" draw:marker-end-width="0.321cm" draw:fill="none" loext:fill-use-slide-background="false" draw:textarea-horizontal-align="justify" draw:textarea-vertical-align="middle" draw:auto-grow-height="false" fo:min-height="0.67cm" fo:min-width="2.464cm" fo:padding-top="0.165cm" fo:padding-bottom="0.165cm" fo:padding-left="0.29cm" fo:padding-right="0.29cm" loext:decorative="false"/>
    </style:style>
    <style:style style:name="gr16" style:family="graphic" style:parent-style-name="standard">
      <style:graphic-properties svg:stroke-width="0.081cm" svg:stroke-color="#f4bd3e" draw:marker-start-width="0.321cm" draw:marker-end-width="0.321cm" draw:fill="none" loext:fill-use-slide-background="false" draw:textarea-horizontal-align="justify" draw:textarea-vertical-align="middle" draw:auto-grow-height="false" fo:min-height="0.67cm" fo:min-width="2.464cm" fo:padding-top="0.165cm" fo:padding-bottom="0.165cm" fo:padding-left="0.29cm" fo:padding-right="0.29cm" loext:decorative="false"/>
    </style:style>
    <style:style style:name="gr17" style:family="graphic" style:parent-style-name="objectwithoutfill">
      <style:graphic-properties svg:stroke-width="0.053cm" svg:stroke-color="#ffffff" draw:marker-start-width="0.279cm" draw:marker-end="Arrowheads_20_1" draw:marker-end-width="0.28cm" draw:fill="none" draw:textarea-vertical-align="middle" fo:padding-top="0.151cm" fo:padding-bottom="0.151cm" fo:padding-left="0.276cm" fo:padding-right="0.276cm" loext:decorative="false"/>
    </style:style>
    <style:style style:name="gr18" style:family="graphic" style:parent-style-name="objectwithoutfill">
      <style:graphic-properties svg:stroke-width="0.081cm" draw:marker-start-width="0.321cm" draw:marker-end-width="0.321cm" svg:stroke-linecap="round" draw:fill="none" draw:textarea-vertical-align="middle" fo:padding-top="0.165cm" fo:padding-bottom="0.165cm" fo:padding-left="0.29cm" fo:padding-right="0.29cm" loext:decorative="false"/>
    </style:style>
    <style:style style:name="gr19" style:family="graphic" style:parent-style-name="objectwithoutfill">
      <style:graphic-properties draw:stroke="dash" draw:stroke-dash="Long_20_Dash" svg:stroke-width="0.053cm" svg:stroke-color="#ffffff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492cm" loext:decorative="false"/>
      <style:paragraph-properties style:writing-mode="lr-tb"/>
    </style:style>
    <style:style style:name="gr21" style:family="graphic" style:parent-style-name="objectwithoutfill">
      <style:graphic-properties svg:stroke-width="0.081cm" svg:stroke-color="#9e9e9e" draw:marker-start-width="0.321cm" draw:marker-end="Arrowheads_20_2" draw:marker-end-width="0.32cm" svg:stroke-linecap="round" draw:fill="none" draw:textarea-vertical-align="middle" fo:padding-top="0.165cm" fo:padding-bottom="0.165cm" fo:padding-left="0.29cm" fo:padding-right="0.29cm" loext:decorative="false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369cm" fo:min-width="0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1.987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fill-color="#ffffff" draw:auto-grow-width="true" fo:min-height="0.937cm" fo:min-width="2.9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9fdc" draw:marker-start-width="0.321cm" draw:marker-end-width="0.321cm" draw:fill="none" loext:fill-use-slide-background="false" draw:textarea-horizontal-align="justify" draw:textarea-vertical-align="middle" draw:auto-grow-height="false" fo:min-height="1.664cm" fo:min-width="4.528cm" fo:padding-top="0.165cm" fo:padding-bottom="0.165cm" fo:padding-left="0.29cm" fo:padding-right="0.29cm" loext:decorative="false"/>
    </style:style>
    <style:style style:name="gr28" style:family="graphic" style:parent-style-name="standard">
      <style:graphic-properties svg:stroke-width="0.081cm" svg:stroke-color="#f4bd3e" draw:marker-start-width="0.321cm" draw:marker-end-width="0.321cm" draw:fill="none" loext:fill-use-slide-background="false" draw:textarea-horizontal-align="justify" draw:textarea-vertical-align="middle" draw:auto-grow-height="false" fo:min-height="1.69cm" fo:min-width="5.791cm" fo:padding-top="0.165cm" fo:padding-bottom="0.165cm" fo:padding-left="0.29cm" fo:padding-right="0.29cm" loext:decorative="false"/>
    </style:style>
    <style:style style:name="gr29" style:family="graphic" style:parent-style-name="standard">
      <style:graphic-properties svg:stroke-width="0.081cm" svg:stroke-color="#f4bd3e" draw:marker-start-width="0.321cm" draw:marker-end-width="0.321cm" draw:fill="none" loext:fill-use-slide-background="false" draw:textarea-horizontal-align="justify" draw:textarea-vertical-align="middle" draw:auto-grow-height="false" fo:min-height="1.585cm" fo:min-width="6.329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width="0.081cm" svg:stroke-color="#009fdc" draw:marker-start-width="0.321cm" draw:marker-end-width="0.321cm" draw:fill="none" loext:fill-use-slide-background="false" draw:textarea-horizontal-align="justify" draw:textarea-vertical-align="middle" draw:auto-grow-height="false" fo:min-height="1.759cm" fo:min-width="5.085cm" fo:padding-top="0.165cm" fo:padding-bottom="0.165cm" fo:padding-left="0.29cm" fo:padding-right="0.29cm" loext:decorative="false"/>
    </style:style>
    <style:style style:name="gr31" style:family="graphic" style:parent-style-name="standard">
      <style:graphic-properties draw:stroke="none" draw:fill-color="#ce3f7a" draw:textarea-horizontal-align="justify" draw:textarea-vertical-align="middle" draw:auto-grow-height="false" fo:min-height="0cm" fo:min-width="0cm" loext:decorative="false"/>
    </style:style>
    <style:style style:name="gr32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7.75cm" fo:min-width="6.5cm" loext:decorative="false"/>
    </style:style>
    <style:style style:name="gr33" style:family="graphic" style:parent-style-name="standard">
      <style:graphic-properties svg:stroke-width="0.081cm" svg:stroke-color="#ce3f7a" draw:marker-start-width="0.321cm" draw:marker-end-width="0.321cm" draw:fill="none" loext:fill-use-slide-background="false" draw:textarea-horizontal-align="justify" draw:textarea-vertical-align="middle" draw:auto-grow-height="false" fo:min-height="0.67cm" fo:min-width="7.757cm" fo:padding-top="0.165cm" fo:padding-bottom="0.165cm" fo:padding-left="0.29cm" fo:padding-right="0.29cm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15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351cm" loext:decorative="false"/>
      <style:paragraph-properties style:writing-mode="lr-tb"/>
    </style:style>
    <style:style style:name="gr37" style:family="graphic" style:parent-style-name="objectwithoutfill">
      <style:graphic-properties svg:stroke-width="0.081cm" svg:stroke-color="#ce3f7a" draw:marker-start-width="0.321cm" draw:marker-end-width="0.321cm" svg:stroke-linecap="round" draw:fill="none" draw:textarea-vertical-align="middle" fo:padding-top="0.165cm" fo:padding-bottom="0.165cm" fo:padding-left="0.29cm" fo:padding-right="0.29cm" loext:decorative="false"/>
    </style:style>
    <style:style style:name="gr38" style:family="graphic" style:parent-style-name="objectwithoutfill">
      <style:graphic-properties svg:stroke-width="0.018cm" draw:marker-start-width="0.227cm" draw:marker-end-width="0.227cm" svg:stroke-opacity="60%" svg:stroke-linecap="round" draw:fill="none" draw:textarea-vertical-align="middle" fo:padding-top="0.134cm" fo:padding-bottom="0.134cm" fo:padding-left="0.259cm" fo:padding-right="0.259cm" loext:decorative="false"/>
    </style:style>
    <style:style style:name="gr39" style:family="graphic" style:parent-style-name="objectwithoutfill">
      <style:graphic-properties svg:stroke-width="0.018cm" draw:marker-start-width="0.227cm" draw:marker-end-width="0.227cm" svg:stroke-opacity="60%" draw:fill="none" draw:textarea-vertical-align="middle" fo:padding-top="0.134cm" fo:padding-bottom="0.134cm" fo:padding-left="0.259cm" fo:padding-right="0.259cm" loext:decorative="false"/>
    </style:style>
    <style:style style:name="gr40" style:family="graphic" style:parent-style-name="objectwithoutfill">
      <style:graphic-properties svg:stroke-width="0.018cm" svg:stroke-color="#f50057" draw:marker-start-width="0.227cm" draw:marker-end-width="0.227cm" svg:stroke-opacity="40%" draw:fill="none" draw:textarea-vertical-align="middle" fo:padding-top="0.134cm" fo:padding-bottom="0.134cm" fo:padding-left="0.259cm" fo:padding-right="0.259cm" loext:decorative="false"/>
    </style:style>
    <style:style style:name="gr41" style:family="graphic" style:parent-style-name="objectwithoutfill">
      <style:graphic-properties draw:stroke="dash" draw:stroke-dash="Dash" svg:stroke-width="0.028cm" draw:marker-start-width="0.242cm" draw:marker-end-width="0.242cm" svg:stroke-linecap="butt" draw:fill="none" draw:textarea-vertical-align="middle" fo:padding-top="0.139cm" fo:padding-bottom="0.139cm" fo:padding-left="0.264cm" fo:padding-right="0.264cm" loext:decorative="false"/>
    </style:style>
    <style:style style:name="gr42" style:family="graphic" style:parent-style-name="objectwithoutfill">
      <style:graphic-properties svg:stroke-width="0.035cm" svg:stroke-color="#3465a4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0.568cm" loext:decorative="false"/>
      <style:paragraph-properties style:writing-mode="lr-tb"/>
    </style:style>
    <style:style style:name="gr44" style:family="graphic" style:parent-style-name="objectwithoutfill">
      <style:graphic-properties draw:stroke="dash" draw:stroke-dash="Dash" svg:stroke-width="0.028cm" svg:stroke-color="#ce3f7a" draw:marker-start-width="0.242cm" draw:marker-end-width="0.242cm" svg:stroke-linecap="butt" draw:fill="none" draw:textarea-vertical-align="middle" fo:padding-top="0.139cm" fo:padding-bottom="0.139cm" fo:padding-left="0.264cm" fo:padding-right="0.264cm" loext:decorative="fals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351cm" loext:decorative="false"/>
      <style:paragraph-properties style:writing-mode="lr-tb"/>
    </style:style>
    <style:style style:name="gr48" style:family="graphic" style:parent-style-name="objectwithoutfill">
      <style:graphic-properties svg:stroke-width="0.081cm" svg:stroke-color="#ce3f7a" draw:marker-start-width="0.321cm" draw:marker-end-width="0.321cm" svg:stroke-opacity="50%" svg:stroke-linecap="round" draw:fill="none" draw:textarea-vertical-align="middle" fo:padding-top="0.165cm" fo:padding-bottom="0.165cm" fo:padding-left="0.29cm" fo:padding-right="0.29cm" loext:decorative="fals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0.849cm" loext:decorative="false"/>
      <style:paragraph-properties style:writing-mode="lr-tb"/>
    </style:style>
    <style:style style:name="gr50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4.25cm" fo:min-width="6.5cm" loext:decorative="false"/>
    </style:style>
    <style:style style:name="gr51" style:family="graphic" style:parent-style-name="standard">
      <style:graphic-properties svg:stroke-width="0.081cm" svg:stroke-color="#ce3f7a" draw:marker-start-width="0.321cm" draw:marker-end-width="0.321cm" draw:fill="none" loext:fill-use-slide-background="false" draw:textarea-horizontal-align="justify" draw:textarea-vertical-align="middle" draw:auto-grow-height="false" fo:min-height="1.119cm" fo:min-width="11.42cm" fo:padding-top="0.165cm" fo:padding-bottom="0.165cm" fo:padding-left="0.29cm" fo:padding-right="0.29cm" loext:decorative="false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351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351cm" loext:decorative="false"/>
      <style:paragraph-properties style:writing-mode="lr-tb"/>
    </style:style>
    <style:style style:name="gr54" style:family="graphic" style:parent-style-name="standard">
      <style:graphic-properties svg:stroke-width="0.081cm" svg:stroke-color="#729fcf" draw:marker-start-width="0.321cm" draw:marker-end-width="0.321cm" draw:fill="none" loext:fill-use-slide-background="false" draw:textarea-horizontal-align="justify" draw:textarea-vertical-align="middle" draw:auto-grow-height="false" fo:min-height="1.497cm" fo:min-width="22.124cm" fo:padding-top="0.165cm" fo:padding-bottom="0.165cm" fo:padding-left="0.29cm" fo:padding-right="0.29cm" loext:decorative="false"/>
    </style:style>
    <style:style style:name="gr55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1.75cm" fo:min-width="6.5cm" loext:decorative="false"/>
    </style:style>
    <style:style style:name="gr56" style:family="graphic" style:parent-style-name="objectwithoutfill">
      <style:graphic-properties draw:stroke="solid" draw:stroke-dash="Dash" svg:stroke-width="0.081cm" svg:stroke-color="#009fdc" draw:marker-start-width="0.321cm" draw:marker-end-width="0.321cm" svg:stroke-linecap="round" draw:fill="none" draw:textarea-vertical-align="middle" fo:padding-top="0.165cm" fo:padding-bottom="0.165cm" fo:padding-left="0.29cm" fo:padding-right="0.29cm" loext:decorative="false"/>
    </style:style>
    <style:style style:name="gr57" style:family="graphic" style:parent-style-name="objectwithoutfill">
      <style:graphic-properties draw:stroke="solid" draw:stroke-dash="Dash" svg:stroke-width="0.081cm" svg:stroke-color="#ce3f7a" draw:marker-start-width="0.321cm" draw:marker-end-width="0.321cm" svg:stroke-opacity="80%" svg:stroke-linecap="round" draw:fill="none" draw:textarea-vertical-align="middle" fo:padding-top="0.165cm" fo:padding-bottom="0.165cm" fo:padding-left="0.29cm" fo:padding-right="0.29cm" loext:decorative="false"/>
    </style:style>
    <style:style style:name="gr58" style:family="graphic" style:parent-style-name="objectwithoutfill">
      <style:graphic-properties svg:stroke-width="0.081cm" svg:stroke-color="#f4bd3e" draw:marker-start-width="0.321cm" draw:marker-end-width="0.321cm" svg:stroke-linecap="round" draw:fill="none" draw:textarea-vertical-align="middle" fo:padding-top="0.165cm" fo:padding-bottom="0.165cm" fo:padding-left="0.29cm" fo:padding-right="0.29cm" loext:decorative="false"/>
    </style:style>
    <style:style style:name="pr1" style:family="presentation" style:parent-style-name="plain_5f_black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text-properties style:font-name="Lato Semibold" fo:font-size="54pt" fo:language="en" fo:country="US" style:text-underline-style="none" fo:font-weight="600" style:font-size-asian="32pt" style:font-size-complex="32pt"/>
    </style:style>
    <style:style style:name="P2" style:family="paragraph">
      <loext:graphic-properties draw:fill="none" draw:fill-color="#ffffff"/>
      <style:text-properties style:font-name="Lato Semibold" fo:font-size="32pt" fo:language="en" fo:country="US" style:text-underline-style="none" fo:font-weight="600" style:font-size-asian="32pt" style:font-size-complex="32pt"/>
    </style:style>
    <style:style style:name="P3" style:family="paragraph">
      <loext:graphic-properties draw:fill="none" draw:fill-color="#ffffff"/>
      <style:text-properties style:font-name="Lato Semibold" fo:font-size="20pt" fo:language="en" fo:country="US" style:text-underline-style="none" fo:font-weight="600" style:font-size-asian="20pt" style:font-size-complex="20pt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language="en" fo:country="US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text-properties fo:font-size="28pt" fo:language="en" fo:country="US" style:font-size-asian="28pt" style:font-size-complex="28pt"/>
    </style:style>
    <style:style style:name="P10" style:family="paragraph">
      <loext:graphic-properties draw:fill="none"/>
      <style:paragraph-properties fo:text-align="center"/>
      <style:text-properties fo:language="en" fo:country="US"/>
    </style:style>
    <style:style style:name="P11" style:family="paragraph">
      <loext:graphic-properties draw:fill="none" draw:fill-color="#ffffff"/>
      <style:text-properties fo:color="#ce3f7a" loext:opacity="100%" fo:language="en" fo:country="US"/>
    </style:style>
    <style:style style:name="P12" style:family="paragraph">
      <loext:graphic-properties draw:fill="none" draw:fill-color="#ffffff"/>
      <style:text-properties fo:color="#009fdc" loext:opacity="100%"/>
    </style:style>
    <style:style style:name="P13" style:family="paragraph">
      <loext:graphic-properties draw:fill="none" draw:fill-color="#ffffff"/>
      <style:text-properties fo:color="#f4bd3e" loext:opacity="100%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color="#729fcf" loext:opacity="100%" style:font-name="TexMaths Symbols2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none" draw:fill-color="#ffffff"/>
      <style:text-properties fo:color="#9e9e9e" loext:opacity="100%" style:font-name="TexMaths Symbols2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8" style:family="paragraph">
      <loext:graphic-properties draw:fill="none" draw:fill-color="#ffffff"/>
      <style:paragraph-properties fo:text-align="end"/>
      <style:text-properties style:font-name="Lato Semibold" fo:font-size="18pt" fo:language="en" fo:country="US"/>
    </style:style>
    <style:style style:name="P19" style:family="paragraph">
      <loext:graphic-properties draw:fill="none" draw:fill-color="#ffffff"/>
      <style:text-properties fo:color="#009fdc" loext:opacity="100%" fo:font-size="14pt" fo:language="en" fo:country="US"/>
    </style:style>
    <style:style style:name="P20" style:family="paragraph">
      <loext:graphic-properties draw:fill="none" draw:fill-color="#ffffff"/>
      <style:paragraph-properties fo:text-align="end"/>
      <style:text-properties fo:color="#f4bd3e" loext:opacity="100%" fo:font-size="14pt" fo:language="en" fo:country="US"/>
    </style:style>
    <style:style style:name="P21" style:family="paragraph">
      <loext:graphic-properties draw:fill="none" draw:fill-color="#ffffff"/>
      <style:text-properties fo:color="#9e9e9e" loext:opacity="100%" fo:font-size="12pt" style:font-size-asian="12pt" style:font-size-complex="12pt"/>
    </style:style>
    <style:style style:name="P22" style:family="paragraph">
      <loext:graphic-properties draw:fill="solid" draw:fill-color="#ffffff"/>
      <style:paragraph-properties fo:text-align="center"/>
      <style:text-properties fo:language="en" fo:country="US"/>
    </style:style>
    <style:style style:name="P23" style:family="paragraph">
      <loext:graphic-properties draw:fill="solid" draw:fill-color="#000000"/>
      <style:paragraph-properties fo:text-align="center"/>
      <style:text-properties fo:language="en" fo:country="US"/>
    </style:style>
    <style:style style:name="P24" style:family="paragraph">
      <loext:graphic-properties draw:fill-color="#ce3f7a"/>
      <style:paragraph-properties fo:text-align="center"/>
    </style:style>
    <style:style style:name="P25" style:family="paragraph">
      <loext:graphic-properties draw:fill="none" draw:fill-color="#ffffff"/>
      <style:text-properties fo:color="#ce3f7a" loext:opacity="100%" style:font-name="TexMaths Symbols2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>
      <loext:graphic-properties draw:fill-color="#000000" draw:opacity="50%"/>
      <style:paragraph-properties fo:text-align="center"/>
    </style:style>
    <style:style style:name="P27" style:family="paragraph">
      <loext:graphic-properties draw:fill="none" draw:fill-color="#ffffff"/>
      <style:text-properties fo:color="#ce3f7a" loext:opacity="100%" fo:font-size="14pt" fo:language="en" fo:country="US"/>
    </style:style>
    <style:style style:name="P28" style:family="paragraph">
      <loext:graphic-properties draw:fill-color="#ffffff"/>
      <style:text-properties fo:font-size="20pt" fo:language="en" fo:country="US"/>
    </style:style>
    <style:style style:name="P29" style:family="paragraph">
      <loext:graphic-properties draw:fill="none" draw:fill-color="#ffffff"/>
      <style:paragraph-properties fo:text-align="end"/>
      <style:text-properties fo:font-size="18pt" fo:language="en" fo:country="US"/>
    </style:style>
    <style:style style:name="P30" style:family="paragraph">
      <style:text-properties fo:font-size="16pt"/>
    </style:style>
    <style:style style:name="P31" style:family="paragraph">
      <loext:graphic-properties draw:fill="none" draw:fill-color="#ffffff"/>
      <style:text-properties fo:font-size="16pt"/>
    </style:style>
    <style:style style:name="P32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6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loext:graphic-properties draw:fill="none" draw:fill-color="#ffffff"/>
      <style:text-properties fo:color="#ce3f7a" loext:opacity="100%" fo:font-size="18pt" fo:language="en" fo:country="US" style:font-size-asian="18pt" style:font-size-complex="18pt"/>
    </style:style>
    <style:style style:name="P36" style:family="paragraph">
      <loext:graphic-properties draw:fill="none" draw:fill-color="#ffffff"/>
      <style:text-properties fo:font-size="12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40" style:family="paragraph">
      <loext:graphic-properties draw:fill="none" draw:fill-color="#ffffff"/>
      <style:text-properties fo:font-size="18pt"/>
    </style:style>
    <style:style style:name="P41" style:family="paragraph">
      <loext:graphic-properties draw:fill="none" draw:fill-color="#ffffff"/>
      <style:text-properties fo:color="#729fcf" loext:opacity="100%" fo:font-size="14pt" fo:language="en" fo:country="US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style:font-name="Lato Semibold" fo:font-size="54pt" fo:language="en" fo:country="US" style:text-underline-style="none" fo:font-weight="600" style:font-size-asian="32pt" style:font-size-complex="32pt"/>
    </style:style>
    <style:style style:name="T1" style:family="text">
      <style:text-properties style:font-name="Lato Semibold" fo:font-size="54pt" fo:language="en" fo:country="US" style:text-underline-style="none" fo:font-weight="600" style:font-size-asian="32pt" style:font-size-complex="32pt"/>
    </style:style>
    <style:style style:name="T2" style:family="text">
      <style:text-properties style:font-name="Lato Semibold" fo:font-size="32pt" fo:language="en" fo:country="US" style:text-underline-style="none" fo:font-weight="600" style:font-size-asian="32pt" style:font-size-complex="32pt"/>
    </style:style>
    <style:style style:name="T3" style:family="text">
      <style:text-properties style:font-name="Lato Semibold" fo:font-size="20pt" fo:language="en" fo:country="US" style:text-underline-style="none" fo:font-weight="600" style:font-size-asian="20pt" style:font-size-complex="20pt"/>
    </style:style>
    <style:style style:name="T4" style:family="text">
      <style:text-properties fo:language="en" fo:country="US"/>
    </style:style>
    <style:style style:name="T5" style:family="text">
      <style:text-properties fo:font-size="28pt" fo:language="en" fo:country="US" style:font-size-asian="28pt" style:font-size-complex="28pt"/>
    </style:style>
    <style:style style:name="T6" style:family="text">
      <style:text-properties fo:color="#ce3f7a" loext:opacity="100%" fo:language="en" fo:country="US"/>
    </style:style>
    <style:style style:name="T7" style:family="text">
      <style:text-properties fo:color="#ce3f7a" loext:opacity="100%" fo:font-size="12pt" fo:language="en" fo:country="US" style:font-size-asian="12pt" style:font-size-complex="12pt"/>
    </style:style>
    <style:style style:name="T8" style:family="text">
      <style:text-properties fo:color="#009fdc" loext:opacity="100%"/>
    </style:style>
    <style:style style:name="T9" style:family="text">
      <style:text-properties fo:color="#f4bd3e" loext:opacity="100%"/>
    </style:style>
    <style:style style:name="T10" style:family="text">
      <style:text-properties fo:color="#729fcf" loext:opacity="100%" style:font-name="TexMaths Symbols" fo:font-size="12pt" fo:font-style="normal" style:text-underline-style="none" fo:font-weight="normal" style:font-name-asian="TexMaths Symbols" style:font-size-asian="12pt" style:font-style-asian="normal" style:font-weight-asian="normal" style:font-name-complex="TexMaths Symbols" style:font-size-complex="12pt" style:font-style-complex="normal" style:font-weight-complex="normal"/>
    </style:style>
    <style:style style:name="T11" style:family="text">
      <style:text-properties fo:color="#729fcf" loext:opacity="100%" style:font-name="Liberation Sans2" fo:font-size="12pt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12" style:family="text">
      <style:text-properties fo:color="#9e9e9e" loext:opacity="100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3" style:family="text">
      <style:text-properties fo:color="#9e9e9e" loext:opacity="100%" style:font-name="Lato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4" style:family="text">
      <style:text-properties fo:color="#9e9e9e" loext:opacity="100%" style:font-name="Liberation Sans2" fo:font-size="18pt" fo:font-style="normal" style:text-underline-style="none" fo:font-weight="normal" style:font-name-asian="Liberation Sans2" style:font-size-asian="18pt" style:font-style-asian="normal" style:font-weight-asian="normal" style:font-name-complex="Liberation Sans2" style:font-size-complex="18pt" style:font-style-complex="normal" style:font-weight-complex="normal"/>
    </style:style>
    <style:style style:name="T15" style:family="text">
      <style:text-properties style:font-name="Lato Semibold" fo:font-size="18pt" fo:language="en" fo:country="US"/>
    </style:style>
    <style:style style:name="T16" style:family="text">
      <style:text-properties fo:color="#009fdc" loext:opacity="100%" fo:font-size="14pt" fo:language="en" fo:country="US"/>
    </style:style>
    <style:style style:name="T17" style:family="text">
      <style:text-properties fo:color="#f4bd3e" loext:opacity="100%" fo:font-size="14pt" fo:language="en" fo:country="US"/>
    </style:style>
    <style:style style:name="T18" style:family="text">
      <style:text-properties fo:color="#9e9e9e" loext:opacity="100%" fo:font-size="12pt" style:font-size-asian="12pt" style:font-size-complex="12pt"/>
    </style:style>
    <style:style style:name="T19" style:family="text">
      <style:text-properties fo:color="#ce3f7a" loext:opacity="100%" style:font-name="TexMaths Symbols" fo:font-size="12pt" fo:font-style="normal" style:text-underline-style="none" fo:font-weight="normal" style:font-name-asian="TexMaths Symbols" style:font-size-asian="12pt" style:font-style-asian="normal" style:font-weight-asian="normal" style:font-name-complex="TexMaths Symbols" style:font-size-complex="12pt" style:font-style-complex="normal" style:font-weight-complex="normal"/>
    </style:style>
    <style:style style:name="T20" style:family="text">
      <style:text-properties fo:color="#ce3f7a" loext:opacity="100%" style:text-position="-8% 58%" style:font-name="TexMaths Symbols" fo:font-size="12pt" fo:font-style="normal" style:text-underline-style="none" fo:font-weight="normal" style:font-name-asian="TexMaths Symbols" style:font-size-asian="12pt" style:font-style-asian="normal" style:font-weight-asian="normal" style:font-name-complex="TexMaths Symbols" style:font-size-complex="12pt" style:font-style-complex="normal" style:font-weight-complex="normal"/>
    </style:style>
    <style:style style:name="T21" style:family="text">
      <style:text-properties fo:color="#ce3f7a" loext:opacity="100%" style:text-position="0% 100%" style:font-name="Liberation Sans2" fo:font-size="12pt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22" style:family="text">
      <style:text-properties fo:color="#ce3f7a" loext:opacity="100%" fo:font-size="14pt" fo:language="en" fo:country="US"/>
    </style:style>
    <style:style style:name="T23" style:family="text">
      <style:text-properties fo:font-size="18pt" fo:language="en" fo:country="US"/>
    </style:style>
    <style:style style:name="T24" style:family="text">
      <style:text-properties style:font-name="TexMaths Symbols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5" style:family="text">
      <style:text-properties style:font-name="Liberation Sans2" fo:font-style="normal" style:text-underline-style="none" fo:font-weight="normal" style:font-name-asian="Liberation Sans2" style:font-size-asian="18pt" style:font-style-asian="normal" style:font-weight-asian="normal" style:font-name-complex="Liberation Sans2" style:font-size-complex="18pt" style:font-style-complex="normal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3465a4" loext:opacity="100%" style:font-name="TexMaths BlackBoard1" fo:font-size="12pt" fo:font-style="normal" style:text-underline-style="none" fo:font-weight="normal" style:font-name-asian="TexMaths BlackBoard1" style:font-size-asian="12pt" style:font-style-asian="normal" style:font-weight-asian="normal" style:font-name-complex="TexMaths BlackBoard1" style:font-size-complex="12pt" style:font-style-complex="normal" style:font-weight-complex="normal"/>
    </style:style>
    <style:style style:name="T28" style:family="text">
      <style:text-properties style:font-name="Liberation Sans2" fo:font-size="12pt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29" style:family="text">
      <style:text-properties fo:color="#ce3f7a" loext:opacity="100%" style:font-name="TexMaths BlackBoard1" fo:font-size="12pt" fo:font-style="normal" style:text-underline-style="none" fo:font-weight="normal" style:font-name-asian="TexMaths BlackBoard1" style:font-size-asian="12pt" style:font-style-asian="normal" style:font-weight-asian="normal" style:font-name-complex="TexMaths BlackBoard1" style:font-size-complex="12pt" style:font-style-complex="normal" style:font-weight-complex="normal"/>
    </style:style>
    <style:style style:name="T30" style:family="text">
      <style:text-properties fo:color="#ce3f7a" loext:opacity="100%" fo:font-size="18pt" fo:language="en" fo:country="US" style:font-size-asian="18pt" style:font-size-complex="18pt"/>
    </style:style>
    <style:style style:name="T31" style:family="text">
      <style:text-properties fo:font-size="12pt"/>
    </style:style>
    <style:style style:name="T32" style:family="text">
      <style:text-properties style:font-name="Liberation Sans2" fo:font-size="12pt" fo:font-style="normal" style:text-underline-style="none" fo:font-weight="normal" style:font-name-asian="Liberation Sans2" style:font-size-asian="18pt" style:font-style-asian="normal" style:font-weight-asian="normal" style:font-name-complex="Liberation Sans2" style:font-size-complex="18pt" style:font-style-complex="normal" style:font-weight-complex="normal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ce3f7a" loext:opacity="100%" style:text-position="0% 100%" style:font-name="TexMaths Symbols" fo:font-size="12pt" fo:font-style="normal" style:text-underline-style="none" fo:font-weight="normal" style:font-name-asian="TexMaths Symbols" style:font-size-asian="12pt" style:font-style-asian="normal" style:font-weight-asian="normal" style:font-name-complex="TexMaths Symbols" style:font-size-complex="12pt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8pt"/>
    </style:style>
    <style:style style:name="T37" style:family="text">
      <style:text-properties style:font-name="Liberation Sans2" fo:font-size="18pt" fo:font-style="normal" style:text-underline-style="none" fo:font-weight="normal" style:font-name-asian="Liberation Sans2" style:font-size-asian="18pt" style:font-style-asian="normal" style:font-weight-asian="normal" style:font-name-complex="Liberation Sans2" style:font-size-complex="18pt" style:font-style-complex="normal" style:font-weight-complex="normal"/>
    </style:style>
    <style:style style:name="T38" style:family="text">
      <style:text-properties fo:color="#729fcf" loext:opacity="100%" fo:font-size="14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lain_5f_black" presentation:presentation-page-layout-name="AL1T0">
        <office:forms form:automatic-focus="false" form:apply-design-mode="false"/>
        <draw:frame draw:style-name="gr1" draw:text-style-name="P1" draw:layer="layout" svg:width="32cm" svg:height="2.156cm" svg:x="1cm" svg:y="4.628cm">
          <draw:text-box>
            <text:p><text:span text:style-name="T1">sto</text:span><text:span text:style-name="T1">ch</text:span><text:span text:style-name="T1">ast</text:span><text:span text:style-name="T1">ics </text:span><text:span text:style-name="T1">an</text:span><text:span text:style-name="T1">d </text:span><text:span text:style-name="T1">pro</text:span><text:span text:style-name="T1">ba</text:span><text:span text:style-name="T1">bili</text:span><text:span text:style-name="T1">ty</text:span></text:p>
          </draw:text-box>
        </draw:frame>
        <draw:frame draw:style-name="gr2" draw:text-style-name="P2" draw:layer="layout" svg:width="8cm" svg:height="1.381cm" svg:x="1cm" svg:y="6.784cm">
          <draw:text-box>
            <text:p><text:span text:style-name="T2">Lecture ...</text:span></text:p>
          </draw:text-box>
        </draw:frame>
        <draw:frame draw:style-name="gr3" draw:text-style-name="P3" draw:layer="layout" svg:width="13.5cm" svg:height="2.511cm" svg:x="1cm" svg:y="13.785cm">
          <draw:text-box>
            <text:p><text:span text:style-name="T3">D</text:span><text:span text:style-name="T3">r. </text:span><text:span text:style-name="T3">J</text:span><text:span text:style-name="T3">o</text:span><text:span text:style-name="T3">h</text:span><text:span text:style-name="T3">a</text:span><text:span text:style-name="T3">n</text:span><text:span text:style-name="T3">n</text:span><text:span text:style-name="T3">e</text:span><text:span text:style-name="T3">s </text:span><text:span text:style-name="T3">P</text:span><text:span text:style-name="T3">h</text:span><text:span text:style-name="T3">a</text:span><text:span text:style-name="T3">l</text:span><text:span text:style-name="T3">k</text:span><text:span text:style-name="T3">e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in_5f_black" presentation:presentation-page-layout-name="AL1T0">
        <office:forms form:automatic-focus="false" form:apply-design-mode="false"/>
        <draw:frame draw:style-name="gr5" draw:text-style-name="P6" draw:layer="layout" svg:width="3.393cm" svg:height="1.187cm" svg:x="24.279cm" svg:y="14.5cm">
          <draw:text-box>
            <text:p text:style-name="P5"><text:span text:style-name="T4"><text:page-number>&lt;number&gt;</text:page-number></text:span></text:p>
          </draw:text-box>
        </draw:frame>
        <draw:g draw:style-name="gr6" xml:id="id5" draw:id="id5">
          <svg:title>TexMaths</svg:title>
          <svg:desc>20§latex§\begin{equation*}
    \frac{\mathrm{d}X(t)}{\mathrm{d}t} = v_0(X(t),t) + v_1(X(t),t)\frac{\mathrm{d}W_1(t)}{\mathrm{d}t} + \ldots + v_n(X(t),t)\frac{\mathrm{d}W_n(t)}{\mathrm{d}t}
\end{equation*}§svg§600§FALSE§</svg:desc>
          <draw:path draw:style-name="gr7" draw:text-style-name="P7" draw:layer="layout" svg:width="20.519cm" svg:height="1.415cm" svg:x="3.806cm" svg:y="4.203cm" svg:viewBox="0 0 20520 1416" svg:d="M0 0c6840 0 13680 0 20520 0 0 472 0 944 0 1416-6840 0-13680 0-20520 0 0-472 0-944 0-1416z">
            <text:p/>
          </draw:path>
          <draw:path draw:style-name="gr8" draw:text-style-name="P8" draw:layer="layout" svg:width="20.591cm" svg:height="1.487cm" svg:x="3.77cm" svg:y="4.167cm" svg:viewBox="0 0 20592 1488" svg:d="M0 0c6864 0 13728 0 20592 0 0 496 0 992 0 1488-6864 0-13728 0-20592 0 0-496 0-992 0-1488z">
            <text:p/>
          </draw:path>
          <draw:path draw:style-name="gr7" draw:text-style-name="P7" draw:layer="layout" svg:width="0.345cm" svg:height="0.492cm" svg:x="3.794cm" svg:y="4.207cm" svg:viewBox="0 0 346 493" svg:d="M244 447c0 16 0 31 0 46 34-2 68-5 102-8 0-7 0-14 0-22-48 0-54-4-54-38 0-141 0-283 0-425-34 3-68 5-102 8 0 7 0 13 0 20 50 0 56 6 56 40 0 51 0 101 0 152-22-26-52-44-90-44-82 0-156 68-156 160 0 87 68 157 148 157 46 0 78-24 96-46zM244 260c0 48 0 96 0 143 0 12 0 14-8 26-22 34-54 48-84 48-32 0-56-18-74-44-18-30-20-69-20-97 0-26 2-68 22-100 14-22 42-44 80-44 24 0 54 10 76 42 8 12 8 12 8 26z">
            <text:p/>
          </draw:path>
          <draw:path draw:style-name="gr7" draw:text-style-name="P7" draw:layer="layout" svg:width="0.577cm" svg:height="0.476cm" svg:x="4.18cm" svg:y="4.215cm" svg:viewBox="0 0 578 477" svg:d="M322 190c-20-47-40-93-60-140-2-6-3-5-4-8 0-6 12-18 42-22 8 0 14 0 14-12 0-8-8-8-10-8-30 0-60 2-88 2-18 0-62-2-80-2-4 0-12 0-12 14 0 6 6 6 16 6 42 0 46 8 52 24 28 65 56 129 84 194-49 53-99 106-148 159-3 3-7 6-10 8-34 38-68 48-104 50-8 2-14 2-14 14 0 2 0 8 8 8 22 0 44-2 66-2 26 0 54 2 80 2 4 0 12 0 12-14 0-6-5-5-8-8-6 0-28-2-28-22 0-10 10-22 18-30 24-25 48-50 72-75 21-24 43-47 64-70 23 56 47 112 70 167 4 8 4 8 4 10 0 6-14 18-40 20-8 2-14 2-14 14 0 8 6 8 10 8 20 0 68-2 88-2 18 0 60 2 78 2 6 0 14 0 14-14 0-8-8-8-14-8-46 0-48-2-60-30-26-65-74-175-90-217 48-48 122-132 144-152 20-16 46-34 90-36 8 0 14 0 14-14-3-2 0-6-8-6-22 0-44 2-66 2-26 0-54-2-78-2-4 0-14 0-14 14 0 4 4 6 8 6 6 2 28 2 28 22 0 10-8 20-12 26-38 41-76 81-114 122z">
            <text:p/>
          </draw:path>
          <draw:path draw:style-name="gr7" draw:text-style-name="P7" draw:layer="layout" svg:width="0.161cm" svg:height="0.7cm" svg:x="4.868cm" svg:y="4.167cm" svg:viewBox="0 0 162 701" svg:d="M162 693c0-2 0-2-12-14-88-90-110-222-110-329 0-122 26-244 114-332 8-8 8-8 8-10 0-6-2-8-6-8-8 0-70 48-112 136-36 78-44 156-44 214 0 55 8 139 46 219 42 86 102 132 110 132 4 0 6-2 6-8z">
            <text:p/>
          </draw:path>
          <draw:path draw:style-name="gr7" draw:text-style-name="P7" draw:layer="layout" svg:width="0.215cm" svg:height="0.444cm" svg:x="5.088cm" svg:y="4.255cm" svg:viewBox="0 0 216 445" svg:d="M128 158c22 0 44 0 66 0 14 0 22 0 22-14 0-8-8-8-20-8-21 0-41 0-62 0 24-100 28-114 28-118 0-12-8-18-20-18-2 0-22 0-28 24-9 37-19 75-28 112-22 0-44 0-66 0-14 0-20 0-20 14 0 8 4 8 20 8 20 0 40 0 60 0-50 198-52 210-52 223 0 38 26 64 64 64 72 0 112-101 112-107 0-8-6-8-8-8-6 0-8 4-12 10-30 73-66 89-90 89-16 0-22-8-22-32 0-16 2-22 4-33 17-69 35-138 52-206z">
            <text:p/>
          </draw:path>
          <draw:path draw:style-name="gr7" draw:text-style-name="P7" draw:layer="layout" svg:width="0.161cm" svg:height="0.7cm" svg:x="5.366cm" svg:y="4.167cm" svg:viewBox="0 0 162 701" svg:d="M162 350c0-54-8-138-46-218-42-86-102-132-110-132-4 0-6 2-6 8 0 2 0 2 12 16 70 68 110 180 110 326 0 119-26 243-114 331-8 10-8 10-8 12 0 4 2 8 6 8 8 0 70-48 112-138 36-76 44-154 44-213z">
            <text:p/>
          </draw:path>
          <draw:path draw:style-name="gr7" draw:text-style-name="P7" draw:layer="layout" svg:width="1.827cm" svg:height="0.027cm" svg:x="3.77cm" svg:y="4.978cm" svg:viewBox="0 0 1828 28" svg:d="M0 0c609 0 1219 0 1828 0 0 9 0 19 0 28-609 0-1219 0-1828 0 0-9 0-19 0-28z">
            <text:p/>
          </draw:path>
          <draw:path draw:style-name="gr7" draw:text-style-name="P7" draw:layer="layout" svg:width="0.345cm" svg:height="0.492cm" svg:x="4.386cm" svg:y="5.162cm" svg:viewBox="0 0 346 493" svg:d="M244 447c0 16 0 31 0 46 34-2 68-5 102-8 0-7 0-14 0-22-48 0-54-4-54-38 0-141 0-283 0-425-34 3-68 5-102 8 0 7 0 13 0 20 50 0 56 6 56 40 0 51 0 101 0 152-22-26-52-44-90-44-82 0-156 68-156 160 0 87 68 157 148 157 46 0 78-24 96-46zM244 260c0 48 0 96 0 143 0 12 0 14-8 26-22 34-54 48-84 48-32 0-56-18-74-44-18-30-20-69-20-97 0-26 2-68 22-100 14-22 42-44 80-44 24 0 54 10 76 42 8 12 8 14 8 26z">
            <text:p/>
          </draw:path>
          <draw:path draw:style-name="gr7" draw:text-style-name="P7" draw:layer="layout" svg:width="0.215cm" svg:height="0.444cm" svg:x="4.768cm" svg:y="5.21cm" svg:viewBox="0 0 216 445" svg:d="M130 158c22 0 44 0 66 0 14 0 20 0 20-14 0-8-6-8-20-8-21 0-41 0-62 0 26-100 30-114 30-118 0-12-8-18-20-18-2 0-22 0-28 24-9 37-19 75-28 112-22 0-44 0-66 0-14 0-22 0-22 14 0 8 6 8 20 8 21 0 41 0 62 0-50 198-54 210-54 223 0 38 28 64 66 64 72 0 112-101 112-107 0-8-6-8-10-8-6 0-6 4-10 10-30 73-68 89-92 89-14 0-20-8-20-32 0-16 0-22 4-33 17-69 35-138 52-206z">
            <text:p/>
          </draw:path>
          <draw:path draw:style-name="gr7" draw:text-style-name="P7" draw:layer="layout" svg:width="0.465cm" svg:height="0.163cm" svg:x="5.918cm" svg:y="4.9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7" draw:text-style-name="P7" draw:layer="layout" svg:width="0.307cm" svg:height="0.317cm" svg:x="6.64cm" svg:y="4.856cm" svg:viewBox="0 0 308 318" svg:d="M308 50c0-38-18-50-30-50-18 0-34 20-34 34 0 10 2 14 10 22 16 14 24 32 24 58 0 28-42 190-124 190-36 0-52-26-52-62 0-40 18-90 40-148 6-12 8-22 8-36 0-32-22-58-58-58-66 0-92 102-92 108 0 8 5 5 8 8 8 0 8-2 12-12 20-72 50-88 70-88 6 0 18 0 18 22 0 18-6 38-12 50-30 82-40 114-40 144 0 76 62 86 94 86 118 0 158-232 158-268z">
            <text:p/>
          </draw:path>
          <draw:path draw:style-name="gr7" draw:text-style-name="P7" draw:layer="layout" svg:width="0.227cm" svg:height="0.335cm" svg:x="6.986cm" svg:y="4.946cm" svg:viewBox="0 0 228 336" svg:d="M228 170c0-54-6-94-28-128-16-22-46-42-86-42-114 0-114 135-114 170s0 166 114 166 114-132 114-166zM114 322c-22 0-52-12-62-54-8-28-8-68-8-104s0-74 8-102c10-38 42-48 62-48 26 0 52 16 62 44 8 28 8 62 8 106 0 36 0 72-6 102-10 46-44 56-64 56z">
            <text:p/>
          </draw:path>
          <draw:path draw:style-name="gr7" draw:text-style-name="P7" draw:layer="layout" svg:width="0.161cm" svg:height="0.7cm" svg:x="7.346cm" svg:y="4.64cm" svg:viewBox="0 0 162 701" svg:d="M162 695c0-2 0-4-12-16-88-88-110-222-110-327 0-122 26-244 114-332 8-8 8-10 8-12 0-6-2-8-6-8-8 0-70 48-112 138-36 76-44 154-44 214 0 53 8 139 46 217 42 86 102 132 110 132 4 0 6-2 6-6z">
            <text:p/>
          </draw:path>
          <draw:path draw:style-name="gr7" draw:text-style-name="P7" draw:layer="layout" svg:width="0.579cm" svg:height="0.476cm" svg:x="7.568cm" svg:y="4.688cm" svg:viewBox="0 0 580 477" svg:d="M322 190c-20-47-40-93-60-140-2-4-1-5-2-8 0-4 12-18 40-20 8-2 14-2 14-14 0-8-8-8-10-8-28 0-58 2-88 2-18 0-62-2-78-2-6 0-14 0-14 14 0 8 8 8 16 8 42 0 46 6 54 22 27 65 55 130 82 196-49 52-99 105-148 157-3 3-7 6-10 8-34 38-66 50-102 52-10 0-16 0-16 14 3 2 0 6 10 6 20 0 44-2 66-2 26 0 52 2 78 2 4 0 12 0 12-14 0-6-6-6-8-6-6-2-28-2-28-22 0-12 10-22 18-32 24-25 48-50 72-75 21-23 43-46 64-68 23 56 47 112 70 167 4 6 3 6 4 8 0 6-12 18-40 22-8 0-14 0-14 12 0 8 8 8 10 8 20 0 70-2 88-2s62 2 78 2c6 0 14 0 14-12 0-8-6-8-12-8-48-2-50-4-62-32-26-63-74-173-90-215 48-50 122-134 144-152 20-18 48-34 90-36 8-2 16-2 16-14 0-2 0-8-10-8-22 0-44 2-66 2-26 0-52-2-78-2-4 0-14 0-14 14 0 4 4 6 8 8 8 0 30 2 30 22 0 10-8 18-14 24-38 41-76 81-114 122z">
            <text:p/>
          </draw:path>
          <draw:path draw:style-name="gr7" draw:text-style-name="P7" draw:layer="layout" svg:width="0.163cm" svg:height="0.7cm" svg:x="8.256cm" svg:y="4.64cm" svg:viewBox="0 0 164 701" svg:d="M164 695c0-2 0-4-12-16-88-88-112-222-112-327 0-122 28-244 114-332 10-8 10-10 10-12 0-6-4-8-8-8-6 0-70 48-112 138-36 76-44 154-44 214 0 53 8 139 46 217 42 86 104 132 110 132 4 0 8-2 8-6z">
            <text:p/>
          </draw:path>
          <draw:path draw:style-name="gr7" draw:text-style-name="P7" draw:layer="layout" svg:width="0.215cm" svg:height="0.444cm" svg:x="8.476cm" svg:y="4.728cm" svg:viewBox="0 0 216 445" svg:d="M128 158c22 0 44 0 66 0 14 0 22 0 22-14 0-8-8-8-20-8-21 0-41 0-62 0 26-100 28-114 28-118 0-12-8-18-20-18-2 0-22 0-28 24-9 37-17 75-26 112-22 0-44 0-66 0-16 0-22 0-22 14 0 8 6 8 20 8 21 0 41 0 62 0-52 200-54 212-54 223 0 38 26 64 64 64 72 0 112-101 112-107s-6-6-8-6c-6 0-8 2-10 10-30 71-68 89-92 89-14 0-22-10-22-34 0-16 2-20 4-31 17-70 35-139 52-208z">
            <text:p/>
          </draw:path>
          <draw:path draw:style-name="gr7" draw:text-style-name="P7" draw:layer="layout" svg:width="0.161cm" svg:height="0.7cm" svg:x="8.754cm" svg:y="4.64cm" svg:viewBox="0 0 162 701" svg:d="M162 352c0-56-8-140-46-220-42-86-102-132-110-132-4 0-6 4-6 8 0 2 0 4 12 16 70 70 110 180 110 328 0 119-26 243-114 331-8 8-8 10-8 12 0 4 2 6 6 6 8 0 70-48 112-136 36-78 44-156 44-213z">
            <text:p/>
          </draw:path>
          <draw:path draw:style-name="gr7" draw:text-style-name="P7" draw:layer="layout" svg:width="0.081cm" svg:height="0.209cm" svg:x="9.047cm" svg:y="5.092cm" svg:viewBox="0 0 82 210" svg:d="M82 74c0-46-18-74-46-74-22 0-36 18-36 38 0 18 14 36 36 36 8 0 18-2 26-8 2-2 1-1 2-2 2 0 2 0 2 10 0 52-24 94-48 118-8 8-8 8-8 10 0 6 4 8 8 8 8 0 64-54 64-136z">
            <text:p/>
          </draw:path>
          <draw:path draw:style-name="gr7" draw:text-style-name="P7" draw:layer="layout" svg:width="0.215cm" svg:height="0.444cm" svg:x="9.315cm" svg:y="4.728cm" svg:viewBox="0 0 216 445" svg:d="M128 158c22 0 44 0 66 0 14 0 22 0 22-14 0-8-8-8-20-8-21 0-41 0-62 0 24-100 28-114 28-118 0-12-8-18-20-18-2 0-22 0-28 24-9 37-19 75-28 112-22 0-44 0-66 0-14 0-20 0-20 14 0 8 6 8 20 8 20 0 40 0 60 0-50 200-52 212-52 223 0 38 26 64 64 64 72 0 112-101 112-107s-6-6-8-6c-6 0-8 2-12 10-30 71-66 89-90 89-16 0-22-10-22-34 0-16 2-20 4-31 17-70 35-139 52-208z">
            <text:p/>
          </draw:path>
          <draw:path draw:style-name="gr7" draw:text-style-name="P7" draw:layer="layout" svg:width="0.161cm" svg:height="0.7cm" svg:x="9.593cm" svg:y="4.64cm" svg:viewBox="0 0 162 701" svg:d="M162 352c0-56-8-140-46-220-42-86-102-132-110-132-4 0-6 4-6 8 0 2 0 4 12 16 70 70 110 180 110 328 0 119-26 243-114 331-8 8-8 10-8 12 0 4 2 6 6 6 8 0 70-48 112-136 36-78 44-156 44-213z">
            <text:p/>
          </draw:path>
          <draw:path draw:style-name="gr7" draw:text-style-name="P7" draw:layer="layout" svg:width="0.467cm" svg:height="0.466cm" svg:x="10.021cm" svg:y="4.758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7" draw:text-style-name="P7" draw:layer="layout" svg:width="0.307cm" svg:height="0.317cm" svg:x="10.705cm" svg:y="4.856cm" svg:viewBox="0 0 308 318" svg:d="M308 50c0-38-18-50-30-50-18 0-36 20-36 34 0 10 4 14 12 22 14 14 24 32 24 58 0 28-42 190-126 190-34 0-52-26-52-62 0-40 20-90 42-148 4-12 8-22 8-36 0-32-22-58-58-58-66 0-92 102-92 108 0 8 6 8 8 8 8 0 8-2 12-12 20-72 50-88 70-88 6 0 18 0 18 22 0 18-8 38-12 50-30 82-40 114-40 144 0 76 62 86 94 86 118 0 158-232 158-268z">
            <text:p/>
          </draw:path>
          <draw:path draw:style-name="gr7" draw:text-style-name="P7" draw:layer="layout" svg:width="0.177cm" svg:height="0.325cm" svg:x="11.079cm" svg:y="4.946cm" svg:viewBox="0 0 178 326" svg:d="M110 14c0-14 0-14-14-14-32 32-76 32-96 32 0 6 0 12 0 18 12 0 44 0 70-14 0 83 0 166 0 250 0 16 0 22-48 22-6 0-12 0-18 0 0 6 0 12 0 18 8 0 68-2 86-2 16 0 78 2 88 2 0-6 0-12 0-18-6 0-12 0-18 0-50 0-50-6-50-22 0-91 0-181 0-272z">
            <text:p/>
          </draw:path>
          <draw:path draw:style-name="gr7" draw:text-style-name="P7" draw:layer="layout" svg:width="0.163cm" svg:height="0.7cm" svg:x="11.409cm" svg:y="4.64cm" svg:viewBox="0 0 164 701" svg:d="M164 695c0-2 0-4-12-16-88-88-110-222-110-327 0-122 26-244 112-332 10-8 10-10 10-12 0-6-2-8-8-8s-70 48-110 138c-36 76-46 154-46 214 0 53 8 139 48 217 42 86 102 132 108 132s8-2 8-6z">
            <text:p/>
          </draw:path>
          <draw:path draw:style-name="gr7" draw:text-style-name="P7" draw:layer="layout" svg:width="0.577cm" svg:height="0.476cm" svg:x="11.633cm" svg:y="4.688cm" svg:viewBox="0 0 578 477" svg:d="M322 190c-20-47-40-93-60-140-2-4-3-5-4-8 0-4 12-18 42-20 8-2 14-2 14-14 0-8-8-8-10-8-28 0-60 2-88 2-18 0-62-2-80-2-4 0-12 0-12 14 0 8 8 8 16 8 42 0 46 6 52 22 28 65 56 130 84 196-49 52-99 105-148 157-3 3-7 6-10 8-34 38-68 50-102 52-10 0-16 0-16 14 3 2 0 6 8 6 22 0 46-2 66-2 26 0 54 2 80 2 4 0 12 0 12-14 0-6-6-6-8-6-6-2-28-2-28-22 0-12 10-22 18-32 24-25 48-50 72-75 21-23 43-46 64-68 23 56 47 112 70 167 4 6 3 6 4 8 0 6-14 18-40 22-8 0-14 0-14 12 0 8 6 8 10 8 20 0 68-2 88-2 18 0 60 2 78 2 6 0 14 0 14-12 0-8-8-8-12-8-48-2-50-4-62-32-26-63-74-173-90-215 48-50 122-134 144-152 20-18 48-34 90-36 8-2 14-2 14-14 0-2 0-8-8-8-22 0-44 2-66 2-26 0-54-2-78-2-4 0-14 0-14 14 0 4 4 6 8 8 6 0 28 2 28 22 0 10-8 18-12 24-38 41-76 81-114 122z">
            <text:p/>
          </draw:path>
          <draw:path draw:style-name="gr7" draw:text-style-name="P7" draw:layer="layout" svg:width="0.161cm" svg:height="0.7cm" svg:x="12.321cm" svg:y="4.64cm" svg:viewBox="0 0 162 701" svg:d="M162 695c0-2 0-4-12-16-88-88-110-222-110-327 0-122 28-244 114-332 8-8 8-10 8-12 0-6-2-8-6-8-8 0-70 48-112 138-36 76-44 154-44 214 0 53 8 139 46 217 42 86 102 132 110 132 4 0 6-2 6-6z">
            <text:p/>
          </draw:path>
          <draw:path draw:style-name="gr7" draw:text-style-name="P7" draw:layer="layout" svg:width="0.215cm" svg:height="0.444cm" svg:x="12.541cm" svg:y="4.728cm" svg:viewBox="0 0 216 445" svg:d="M128 158c22 0 44 0 66 0 14 0 22 0 22-14 0-8-8-8-20-8-21 0-41 0-62 0 26-100 28-114 28-118 0-12-8-18-20-18-2 0-22 0-28 24-9 37-19 75-28 112-22 0-44 0-66 0-14 0-20 0-20 14 0 8 6 8 20 8 21 0 41 0 62 0-52 200-54 212-54 223 0 38 26 64 64 64 72 0 112-101 112-107s-6-6-8-6c-6 0-8 2-10 10-32 71-68 89-92 89-16 0-22-10-22-34 0-16 2-20 4-31 17-70 35-139 52-208z">
            <text:p/>
          </draw:path>
          <draw:path draw:style-name="gr7" draw:text-style-name="P7" draw:layer="layout" svg:width="0.161cm" svg:height="0.7cm" svg:x="12.819cm" svg:y="4.64cm" svg:viewBox="0 0 162 701" svg:d="M162 352c0-56-8-140-46-220-42-86-102-132-110-132-4 0-6 4-6 8 0 2 0 4 12 16 70 70 110 180 110 328 0 119-26 243-114 331-8 8-8 10-8 12 0 4 2 6 6 6 8 0 70-48 112-136 36-78 44-156 44-213z">
            <text:p/>
          </draw:path>
          <draw:path draw:style-name="gr7" draw:text-style-name="P7" draw:layer="layout" svg:width="0.083cm" svg:height="0.209cm" svg:x="13.111cm" svg:y="5.092cm" svg:viewBox="0 0 84 210" svg:d="M84 74c0-46-18-74-46-74-24 0-38 18-38 38 0 18 14 36 38 36 8 0 18-2 24-8 2-2 3-1 4-2 1 3 2 0 2 10 0 52-24 94-48 118-8 8-8 8-8 10 0 6 4 8 8 8 6 0 64-54 64-136z">
            <text:p/>
          </draw:path>
          <draw:path draw:style-name="gr7" draw:text-style-name="P7" draw:layer="layout" svg:width="0.213cm" svg:height="0.444cm" svg:x="13.381cm" svg:y="4.728cm" svg:viewBox="0 0 214 445" svg:d="M128 158c22 0 44 0 66 0 14 0 20 0 20-14 0-8-6-8-18-8-21 0-41 0-62 0 24-100 28-114 28-118 0-12-8-18-20-18-2 0-22 0-28 24-9 37-19 75-28 112-22 0-44 0-66 0-14 0-20 0-20 14 0 8 4 8 18 8 21 0 41 0 62 0-50 200-52 212-52 223 0 38 26 64 64 64 72 0 112-101 112-107s-6-6-8-6c-8 0-8 2-12 10-30 71-66 89-90 89-16 0-22-10-22-34 0-16 0-20 4-31 17-70 35-139 52-208z">
            <text:p/>
          </draw:path>
          <draw:path draw:style-name="gr7" draw:text-style-name="P7" draw:layer="layout" svg:width="0.163cm" svg:height="0.7cm" svg:x="13.657cm" svg:y="4.64cm" svg:viewBox="0 0 164 701" svg:d="M164 352c0-56-8-140-46-220-42-86-104-132-110-132-4 0-8 4-8 8 0 2 0 4 14 16 68 70 108 180 108 328 0 119-26 243-112 331-10 8-10 10-10 12 0 4 4 6 8 6 6 0 70-48 112-136 36-78 44-156 44-213z">
            <text:p/>
          </draw:path>
          <draw:path draw:style-name="gr7" draw:text-style-name="P7" draw:layer="layout" svg:width="0.345cm" svg:height="0.492cm" svg:x="13.999cm" svg:y="4.207cm" svg:viewBox="0 0 346 493" svg:d="M244 447c0 16 0 31 0 46 34-2 68-5 102-8 0-7 0-14 0-22-48 0-54-4-54-38 0-141 0-283 0-425-34 3-68 5-102 8 0 7 0 13 0 20 50 0 56 6 56 40 0 51 0 101 0 152-20-26-52-44-90-44-82 0-156 68-156 160 0 87 70 157 150 157 44 0 76-24 94-46zM244 260c0 48 0 96 0 143 0 12 0 14-8 26-22 34-54 48-84 48s-56-18-74-44c-18-30-20-69-20-97 0-26 2-68 22-100 16-22 42-44 80-44 24 0 54 10 76 42 8 12 8 12 8 26z">
            <text:p/>
          </draw:path>
          <draw:path draw:style-name="gr7" draw:text-style-name="P7" draw:layer="layout" svg:width="0.697cm" svg:height="0.492cm" svg:x="14.405cm" svg:y="4.215cm" svg:viewBox="0 0 698 493" svg:d="M606 80c16-30 34-56 78-60 6 0 14 0 14-14 0-2-4-6-10-6-16 0-36 2-54 2-24 0-50-2-72-2-4 0-14 0-14 12 0 8 6 8 10 8 18 2 42 8 42 28 0 8-4 14-8 24-63 110-127 220-190 329-9-115-17-231-26-347-2-14-2-32 48-34 12 0 20 0 20-14 0-6-8-6-10-6-30 0-58 2-86 2-16 0-58-2-74-2-4 0-14 0-14 14 0 6 8 6 18 6 30 0 34 4 36 18 1 18 3 36 4 54-59 103-119 206-178 309-9-118-17-237-26-355 0-8 0-24 54-26 6 0 14 0 14-14 0-6-8-6-10-6-28 0-58 2-86 2-24 0-50-2-74-2-4 0-12 0-12 12 0 8 6 8 16 8 36 0 36 8 38 26 11 143 21 286 32 429 0 12 2 18 12 18 8 0 10-4 16-16 69-118 137-237 206-355 9 118 17 236 26 353 2 14 4 18 12 18s14-8 16-14c77-133 155-266 232-399z">
            <text:p/>
          </draw:path>
          <draw:path draw:style-name="gr7" draw:text-style-name="P7" draw:layer="layout" svg:width="0.179cm" svg:height="0.325cm" svg:x="15.083cm" svg:y="4.473cm" svg:viewBox="0 0 180 326" svg:d="M112 14c0-14-2-14-16-14-30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7" draw:text-style-name="P7" draw:layer="layout" svg:width="0.161cm" svg:height="0.7cm" svg:x="15.415cm" svg:y="4.167cm" svg:viewBox="0 0 162 701" svg:d="M162 693c0-2 0-2-12-14-88-90-110-222-110-329 0-122 26-244 114-332 8-8 8-8 8-10 0-6-2-8-6-8-8 0-70 48-112 136-36 78-44 156-44 214 0 55 8 139 46 219 42 86 102 132 110 132 4 0 6-2 6-8z">
            <text:p/>
          </draw:path>
          <draw:path draw:style-name="gr7" draw:text-style-name="P7" draw:layer="layout" svg:width="0.215cm" svg:height="0.444cm" svg:x="15.635cm" svg:y="4.255cm" svg:viewBox="0 0 216 445" svg:d="M128 158c22 0 44 0 66 0 14 0 22 0 22-14 0-8-8-8-20-8-21 0-41 0-62 0 24-100 28-114 28-118 0-12-8-18-20-18-2 0-22 0-28 24-9 37-19 75-28 112-22 0-44 0-66 0-14 0-20 0-20 14 0 8 4 8 18 8 21 0 41 0 62 0-50 198-52 210-52 223 0 38 26 64 64 64 72 0 112-101 112-107 0-8-6-8-8-8-6 0-8 4-12 10-30 73-66 89-90 89-16 0-22-8-22-32 0-16 2-22 4-33 17-69 35-138 52-206z">
            <text:p/>
          </draw:path>
          <draw:path draw:style-name="gr7" draw:text-style-name="P7" draw:layer="layout" svg:width="0.161cm" svg:height="0.7cm" svg:x="15.913cm" svg:y="4.167cm" svg:viewBox="0 0 162 701" svg:d="M162 350c0-54-8-138-46-218-42-86-102-132-110-132-4 0-6 2-6 8 0 2 0 2 12 16 70 68 110 180 110 326 0 119-26 243-114 331-8 10-8 10-8 12 0 4 2 8 6 8 8 0 70-48 112-138 36-76 44-154 44-213z">
            <text:p/>
          </draw:path>
          <draw:path draw:style-name="gr7" draw:text-style-name="P7" draw:layer="layout" svg:width="2.169cm" svg:height="0.027cm" svg:x="13.975cm" svg:y="4.978cm" svg:viewBox="0 0 2170 28" svg:d="M0 0c723 0 1447 0 2170 0 0 9 0 19 0 28-723 0-1447 0-2170 0 0-9 0-19 0-28z">
            <text:p/>
          </draw:path>
          <draw:path draw:style-name="gr7" draw:text-style-name="P7" draw:layer="layout" svg:width="0.345cm" svg:height="0.492cm" svg:x="14.763cm" svg:y="5.162cm" svg:viewBox="0 0 346 493" svg:d="M242 447c0 16 0 31 0 46 35-2 69-5 104-8 0-7 0-14 0-22-50 0-56-4-56-38 0-141 0-283 0-425-33 3-67 5-100 8 0 7 0 13 0 20 48 0 54 6 54 40 0 51 0 101 0 152-20-26-50-44-88-44-84 0-156 68-156 160 0 87 68 157 148 157 46 0 76-24 94-46zM242 260c0 48 0 96 0 143 0 12 0 14-8 26-20 34-52 48-82 48-32 0-58-18-74-44-18-30-20-69-20-97 0-26 0-68 22-100 14-22 40-44 78-44 26 0 54 10 76 42 8 12 8 14 8 26z">
            <text:p/>
          </draw:path>
          <draw:path draw:style-name="gr7" draw:text-style-name="P7" draw:layer="layout" svg:width="0.215cm" svg:height="0.444cm" svg:x="15.145cm" svg:y="5.21cm" svg:viewBox="0 0 216 445" svg:d="M128 158c22 0 44 0 66 0 14 0 22 0 22-14 0-8-8-8-20-8-21 0-41 0-62 0 26-100 28-114 28-118 0-12-8-18-20-18-2 0-22 0-28 24-9 37-19 75-28 112-22 0-44 0-66 0-14 0-20 0-20 14 0 8 6 8 20 8 21 0 41 0 62 0-52 198-54 210-54 223 0 38 26 64 64 64 72 0 112-101 112-107 0-8-6-8-8-8-6 0-8 4-10 10-30 73-68 89-92 89-14 0-22-8-22-32 0-16 2-22 4-33 17-69 35-138 52-206z">
            <text:p/>
          </draw:path>
          <draw:path draw:style-name="gr7" draw:text-style-name="P7" draw:layer="layout" svg:width="0.467cm" svg:height="0.466cm" svg:x="16.425cm" svg:y="4.758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7" draw:text-style-name="P7" draw:layer="layout" svg:width="0.073cm" svg:height="0.073cm" svg:x="17.149cm" svg:y="5.092cm" svg:viewBox="0 0 74 74" svg:d="M74 38c0-20-15-38-36-38s-38 18-38 38 17 36 38 36 36-16 36-36z">
            <text:p/>
          </draw:path>
          <draw:path draw:style-name="gr7" draw:text-style-name="P7" draw:layer="layout" svg:width="0.073cm" svg:height="0.073cm" svg:x="17.461cm" svg:y="5.092cm" svg:viewBox="0 0 74 74" svg:d="M74 38c0-20-16-38-36-38s-38 18-38 38 18 36 38 36 36-16 36-36z">
            <text:p/>
          </draw:path>
          <draw:path draw:style-name="gr7" draw:text-style-name="P7" draw:layer="layout" svg:width="0.075cm" svg:height="0.073cm" svg:x="17.773cm" svg:y="5.092cm" svg:viewBox="0 0 76 74" svg:d="M76 38c0-20-18-38-38-38s-38 18-38 38 18 36 38 36 38-16 38-36z">
            <text:p/>
          </draw:path>
          <draw:path draw:style-name="gr7" draw:text-style-name="P7" draw:layer="layout" svg:width="0.465cm" svg:height="0.466cm" svg:x="18.105cm" svg:y="4.758cm" svg:viewBox="0 0 466 467" svg:d="M248 248c65 0 131 0 196 0 10 0 22 0 22-14s-12-14-22-14c-65 0-131 0-196 0 0-66 0-131 0-196 0-10 0-24-14-24s-14 14-14 24c0 65 0 130 0 196-66 0-132 0-198 0-10 0-22 0-22 14s12 14 22 14c66 0 132 0 198 0 0 65 0 130 0 195 0 10 0 24 14 24s14-14 14-24c0-65 0-130 0-195z">
            <text:p/>
          </draw:path>
          <draw:path draw:style-name="gr7" draw:text-style-name="P7" draw:layer="layout" svg:width="0.309cm" svg:height="0.317cm" svg:x="18.787cm" svg:y="4.856cm" svg:viewBox="0 0 310 318" svg:d="M310 50c0-38-18-50-32-50-18 0-34 20-34 34 0 10 4 14 12 22 14 14 24 32 24 58 0 28-44 190-126 190-36 0-52-26-52-62 0-40 20-90 40-148 6-12 10-22 10-36 0-32-24-58-58-58-66 0-94 102-94 108 0 8 8 8 10 8 6 0 8-2 10-12 20-72 52-88 72-88 6 0 18 0 18 22 0 18-8 38-12 50-32 82-40 114-40 144 0 76 60 86 94 86 118 0 158-232 158-268z">
            <text:p/>
          </draw:path>
          <draw:path draw:style-name="gr7" draw:text-style-name="P7" draw:layer="layout" svg:width="0.299cm" svg:height="0.221cm" svg:x="19.131cm" svg:y="5.056cm" svg:viewBox="0 0 300 222" svg:d="M38 186c-2 6-6 18-6 20 0 10 10 16 18 16s16-8 18-12 6-20 10-30c2-10 6-32 10-44 2-12 6-22 8-34 6-20 6-24 20-44s38-44 74-44c30 0 30 24 30 34 0 30-22 84-30 104-4 14-6 18-6 26 0 26 20 44 46 44 50 0 70-68 70-76 0-6-4-4-6-6-8 0-8 2-10 8-12 40-32 60-52 60-10 0-12-8-12-18 0-12 2-18 10-40 6-14 26-66 26-94 0-48-38-56-64-56-40 0-68 24-82 44-4-34-32-44-54-44-20 0-32 14-38 26-10 18-18 46-18 48 0 8 5 5 8 8 8 0 8-2 12-16 6-28 16-52 36-52 12 0 16 10 16 24 0 8-4 26-8 40s-8 34-12 44c-5 21-9 42-14 64z">
            <text:p/>
          </draw:path>
          <draw:path draw:style-name="gr7" draw:text-style-name="P7" draw:layer="layout" svg:width="0.161cm" svg:height="0.7cm" svg:x="19.56cm" svg:y="4.64cm" svg:viewBox="0 0 162 701" svg:d="M162 695c0-2 0-4-12-16-88-88-110-222-110-327 0-122 26-244 114-332 8-8 8-10 8-12 0-6-2-8-6-8-8 0-70 48-112 138-36 76-44 154-44 214 0 53 8 139 46 217 42 86 102 132 110 132 4 0 6-2 6-6z">
            <text:p/>
          </draw:path>
          <draw:path draw:style-name="gr7" draw:text-style-name="P7" draw:layer="layout" svg:width="0.579cm" svg:height="0.476cm" svg:x="19.782cm" svg:y="4.688cm" svg:viewBox="0 0 580 477" svg:d="M322 190c-20-47-40-93-60-140-2-4-1-5-2-8 0-4 12-18 40-20 8-2 14-2 14-14 0-8-8-8-10-8-28 0-58 2-88 2-18 0-62-2-78-2-6 0-14 0-14 14 0 8 8 8 16 8 42 0 48 6 54 22 27 65 55 130 82 196-49 52-99 105-148 157-3 3-7 6-10 8-34 38-66 50-102 52-10 0-16 0-16 14 3 2 0 6 10 6 20 0 44-2 66-2 26 0 52 2 78 2 4 0 12 0 12-14 0-6-6-6-8-6-6-2-28-2-28-22 0-12 10-22 20-32 23-25 47-50 70-75 21-23 43-46 64-68 23 56 47 112 70 167 4 6 3 6 4 8 0 6-12 18-40 22-8 0-14 0-14 12 0 8 8 8 10 8 20 0 70-2 88-2s62 2 78 2c6 0 14 0 14-12 0-8-6-8-12-8-48-2-48-4-60-32-28-63-76-173-92-215 48-50 122-134 144-152 20-18 48-34 90-36 8-2 16-2 16-14 0-2 0-8-10-8-22 0-44 2-66 2-26 0-52-2-78-2-4 0-14 0-14 14 0 4 4 6 10 8 6 0 28 2 28 22 0 10-8 18-14 24-38 41-76 81-114 122z">
            <text:p/>
          </draw:path>
          <draw:path draw:style-name="gr7" draw:text-style-name="P7" draw:layer="layout" svg:width="0.163cm" svg:height="0.7cm" svg:x="20.47cm" svg:y="4.64cm" svg:viewBox="0 0 164 701" svg:d="M164 695c0-2 0-4-12-16-88-88-112-222-112-327 0-122 28-244 114-332 10-8 10-10 10-12 0-6-4-8-8-8-6 0-70 48-112 138-36 76-44 154-44 214 0 53 8 139 46 217 42 86 104 132 110 132 4 0 8-2 8-6z">
            <text:p/>
          </draw:path>
          <draw:path draw:style-name="gr7" draw:text-style-name="P7" draw:layer="layout" svg:width="0.215cm" svg:height="0.444cm" svg:x="20.69cm" svg:y="4.728cm" svg:viewBox="0 0 216 445" svg:d="M128 158c22 0 44 0 66 0 14 0 22 0 22-14 0-8-8-8-20-8-21 0-41 0-62 0 26-100 30-114 30-118 0-12-10-18-22-18-2 0-22 0-28 24-9 37-17 75-26 112-22 0-44 0-66 0-14 0-22 0-22 14 0 8 6 8 20 8 21 0 41 0 62 0-52 200-54 212-54 223 0 38 26 64 64 64 72 0 112-101 112-107s-6-6-8-6c-6 0-6 2-10 10-30 71-68 89-92 89-14 0-22-10-22-34 0-16 2-20 4-31 17-70 35-139 52-208z">
            <text:p/>
          </draw:path>
          <draw:path draw:style-name="gr7" draw:text-style-name="P7" draw:layer="layout" svg:width="0.161cm" svg:height="0.7cm" svg:x="20.968cm" svg:y="4.64cm" svg:viewBox="0 0 162 701" svg:d="M162 352c0-56-6-140-46-220-42-86-102-132-110-132-4 0-6 4-6 8 0 2 0 4 14 16 68 70 108 180 108 328 0 119-26 243-114 331-8 8-8 10-8 12 0 4 2 6 6 6 8 0 72-48 112-136 36-78 44-156 44-213z">
            <text:p/>
          </draw:path>
          <draw:path draw:style-name="gr7" draw:text-style-name="P7" draw:layer="layout" svg:width="0.081cm" svg:height="0.209cm" svg:x="21.262cm" svg:y="5.092cm" svg:viewBox="0 0 82 210" svg:d="M82 74c0-46-18-74-46-74-22 0-36 18-36 38 0 18 14 36 36 36 10 0 18-2 26-8 2-2 1-1 2-2 2 0 2 0 2 10 0 52-24 94-48 118-8 8-8 8-8 10 0 6 4 8 8 8 8 0 64-54 64-136z">
            <text:p/>
          </draw:path>
          <draw:path draw:style-name="gr7" draw:text-style-name="P7" draw:layer="layout" svg:width="0.215cm" svg:height="0.444cm" svg:x="21.53cm" svg:y="4.728cm" svg:viewBox="0 0 216 445" svg:d="M128 158c22 0 44 0 66 0 14 0 22 0 22-14 0-8-8-8-20-8-21 0-41 0-62 0 26-100 28-114 28-118 0-12-8-18-20-18-2 0-22 0-28 24-9 37-19 75-28 112-22 0-44 0-66 0-14 0-20 0-20 14 0 8 6 8 20 8 21 0 41 0 62 0-52 200-54 212-54 223 0 38 26 64 64 64 72 0 112-101 112-107s-6-6-8-6c-6 0-8 2-10 10-32 71-68 89-92 89-16 0-22-10-22-34 0-16 2-20 4-31 17-70 35-139 52-208z">
            <text:p/>
          </draw:path>
          <draw:path draw:style-name="gr7" draw:text-style-name="P7" draw:layer="layout" svg:width="0.161cm" svg:height="0.7cm" svg:x="21.808cm" svg:y="4.64cm" svg:viewBox="0 0 162 701" svg:d="M162 352c0-56-8-140-46-220-42-86-102-132-110-132-4 0-6 4-6 8 0 2 0 4 12 16 70 70 110 180 110 328 0 119-26 243-114 331-8 8-8 10-8 12 0 4 2 6 6 6 8 0 70-48 112-136 36-78 44-156 44-213z">
            <text:p/>
          </draw:path>
          <draw:path draw:style-name="gr7" draw:text-style-name="P7" draw:layer="layout" svg:width="0.347cm" svg:height="0.492cm" svg:x="22.148cm" svg:y="4.207cm" svg:viewBox="0 0 348 493" svg:d="M244 447c0 16 0 31 0 46 35-2 69-5 104-8 0-7 0-14 0-22-50 0-56-4-56-38 0-141 0-283 0-425-33 3-67 5-100 8 0 7 0 13 0 20 48 0 54 6 54 40 0 51 0 101 0 152-20-26-50-44-88-44-84 0-158 68-158 160 0 87 70 157 150 157 44 0 76-24 94-46zM244 260c0 48 0 96 0 143 0 12 0 14-8 26-20 34-52 48-82 48-32 0-58-18-74-44-18-30-22-69-22-97 0-26 2-68 22-100 16-22 42-44 80-44 24 0 54 10 76 42 8 12 8 12 8 26z">
            <text:p/>
          </draw:path>
          <draw:path draw:style-name="gr7" draw:text-style-name="P7" draw:layer="layout" svg:width="0.697cm" svg:height="0.492cm" svg:x="22.554cm" svg:y="4.215cm" svg:viewBox="0 0 698 493" svg:d="M606 80c18-30 34-56 78-60 6 0 14 0 14-14 0-2-4-6-8-6-18 0-38 2-54 2-24 0-50-2-74-2-4 0-14 0-14 12 0 8 8 8 12 8 16 2 40 8 40 28 0 8-2 14-8 24-63 110-127 220-190 329-9-115-17-231-26-347 0-14-2-32 50-34 12 0 18 0 18-14 0-6-8-6-10-6-28 0-58 2-86 2-16 0-58-2-74-2-4 0-14 0-14 14 0 6 8 6 18 6 30 0 36 4 36 18 1 18 3 36 4 54-59 103-117 206-176 309-9-118-19-237-28-355 0-8 0-24 54-26 6 0 14 0 14-14 0-6-8-6-10-6-28 0-56 2-86 2-24 0-50-2-74-2-2 0-12 0-12 12 0 8 6 8 18 8 34 0 36 8 36 26 11 143 21 286 32 429 2 12 2 18 12 18 8 0 10-4 16-16 69-118 139-237 208-355 9 118 17 236 26 353 0 14 2 18 10 18 10 0 14-8 18-14 77-133 153-266 230-399z">
            <text:p/>
          </draw:path>
          <draw:path draw:style-name="gr7" draw:text-style-name="P7" draw:layer="layout" svg:width="0.299cm" svg:height="0.221cm" svg:x="23.202cm" svg:y="4.58cm" svg:viewBox="0 0 300 222" svg:d="M38 186c-2 6-4 13-6 20 0 12 8 16 16 16 10 0 18-6 20-10s6-20 8-30c4-10 8-32 12-46 2-10 6-20 8-32 6-20 6-24 20-44s38-46 74-46c30 0 30 26 30 36 0 28-22 84-30 104-4 14-6 18-6 26 0 26 20 42 46 42 50 0 70-68 70-74 0-8-6-8-8-8-6 0-6 4-8 10-12 38-32 58-52 58-10 0-12-6-12-16 0-12 2-18 10-40 6-16 26-68 26-96 0-46-38-56-64-56-40 0-68 26-82 46-4-34-34-46-54-46s-32 16-38 28c-10 18-18 46-18 48 0 6 5 4 8 6 8 0 8-2 12-14 6-30 16-54 36-54 12 0 16 12 16 24 0 10-4 29-8 42s-8 32-12 44c-5 20-9 41-14 62z">
            <text:p/>
          </draw:path>
          <draw:path draw:style-name="gr7" draw:text-style-name="P7" draw:layer="layout" svg:width="0.161cm" svg:height="0.7cm" svg:x="23.632cm" svg:y="4.167cm" svg:viewBox="0 0 162 701" svg:d="M162 693c0-2 0-2-12-14-88-90-110-222-110-329 0-122 26-244 114-332 8-8 8-8 8-10 0-6-2-8-6-8-8 0-72 48-112 136-36 78-44 156-44 214 0 55 6 139 46 219 42 86 102 132 110 132 4 0 6-2 6-8z">
            <text:p/>
          </draw:path>
          <draw:path draw:style-name="gr7" draw:text-style-name="P7" draw:layer="layout" svg:width="0.213cm" svg:height="0.444cm" svg:x="23.852cm" svg:y="4.255cm" svg:viewBox="0 0 214 445" svg:d="M128 158c22 0 44 0 66 0 14 0 20 0 20-14 0-8-6-8-18-8-21 0-41 0-62 0 24-100 28-114 28-118 0-12-8-18-20-18-2 0-22 0-28 24-9 37-19 75-28 112-22 0-44 0-66 0-14 0-20 0-20 14 0 8 4 8 18 8 21 0 41 0 62 0-50 198-52 210-52 223 0 38 26 64 64 64 72 0 112-101 112-107 0-8-6-8-8-8-8 0-8 4-12 10-30 73-66 89-90 89-16 0-22-8-22-32 0-16 0-22 4-33 17-69 35-138 52-206z">
            <text:p/>
          </draw:path>
          <draw:path draw:style-name="gr7" draw:text-style-name="P7" draw:layer="layout" svg:width="0.163cm" svg:height="0.7cm" svg:x="24.128cm" svg:y="4.167cm" svg:viewBox="0 0 164 701" svg:d="M164 350c0-54-8-138-46-218-42-86-104-132-110-132-4 0-8 2-8 8 0 2 0 2 14 16 68 68 110 180 110 326 0 119-26 243-114 331-10 10-10 10-10 12 0 4 4 8 8 8 6 0 70-48 112-138 36-76 44-154 44-213z">
            <text:p/>
          </draw:path>
          <draw:path draw:style-name="gr7" draw:text-style-name="P7" draw:layer="layout" svg:width="2.237cm" svg:height="0.027cm" svg:x="22.124cm" svg:y="4.978cm" svg:viewBox="0 0 2238 28" svg:d="M0 0c746 0 1492 0 2238 0 0 9 0 19 0 28-746 0-1492 0-2238 0 0-9 0-19 0-28z">
            <text:p/>
          </draw:path>
          <draw:path draw:style-name="gr7" draw:text-style-name="P7" draw:layer="layout" svg:width="0.345cm" svg:height="0.492cm" svg:x="22.946cm" svg:y="5.162cm" svg:viewBox="0 0 346 493" svg:d="M242 447c0 16 0 31 0 46 35-2 69-5 104-8 0-7 0-14 0-22-50 0-56-4-56-38 0-141 0-283 0-425-33 3-67 5-100 8 0 7 0 13 0 20 48 0 54 6 54 40 0 51 0 101 0 152-20-26-50-44-88-44-84 0-156 68-156 160 0 87 68 157 148 157 46 0 76-24 94-46zM242 260c0 48 0 96 0 143 0 12 0 14-8 26-20 34-52 48-82 48-32 0-58-18-74-44-18-30-20-69-20-97 0-26 0-68 22-100 14-22 40-44 78-44 26 0 54 10 76 42 8 12 8 14 8 26z">
            <text:p/>
          </draw:path>
          <draw:path draw:style-name="gr7" draw:text-style-name="P7" draw:layer="layout" svg:width="0.215cm" svg:height="0.444cm" svg:x="23.328cm" svg:y="5.21cm" svg:viewBox="0 0 216 445" svg:d="M128 158c22 0 44 0 66 0 14 0 22 0 22-14 0-8-8-8-20-8-21 0-41 0-62 0 26-100 28-114 28-118 0-12-8-18-20-18-2 0-22 0-28 24-9 37-17 75-26 112-23 0-45 0-68 0-14 0-20 0-20 14 0 8 6 8 20 8 21 0 41 0 62 0-52 198-54 210-54 223 0 38 26 64 64 64 72 0 112-101 112-107 0-8-6-8-8-8-6 0-8 4-10 10-30 73-68 89-92 89-14 0-22-8-22-32 0-16 2-22 4-33 17-69 35-138 52-206z">
            <text:p/>
          </draw:path>
        </draw:g>
        <draw:frame draw:style-name="gr9" draw:text-style-name="P9" draw:layer="layout" svg:width="17.71cm" svg:height="2.453cm" svg:x="0.79cm" svg:y="0.5cm">
          <draw:text-box>
            <text:p><text:span text:style-name="T5">stochastic </text:span><text:span text:style-name="T5">differential </text:span><text:span text:style-name="T5">equations </text:span><text:span text:style-name="T5">(SDE)</text:span></text:p>
          </draw:text-box>
        </draw:frame>
        <draw:g draw:style-name="gr6" xml:id="id8" draw:id="id8">
          <svg:title>TexMaths</svg:title>
          <svg:desc>20§latex§\begin{equation*}
    \mathrm{d}X(t) = v_0(X(t),t)\mathrm{d}t + v_1(X(t),t)\mathrm{d}W_1(t) + \ldots + v_n(X(t),t)\mathrm{d}W_n(t)
\end{equation*}§svg§600§FALSE§</svg:desc>
          <draw:path draw:style-name="gr7" draw:text-style-name="P7" draw:layer="layout" svg:width="20.757cm" svg:height="0.627cm" svg:x="3.136cm" svg:y="8.236cm" svg:viewBox="0 0 20758 628" svg:d="M0 0c6919 0 13839 0 20758 0 0 209 0 419 0 628-6919 0-13839 0-20758 0 0-209 0-419 0-628z">
            <text:p/>
          </draw:path>
          <draw:path draw:style-name="gr8" draw:text-style-name="P8" draw:layer="layout" svg:width="20.829cm" svg:height="0.699cm" svg:x="3.1cm" svg:y="8.2cm" svg:viewBox="0 0 20830 700" svg:d="M0 0c6943 0 13887 0 20830 0 0 233 0 467 0 700-6943 0-13887 0-20830 0 0-233 0-467 0-700z">
            <text:p/>
          </draw:path>
          <draw:path draw:style-name="gr7" draw:text-style-name="P7" draw:layer="layout" svg:width="0.345cm" svg:height="0.492cm" svg:x="3.124cm" svg:y="8.24cm" svg:viewBox="0 0 346 493" svg:d="M244 447c0 15 0 30 0 46 34-3 68-6 102-8 0-8 0-15 0-22-48 0-54-4-54-38 0-142 0-283 0-425-34 3-68 5-102 8 0 7 0 15 0 22 50 0 56 4 56 38 0 50 0 101 0 151-20-26-50-43-88-43-84 0-158 69-158 159 0 88 70 158 150 158 44 0 76-24 94-46zM244 259c0 48 0 96 0 144 0 12 0 14-8 26-22 34-52 48-84 48-30 0-56-18-72-44-20-30-22-70-22-98 0-26 2-68 22-100 16-22 42-44 80-44 24 0 54 10 76 42 8 12 8 14 8 26z">
            <text:p/>
          </draw:path>
          <draw:path draw:style-name="gr7" draw:text-style-name="P7" draw:layer="layout" svg:width="0.579cm" svg:height="0.476cm" svg:x="3.51cm" svg:y="8.248cm" svg:viewBox="0 0 580 477" svg:d="M322 189c-20-46-40-93-60-139-2-6-1-5-2-8 0-4 12-18 40-20 8-2 14-2 14-14 0-8-8-8-10-8-28 0-58 2-88 2-18 0-62-2-80-2-4 0-12 0-12 14 0 8 8 8 16 8 42 0 46 6 54 22 27 65 55 130 82 195-49 53-99 105-148 158-3 3-7 5-10 8-34 38-66 48-102 50-10 2-16 2-16 14 0 2 0 8 10 8 20 0 44-2 66-2 26 0 52 2 78 2 4 0 12 0 12-14 0-6-6-8-8-8-6 0-28-2-28-22 0-10 10-22 18-30 24-25 48-51 72-76 21-23 43-46 64-70 23 56 47 112 70 168 4 8 4 8 4 10 0 6-14 18-40 20-8 2-14 2-14 14 0 8 8 8 10 8 20 0 68-2 88-2 18 0 62 2 78 2 6 0 14 0 14-14 0-8-8-8-12-8-48 0-50-2-62-30-26-66-74-174-90-216 48-49 122-133 144-153 20-16 48-32 90-34 8-2 16-2 16-14 0-2 0-8-10-8-22 0-44 2-66 2-26 0-52-2-78-2-4 0-14 0-14 14 0 4 4 6 8 8 8 0 30 2 30 20 0 10-8 20-14 26-38 40-76 81-114 121z">
            <text:p/>
          </draw:path>
          <draw:path draw:style-name="gr7" draw:text-style-name="P7" draw:layer="layout" svg:width="0.161cm" svg:height="0.699cm" svg:x="4.198cm" svg:y="8.2cm" svg:viewBox="0 0 162 700" svg:d="M162 692c0-2 0-2-10-14-88-90-112-221-112-327 0-124 28-245 114-331 8-10 8-10 8-12 0-6-2-8-6-8-8 0-70 48-112 138-36 75-44 153-44 213 0 54 8 138 46 217 42 86 102 132 110 132 4 0 6-2 6-8z">
            <text:p/>
          </draw:path>
          <draw:path draw:style-name="gr7" draw:text-style-name="P7" draw:layer="layout" svg:width="0.215cm" svg:height="0.444cm" svg:x="4.418cm" svg:y="8.288cm" svg:viewBox="0 0 216 445" svg:d="M128 158c22 0 44 0 66 0 14 0 22 0 22-14 0-8-8-8-20-8-21 0-41 0-62 0 26-100 28-114 28-118 0-12-8-18-20-18-2 0-22 0-28 24-9 37-19 74-28 112-22 0-44 0-66 0-14 0-20 0-20 14 0 8 6 8 20 8 21 0 41 0 62 0-52 197-54 209-54 223 0 38 26 64 64 64 72 0 112-102 112-108s-6-6-8-6c-6 0-8 2-10 8-30 74-68 90-92 90-14 0-22-8-22-32 0-16 2-22 4-34 17-68 35-137 52-205z">
            <text:p/>
          </draw:path>
          <draw:path draw:style-name="gr7" draw:text-style-name="P7" draw:layer="layout" svg:width="0.161cm" svg:height="0.699cm" svg:x="4.696cm" svg:y="8.2cm" svg:viewBox="0 0 162 700" svg:d="M162 351c0-56-8-140-46-219-42-86-102-132-110-132-4 0-6 4-6 8 0 2 0 2 12 16 70 68 110 179 110 327 0 118-26 241-114 329-8 10-8 10-8 12 0 4 2 8 6 8 8 0 70-48 112-137 36-76 44-154 44-212z">
            <text:p/>
          </draw:path>
          <draw:path draw:style-name="gr7" draw:text-style-name="P7" draw:layer="layout" svg:width="0.465cm" svg:height="0.165cm" svg:x="5.164cm" svg:y="8.467cm" svg:viewBox="0 0 466 166" svg:d="M442 30c12 0 24-1 24-16s-12-14-22-14c-141 0-281 0-422 0-10 0-22-1-22 14s12 16 24 16c139 0 279 0 418 0zM444 166c10 0 22 1 22-14s-12-16-24-16c-139 0-279 0-418 0-12 0-24 1-24 16s12 14 22 14c141 0 281 0 422 0z">
            <text:p/>
          </draw:path>
          <draw:path draw:style-name="gr7" draw:text-style-name="P7" draw:layer="layout" svg:width="0.307cm" svg:height="0.316cm" svg:x="5.886cm" svg:y="8.415cm" svg:viewBox="0 0 308 317" svg:d="M308 50c0-38-18-50-30-50-18 0-34 18-34 34 0 10 2 14 10 22 16 14 24 32 24 56 0 30-42 189-124 189-36 0-52-24-52-60 0-40 18-89 40-149 6-10 8-20 8-34 0-32-22-58-56-58-68 0-94 102-94 108 0 8 5 5 8 8 8 0 8-2 12-14 20-70 50-86 70-86 6 0 18 0 18 22 0 18-6 36-12 50-30 80-40 111-40 143 0 74 62 86 94 86 118 0 158-231 158-267z">
            <text:p/>
          </draw:path>
          <draw:path draw:style-name="gr7" draw:text-style-name="P7" draw:layer="layout" svg:width="0.227cm" svg:height="0.334cm" svg:x="6.232cm" svg:y="8.505cm" svg:viewBox="0 0 228 335" svg:d="M228 168c0-54-6-92-28-126-16-22-46-42-86-42-114 0-114 133-114 168 0 34 0 167 114 167s114-132 114-167zM114 321c-22 0-52-14-62-54-8-28-8-70-8-105 0-36 0-72 8-100 10-38 42-48 62-48 26 0 52 16 62 44 8 26 8 62 8 104 0 35 0 73-6 103-10 44-44 56-64 56z">
            <text:p/>
          </draw:path>
          <draw:path draw:style-name="gr7" draw:text-style-name="P7" draw:layer="layout" svg:width="0.161cm" svg:height="0.699cm" svg:x="6.592cm" svg:y="8.2cm" svg:viewBox="0 0 162 700" svg:d="M162 692c0-2 0-2-12-14-88-90-110-221-110-327 0-124 26-245 114-331 8-10 8-10 8-12 0-6-2-8-6-8-8 0-70 48-112 138-36 75-44 153-44 213 0 54 8 138 46 217 42 86 102 132 110 132 4 0 6-2 6-8z">
            <text:p/>
          </draw:path>
          <draw:path draw:style-name="gr7" draw:text-style-name="P7" draw:layer="layout" svg:width="0.579cm" svg:height="0.476cm" svg:x="6.814cm" svg:y="8.248cm" svg:viewBox="0 0 580 477" svg:d="M322 189c-19-46-39-93-58-139-4-6-3-5-4-8 0-4 12-18 40-20 8-2 16-2 16-14 0-8-10-8-12-8-28 0-58 2-88 2-18 0-62-2-78-2-4 0-14 0-14 14 0 8 8 8 16 8 42 0 48 6 54 22 27 65 55 130 82 195-49 53-99 105-148 158-3 3-7 5-10 8-34 38-66 48-102 50-10 2-16 2-16 14 0 2 0 8 10 8 20 0 44-2 66-2 26 0 52 2 78 2 4 0 12 0 12-14 0-6-6-8-8-8-6 0-28-2-28-22 0-10 10-22 20-30 23-25 47-51 70-76 21-23 43-46 64-70 24 56 48 112 72 168 2 8 2 8 2 10 0 6-12 18-40 20-8 2-14 2-14 14 0 8 8 8 10 8 20 0 70-2 88-2s62 2 78 2c6 0 14 0 14-14 0-8-6-8-12-8-48 0-48-2-60-30-28-66-76-174-92-216 48-49 122-133 144-153 20-16 48-32 90-34 8-2 16-2 16-14 0-2 0-8-10-8-20 0-44 2-66 2-26 0-52-2-78-2-4 0-14 0-14 14 0 4 4 6 10 8 6 0 28 2 28 20 0 10-8 20-14 26-38 40-76 81-114 121z">
            <text:p/>
          </draw:path>
          <draw:path draw:style-name="gr7" draw:text-style-name="P7" draw:layer="layout" svg:width="0.163cm" svg:height="0.699cm" svg:x="7.502cm" svg:y="8.2cm" svg:viewBox="0 0 164 700" svg:d="M164 692c0-2 0-2-12-14-88-90-112-221-112-327 0-124 28-245 114-331 10-10 10-10 10-12 0-6-4-8-8-8-6 0-70 48-112 138-36 75-44 153-44 213 0 54 8 138 46 217 42 86 104 132 110 132 4 0 8-2 8-8z">
            <text:p/>
          </draw:path>
          <draw:path draw:style-name="gr7" draw:text-style-name="P7" draw:layer="layout" svg:width="0.215cm" svg:height="0.444cm" svg:x="7.722cm" svg:y="8.288cm" svg:viewBox="0 0 216 445" svg:d="M128 158c22 0 44 0 66 0 14 0 22 0 22-14 0-8-8-8-20-8-21 0-41 0-62 0 26-100 30-114 30-118 0-12-10-18-22-18-2 0-20 0-28 24-9 37-17 74-26 112-22 0-44 0-66 0-14 0-22 0-22 14 0 8 6 8 20 8 21 0 41 0 62 0-50 197-54 209-54 223 0 38 26 64 64 64 72 0 112-102 112-108s-4-6-8-6c-6 0-6 2-10 8-30 74-68 90-92 90-14 0-22-8-22-32 0-16 2-22 4-34 17-68 35-137 52-205z">
            <text:p/>
          </draw:path>
          <draw:path draw:style-name="gr7" draw:text-style-name="P7" draw:layer="layout" svg:width="0.161cm" svg:height="0.699cm" svg:x="8cm" svg:y="8.2cm" svg:viewBox="0 0 162 700" svg:d="M162 351c0-56-6-140-46-219-42-86-102-132-110-132-4 0-6 4-6 8 0 2 0 2 14 16 68 68 108 179 108 327 0 118-26 241-114 329-8 10-8 10-8 12 0 4 2 8 6 8 8 0 72-48 112-137 36-76 44-154 44-212z">
            <text:p/>
          </draw:path>
          <draw:path draw:style-name="gr7" draw:text-style-name="P7" draw:layer="layout" svg:width="0.081cm" svg:height="0.208cm" svg:x="8.294cm" svg:y="8.651cm" svg:viewBox="0 0 82 209" svg:d="M82 74c0-46-18-74-46-74-22 0-36 18-36 38 0 18 14 36 36 36 10 0 18-2 26-8 2-2 1-2 2-2 2 0 2 0 2 10 0 52-24 93-48 115-8 8-8 10-8 12 0 4 4 8 8 8 8 0 64-53 64-135z">
            <text:p/>
          </draw:path>
          <draw:path draw:style-name="gr7" draw:text-style-name="P7" draw:layer="layout" svg:width="0.215cm" svg:height="0.444cm" svg:x="8.561cm" svg:y="8.288cm" svg:viewBox="0 0 216 445" svg:d="M128 158c22 0 44 0 66 0 14 0 22 0 22-14 0-8-8-8-20-8-21 0-41 0-62 0 26-100 28-114 28-118 0-12-8-18-20-18-2 0-22 0-28 24-9 37-19 74-28 112-22 0-44 0-66 0-14 0-20 0-20 14 0 8 6 8 20 8 21 0 41 0 62 0-52 197-54 209-54 223 0 38 26 64 64 64 72 0 112-102 112-108s-6-6-8-6c-6 0-8 2-10 8-32 74-68 90-92 90-14 0-22-8-22-32 0-16 2-22 4-34 17-68 35-137 52-205z">
            <text:p/>
          </draw:path>
          <draw:path draw:style-name="gr7" draw:text-style-name="P7" draw:layer="layout" svg:width="0.161cm" svg:height="0.699cm" svg:x="8.839cm" svg:y="8.2cm" svg:viewBox="0 0 162 700" svg:d="M162 351c0-56-8-140-46-219-42-86-102-132-110-132-4 0-6 4-6 8 0 2 0 2 12 16 70 68 110 179 110 327 0 118-26 241-114 329-8 10-8 10-8 12 0 4 2 8 6 8 8 0 70-48 112-137 36-76 44-154 44-212z">
            <text:p/>
          </draw:path>
          <draw:path draw:style-name="gr7" draw:text-style-name="P7" draw:layer="layout" svg:width="0.345cm" svg:height="0.492cm" svg:x="9.095cm" svg:y="8.24cm" svg:viewBox="0 0 346 493" svg:d="M244 447c0 15 0 30 0 46 34-3 68-6 102-8 0-8 0-15 0-22-48 0-54-4-54-38 0-142 0-283 0-425-34 3-68 5-102 8 0 7 0 15 0 22 50 0 56 4 56 38 0 50 0 101 0 151-20-26-50-43-88-43-84 0-158 69-158 159 0 88 70 158 150 158 44 0 76-24 94-46zM244 259c0 48 0 96 0 144 0 12 0 14-8 26-22 34-52 48-84 48-30 0-56-18-72-44-20-30-22-70-22-98 0-26 2-68 22-100 16-22 42-44 80-44 24 0 54 10 76 42 8 12 8 14 8 26z">
            <text:p/>
          </draw:path>
          <draw:path draw:style-name="gr7" draw:text-style-name="P7" draw:layer="layout" svg:width="0.213cm" svg:height="0.444cm" svg:x="9.479cm" svg:y="8.288cm" svg:viewBox="0 0 214 445" svg:d="M128 158c22 0 44 0 66 0 14 0 20 0 20-14 0-8-6-8-18-8-21 0-41 0-62 0 24-100 28-114 28-118 0-12-8-18-20-18-2 0-22 0-28 24-9 37-19 74-28 112-22 0-44 0-66 0-14 0-20 0-20 14 0 8 4 8 18 8 21 0 41 0 62 0-50 197-52 209-52 223 0 38 26 64 64 64 72 0 112-102 112-108s-6-6-8-6c-8 0-8 2-12 8-30 74-66 90-90 90-16 0-22-8-22-32 0-16 2-22 4-34 17-68 35-137 52-205z">
            <text:p/>
          </draw:path>
          <draw:path draw:style-name="gr7" draw:text-style-name="P7" draw:layer="layout" svg:width="0.467cm" svg:height="0.464cm" svg:x="9.911cm" svg:y="8.318cm" svg:viewBox="0 0 468 465" svg:d="M248 247c65 0 131 0 196 0 10 0 24 1 24-14s-14-16-24-16c-65 0-131 0-196 0 0-65 0-130 0-195 0-10 0-22-14-22s-14 12-14 22c0 65 0 130 0 195-65 0-131 0-196 0-10 0-24 1-24 16s14 14 24 14c65 0 131 0 196 0 0 66 0 131 0 196 0 10 0 22 14 22s14-12 14-22c0-65 0-130 0-196z">
            <text:p/>
          </draw:path>
          <draw:path draw:style-name="gr7" draw:text-style-name="P7" draw:layer="layout" svg:width="0.307cm" svg:height="0.316cm" svg:x="10.595cm" svg:y="8.415cm" svg:viewBox="0 0 308 317" svg:d="M308 50c0-38-18-50-30-50-18 0-34 18-34 34 0 10 2 14 10 22 16 14 24 32 24 56 0 30-42 189-124 189-36 0-52-24-52-60 0-40 18-89 40-149 6-10 8-20 8-34 0-32-22-58-56-58-68 0-94 102-94 108 0 8 5 5 8 8 8 0 8-2 12-14 20-70 50-86 70-86 6 0 18 0 18 22 0 18-6 36-12 50-30 80-40 111-40 143 0 74 62 86 94 86 118 0 158-231 158-267z">
            <text:p/>
          </draw:path>
          <draw:path draw:style-name="gr7" draw:text-style-name="P7" draw:layer="layout" svg:width="0.179cm" svg:height="0.324cm" svg:x="10.969cm" svg:y="8.505cm" svg:viewBox="0 0 180 325" svg:d="M112 14c0-14-2-14-16-14-30 30-76 30-96 30 0 6 0 12 0 18 12 0 44 0 72-14 0 84 0 167 0 251 0 16 0 22-50 22-6 0-12 0-18 0 0 6 0 12 0 18 8-2 68-2 88-2 14 0 76 0 88 2 0-6 0-12 0-18-7 0-13 0-20 0-48 0-48-6-48-22 0-90 0-181 0-271z">
            <text:p/>
          </draw:path>
          <draw:path draw:style-name="gr7" draw:text-style-name="P7" draw:layer="layout" svg:width="0.161cm" svg:height="0.699cm" svg:x="11.301cm" svg:y="8.2cm" svg:viewBox="0 0 162 700" svg:d="M162 692c0-2 0-2-12-14-88-90-110-221-110-327 0-124 26-245 114-331 8-10 8-10 8-12 0-6-2-8-6-8-8 0-70 48-112 138-36 75-44 153-44 213 0 54 8 138 46 217 42 86 102 132 110 132 4 0 6-2 6-8z">
            <text:p/>
          </draw:path>
          <draw:path draw:style-name="gr7" draw:text-style-name="P7" draw:layer="layout" svg:width="0.579cm" svg:height="0.476cm" svg:x="11.523cm" svg:y="8.248cm" svg:viewBox="0 0 580 477" svg:d="M322 189c-20-46-40-93-60-139-2-6-1-5-2-8 0-4 12-18 40-20 8-2 16-2 16-14 0-8-10-8-12-8-28 0-58 2-88 2-18 0-62-2-78-2-6 0-14 0-14 14 0 8 8 8 16 8 42 0 48 6 54 22 27 65 55 130 82 195-49 53-99 105-148 158-3 3-7 5-10 8-34 38-66 48-102 50-10 2-16 2-16 14 0 2 0 8 10 8 20 0 44-2 66-2 26 0 52 2 78 2 4 0 12 0 12-14 0-6-6-8-8-8-6 0-28-2-28-22 0-10 10-22 20-30 23-25 47-51 70-76 21-23 43-46 64-70 24 56 48 112 72 168 2 8 2 8 2 10 0 6-12 18-40 20-8 2-14 2-14 14 0 8 8 8 10 8 20 0 70-2 88-2s62 2 78 2c6 0 14 0 14-14 0-8-6-8-12-8-48 0-48-2-60-30-28-66-76-174-92-216 48-49 122-133 144-153 20-16 48-32 90-34 8-2 16-2 16-14 0-2 0-8-10-8-20 0-44 2-66 2-26 0-52-2-78-2-4 0-14 0-14 14 0 4 4 6 10 8 6 0 28 2 28 20 0 10-8 20-14 26-38 40-76 81-114 121z">
            <text:p/>
          </draw:path>
          <draw:path draw:style-name="gr7" draw:text-style-name="P7" draw:layer="layout" svg:width="0.163cm" svg:height="0.699cm" svg:x="12.211cm" svg:y="8.2cm" svg:viewBox="0 0 164 700" svg:d="M164 692c0-2 0-2-12-14-88-90-112-221-112-327 0-124 28-245 114-331 10-10 10-10 10-12 0-6-4-8-8-8-6 0-70 48-112 138-36 75-44 153-44 213 0 54 8 138 46 217 42 86 104 132 110 132 4 0 8-2 8-8z">
            <text:p/>
          </draw:path>
          <draw:path draw:style-name="gr7" draw:text-style-name="P7" draw:layer="layout" svg:width="0.215cm" svg:height="0.444cm" svg:x="12.431cm" svg:y="8.288cm" svg:viewBox="0 0 216 445" svg:d="M128 158c22 0 44 0 66 0 14 0 22 0 22-14 0-8-8-8-20-8-21 0-41 0-62 0 26-100 30-114 30-118 0-12-10-18-22-18-2 0-22 0-28 24-9 37-17 74-26 112-22 0-44 0-66 0-14 0-22 0-22 14 0 8 6 8 20 8 21 0 41 0 62 0-50 197-54 209-54 223 0 38 26 64 64 64 72 0 112-102 112-108s-6-6-8-6c-6 0-6 2-10 8-30 74-68 90-92 90-14 0-22-8-22-32 0-16 2-22 4-34 17-68 35-137 52-205z">
            <text:p/>
          </draw:path>
          <draw:path draw:style-name="gr7" draw:text-style-name="P7" draw:layer="layout" svg:width="0.161cm" svg:height="0.699cm" svg:x="12.709cm" svg:y="8.2cm" svg:viewBox="0 0 162 700" svg:d="M162 351c0-56-6-140-46-219-42-86-102-132-110-132-4 0-6 4-6 8 0 2 0 2 14 16 68 68 108 179 108 327 0 118-26 241-114 329-8 10-8 10-8 12 0 4 2 8 6 8 8 0 72-48 112-137 36-76 44-154 44-212z">
            <text:p/>
          </draw:path>
          <draw:path draw:style-name="gr7" draw:text-style-name="P7" draw:layer="layout" svg:width="0.081cm" svg:height="0.208cm" svg:x="13.003cm" svg:y="8.651cm" svg:viewBox="0 0 82 209" svg:d="M82 74c0-46-18-74-46-74-22 0-36 18-36 38 0 18 14 36 36 36 10 0 18-2 26-8 2-2 1-2 2-2 2 0 2 0 2 10 0 52-24 93-48 115-8 8-8 10-8 12 0 4 4 8 8 8 8 0 64-53 64-135z">
            <text:p/>
          </draw:path>
          <draw:path draw:style-name="gr7" draw:text-style-name="P7" draw:layer="layout" svg:width="0.215cm" svg:height="0.444cm" svg:x="13.271cm" svg:y="8.288cm" svg:viewBox="0 0 216 445" svg:d="M128 158c22 0 44 0 66 0 14 0 22 0 22-14 0-8-8-8-20-8-21 0-41 0-62 0 26-100 28-114 28-118 0-12-8-18-20-18-2 0-22 0-28 24-9 37-19 74-28 112-22 0-44 0-66 0-14 0-20 0-20 14 0 8 6 8 20 8 21 0 41 0 62 0-52 197-54 209-54 223 0 38 26 64 64 64 72 0 112-102 112-108s-6-6-8-6c-6 0-8 2-10 8-32 74-68 90-92 90-16 0-22-8-22-32 0-16 2-22 4-34 17-68 35-137 52-205z">
            <text:p/>
          </draw:path>
          <draw:path draw:style-name="gr7" draw:text-style-name="P7" draw:layer="layout" svg:width="0.161cm" svg:height="0.699cm" svg:x="13.549cm" svg:y="8.2cm" svg:viewBox="0 0 162 700" svg:d="M162 351c0-56-8-140-46-219-42-86-102-132-110-132-4 0-6 4-6 8 0 2 0 2 12 16 70 68 110 179 110 327 0 118-26 241-114 329-8 10-8 10-8 12 0 4 2 8 6 8 8 0 70-48 112-137 36-76 44-154 44-212z">
            <text:p/>
          </draw:path>
          <draw:path draw:style-name="gr7" draw:text-style-name="P7" draw:layer="layout" svg:width="0.345cm" svg:height="0.492cm" svg:x="13.805cm" svg:y="8.24cm" svg:viewBox="0 0 346 493" svg:d="M244 447c0 15 0 30 0 46 34-3 68-6 102-8 0-8 0-15 0-22-48 0-54-4-54-38 0-142 0-283 0-425-34 3-68 5-102 8 0 7 0 15 0 22 50 0 56 4 56 38 0 50 0 101 0 151-20-26-50-43-88-43-84 0-158 69-158 159 0 88 70 158 150 158 44 0 76-24 94-46zM244 259c0 48 0 96 0 144 0 12 0 14-8 26-22 34-52 48-84 48-30 0-56-18-72-44-20-30-22-70-22-98 0-26 2-68 22-100 16-22 42-44 80-44 24 0 54 10 76 42 8 12 8 14 8 26z">
            <text:p/>
          </draw:path>
          <draw:path draw:style-name="gr7" draw:text-style-name="P7" draw:layer="layout" svg:width="0.697cm" svg:height="0.492cm" svg:x="14.211cm" svg:y="8.248cm" svg:viewBox="0 0 698 493" svg:d="M606 80c18-30 34-56 78-58 6-2 14-2 14-14 0-4-4-8-8-8-18 0-38 2-54 2-24 0-50-2-74-2-4 0-14 0-14 12 0 8 6 10 12 10 16 0 40 6 40 26 0 8-2 14-8 24-63 110-127 219-190 329-9-116-17-231-26-347-2-14-2-32 48-32 12 0 20 0 20-14 0-8-8-8-10-8-28 0-58 2-86 2-16 0-58-2-74-2-4 0-14 0-14 14 0 8 8 8 18 8 30 0 36 4 36 16 1 18 3 36 4 54-59 103-119 206-178 309-9-118-17-237-26-355 0-8 0-24 54-24 6 0 14 0 14-14 0-8-8-8-10-8-28 0-58 2-86 2-24 0-50-2-74-2-4 0-12 0-12 12 0 10 6 10 18 10 34 0 36 6 36 26 11 142 21 284 32 427 0 12 2 18 12 18 8 0 10-4 16-14 69-119 137-238 206-357 9 117 17 235 26 353 2 14 4 18 12 18 10 0 14-8 16-14 77-133 155-266 232-399z">
            <text:p/>
          </draw:path>
          <draw:path draw:style-name="gr7" draw:text-style-name="P7" draw:layer="layout" svg:width="0.179cm" svg:height="0.324cm" svg:x="14.889cm" svg:y="8.505cm" svg:viewBox="0 0 180 325" svg:d="M112 14c0-14-2-14-16-14-30 30-76 30-96 30 0 6 0 12 0 18 12 0 44 0 72-14 0 84 0 167 0 251 0 16 0 22-50 22-6 0-12 0-18 0 0 6 0 12 0 18 8-2 70-2 88-2 14 0 76 0 88 2 0-6 0-12 0-18-7 0-13 0-20 0-48 0-48-6-48-22 0-90 0-181 0-271z">
            <text:p/>
          </draw:path>
          <draw:path draw:style-name="gr7" draw:text-style-name="P7" draw:layer="layout" svg:width="0.161cm" svg:height="0.699cm" svg:x="15.221cm" svg:y="8.2cm" svg:viewBox="0 0 162 700" svg:d="M162 692c0-2 0-2-12-14-88-90-110-221-110-327 0-124 28-245 114-331 8-10 8-10 8-12 0-6-2-8-6-8-8 0-70 48-112 138-36 75-44 153-44 213 0 54 8 138 46 217 42 86 102 132 110 132 4 0 6-2 6-8z">
            <text:p/>
          </draw:path>
          <draw:path draw:style-name="gr7" draw:text-style-name="P7" draw:layer="layout" svg:width="0.215cm" svg:height="0.444cm" svg:x="15.441cm" svg:y="8.288cm" svg:viewBox="0 0 216 445" svg:d="M128 158c22 0 44 0 66 0 14 0 22 0 22-14 0-8-8-8-20-8-21 0-41 0-62 0 26-100 28-114 28-118 0-12-8-18-20-18-2 0-22 0-28 24-9 37-19 74-28 112-22 0-44 0-66 0-14 0-20 0-20 14 0 8 6 8 20 8 21 0 41 0 62 0-52 197-54 209-54 223 0 38 26 64 64 64 72 0 112-102 112-108s-6-6-8-6c-6 0-8 2-10 8-32 74-68 90-92 90-16 0-22-8-22-32 0-16 2-22 4-34 17-68 35-137 52-205z">
            <text:p/>
          </draw:path>
          <draw:path draw:style-name="gr7" draw:text-style-name="P7" draw:layer="layout" svg:width="0.161cm" svg:height="0.699cm" svg:x="15.719cm" svg:y="8.2cm" svg:viewBox="0 0 162 700" svg:d="M162 351c0-56-8-140-46-219-42-86-102-132-110-132-4 0-6 4-6 8 0 2 0 2 12 16 70 68 110 179 110 327 0 118-26 241-114 329-8 10-8 10-8 12 0 4 2 8 6 8 8 0 70-48 112-137 36-76 44-154 44-212z">
            <text:p/>
          </draw:path>
          <draw:path draw:style-name="gr7" draw:text-style-name="P7" draw:layer="layout" svg:width="0.467cm" svg:height="0.464cm" svg:x="16.147cm" svg:y="8.318cm" svg:viewBox="0 0 468 465" svg:d="M248 247c65 0 131 0 196 0 10 0 24 1 24-14s-14-16-24-16c-65 0-131 0-196 0 0-65 0-130 0-195 0-10 0-22-14-22s-14 12-14 22c0 65 0 130 0 195-65 0-131 0-196 0-10 0-24 1-24 16s14 14 24 14c65 0 131 0 196 0 0 66 0 131 0 196 0 10 0 22 14 22s14-12 14-22c0-65 0-130 0-196z">
            <text:p/>
          </draw:path>
          <draw:path draw:style-name="gr7" draw:text-style-name="P7" draw:layer="layout" svg:width="0.073cm" svg:height="0.073cm" svg:x="16.871cm" svg:y="8.651cm" svg:viewBox="0 0 74 74" svg:d="M74 38c0-22-15-38-36-38s-38 17-38 38 17 36 38 36 36-16 36-36z">
            <text:p/>
          </draw:path>
          <draw:path draw:style-name="gr7" draw:text-style-name="P7" draw:layer="layout" svg:width="0.073cm" svg:height="0.073cm" svg:x="17.183cm" svg:y="8.651cm" svg:viewBox="0 0 74 74" svg:d="M74 38c0-22-16-38-36-38s-38 17-38 38 18 36 38 36 36-16 36-36z">
            <text:p/>
          </draw:path>
          <draw:path draw:style-name="gr7" draw:text-style-name="P7" draw:layer="layout" svg:width="0.075cm" svg:height="0.073cm" svg:x="17.495cm" svg:y="8.651cm" svg:viewBox="0 0 76 74" svg:d="M76 38c0-22-18-38-38-38s-38 17-38 38 18 36 38 36 38-16 38-36z">
            <text:p/>
          </draw:path>
          <draw:path draw:style-name="gr7" draw:text-style-name="P7" draw:layer="layout" svg:width="0.465cm" svg:height="0.464cm" svg:x="17.827cm" svg:y="8.318cm" svg:viewBox="0 0 466 465" svg:d="M248 247c65 0 131 0 196 0 10 0 22 1 22-14s-12-16-22-16c-65 0-131 0-196 0 0-65 0-130 0-195 0-10 0-22-14-22s-14 12-14 22c0 65 0 130 0 195-66 0-132 0-198 0-10 0-22 1-22 16s12 14 22 14c66 0 132 0 198 0 0 66 0 131 0 196 0 10 0 22 14 22s14-12 14-22c0-65 0-130 0-196z">
            <text:p/>
          </draw:path>
          <draw:path draw:style-name="gr7" draw:text-style-name="P7" draw:layer="layout" svg:width="0.309cm" svg:height="0.316cm" svg:x="18.509cm" svg:y="8.415cm" svg:viewBox="0 0 310 317" svg:d="M310 50c0-38-18-50-32-50-18 0-34 18-34 34 0 10 4 14 12 22 14 14 24 32 24 56 0 30-44 189-126 189-36 0-52-24-52-60 0-40 20-89 40-149 6-10 10-20 10-34 0-32-24-58-58-58-66 0-94 102-94 108 0 8 8 8 10 8 6 0 8-2 10-14 20-70 52-86 72-86 6 0 18 0 18 22 0 18-8 36-12 50-32 80-40 111-40 143 0 74 60 86 94 86 118 0 158-231 158-267z">
            <text:p/>
          </draw:path>
          <draw:path draw:style-name="gr7" draw:text-style-name="P7" draw:layer="layout" svg:width="0.299cm" svg:height="0.218cm" svg:x="18.852cm" svg:y="8.615cm" svg:viewBox="0 0 300 219" svg:d="M38 184c-2 5-4 13-6 19 0 12 10 16 18 16s16-6 18-10 6-20 10-29c2-10 6-32 10-46 2-10 6-20 8-32 6-20 6-24 20-44s38-46 74-46c30 0 30 26 30 36 0 28-22 84-30 104-4 14-6 18-6 26 0 25 20 41 46 41 50 0 70-67 70-73 0-8-4-6-6-8-8 0-8 4-10 10-12 38-32 57-52 57-10 0-12-6-12-16 0-11 2-17 10-39 6-16 26-68 26-96 0-46-38-54-64-54-40 0-68 24-82 44-4-34-32-44-54-44-20 0-32 14-38 26-10 18-18 46-18 48 0 6 5 4 8 6 8 0 8 0 12-14 6-30 16-54 36-54 12 0 16 12 16 24 0 10-4 29-8 42s-8 32-12 44c-5 20-9 41-14 62z">
            <text:p/>
          </draw:path>
          <draw:path draw:style-name="gr7" draw:text-style-name="P7" draw:layer="layout" svg:width="0.161cm" svg:height="0.699cm" svg:x="19.282cm" svg:y="8.2cm" svg:viewBox="0 0 162 700" svg:d="M162 692c0-2 0-2-12-14-88-90-110-221-110-327 0-124 26-245 114-331 8-10 8-10 8-12 0-6-2-8-6-8-8 0-70 48-112 138-36 75-44 153-44 213 0 54 8 138 46 217 42 86 102 132 110 132 4 0 6-2 6-8z">
            <text:p/>
          </draw:path>
          <draw:path draw:style-name="gr7" draw:text-style-name="P7" draw:layer="layout" svg:width="0.579cm" svg:height="0.476cm" svg:x="19.504cm" svg:y="8.248cm" svg:viewBox="0 0 580 477" svg:d="M322 189c-20-46-40-93-60-139-2-6-1-5-2-8 0-4 12-18 40-20 8-2 14-2 14-14 0-8-8-8-10-8-28 0-58 2-88 2-18 0-62-2-78-2-6 0-14 0-14 14 0 8 8 8 16 8 42 0 48 6 54 22 27 65 55 130 82 195-49 53-99 105-148 158-3 3-7 5-10 8-34 38-66 48-102 50-10 2-16 2-16 14 0 2 0 8 10 8 20 0 44-2 66-2 26 0 52 2 78 2 4 0 12 0 12-14 0-6-6-8-8-8-6 0-28-2-28-22 0-10 10-22 20-30 23-25 47-51 70-76 21-23 43-46 64-70 24 56 48 112 72 168 2 8 2 8 2 10 0 6-12 18-40 20-8 2-14 2-14 14 0 8 8 8 10 8 20 0 70-2 88-2s62 2 78 2c6 0 14 0 14-14 0-8-6-8-12-8-48 0-48-2-60-30-28-66-76-174-92-216 48-49 122-133 144-153 20-16 48-32 90-34 8-2 16-2 16-14 0-2 0-8-10-8-22 0-44 2-66 2-26 0-52-2-78-2-4 0-14 0-14 14 0 4 4 6 10 8 6 0 28 2 28 20 0 10-8 20-14 26-38 40-76 81-114 121z">
            <text:p/>
          </draw:path>
          <draw:path draw:style-name="gr7" draw:text-style-name="P7" draw:layer="layout" svg:width="0.163cm" svg:height="0.699cm" svg:x="20.192cm" svg:y="8.2cm" svg:viewBox="0 0 164 700" svg:d="M164 692c0-2 0-2-12-14-88-90-112-221-112-327 0-124 28-245 114-331 10-10 10-10 10-12 0-6-4-8-8-8-6 0-70 48-112 138-36 75-44 153-44 213 0 54 8 138 46 217 42 86 104 132 110 132 4 0 8-2 8-8z">
            <text:p/>
          </draw:path>
          <draw:path draw:style-name="gr7" draw:text-style-name="P7" draw:layer="layout" svg:width="0.215cm" svg:height="0.444cm" svg:x="20.412cm" svg:y="8.288cm" svg:viewBox="0 0 216 445" svg:d="M128 158c22 0 44 0 66 0 14 0 22 0 22-14 0-8-8-8-20-8-21 0-41 0-62 0 26-100 30-114 30-118 0-12-10-18-22-18-2 0-22 0-28 24-9 37-17 74-26 112-22 0-44 0-66 0-14 0-22 0-22 14 0 8 6 8 20 8 21 0 41 0 62 0-52 197-54 209-54 223 0 38 26 64 64 64 72 0 112-102 112-108s-6-6-8-6c-6 0-6 2-10 8-30 74-68 90-92 90-14 0-22-8-22-32 0-16 2-22 4-34 17-68 35-137 52-205z">
            <text:p/>
          </draw:path>
          <draw:path draw:style-name="gr7" draw:text-style-name="P7" draw:layer="layout" svg:width="0.161cm" svg:height="0.699cm" svg:x="20.69cm" svg:y="8.2cm" svg:viewBox="0 0 162 700" svg:d="M162 351c0-56-6-140-46-219-42-86-102-132-110-132-4 0-6 4-6 8 0 2 0 2 14 16 68 68 108 179 108 327 0 118-26 241-114 329-8 10-8 10-8 12 0 4 2 8 6 8 8 0 72-48 112-137 36-76 44-154 44-212z">
            <text:p/>
          </draw:path>
          <draw:path draw:style-name="gr7" draw:text-style-name="P7" draw:layer="layout" svg:width="0.081cm" svg:height="0.208cm" svg:x="20.984cm" svg:y="8.651cm" svg:viewBox="0 0 82 209" svg:d="M82 74c0-46-18-74-46-74-22 0-36 18-36 38 0 18 14 36 36 36 10 0 18-2 26-8 2-2 1-2 2-2 2 0 2 0 2 10 0 52-24 94-48 115-8 8-8 10-8 12 0 4 4 8 8 8 8 0 64-53 64-135z">
            <text:p/>
          </draw:path>
          <draw:path draw:style-name="gr7" draw:text-style-name="P7" draw:layer="layout" svg:width="0.215cm" svg:height="0.444cm" svg:x="21.252cm" svg:y="8.288cm" svg:viewBox="0 0 216 445" svg:d="M128 158c22 0 44 0 66 0 14 0 22 0 22-14 0-8-8-8-20-8-21 0-41 0-62 0 26-100 28-114 28-118 0-12-8-18-20-18-2 0-22 0-28 24-9 37-19 74-28 112-22 0-44 0-66 0-14 0-20 0-20 14 0 8 6 8 20 8 21 0 41 0 62 0-52 197-54 209-54 223 0 38 26 64 64 64 72 0 112-102 112-108s-6-6-8-6c-6 0-8 2-10 8-32 74-68 90-92 90-16 0-22-8-22-32 0-16 2-22 4-34 17-68 35-137 52-205z">
            <text:p/>
          </draw:path>
          <draw:path draw:style-name="gr7" draw:text-style-name="P7" draw:layer="layout" svg:width="0.161cm" svg:height="0.699cm" svg:x="21.53cm" svg:y="8.2cm" svg:viewBox="0 0 162 700" svg:d="M162 351c0-56-8-140-46-219-42-86-102-132-110-132-4 0-6 4-6 8 0 2 0 2 12 16 70 68 110 179 110 327 0 118-26 241-114 329-8 10-8 10-8 12 0 4 2 8 6 8 8 0 70-48 112-137 36-76 44-154 44-212z">
            <text:p/>
          </draw:path>
          <draw:path draw:style-name="gr7" draw:text-style-name="P7" draw:layer="layout" svg:width="0.345cm" svg:height="0.492cm" svg:x="21.786cm" svg:y="8.24cm" svg:viewBox="0 0 346 493" svg:d="M244 447c0 15 0 30 0 46 34-3 68-6 102-8 0-8 0-15 0-22-48 0-54-4-54-38 0-142 0-283 0-425-34 3-68 5-102 8 0 7 0 15 0 22 50 0 56 4 56 38 0 50 0 101 0 151-20-26-50-43-88-43-84 0-158 69-158 159 0 88 70 158 150 158 44 0 76-24 94-46zM244 259c0 48 0 96 0 144 0 12 0 14-8 26-22 34-52 48-84 48-30 0-56-18-72-44-20-30-22-70-22-98 0-26 2-68 22-100 16-22 42-44 80-44 24 0 54 10 76 42 8 12 8 14 8 26z">
            <text:p/>
          </draw:path>
          <draw:path draw:style-name="gr7" draw:text-style-name="P7" draw:layer="layout" svg:width="0.697cm" svg:height="0.492cm" svg:x="22.192cm" svg:y="8.248cm" svg:viewBox="0 0 698 493" svg:d="M606 80c18-30 34-56 78-58 6-2 14-2 14-14 0-4-4-8-8-8-18 0-38 2-56 2-22 0-48-2-72-2-4 0-14 0-14 12 0 8 6 10 12 10 16 0 40 6 40 26 0 8-2 14-8 24-63 110-127 219-190 329-9-116-17-231-26-347-2-14-2-32 48-32 12 0 20 0 20-14 0-8-8-8-10-8-28 0-58 2-86 2-16 0-58-2-74-2-4 0-14 0-14 14 0 8 8 8 18 8 30 0 36 4 36 16 1 18 3 36 4 54-59 103-119 206-178 309-9-118-17-237-26-355 0-8 0-24 54-24 6 0 14 0 14-14 0-8-8-8-10-8-28 0-58 2-86 2-24 0-50-2-74-2-4 0-12 0-12 12 0 10 6 10 18 10 34 0 36 6 36 26 11 142 21 284 32 427 0 12 2 18 12 18 8 0 10-4 16-14 69-119 137-238 206-357 9 117 17 235 26 353 2 14 4 18 12 18 10 0 14-8 16-14 77-133 155-266 232-399z">
            <text:p/>
          </draw:path>
          <draw:path draw:style-name="gr7" draw:text-style-name="P7" draw:layer="layout" svg:width="0.299cm" svg:height="0.218cm" svg:x="22.84cm" svg:y="8.615cm" svg:viewBox="0 0 300 219" svg:d="M36 184c-2 5-3 13-4 19 0 12 8 16 16 16 10 0 18-6 20-10s6-20 8-29c4-10 8-32 12-46 2-10 6-20 8-32 6-20 6-24 20-44s38-46 74-46c28 0 30 26 30 36 0 28-22 84-30 104-6 14-8 18-8 26 0 25 22 41 48 41 48 0 70-67 70-73 0-8-6-8-8-8-6 0-6 4-8 10-12 38-34 57-52 57-12 0-14-6-14-16 0-11 4-17 12-39 6-16 26-68 26-96 0-46-38-54-64-54-40 0-68 24-82 44-4-34-34-44-54-44s-32 14-38 26c-12 18-18 46-18 48 0 6 6 6 8 6 8 0 8 0 12-14 6-30 16-54 34-54 14 0 18 12 18 24 0 10-5 29-8 42s-10 32-12 44c-5 20-11 41-16 62z">
            <text:p/>
          </draw:path>
          <draw:path draw:style-name="gr7" draw:text-style-name="P7" draw:layer="layout" svg:width="0.163cm" svg:height="0.699cm" svg:x="23.268cm" svg:y="8.2cm" svg:viewBox="0 0 164 700" svg:d="M164 692c0-2 0-2-12-14-88-90-110-221-110-327 0-124 26-245 112-331 10-10 10-10 10-12 0-6-2-8-8-8s-70 48-110 138c-36 75-46 153-46 213 0 54 8 138 48 217 42 86 102 132 108 132s8-2 8-8z">
            <text:p/>
          </draw:path>
          <draw:path draw:style-name="gr7" draw:text-style-name="P7" draw:layer="layout" svg:width="0.215cm" svg:height="0.444cm" svg:x="23.488cm" svg:y="8.288cm" svg:viewBox="0 0 216 445" svg:d="M130 158c22 0 44 0 66 0 14 0 20 0 20-14 0-8-6-8-20-8-20 0-40 0-60 0 24-100 28-114 28-118 0-12-8-18-20-18-2 0-22 0-28 24-9 37-19 74-28 112-22 0-44 0-66 0-14 0-22 0-22 14 0 8 6 8 20 8 21 0 41 0 62 0-50 197-54 209-54 223 0 38 28 64 66 64 72 0 112-102 112-108s-6-6-10-6c-6 0-6 2-10 8-30 74-68 90-92 90-14 0-20-8-20-32 0-16 0-22 4-34 17-68 35-137 52-205z">
            <text:p/>
          </draw:path>
          <draw:path draw:style-name="gr7" draw:text-style-name="P7" draw:layer="layout" svg:width="0.163cm" svg:height="0.699cm" svg:x="23.766cm" svg:y="8.2cm" svg:viewBox="0 0 164 700" svg:d="M164 351c0-56-8-140-46-219-44-86-104-132-110-132-4 0-8 4-8 8 0 2 0 2 14 16 68 68 108 179 108 327 0 118-26 241-112 329-10 10-10 10-10 12 0 4 4 8 8 8 6 0 70-48 112-137 36-76 44-154 44-212z">
            <text:p/>
          </draw:path>
        </draw:g>
        <draw:g draw:style-name="gr10" xml:id="id6" draw:id="id6">
          <draw:custom-shape draw:style-name="gr11" draw:text-style-name="P10" draw:layer="layout" svg:width="2.693cm" svg:height="2cm" svg:x="13.756cm" svg:y="3.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2.507cm" svg:height="2cm" svg:x="21.993cm" svg:y="3.9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1" draw:layer="layout" svg:width="6.729cm" svg:height="0.962cm" svg:x="15.161cm" svg:y="6.1cm">
            <draw:text-box>
              <text:p><text:span text:style-name="T6">w</text:span><text:span text:style-name="T6">h</text:span><text:span text:style-name="T6">i</text:span><text:span text:style-name="T6">t</text:span><text:span text:style-name="T6">e</text:span><text:span text:style-name="T6"> </text:span><text:span text:style-name="T6">n</text:span><text:span text:style-name="T6">o</text:span><text:span text:style-name="T6">i</text:span><text:span text:style-name="T6">s</text:span><text:span text:style-name="T6">e</text:span><text:span text:style-name="T6"> </text:span><text:span text:style-name="T7">(</text:span><text:span text:style-name="T7">n</text:span><text:span text:style-name="T7">o</text:span><text:span text:style-name="T7">t</text:span><text:span text:style-name="T7"> </text:span><text:span text:style-name="T7">h</text:span><text:span text:style-name="T7">a</text:span><text:span text:style-name="T7">n</text:span><text:span text:style-name="T7">d</text:span><text:span text:style-name="T7">l</text:span><text:span text:style-name="T7">e</text:span><text:span text:style-name="T7">b</text:span><text:span text:style-name="T7">a</text:span><text:span text:style-name="T7">r</text:span><text:span text:style-name="T7">)</text:span></text:p>
            </draw:text-box>
          </draw:frame>
        </draw:g>
        <draw:g draw:style-name="gr6" xml:id="id9" draw:id="id9">
          <svg:title>TexMaths</svg:title>
          <svg:desc>20§latex§\begin{equation*}
    \mathrm{d}X(t) = \mu(X(t),t)\mathrm{d}t + \sigma (X(t),t)\mathrm{d}W(t)
\end{equation*}§svg§600§FALSE§</svg:desc>
          <draw:path draw:style-name="gr7" draw:text-style-name="P7" draw:layer="layout" svg:width="12.027cm" svg:height="0.627cm" svg:x="3.13cm" svg:y="10.036cm" svg:viewBox="0 0 12028 628" svg:d="M0 0c4009 0 8019 0 12028 0 0 209 0 419 0 628-4009 0-8019 0-12028 0 0-209 0-419 0-628z">
            <text:p/>
          </draw:path>
          <draw:path draw:style-name="gr8" draw:text-style-name="P8" draw:layer="layout" svg:width="12.099cm" svg:height="0.699cm" svg:x="3.094cm" svg:y="10cm" svg:viewBox="0 0 12100 700" svg:d="M0 0c4033 0 8067 0 12100 0 0 233 0 467 0 700-4033 0-8067 0-12100 0 0-233 0-467 0-700z">
            <text:p/>
          </draw:path>
          <draw:path draw:style-name="gr7" draw:text-style-name="P7" draw:layer="layout" svg:width="0.345cm" svg:height="0.492cm" svg:x="3.118cm" svg:y="10.04cm" svg:viewBox="0 0 346 493" svg:d="M244 447c0 15 0 30 0 46 34-3 68-6 102-8 0-8 0-15 0-22-48 0-54-4-54-38 0-142 0-283 0-425-34 3-68 5-102 8 0 7 0 15 0 22 50 0 56 4 56 38 0 50 0 101 0 151-20-26-50-43-88-43-84 0-158 69-158 159 0 88 70 158 150 158 44 0 76-24 94-46zM244 259c0 48 0 96 0 144 0 12 0 14-8 26-22 34-52 48-84 48-30 0-56-18-72-44-20-30-22-70-22-98 0-26 2-68 22-100 16-22 42-44 80-44 24 0 54 10 76 42 8 12 8 14 8 26z">
            <text:p/>
          </draw:path>
          <draw:path draw:style-name="gr7" draw:text-style-name="P7" draw:layer="layout" svg:width="0.577cm" svg:height="0.476cm" svg:x="3.504cm" svg:y="10.048cm" svg:viewBox="0 0 578 477" svg:d="M322 189c-20-46-40-93-60-139-2-6-1-5-2-8 0-4 12-18 40-20 8-2 14-2 14-14 0-8-8-8-10-8-28 0-58 2-88 2-18 0-62-2-80-2-4 0-12 0-12 14 0 8 8 8 16 8 42 0 46 6 54 22 27 65 55 130 82 195-49 53-99 105-148 158-3 3-7 5-10 8-34 38-66 48-102 50-10 2-16 2-16 14 0 2 0 8 8 8 22 0 46-2 68-2 26 0 52 2 78 2 4 0 12 0 12-14 0-6-6-8-8-8-6 0-28-2-28-22 0-10 10-22 18-30 24-25 48-51 72-76 21-23 43-46 64-70 23 56 47 112 70 168 4 8 4 8 4 10 0 6-14 18-40 20-8 2-14 2-14 14 0 8 8 8 10 8 20 0 68-2 88-2 18 0 60 2 78 2 6 0 14 0 14-14 0-8-8-8-12-8-48 0-50-2-62-30-26-66-74-174-90-216 48-49 122-133 144-153 20-16 48-32 90-34 8-2 14-2 14-14 0-2 0-8-8-8-22 0-44 2-66 2-26 0-52-2-78-2-4 0-14 0-14 14 0 4 4 6 8 8 8 0 28 2 28 20 0 10-6 20-12 26-38 40-76 81-114 121z">
            <text:p/>
          </draw:path>
          <draw:path draw:style-name="gr7" draw:text-style-name="P7" draw:layer="layout" svg:width="0.161cm" svg:height="0.699cm" svg:x="4.192cm" svg:y="10cm" svg:viewBox="0 0 162 700" svg:d="M162 692c0-2 0-2-12-14-86-90-110-221-110-327 0-124 28-245 114-331 8-10 8-10 8-12 0-6-2-8-6-8-8 0-70 48-112 138-36 75-44 153-44 213 0 54 8 138 46 217 42 86 102 132 110 132 4 0 6-2 6-8z">
            <text:p/>
          </draw:path>
          <draw:path draw:style-name="gr7" draw:text-style-name="P7" draw:layer="layout" svg:width="0.215cm" svg:height="0.444cm" svg:x="4.412cm" svg:y="10.088cm" svg:viewBox="0 0 216 445" svg:d="M128 158c22 0 44 0 66 0 14 0 22 0 22-14 0-8-8-8-20-8-21 0-41 0-62 0 26-100 28-114 28-118 0-12-8-18-20-18-2 0-22 0-28 24-9 37-19 74-28 112-22 0-44 0-66 0-14 0-20 0-20 14 0 8 6 8 20 8 21 0 41 0 62 0-52 197-54 209-54 223 0 38 26 64 64 64 72 0 112-102 112-108s-6-6-8-6c-6 0-8 2-10 8-32 74-68 90-92 90-14 0-22-8-22-32 0-16 2-22 4-34 17-68 35-137 52-205z">
            <text:p/>
          </draw:path>
          <draw:path draw:style-name="gr7" draw:text-style-name="P7" draw:layer="layout" svg:width="0.161cm" svg:height="0.699cm" svg:x="4.69cm" svg:y="10cm" svg:viewBox="0 0 162 700" svg:d="M162 351c0-56-8-140-46-219-42-86-102-132-110-132-4 0-6 4-6 8 0 2 0 2 12 16 70 68 110 179 110 327 0 118-26 241-114 329-8 10-8 10-8 12 0 4 2 8 6 8 8 0 70-48 112-137 36-76 44-154 44-212z">
            <text:p/>
          </draw:path>
          <draw:path draw:style-name="gr7" draw:text-style-name="P7" draw:layer="layout" svg:width="0.465cm" svg:height="0.165cm" svg:x="5.158cm" svg:y="10.267cm" svg:viewBox="0 0 466 166" svg:d="M442 30c12 0 24-1 24-16s-12-14-22-14c-141 0-281 0-422 0-10 0-22-1-22 14s12 16 24 16c139 0 279 0 418 0zM444 166c10 0 22 1 22-14s-12-16-24-16c-139 0-279 0-418 0-12 0-24 1-24 16s12 14 22 14c141 0 281 0 422 0z">
            <text:p/>
          </draw:path>
          <draw:path draw:style-name="gr7" draw:text-style-name="P7" draw:layer="layout" svg:width="0.381cm" svg:height="0.46cm" svg:x="5.88cm" svg:y="10.215cm" svg:viewBox="0 0 382 461" svg:d="M142 64c4-14 10-42 10-44 0-12-8-20-20-20-2 0-22 2-28 26-34 135-68 270-102 405-2 8-1 7-2 10 0 12 8 20 20 20 16 0 24-12 24-14 4-8 12-44 40-152 22 20 54 22 68 22 48 0 76-32 94-52 6 32 32 52 62 52 26 0 42-16 52-38 12-26 22-68 22-70 0-6-6-6-8-6-8 0-8 2-10 12-12 46-26 86-54 86-20 0-22-18-22-32 0-16 10-48 14-72 7-25 13-50 20-75 2-10 10-38 12-48 4-16 10-42 10-46 0-14-8-20-20-20-2 0-22 0-26 24-11 44-23 88-34 132-8 33-16 63-18 71 0 2-34 66-92 66-34 0-52-22-52-60 0-20 6-40 10-59 10-40 20-79 30-118z">
            <text:p/>
          </draw:path>
          <draw:path draw:style-name="gr7" draw:text-style-name="P7" draw:layer="layout" svg:width="0.163cm" svg:height="0.699cm" svg:x="6.351cm" svg:y="10cm" svg:viewBox="0 0 164 700" svg:d="M164 692c0-2 0-2-12-14-88-90-110-221-110-327 0-124 26-245 112-331 10-10 10-10 10-12 0-6-4-8-8-8-6 0-70 48-112 138-34 75-44 153-44 213 0 54 8 138 46 217 44 86 104 132 110 132 4 0 8-2 8-8z">
            <text:p/>
          </draw:path>
          <draw:path draw:style-name="gr7" draw:text-style-name="P7" draw:layer="layout" svg:width="0.577cm" svg:height="0.476cm" svg:x="6.575cm" svg:y="10.048cm" svg:viewBox="0 0 578 477" svg:d="M322 189c-20-46-40-93-60-139-2-6-3-5-4-8 0-4 12-18 42-20 8-2 14-2 14-14 0-8-8-8-10-8-30 0-60 2-88 2-18 0-62-2-80-2-4 0-12 0-12 14 0 8 6 8 16 8 42 0 46 6 52 22 28 65 56 130 84 195-49 53-99 105-148 158-3 3-7 5-10 8-34 38-68 48-104 50-8 2-14 2-14 14 0 2 0 8 8 8 22 0 44-2 66-2 26 0 54 2 80 2 4 0 12 0 12-14 0-6-5-6-8-8-6 0-28-2-28-22 0-10 10-22 18-30 24-25 48-51 72-76 21-23 43-46 64-70 23 56 47 112 70 168 2 8 4 8 4 10 0 6-14 18-42 20-6 2-14 2-14 14 0 8 8 8 12 8 20 0 68-2 88-2 18 0 60 2 78 2 4 0 14 0 14-14 0-8-8-8-14-8-46 0-48-2-60-30-28-66-74-174-90-216 48-49 122-133 144-153 20-16 46-32 88-34 10-2 16-2 16-14 0-2 0-8-8-8-22 0-46 2-66 2-26 0-54-2-78-2-6 0-14 0-14 14 0 4 4 6 8 8 6 0 28 2 28 20 0 10-8 20-14 26-37 40-75 81-112 121z">
            <text:p/>
          </draw:path>
          <draw:path draw:style-name="gr7" draw:text-style-name="P7" draw:layer="layout" svg:width="0.161cm" svg:height="0.699cm" svg:x="7.263cm" svg:y="10cm" svg:viewBox="0 0 162 700" svg:d="M162 692c0-2 0-2-12-14-88-90-110-221-110-327 0-124 26-245 114-331 8-10 8-10 8-12 0-6-2-8-6-8-8 0-72 48-112 138-36 75-44 153-44 213 0 54 6 138 46 217 42 86 102 132 110 132 4 0 6-2 6-8z">
            <text:p/>
          </draw:path>
          <draw:path draw:style-name="gr7" draw:text-style-name="P7" draw:layer="layout" svg:width="0.213cm" svg:height="0.444cm" svg:x="7.483cm" svg:y="10.088cm" svg:viewBox="0 0 214 445" svg:d="M128 158c22 0 44 0 66 0 14 0 20 0 20-14 0-8-6-8-18-8-21 0-41 0-62 0 24-100 28-114 28-118 0-12-8-18-20-18-2 0-22 0-28 24-9 37-19 74-28 112-22 0-44 0-66 0-14 0-20 0-20 14 0 8 4 8 18 8 21 0 41 0 62 0-50 197-52 209-52 223 0 38 26 64 64 64 72 0 112-102 112-108s-6-6-8-6c-8 0-8 2-12 8-30 74-66 90-90 90-16 0-22-8-22-32 0-16 0-22 4-34 17-68 35-137 52-205z">
            <text:p/>
          </draw:path>
          <draw:path draw:style-name="gr7" draw:text-style-name="P7" draw:layer="layout" svg:width="0.163cm" svg:height="0.699cm" svg:x="7.759cm" svg:y="10cm" svg:viewBox="0 0 164 700" svg:d="M164 351c0-56-8-140-46-219-42-86-104-132-110-132-4 0-8 4-8 8 0 2 0 2 14 16 68 68 110 179 110 327 0 118-26 241-114 329-10 10-10 10-10 12 0 4 4 8 8 8 6 0 70-48 112-137 36-76 44-154 44-212z">
            <text:p/>
          </draw:path>
          <draw:path draw:style-name="gr7" draw:text-style-name="P7" draw:layer="layout" svg:width="0.081cm" svg:height="0.208cm" svg:x="8.053cm" svg:y="10.451cm" svg:viewBox="0 0 82 209" svg:d="M82 74c0-46-16-74-44-74-24 0-38 18-38 38 0 18 14 36 38 36 8 0 18-2 24-8 2-2 3-2 4-2 1 3 2 0 2 10 0 52-26 94-48 115-8 8-8 10-8 12 0 4 4 8 6 8 8 0 64-53 64-135z">
            <text:p/>
          </draw:path>
          <draw:path draw:style-name="gr7" draw:text-style-name="P7" draw:layer="layout" svg:width="0.215cm" svg:height="0.444cm" svg:x="8.321cm" svg:y="10.088cm" svg:viewBox="0 0 216 445" svg:d="M130 158c22 0 44 0 66 0 14 0 20 0 20-14 0-8-6-8-20-8-21 0-41 0-62 0 26-100 30-114 30-118 0-12-8-18-20-18-2 0-22 0-28 24-9 37-19 74-28 112-22 0-44 0-66 0-14 0-22 0-22 14 0 8 6 8 20 8 21 0 41 0 62 0-50 197-54 209-54 223 0 38 28 64 66 64 70 0 110-102 110-108s-4-6-8-6c-6 0-6 2-10 8-30 74-68 90-92 90-14 0-22-8-22-32 0-16 2-22 6-34 17-68 35-137 52-205z">
            <text:p/>
          </draw:path>
          <draw:path draw:style-name="gr7" draw:text-style-name="P7" draw:layer="layout" svg:width="0.163cm" svg:height="0.699cm" svg:x="8.599cm" svg:y="10cm" svg:viewBox="0 0 164 700" svg:d="M164 351c0-56-8-140-48-219-42-86-102-132-108-132s-8 4-8 8c0 2 0 2 14 16 68 68 108 179 108 327 0 118-26 241-112 329-10 10-10 10-10 12 0 4 2 8 8 8s70-48 110-137c36-76 46-154 46-212z">
            <text:p/>
          </draw:path>
          <draw:path draw:style-name="gr7" draw:text-style-name="P7" draw:layer="layout" svg:width="0.345cm" svg:height="0.492cm" svg:x="8.857cm" svg:y="10.04cm" svg:viewBox="0 0 346 493" svg:d="M242 447c0 15 0 30 0 46 35-3 69-6 104-8 0-8 0-15 0-22-50 0-56-4-56-38 0-142 0-283 0-425-33 3-67 5-100 8 0 7 0 15 0 22 48 0 54 4 54 38 0 50 0 101 0 151-20-26-50-43-88-43-82 0-156 69-156 159 0 88 68 158 148 158 46 0 76-24 94-46zM242 259c0 48 0 96 0 144 0 12 0 14-8 26-20 34-52 48-82 48-32 0-58-18-74-44-18-30-20-70-20-98 0-26 2-68 22-100 14-22 40-44 78-44 26 0 54 10 76 42 8 12 8 14 8 26z">
            <text:p/>
          </draw:path>
          <draw:path draw:style-name="gr7" draw:text-style-name="P7" draw:layer="layout" svg:width="0.215cm" svg:height="0.444cm" svg:x="9.239cm" svg:y="10.088cm" svg:viewBox="0 0 216 445" svg:d="M128 158c22 0 44 0 66 0 14 0 22 0 22-14 0-8-8-8-20-8-21 0-41 0-62 0 26-100 30-114 30-118 0-12-10-18-22-18-2 0-22 0-28 24-9 37-17 74-26 112-22 0-44 0-66 0-14 0-22 0-22 14 0 8 6 8 20 8 21 0 41 0 62 0-52 197-54 209-54 223 0 38 26 64 64 64 72 0 112-102 112-108s-6-6-8-6c-6 0-6 2-10 8-30 74-68 90-92 90-14 0-22-8-22-32 0-16 2-22 4-34 17-68 35-137 52-205z">
            <text:p/>
          </draw:path>
          <draw:path draw:style-name="gr7" draw:text-style-name="P7" draw:layer="layout" svg:width="0.465cm" svg:height="0.464cm" svg:x="9.673cm" svg:y="10.118cm" svg:viewBox="0 0 466 465" svg:d="M248 247c65 0 131 0 196 0 10 0 22 1 22-14s-12-16-22-16c-65 0-131 0-196 0 0-65 0-130 0-195 0-10 0-22-14-22s-14 12-14 22c0 65 0 130 0 195-66 0-132 0-198 0-10 0-22 1-22 16s12 14 22 14c66 0 132 0 198 0 0 66 0 131 0 196 0 10 0 22 14 22s14-12 14-22c0-65 0-130 0-196z">
            <text:p/>
          </draw:path>
          <draw:path draw:style-name="gr7" draw:text-style-name="P7" draw:layer="layout" svg:width="0.369cm" svg:height="0.308cm" svg:x="10.363cm" svg:y="10.223cm" svg:viewBox="0 0 370 309" svg:d="M336 40c10 0 34 0 34-24 0-16-14-16-26-16-53 0-107 0-160 0-106 0-184 116-184 199 0 60 40 110 104 110 84 0 178-84 178-191 0-12 0-46-22-78 25 0 51 0 76 0zM106 293c-36 0-64-24-64-76 0-20 10-77 34-119 30-48 72-58 96-58 58 0 64 48 64 68 0 34-14 91-38 125-28 42-66 60-92 60z">
            <text:p/>
          </draw:path>
          <draw:path draw:style-name="gr7" draw:text-style-name="P7" draw:layer="layout" svg:width="0.163cm" svg:height="0.699cm" svg:x="10.831cm" svg:y="10cm" svg:viewBox="0 0 164 700" svg:d="M164 692c0-2 0-2-12-14-88-90-110-221-110-327 0-124 26-245 112-331 10-10 10-10 10-12 0-6-2-8-8-8s-70 48-110 138c-36 75-46 153-46 213 0 54 8 138 48 217 42 86 102 132 108 132s8-2 8-8z">
            <text:p/>
          </draw:path>
          <draw:path draw:style-name="gr7" draw:text-style-name="P7" draw:layer="layout" svg:width="0.577cm" svg:height="0.476cm" svg:x="11.055cm" svg:y="10.048cm" svg:viewBox="0 0 578 477" svg:d="M322 189c-20-46-40-93-60-139-2-6-3-5-4-8 0-4 12-18 42-20 8-2 14-2 14-14 0-8-8-8-10-8-28 0-60 2-88 2-18 0-62-2-80-2-4 0-12 0-12 14 0 8 6 8 16 8 42 0 46 6 52 22 28 65 56 130 84 195-49 53-99 105-148 158-3 3-7 5-10 8-34 38-68 48-104 50-8 2-14 2-14 14 0 2 0 8 8 8 22 0 44-2 66-2 26 0 54 2 80 2 4 0 12 0 12-14 0-6-6-8-8-8-6 0-28-2-28-22 0-10 10-22 18-30 24-25 48-51 72-76 21-23 43-46 64-70 23 56 47 112 70 168 4 8 4 8 4 10 0 6-14 18-40 20-8 2-14 2-14 14 0 8 6 8 10 8 20 0 68-2 88-2 18 0 60 2 78 2 6 0 14 0 14-14 0-8-8-8-14-8-46 0-48-2-60-30-26-66-74-174-90-216 48-49 122-133 144-153 20-16 46-32 90-34 8-2 14-2 14-14 0-2 0-8-8-8-22 0-44 2-66 2-26 0-54-2-78-2-4 0-14 0-14 14 0 4 4 6 8 8 6 0 28 2 28 20 0 10-8 20-12 26-38 40-76 81-114 121z">
            <text:p/>
          </draw:path>
          <draw:path draw:style-name="gr7" draw:text-style-name="P7" draw:layer="layout" svg:width="0.161cm" svg:height="0.699cm" svg:x="11.743cm" svg:y="10cm" svg:viewBox="0 0 162 700" svg:d="M162 692c0-2 0-2-12-14-88-90-110-221-110-327 0-124 26-245 114-331 8-10 8-10 8-12 0-6-2-8-6-8-8 0-70 48-112 138-36 75-44 153-44 213 0 54 8 138 46 217 42 86 102 132 110 132 4 0 6-2 6-8z">
            <text:p/>
          </draw:path>
          <draw:path draw:style-name="gr7" draw:text-style-name="P7" draw:layer="layout" svg:width="0.215cm" svg:height="0.444cm" svg:x="11.963cm" svg:y="10.088cm" svg:viewBox="0 0 216 445" svg:d="M128 158c22 0 44 0 66 0 14 0 22 0 22-14 0-8-8-8-20-8-21 0-41 0-62 0 24-100 28-114 28-118 0-12-8-18-20-18-2 0-22 0-28 24-9 37-19 74-28 112-22 0-44 0-66 0-14 0-20 0-20 14 0 8 4 8 20 8 20 0 40 0 60 0-50 197-52 209-52 223 0 38 26 64 64 64 72 0 112-102 112-108s-6-6-8-6c-6 0-8 2-12 8-30 74-66 90-90 90-16 0-22-8-22-32 0-16 2-22 4-34 17-68 35-137 52-205z">
            <text:p/>
          </draw:path>
          <draw:path draw:style-name="gr7" draw:text-style-name="P7" draw:layer="layout" svg:width="0.161cm" svg:height="0.699cm" svg:x="12.24cm" svg:y="10cm" svg:viewBox="0 0 162 700" svg:d="M162 351c0-56-8-140-46-219-42-86-102-132-110-132-4 0-6 4-6 8 0 2 0 2 12 16 70 68 110 179 110 327 0 118-26 241-114 329-8 10-8 10-8 12 0 4 2 8 6 8 8 0 70-48 112-137 36-76 44-154 44-212z">
            <text:p/>
          </draw:path>
          <draw:path draw:style-name="gr7" draw:text-style-name="P7" draw:layer="layout" svg:width="0.081cm" svg:height="0.208cm" svg:x="12.532cm" svg:y="10.451cm" svg:viewBox="0 0 82 209" svg:d="M82 74c0-46-16-74-44-74-24 0-38 18-38 38 0 18 14 36 38 36 8 0 18-2 24-8 2-2 3-2 4-2 1 3 2 0 2 10 0 52-26 94-48 115-8 8-8 10-8 12 0 4 4 8 6 8 8 0 64-53 64-135z">
            <text:p/>
          </draw:path>
          <draw:path draw:style-name="gr7" draw:text-style-name="P7" draw:layer="layout" svg:width="0.215cm" svg:height="0.444cm" svg:x="12.8cm" svg:y="10.088cm" svg:viewBox="0 0 216 445" svg:d="M130 158c22 0 44 0 66 0 14 0 20 0 20-14 0-8-6-8-20-8-21 0-41 0-62 0 26-100 30-114 30-118 0-12-8-18-20-18-2 0-22 0-28 24-9 37-19 74-28 112-22 0-44 0-66 0-14 0-22 0-22 14 0 8 6 8 20 8 21 0 41 0 62 0-50 197-54 209-54 223 0 38 28 64 66 64 72 0 112-102 112-108s-6-6-10-6c-6 0-6 2-10 8-30 74-68 90-92 90-14 0-20-8-20-32 0-16 0-22 4-34 17-68 35-137 52-205z">
            <text:p/>
          </draw:path>
          <draw:path draw:style-name="gr7" draw:text-style-name="P7" draw:layer="layout" svg:width="0.163cm" svg:height="0.699cm" svg:x="13.078cm" svg:y="10cm" svg:viewBox="0 0 164 700" svg:d="M164 351c0-56-8-140-46-219-44-86-104-132-110-132-4 0-8 4-8 8 0 2 0 2 14 16 68 68 108 179 108 327 0 118-26 241-112 329-10 10-10 10-10 12 0 4 4 8 8 8 6 0 70-48 112-137 36-76 44-154 44-212z">
            <text:p/>
          </draw:path>
          <draw:path draw:style-name="gr7" draw:text-style-name="P7" draw:layer="layout" svg:width="0.345cm" svg:height="0.492cm" svg:x="13.336cm" svg:y="10.04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8 26-20 34-52 48-82 48-32 0-56-18-74-44-18-30-20-70-20-98 0-26 2-68 22-100 14-22 42-44 80-44 24 0 54 10 74 42 8 12 8 14 8 26z">
            <text:p/>
          </draw:path>
          <draw:path draw:style-name="gr7" draw:text-style-name="P7" draw:layer="layout" svg:width="0.697cm" svg:height="0.492cm" svg:x="13.74cm" svg:y="10.048cm" svg:viewBox="0 0 698 493" svg:d="M606 80c18-30 34-56 80-58 6-2 12-2 12-14 0-4-2-8-8-8-16 0-36 2-54 2-24 0-50-2-74-2-4 0-12 0-12 12 0 8 6 10 10 10 16 0 42 6 42 26 0 8-4 14-10 24-63 110-127 219-190 329-9-116-17-231-26-347 0-14-2-32 50-32 12 0 18 0 18-14 0-8-6-8-10-8-28 0-58 2-86 2-16 0-58-2-74-2-4 0-12 0-12 14 0 8 6 8 16 8 32 0 36 4 38 16 1 18 3 36 4 54-59 103-119 206-178 309-9-118-17-237-26-355 0-8 0-24 52-24 8 0 16 0 16-14 0-8-8-8-10-8-28 0-58 2-86 2-26 0-50-2-74-2-4 0-14 0-14 12 0 10 8 10 18 10 36 0 36 6 38 26 11 142 21 284 32 427 0 12 0 18 10 18 8 0 10-4 18-14 69-119 137-238 206-357 9 117 17 235 26 353 2 14 2 18 12 18 8 0 12-8 16-14 77-133 153-266 230-399z">
            <text:p/>
          </draw:path>
          <draw:path draw:style-name="gr7" draw:text-style-name="P7" draw:layer="layout" svg:width="0.163cm" svg:height="0.699cm" svg:x="14.532cm" svg:y="10cm" svg:viewBox="0 0 164 700" svg:d="M164 692c0-2 0-2-12-14-88-90-110-221-110-327 0-124 26-245 112-331 10-10 10-10 10-12 0-6-2-8-8-8s-70 48-110 138c-36 75-46 153-46 213 0 54 8 138 48 217 42 86 102 132 108 132s8-2 8-8z">
            <text:p/>
          </draw:path>
          <draw:path draw:style-name="gr7" draw:text-style-name="P7" draw:layer="layout" svg:width="0.215cm" svg:height="0.444cm" svg:x="14.752cm" svg:y="10.088cm" svg:viewBox="0 0 216 445" svg:d="M130 158c22 0 44 0 66 0 14 0 20 0 20-14 0-8-6-8-20-8-20 0-40 0-60 0 24-100 28-114 28-118 0-12-8-18-20-18-2 0-22 0-28 24-9 37-19 74-28 112-22 0-44 0-66 0-14 0-22 0-22 14 0 8 6 8 20 8 21 0 41 0 62 0-50 197-54 209-54 223 0 38 28 64 66 64 72 0 112-102 112-108s-6-6-10-6c-6 0-6 2-10 8-30 74-68 90-90 90-16 0-22-8-22-32 0-16 0-22 4-34 17-68 35-137 52-205z">
            <text:p/>
          </draw:path>
          <draw:path draw:style-name="gr7" draw:text-style-name="P7" draw:layer="layout" svg:width="0.163cm" svg:height="0.699cm" svg:x="15.03cm" svg:y="10cm" svg:viewBox="0 0 164 700" svg:d="M164 351c0-56-8-140-46-219-42-86-104-132-110-132-4 0-8 4-8 8 0 2 0 2 14 16 68 68 108 179 108 327 0 118-26 241-112 329-10 10-10 10-10 12 0 4 4 8 8 8 6 0 70-48 112-137 36-76 44-154 44-212z">
            <text:p/>
          </draw:path>
        </draw:g>
        <draw:g draw:style-name="gr10" xml:id="id10" draw:id="id10">
          <draw:frame draw:style-name="gr14" draw:text-style-name="P12" draw:layer="layout" svg:width="2cm" svg:height="0.962cm" svg:x="6.3cm" svg:y="11.227cm">
            <draw:text-box>
              <text:p><text:span text:style-name="T8">d</text:span><text:span text:style-name="T8">r</text:span><text:span text:style-name="T8">i</text:span><text:span text:style-name="T8">f</text:span><text:span text:style-name="T8">t</text:span></text:p>
            </draw:text-box>
          </draw:frame>
          <draw:custom-shape draw:style-name="gr15" draw:text-style-name="P10" draw:layer="layout" svg:width="3.044cm" svg:height="1cm" svg:x="5.756cm" svg:y="9.8cm">
            <text:p/>
            <draw:enhanced-geometry svg:viewBox="0 0 21600 21600" draw:type="rectangle" draw:enhanced-path="M 0 0 L 21600 0 21600 21600 0 21600 0 0 Z N"/>
          </draw:custom-shape>
        </draw:g>
        <draw:g draw:style-name="gr10" xml:id="id11" draw:id="id11">
          <draw:frame draw:style-name="gr14" draw:text-style-name="P13" draw:layer="layout" svg:width="3cm" svg:height="0.962cm" svg:x="10.4cm" svg:y="11.2cm">
            <draw:text-box>
              <text:p><text:span text:style-name="T9">d</text:span><text:span text:style-name="T9">i</text:span><text:span text:style-name="T9">f</text:span><text:span text:style-name="T9">f</text:span><text:span text:style-name="T9">u</text:span><text:span text:style-name="T9">s</text:span><text:span text:style-name="T9">i</text:span><text:span text:style-name="T9">o</text:span><text:span text:style-name="T9">n</text:span></text:p>
            </draw:text-box>
          </draw:frame>
          <draw:custom-shape draw:style-name="gr16" draw:text-style-name="P10" draw:layer="layout" svg:width="3.044cm" svg:height="1cm" svg:x="10.256cm" svg:y="9.8cm">
            <text:p/>
            <draw:enhanced-geometry svg:viewBox="0 0 21600 21600" draw:type="rectangle" draw:enhanced-path="M 0 0 L 21600 0 21600 21600 0 21600 0 0 Z N"/>
          </draw:custom-shape>
        </draw:g>
        <draw:g draw:style-name="gr10" xml:id="id12" draw:id="id12">
          <draw:g draw:style-name="gr10">
            <draw:line draw:style-name="gr17" draw:text-style-name="P10" draw:layer="layout" svg:x1="17cm" svg:y1="14.622cm" svg:x2="25.216cm" svg:y2="14.622cm">
              <text:p/>
            </draw:line>
            <draw:line draw:style-name="gr17" draw:text-style-name="P10" draw:layer="layout" svg:x1="17.271cm" svg:y1="14.893cm" svg:x2="17.283cm" svg:y2="10.828cm">
              <text:p/>
            </draw:line>
            <draw:path draw:style-name="gr18" draw:text-style-name="P14" draw:layer="layout" svg:width="6.756cm" svg:height="2.502cm" draw:transform="skewX (0.0457276264022515) rotate (0.28326693759868) translate (17.2551137629311cm 12.9181614795191cm)" svg:viewBox="0 0 6757 2503" svg:d="M0 147c176 19 329-157 500-147 109 7-56 364 97 193 218-243 157-4 183 84 41 145 201-68 164 189-36 291 249-2 151 295-45 138 116 281 63 427-44 119 130 242 181 83 47-144 160-68 258-107 60-22 125 436 187 156 27-118 80-256 181-293 159-58 100-196 224-279 54-12 124-427 117-111-6 327 233 39 304-54 175-235 126 267 289 4 193-312 206 223 331 8 173-299 110 142 247-124 63-123-37 281-9 421 16 80 41 305 186 219 108-64 114 189 243 15 44-60 195-291 188-2-2 134 169 172 281 151 135-25 335 34 398-113 121-284 229 85 354-173 56-114 198-301 299-213 84 74 90 323 238 210 109-83 205-186 322-253 95-55 170-129 228-218 156-239 52 126 66 176 36 135-56 275-60 415-3 142-6 285-17 428-8 103-12 206-11 311 1 150 19 326 130 415 86 69 49 394 186 100 31-68 107 283 126 76l55-79 58-86 19-17">
              <text:p/>
            </draw:path>
            <draw:g draw:style-name="gr6">
              <svg:title>TexMaths</svg:title>
              <svg:desc>20§display§T§svg§600§FALSE§</svg:desc>
              <draw:path draw:style-name="gr7" draw:text-style-name="P7" draw:layer="layout" svg:width="0.393cm" svg:height="0.361cm" svg:x="24.094cm" svg:y="15.106cm" svg:viewBox="0 0 394 362" svg:d="M0 0c131 0 263 0 394 0 0 121 0 241 0 362-131 0-263 0-394 0 0-121 0-241 0-362z">
                <text:p/>
              </draw:path>
              <draw:path draw:style-name="gr8" draw:text-style-name="P8" draw:layer="layout" svg:width="0.461cm" svg:height="0.425cm" svg:x="24.06cm" svg:y="15.074cm" svg:viewBox="0 0 462 426" svg:d="M0 0c154 0 308 0 462 0 0 142 0 284 0 426-154 0-308 0-462 0 0-142 0-284 0-426z">
                <text:p/>
              </draw:path>
              <draw:path draw:style-name="gr7" draw:text-style-name="P7" draw:layer="layout" svg:width="0.446cm" svg:height="0.425cm" svg:x="24.075cm" svg:y="15.074cm" svg:viewBox="0 0 447 426" svg:d="M265 45c5-18 7-22 15-23 5-2 28-2 41-2 68 0 96 2 96 52 0 9-2 32-6 50 0 2-2 9-2 11 0 4 2 9 10 9 5 0 7-5 9-14 6-37 11-73 17-110 2-4 2-9 2-11 0-7-6-7-17-7-121 0-243 0-364 0-17 0-17 0-23 13-13 37-26 74-39 111-1 4-4 9-4 11 0 4 4 7 9 7 6 0 6-3 12-14 33-97 50-108 148-108 9 0 18 0 26 0 19 0 19 2 19 7 0 4-2 11-4 13-29 112-59 224-88 336-6 23-7 31-77 31-24 0-28 0-28 12 0 7 7 7 11 7 17 0 36-1 55-1 17 0 36 0 54 0s38 0 55 0c20 0 39 1 58 1 5 0 15 0 15-12 0-7-6-7-23-7s-26 0-43-2c-19-2-24-4-24-13 0-2 0-3 3-14 29-111 58-222 87-333z">
                <text:p/>
              </draw:path>
            </draw:g>
            <draw:line draw:style-name="gr19" draw:text-style-name="P14" draw:layer="layout" svg:x1="24.273cm" svg:y1="14.893cm" svg:x2="24.273cm" svg:y2="11.28cm">
              <text:p/>
            </draw:line>
          </draw:g>
          <draw:frame draw:style-name="gr20" draw:text-style-name="P15" draw:layer="layout" svg:width="1.5cm" svg:height="0.742cm" svg:x="24.5cm" svg:y="13.1cm">
            <draw:text-box>
              <text:p><text:span text:style-name="T10">X</text:span><text:span text:style-name="T10">(</text:span><text:span text:style-name="T10">t</text:span><text:span text:style-name="T10">)</text:span><text:span text:style-name="T11"> </text:span></text:p>
            </draw:text-box>
          </draw:frame>
        </draw:g>
        <draw:g draw:style-name="gr10" xml:id="id7" draw:id="id7">
          <draw:connector draw:style-name="gr21" draw:text-style-name="P14" draw:layer="layout" draw:type="curve" svg:x1="3.178cm" svg:y1="4.993cm" svg:x2="2.578cm" svg:y2="8.554cm" draw:start-shape="id1" draw:start-glue-point="3" draw:end-shape="id2" draw:end-glue-point="3" svg:d="M3178 4993c-1651 0-1351 3561-600 3561" svg:viewBox="0 0 1205 3562">
            <text:p/>
          </draw:connector>
          <draw:custom-shape draw:style-name="gr22" draw:text-style-name="P16" xml:id="id1" draw:id="id1" draw:layer="layout" svg:width="0.31cm" svg:height="0.619cm" svg:x="3.178cm" svg:y="4.6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6" xml:id="id2" draw:id="id2" draw:layer="layout" svg:width="0.31cm" svg:height="0.619cm" svg:x="2.578cm" svg:y="8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17" draw:layer="layout" svg:width="2.51cm" svg:height="1.199cm" svg:x="0.682cm" svg:y="4.846cm">
            <draw:text-box>
              <text:p><text:span text:style-name="T12">⋅</text:span><text:span text:style-name="T12"> </text:span><text:span text:style-name="T13">d</text:span><text:span text:style-name="T12">t</text:span><text:span text:style-name="T14"> 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in_5f_black" presentation:presentation-page-layout-name="AL1T0">
        <office:forms form:automatic-focus="false" form:apply-design-mode="false"/>
        <draw:frame draw:style-name="gr24" draw:text-style-name="P18" draw:layer="layout" svg:width="3.41cm" svg:height="1.187cm" svg:x="24.272cm" svg:y="14.501cm">
          <draw:text-box>
            <text:p text:style-name="P5"><text:span text:style-name="T15"><text:page-number>&lt;number&gt;</text:page-number></text:span></text:p>
          </draw:text-box>
        </draw:frame>
        <draw:frame draw:style-name="gr25" draw:text-style-name="P9" draw:layer="layout" svg:width="12cm" svg:height="1.5cm" svg:x="0.5cm" svg:y="0.5cm">
          <draw:text-box>
            <text:p><text:span text:style-name="T5">Euler-Maruyama method</text:span></text:p>
          </draw:text-box>
        </draw:frame>
        <draw:g draw:style-name="gr6" xml:id="id13" draw:id="id13">
          <svg:title>TexMaths</svg:title>
          <svg:desc>20§latex§\begin{equation*}
   \mathrm{d}X(t) = \mu(X(t),t)\mathrm{d}t + \sigma (X(t),t)\mathrm{d}W(t)
\end{equation*}§svg§600§FALSE§</svg:desc>
          <draw:path draw:style-name="gr7" draw:text-style-name="P7" draw:layer="layout" svg:width="12.027cm" svg:height="0.627cm" svg:x="2.68cm" svg:y="2.494cm" svg:viewBox="0 0 12028 628" svg:d="M0 0c4009 0 8019 0 12028 0 0 209 0 419 0 628-4009 0-8019 0-12028 0 0-209 0-419 0-628z">
            <text:p/>
          </draw:path>
          <draw:path draw:style-name="gr8" draw:text-style-name="P8" draw:layer="layout" svg:width="12.099cm" svg:height="0.699cm" svg:x="2.644cm" svg:y="2.458cm" svg:viewBox="0 0 12100 700" svg:d="M0 0c4033 0 8067 0 12100 0 0 233 0 467 0 700-4033 0-8067 0-12100 0 0-233 0-467 0-700z">
            <text:p/>
          </draw:path>
          <draw:path draw:style-name="gr7" draw:text-style-name="P7" draw:layer="layout" svg:width="0.345cm" svg:height="0.492cm" svg:x="2.668cm" svg:y="2.498cm" svg:viewBox="0 0 346 493" svg:d="M244 447c0 15 0 30 0 46 34-3 68-6 102-8 0-8 0-15 0-22-48 0-54-4-54-38 0-142 0-283 0-425-34 3-68 5-102 8 0 7 0 15 0 22 50 0 56 4 56 38 0 50 0 101 0 151-20-26-50-43-88-43-84 0-158 69-158 159 0 88 70 158 150 158 44 0 76-24 94-46zM244 259c0 48 0 96 0 144 0 12 0 14-8 26-22 34-52 48-84 48-30 0-56-18-72-44-20-30-22-70-22-98 0-26 2-68 22-100 16-22 42-44 80-44 24 0 54 10 76 42 8 12 8 14 8 26z">
            <text:p/>
          </draw:path>
          <draw:path draw:style-name="gr7" draw:text-style-name="P7" draw:layer="layout" svg:width="0.577cm" svg:height="0.476cm" svg:x="3.054cm" svg:y="2.506cm" svg:viewBox="0 0 578 477" svg:d="M322 189c-20-46-40-93-60-139-2-6-1-5-2-8 0-4 12-18 40-20 8-2 14-2 14-14 0-8-8-8-10-8-28 0-58 2-88 2-18 0-62-2-80-2-4 0-12 0-12 14 0 8 8 8 16 8 42 0 46 6 54 22 27 65 55 130 82 195-49 53-99 105-148 158-3 3-7 5-10 8-34 38-66 48-102 50-10 2-16 2-16 14 0 2 0 8 8 8 22 0 46-2 68-2 26 0 52 2 78 2 4 0 12 0 12-14 0-6-6-8-8-8-6 0-28-2-28-22 0-10 10-22 18-30 24-25 48-51 72-76 21-23 43-46 64-70 23 56 47 112 70 168 4 8 4 8 4 10 0 6-14 18-40 20-8 2-14 2-14 14 0 8 8 8 10 8 20 0 68-2 88-2 18 0 60 2 78 2 6 0 14 0 14-14 0-8-8-8-12-8-48 0-50-2-62-30-26-66-74-174-90-216 48-49 122-133 144-153 20-16 48-32 90-34 8-2 14-2 14-14 0-2 0-8-8-8-22 0-44 2-66 2-26 0-52-2-78-2-4 0-14 0-14 14 0 4 4 6 8 8 8 0 28 2 28 20 0 10-6 20-12 26-38 40-76 81-114 121z">
            <text:p/>
          </draw:path>
          <draw:path draw:style-name="gr7" draw:text-style-name="P7" draw:layer="layout" svg:width="0.161cm" svg:height="0.699cm" svg:x="3.742cm" svg:y="2.458cm" svg:viewBox="0 0 162 700" svg:d="M162 692c0-2 0-2-12-14-86-90-110-221-110-327 0-124 28-245 114-331 8-10 8-10 8-12 0-6-2-8-6-8-8 0-70 48-112 138-36 75-44 153-44 213 0 54 8 138 46 217 42 86 102 132 110 132 4 0 6-2 6-8z">
            <text:p/>
          </draw:path>
          <draw:path draw:style-name="gr7" draw:text-style-name="P7" draw:layer="layout" svg:width="0.215cm" svg:height="0.444cm" svg:x="3.962cm" svg:y="2.546cm" svg:viewBox="0 0 216 445" svg:d="M128 158c22 0 44 0 66 0 14 0 22 0 22-14 0-8-8-8-20-8-21 0-41 0-62 0 26-100 28-114 28-118 0-12-8-18-20-18-2 0-22 0-28 24-9 37-19 74-28 112-22 0-44 0-66 0-14 0-20 0-20 14 0 8 6 8 20 8 21 0 41 0 62 0-52 197-54 209-54 223 0 38 26 64 64 64 72 0 112-102 112-108s-6-6-8-6c-6 0-8 2-10 8-32 74-68 90-92 90-14 0-22-8-22-32 0-16 2-22 4-34 17-68 35-137 52-205z">
            <text:p/>
          </draw:path>
          <draw:path draw:style-name="gr7" draw:text-style-name="P7" draw:layer="layout" svg:width="0.161cm" svg:height="0.699cm" svg:x="4.24cm" svg:y="2.458cm" svg:viewBox="0 0 162 700" svg:d="M162 351c0-56-8-140-46-219-42-86-102-132-110-132-4 0-6 4-6 8 0 2 0 2 12 16 70 68 110 179 110 327 0 118-26 241-114 329-8 10-8 10-8 12 0 4 2 8 6 8 8 0 70-48 112-137 36-76 44-154 44-212z">
            <text:p/>
          </draw:path>
          <draw:path draw:style-name="gr7" draw:text-style-name="P7" draw:layer="layout" svg:width="0.465cm" svg:height="0.165cm" svg:x="4.708cm" svg:y="2.725cm" svg:viewBox="0 0 466 166" svg:d="M442 30c12 0 24-1 24-16s-12-14-22-14c-141 0-281 0-422 0-10 0-22-1-22 14s12 16 24 16c139 0 279 0 418 0zM444 166c10 0 22 1 22-14s-12-16-24-16c-139 0-279 0-418 0-12 0-24 1-24 16s12 14 22 14c141 0 281 0 422 0z">
            <text:p/>
          </draw:path>
          <draw:path draw:style-name="gr7" draw:text-style-name="P7" draw:layer="layout" svg:width="0.381cm" svg:height="0.46cm" svg:x="5.43cm" svg:y="2.673cm" svg:viewBox="0 0 382 461" svg:d="M142 64c4-14 10-42 10-44 0-12-8-20-20-20-2 0-22 2-28 26-34 135-68 270-102 405-2 8-1 7-2 10 0 12 8 20 20 20 16 0 24-12 24-14 4-8 12-44 40-152 22 20 54 22 68 22 48 0 76-32 94-52 6 32 32 52 62 52 26 0 42-16 52-38 12-26 22-68 22-70 0-6-6-6-8-6-8 0-8 2-10 12-12 46-26 86-54 86-20 0-22-18-22-32 0-16 10-48 14-72 7-25 13-50 20-75 2-10 10-38 12-48 4-16 10-42 10-46 0-14-8-20-20-20-2 0-22 0-26 24-11 44-23 88-34 132-8 33-16 63-18 71 0 2-34 66-92 66-34 0-52-22-52-60 0-20 6-40 10-59 10-40 20-79 30-118z">
            <text:p/>
          </draw:path>
          <draw:path draw:style-name="gr7" draw:text-style-name="P7" draw:layer="layout" svg:width="0.163cm" svg:height="0.699cm" svg:x="5.901cm" svg:y="2.458cm" svg:viewBox="0 0 164 700" svg:d="M164 692c0-2 0-2-12-14-88-90-110-221-110-327 0-124 26-245 112-331 10-10 10-10 10-12 0-6-4-8-8-8-6 0-70 48-112 138-34 75-44 153-44 213 0 54 8 138 46 217 44 86 104 132 110 132 4 0 8-2 8-8z">
            <text:p/>
          </draw:path>
          <draw:path draw:style-name="gr7" draw:text-style-name="P7" draw:layer="layout" svg:width="0.577cm" svg:height="0.476cm" svg:x="6.125cm" svg:y="2.506cm" svg:viewBox="0 0 578 477" svg:d="M322 189c-20-46-40-93-60-139-2-6-3-5-4-8 0-4 12-18 42-20 8-2 14-2 14-14 0-8-8-8-10-8-30 0-60 2-88 2-18 0-62-2-80-2-4 0-12 0-12 14 0 8 6 8 16 8 42 0 46 6 52 22 28 65 56 130 84 195-49 53-99 105-148 158-3 3-7 5-10 8-34 38-68 48-104 50-8 2-14 2-14 14 0 2 0 8 8 8 22 0 44-2 66-2 26 0 54 2 80 2 4 0 12 0 12-14 0-6-5-6-8-8-6 0-28-2-28-22 0-10 10-22 18-30 24-25 48-51 72-76 21-23 43-46 64-70 23 56 47 112 70 168 2 8 4 8 4 10 0 6-14 18-42 20-6 2-14 2-14 14 0 8 8 8 12 8 20 0 68-2 88-2 18 0 60 2 78 2 4 0 14 0 14-14 0-8-8-8-14-8-46 0-48-2-60-30-28-66-74-174-90-216 48-49 122-133 144-153 20-16 46-32 88-34 10-2 16-2 16-14 0-2 0-8-8-8-22 0-46 2-66 2-26 0-54-2-78-2-6 0-14 0-14 14 0 4 4 6 8 8 6 0 28 2 28 20 0 10-8 20-14 26-37 40-75 81-112 121z">
            <text:p/>
          </draw:path>
          <draw:path draw:style-name="gr7" draw:text-style-name="P7" draw:layer="layout" svg:width="0.161cm" svg:height="0.699cm" svg:x="6.813cm" svg:y="2.458cm" svg:viewBox="0 0 162 700" svg:d="M162 692c0-2 0-2-12-14-88-90-110-221-110-327 0-124 26-245 114-331 8-10 8-10 8-12 0-6-2-8-6-8-8 0-72 48-112 138-36 75-44 153-44 213 0 54 6 138 46 217 42 86 102 132 110 132 4 0 6-2 6-8z">
            <text:p/>
          </draw:path>
          <draw:path draw:style-name="gr7" draw:text-style-name="P7" draw:layer="layout" svg:width="0.213cm" svg:height="0.444cm" svg:x="7.033cm" svg:y="2.546cm" svg:viewBox="0 0 214 445" svg:d="M128 158c22 0 44 0 66 0 14 0 20 0 20-14 0-8-6-8-18-8-21 0-41 0-62 0 24-100 28-114 28-118 0-12-8-18-20-18-2 0-22 0-28 24-9 37-19 74-28 112-22 0-44 0-66 0-14 0-20 0-20 14 0 8 4 8 18 8 21 0 41 0 62 0-50 197-52 209-52 223 0 38 26 64 64 64 72 0 112-102 112-108s-6-6-8-6c-8 0-8 2-12 8-30 74-66 90-90 90-16 0-22-8-22-32 0-16 0-22 4-34 17-68 35-137 52-205z">
            <text:p/>
          </draw:path>
          <draw:path draw:style-name="gr7" draw:text-style-name="P7" draw:layer="layout" svg:width="0.163cm" svg:height="0.699cm" svg:x="7.309cm" svg:y="2.458cm" svg:viewBox="0 0 164 700" svg:d="M164 351c0-56-8-140-46-219-42-86-104-132-110-132-4 0-8 4-8 8 0 2 0 2 14 16 68 68 110 179 110 327 0 118-26 241-114 329-10 10-10 10-10 12 0 4 4 8 8 8 6 0 70-48 112-137 36-76 44-154 44-212z">
            <text:p/>
          </draw:path>
          <draw:path draw:style-name="gr7" draw:text-style-name="P7" draw:layer="layout" svg:width="0.081cm" svg:height="0.208cm" svg:x="7.603cm" svg:y="2.909cm" svg:viewBox="0 0 82 209" svg:d="M82 74c0-46-16-74-44-74-24 0-38 18-38 38 0 18 14 36 38 36 8 0 18-2 24-8 2-2 3-2 4-2 1 3 2 0 2 10 0 52-26 94-48 115-8 8-8 10-8 12 0 4 4 8 6 8 8 0 64-53 64-135z">
            <text:p/>
          </draw:path>
          <draw:path draw:style-name="gr7" draw:text-style-name="P7" draw:layer="layout" svg:width="0.215cm" svg:height="0.444cm" svg:x="7.871cm" svg:y="2.546cm" svg:viewBox="0 0 216 445" svg:d="M130 158c22 0 44 0 66 0 14 0 20 0 20-14 0-8-6-8-20-8-21 0-41 0-62 0 26-100 30-114 30-118 0-12-8-18-20-18-2 0-22 0-28 24-9 37-19 74-28 112-22 0-44 0-66 0-14 0-22 0-22 14 0 8 6 8 20 8 21 0 41 0 62 0-50 197-54 209-54 223 0 38 28 64 66 64 70 0 110-102 110-108s-4-6-8-6c-6 0-6 2-10 8-30 74-68 90-92 90-14 0-22-8-22-32 0-16 2-22 6-34 17-68 35-137 52-205z">
            <text:p/>
          </draw:path>
          <draw:path draw:style-name="gr7" draw:text-style-name="P7" draw:layer="layout" svg:width="0.163cm" svg:height="0.699cm" svg:x="8.149cm" svg:y="2.458cm" svg:viewBox="0 0 164 700" svg:d="M164 351c0-56-8-140-48-219-42-86-102-132-108-132s-8 4-8 8c0 2 0 2 14 16 68 68 108 179 108 327 0 118-26 241-112 329-10 10-10 10-10 12 0 4 2 8 8 8s70-48 110-137c36-76 46-154 46-212z">
            <text:p/>
          </draw:path>
          <draw:path draw:style-name="gr7" draw:text-style-name="P7" draw:layer="layout" svg:width="0.345cm" svg:height="0.492cm" svg:x="8.407cm" svg:y="2.498cm" svg:viewBox="0 0 346 493" svg:d="M242 447c0 15 0 30 0 46 35-3 69-6 104-8 0-8 0-15 0-22-50 0-56-4-56-38 0-142 0-283 0-425-33 3-67 5-100 8 0 7 0 15 0 22 48 0 54 4 54 38 0 50 0 101 0 151-20-26-50-43-88-43-82 0-156 69-156 159 0 88 68 158 148 158 46 0 76-24 94-46zM242 259c0 48 0 96 0 144 0 12 0 14-8 26-20 34-52 48-82 48-32 0-58-18-74-44-18-30-20-70-20-98 0-26 2-68 22-100 14-22 40-44 78-44 26 0 54 10 76 42 8 12 8 14 8 26z">
            <text:p/>
          </draw:path>
          <draw:path draw:style-name="gr7" draw:text-style-name="P7" draw:layer="layout" svg:width="0.215cm" svg:height="0.444cm" svg:x="8.789cm" svg:y="2.546cm" svg:viewBox="0 0 216 445" svg:d="M128 158c22 0 44 0 66 0 14 0 22 0 22-14 0-8-8-8-20-8-21 0-41 0-62 0 26-100 30-114 30-118 0-12-10-18-22-18-2 0-22 0-28 24-9 37-17 74-26 112-22 0-44 0-66 0-14 0-22 0-22 14 0 8 6 8 20 8 21 0 41 0 62 0-52 197-54 209-54 223 0 38 26 64 64 64 72 0 112-102 112-108s-6-6-8-6c-6 0-6 2-10 8-30 74-68 90-92 90-14 0-22-8-22-32 0-16 2-22 4-34 17-68 35-137 52-205z">
            <text:p/>
          </draw:path>
          <draw:path draw:style-name="gr7" draw:text-style-name="P7" draw:layer="layout" svg:width="0.465cm" svg:height="0.464cm" svg:x="9.223cm" svg:y="2.576cm" svg:viewBox="0 0 466 465" svg:d="M248 247c65 0 131 0 196 0 10 0 22 1 22-14s-12-16-22-16c-65 0-131 0-196 0 0-65 0-130 0-195 0-10 0-22-14-22s-14 12-14 22c0 65 0 130 0 195-66 0-132 0-198 0-10 0-22 1-22 16s12 14 22 14c66 0 132 0 198 0 0 66 0 131 0 196 0 10 0 22 14 22s14-12 14-22c0-65 0-130 0-196z">
            <text:p/>
          </draw:path>
          <draw:path draw:style-name="gr7" draw:text-style-name="P7" draw:layer="layout" svg:width="0.369cm" svg:height="0.308cm" svg:x="9.913cm" svg:y="2.681cm" svg:viewBox="0 0 370 309" svg:d="M336 40c10 0 34 0 34-24 0-16-14-16-26-16-53 0-107 0-160 0-106 0-184 116-184 199 0 60 40 110 104 110 84 0 178-84 178-191 0-12 0-46-22-78 25 0 51 0 76 0zM106 293c-36 0-64-24-64-76 0-20 10-77 34-119 30-48 72-58 96-58 58 0 64 48 64 68 0 34-14 91-38 125-28 42-66 60-92 60z">
            <text:p/>
          </draw:path>
          <draw:path draw:style-name="gr7" draw:text-style-name="P7" draw:layer="layout" svg:width="0.163cm" svg:height="0.699cm" svg:x="10.381cm" svg:y="2.458cm" svg:viewBox="0 0 164 700" svg:d="M164 692c0-2 0-2-12-14-88-90-110-221-110-327 0-124 26-245 112-331 10-10 10-10 10-12 0-6-2-8-8-8s-70 48-110 138c-36 75-46 153-46 213 0 54 8 138 48 217 42 86 102 132 108 132s8-2 8-8z">
            <text:p/>
          </draw:path>
          <draw:path draw:style-name="gr7" draw:text-style-name="P7" draw:layer="layout" svg:width="0.577cm" svg:height="0.476cm" svg:x="10.605cm" svg:y="2.506cm" svg:viewBox="0 0 578 477" svg:d="M322 189c-20-46-40-93-60-139-2-6-3-5-4-8 0-4 12-18 42-20 8-2 14-2 14-14 0-8-8-8-10-8-28 0-60 2-88 2-18 0-62-2-80-2-4 0-12 0-12 14 0 8 6 8 16 8 42 0 46 6 52 22 28 65 56 130 84 195-49 53-99 105-148 158-3 3-7 5-10 8-34 38-68 48-104 50-8 2-14 2-14 14 0 2 0 8 8 8 22 0 44-2 66-2 26 0 54 2 80 2 4 0 12 0 12-14 0-6-6-8-8-8-6 0-28-2-28-22 0-10 10-22 18-30 24-25 48-51 72-76 21-23 43-46 64-70 23 56 47 112 70 168 4 8 4 8 4 10 0 6-14 18-40 20-8 2-14 2-14 14 0 8 6 8 10 8 20 0 68-2 88-2 18 0 60 2 78 2 6 0 14 0 14-14 0-8-8-8-14-8-46 0-48-2-60-30-26-66-74-174-90-216 48-49 122-133 144-153 20-16 46-32 90-34 8-2 14-2 14-14 0-2 0-8-8-8-22 0-44 2-66 2-26 0-54-2-78-2-4 0-14 0-14 14 0 4 4 6 8 8 6 0 28 2 28 20 0 10-8 20-12 26-38 40-76 81-114 121z">
            <text:p/>
          </draw:path>
          <draw:path draw:style-name="gr7" draw:text-style-name="P7" draw:layer="layout" svg:width="0.161cm" svg:height="0.699cm" svg:x="11.293cm" svg:y="2.458cm" svg:viewBox="0 0 162 700" svg:d="M162 692c0-2 0-2-12-14-88-90-110-221-110-327 0-124 26-245 114-331 8-10 8-10 8-12 0-6-2-8-6-8-8 0-70 48-112 138-36 75-44 153-44 213 0 54 8 138 46 217 42 86 102 132 110 132 4 0 6-2 6-8z">
            <text:p/>
          </draw:path>
          <draw:path draw:style-name="gr7" draw:text-style-name="P7" draw:layer="layout" svg:width="0.215cm" svg:height="0.444cm" svg:x="11.513cm" svg:y="2.546cm" svg:viewBox="0 0 216 445" svg:d="M128 158c22 0 44 0 66 0 14 0 22 0 22-14 0-8-8-8-20-8-21 0-41 0-62 0 24-100 28-114 28-118 0-12-8-18-20-18-2 0-22 0-28 24-9 37-19 74-28 112-22 0-44 0-66 0-14 0-20 0-20 14 0 8 4 8 20 8 20 0 40 0 60 0-50 197-52 209-52 223 0 38 26 64 64 64 72 0 112-102 112-108s-6-6-8-6c-6 0-8 2-12 8-30 74-66 90-90 90-16 0-22-8-22-32 0-16 2-22 4-34 17-68 35-137 52-205z">
            <text:p/>
          </draw:path>
          <draw:path draw:style-name="gr7" draw:text-style-name="P7" draw:layer="layout" svg:width="0.161cm" svg:height="0.699cm" svg:x="11.79cm" svg:y="2.458cm" svg:viewBox="0 0 162 700" svg:d="M162 351c0-56-8-140-46-219-42-86-102-132-110-132-4 0-6 4-6 8 0 2 0 2 12 16 70 68 110 179 110 327 0 118-26 241-114 329-8 10-8 10-8 12 0 4 2 8 6 8 8 0 70-48 112-137 36-76 44-154 44-212z">
            <text:p/>
          </draw:path>
          <draw:path draw:style-name="gr7" draw:text-style-name="P7" draw:layer="layout" svg:width="0.081cm" svg:height="0.208cm" svg:x="12.082cm" svg:y="2.909cm" svg:viewBox="0 0 82 209" svg:d="M82 74c0-46-16-74-44-74-24 0-38 18-38 38 0 18 14 36 38 36 8 0 18-2 24-8 2-2 3-2 4-2 1 3 2 0 2 10 0 52-26 94-48 115-8 8-8 10-8 12 0 4 4 8 6 8 8 0 64-53 64-135z">
            <text:p/>
          </draw:path>
          <draw:path draw:style-name="gr7" draw:text-style-name="P7" draw:layer="layout" svg:width="0.215cm" svg:height="0.444cm" svg:x="12.35cm" svg:y="2.546cm" svg:viewBox="0 0 216 445" svg:d="M130 158c22 0 44 0 66 0 14 0 20 0 20-14 0-8-6-8-20-8-21 0-41 0-62 0 26-100 30-114 30-118 0-12-8-18-20-18-2 0-22 0-28 24-9 37-19 74-28 112-22 0-44 0-66 0-14 0-22 0-22 14 0 8 6 8 20 8 21 0 41 0 62 0-50 197-54 209-54 223 0 38 28 64 66 64 72 0 112-102 112-108s-6-6-10-6c-6 0-6 2-10 8-30 74-68 90-92 90-14 0-20-8-20-32 0-16 0-22 4-34 17-68 35-137 52-205z">
            <text:p/>
          </draw:path>
          <draw:path draw:style-name="gr7" draw:text-style-name="P7" draw:layer="layout" svg:width="0.163cm" svg:height="0.699cm" svg:x="12.628cm" svg:y="2.458cm" svg:viewBox="0 0 164 700" svg:d="M164 351c0-56-8-140-46-219-44-86-104-132-110-132-4 0-8 4-8 8 0 2 0 2 14 16 68 68 108 179 108 327 0 118-26 241-112 329-10 10-10 10-10 12 0 4 4 8 8 8 6 0 70-48 112-137 36-76 44-154 44-212z">
            <text:p/>
          </draw:path>
          <draw:path draw:style-name="gr7" draw:text-style-name="P7" draw:layer="layout" svg:width="0.345cm" svg:height="0.492cm" svg:x="12.886cm" svg:y="2.498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8 26-20 34-52 48-82 48-32 0-56-18-74-44-18-30-20-70-20-98 0-26 2-68 22-100 14-22 42-44 80-44 24 0 54 10 74 42 8 12 8 14 8 26z">
            <text:p/>
          </draw:path>
          <draw:path draw:style-name="gr7" draw:text-style-name="P7" draw:layer="layout" svg:width="0.697cm" svg:height="0.492cm" svg:x="13.29cm" svg:y="2.506cm" svg:viewBox="0 0 698 493" svg:d="M606 80c18-30 34-56 80-58 6-2 12-2 12-14 0-4-2-8-8-8-16 0-36 2-54 2-24 0-50-2-74-2-4 0-12 0-12 12 0 8 6 10 10 10 16 0 42 6 42 26 0 8-4 14-10 24-63 110-127 219-190 329-9-116-17-231-26-347 0-14-2-32 50-32 12 0 18 0 18-14 0-8-6-8-10-8-28 0-58 2-86 2-16 0-58-2-74-2-4 0-12 0-12 14 0 8 6 8 16 8 32 0 36 4 38 16 1 18 3 36 4 54-59 103-119 206-178 309-9-118-17-237-26-355 0-8 0-24 52-24 8 0 16 0 16-14 0-8-8-8-10-8-28 0-58 2-86 2-26 0-50-2-74-2-4 0-14 0-14 12 0 10 8 10 18 10 36 0 36 6 38 26 11 142 21 284 32 427 0 12 0 18 10 18 8 0 10-4 18-14 69-119 137-238 206-357 9 117 17 235 26 353 2 14 2 18 12 18 8 0 12-8 16-14 77-133 153-266 230-399z">
            <text:p/>
          </draw:path>
          <draw:path draw:style-name="gr7" draw:text-style-name="P7" draw:layer="layout" svg:width="0.163cm" svg:height="0.699cm" svg:x="14.082cm" svg:y="2.458cm" svg:viewBox="0 0 164 700" svg:d="M164 692c0-2 0-2-12-14-88-90-110-221-110-327 0-124 26-245 112-331 10-10 10-10 10-12 0-6-2-8-8-8s-70 48-110 138c-36 75-46 153-46 213 0 54 8 138 48 217 42 86 102 132 108 132s8-2 8-8z">
            <text:p/>
          </draw:path>
          <draw:path draw:style-name="gr7" draw:text-style-name="P7" draw:layer="layout" svg:width="0.215cm" svg:height="0.444cm" svg:x="14.302cm" svg:y="2.546cm" svg:viewBox="0 0 216 445" svg:d="M130 158c22 0 44 0 66 0 14 0 20 0 20-14 0-8-6-8-20-8-20 0-40 0-60 0 24-100 28-114 28-118 0-12-8-18-20-18-2 0-22 0-28 24-9 37-19 74-28 112-22 0-44 0-66 0-14 0-22 0-22 14 0 8 6 8 20 8 21 0 41 0 62 0-50 197-54 209-54 223 0 38 28 64 66 64 72 0 112-102 112-108s-6-6-10-6c-6 0-6 2-10 8-30 74-68 90-90 90-16 0-22-8-22-32 0-16 0-22 4-34 17-68 35-137 52-205z">
            <text:p/>
          </draw:path>
          <draw:path draw:style-name="gr7" draw:text-style-name="P7" draw:layer="layout" svg:width="0.163cm" svg:height="0.699cm" svg:x="14.58cm" svg:y="2.458cm" svg:viewBox="0 0 164 700" svg:d="M164 351c0-56-8-140-46-219-42-86-104-132-110-132-4 0-8 4-8 8 0 2 0 2 14 16 68 68 108 179 108 327 0 118-26 241-112 329-10 10-10 10-10 12 0 4 4 8 8 8 6 0 70-48 112-137 36-76 44-154 44-212z">
            <text:p/>
          </draw:path>
        </draw:g>
        <draw:g draw:style-name="gr6" xml:id="id17" draw:id="id17">
          <svg:title>TexMaths</svg:title>
          <svg:desc>20§latex§\begin{equation*}
    X(t) = x_0 + \int_{0}^{t}\mu (X(\Tilde{t}),\Tilde{t})\,\mathrm{d}\Tilde{t} + \int_{0}^{t}\sigma(X(\Tilde{t}),\Tilde{t})\,\mathrm{d}W(\Tilde{t} )
\end{equation*}§svg§600§FALSE§</svg:desc>
          <draw:path draw:style-name="gr7" draw:text-style-name="P7" draw:layer="layout" svg:width="15.583cm" svg:height="1.663cm" svg:x="2.728cm" svg:y="3.542cm" svg:viewBox="0 0 15584 1664" svg:d="M0 0c5195 0 10389 0 15584 0 0 555 0 1109 0 1664-5195 0-10389 0-15584 0 0-555 0-1109 0-1664z">
            <text:p/>
          </draw:path>
          <draw:path draw:style-name="gr8" draw:text-style-name="P8" draw:layer="layout" svg:width="15.655cm" svg:height="1.735cm" svg:x="2.692cm" svg:y="3.506cm" svg:viewBox="0 0 15656 1736" svg:d="M0 0c5219 0 10437 0 15656 0 0 579 0 1157 0 1736-5219 0-10437 0-15656 0 0-579 0-1157 0-1736z">
            <text:p/>
          </draw:path>
          <draw:path draw:style-name="gr7" draw:text-style-name="P7" draw:layer="layout" svg:width="0.579cm" svg:height="0.476cm" svg:x="2.71cm" svg:y="4.115cm" svg:viewBox="0 0 580 477" svg:d="M322 190c-19-47-39-93-58-140-2-4-3-5-4-8 0-4 12-18 42-20 6-2 14-2 14-14 0-8-8-8-10-8-30 0-60 2-90 2-16 0-60-2-78-2-4 0-12 0-12 14 0 8 6 8 16 8 42 0 46 6 52 22 28 65 56 130 84 196-50 52-100 105-150 158-3 2-5 5-8 8-34 37-68 47-104 51-8 0-16 0-16 14 3 2 0 6 10 6 22 0 44-2 66-2 26 0 54 2 78 2 6 0 14 0 14-14 0-6-5-4-8-6-8-2-28-4-28-22 0-11 10-23 18-31 24-26 48-51 72-76 21-23 41-46 62-68 24 55 48 110 72 166 2 8 3 6 4 9 0 6-14 18-42 22-8 0-14 0-14 12 0 8 8 8 12 8 18 0 68-2 88-2 18 0 60 2 78 2 4 0 14 0 14-12 0-8-8-8-14-8-46-2-48-4-60-31-28-66-74-174-90-216 48-50 120-134 144-154 20-16 46-32 88-34 10-2 16-2 16-14 0-2 0-8-8-8-22 0-46 2-68 2-26 0-52-2-78-2-4 0-12 0-12 14 0 4 4 6 8 8 6 0 28 2 28 20 0 10-8 20-14 26-38 41-76 81-114 122z">
            <text:p/>
          </draw:path>
          <draw:path draw:style-name="gr7" draw:text-style-name="P7" draw:layer="layout" svg:width="0.161cm" svg:height="0.7cm" svg:x="3.4cm" svg:y="4.067cm" svg:viewBox="0 0 162 701" svg:d="M162 695c0-2 0-4-12-16-88-88-110-222-110-327 0-122 26-244 112-332 10-10 10-10 10-12 0-6-2-8-6-8-8 0-72 48-112 138-36 76-44 154-44 214 0 54 6 137 46 217 42 86 102 132 110 132 4 0 6-2 6-6z">
            <text:p/>
          </draw:path>
          <draw:path draw:style-name="gr7" draw:text-style-name="P7" draw:layer="layout" svg:width="0.215cm" svg:height="0.444cm" svg:x="3.618cm" svg:y="4.155cm" svg:viewBox="0 0 216 445" svg:d="M130 158c22 0 44 0 66 0 14 0 20 0 20-14 0-8-6-8-18-8-21 0-41 0-62 0 24-100 28-114 28-118 0-12-8-18-20-18-2 0-22 0-28 24-9 37-19 75-28 112-22 0-44 0-66 0-14 0-22 0-22 14 0 8 6 8 20 8 21 0 41 0 62 0-50 200-52 212-52 224 0 38 26 63 64 63 72 0 112-101 112-107s-6-6-8-6c-8 0-8 2-12 10-30 72-66 90-90 90-16 0-22-10-22-34 0-16 0-20 4-32 17-70 35-139 52-208z">
            <text:p/>
          </draw:path>
          <draw:path draw:style-name="gr7" draw:text-style-name="P7" draw:layer="layout" svg:width="0.163cm" svg:height="0.7cm" svg:x="3.896cm" svg:y="4.067cm" svg:viewBox="0 0 164 701" svg:d="M164 352c0-56-8-140-46-220-42-86-104-132-110-132-4 0-8 4-8 8 0 2 0 2 14 16 68 70 108 180 108 328 0 119-26 241-112 331-10 8-10 10-10 12 0 4 4 6 8 6 6 0 70-48 112-136 36-78 44-155 44-213z">
            <text:p/>
          </draw:path>
          <draw:path draw:style-name="gr7" draw:text-style-name="P7" draw:layer="layout" svg:width="0.467cm" svg:height="0.163cm" svg:x="4.364cm" svg:y="4.337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7" draw:layer="layout" svg:width="0.349cm" svg:height="0.317cm" svg:x="5.088cm" svg:y="4.283cm" svg:viewBox="0 0 350 318" svg:d="M214 98c4-18 20-82 70-82 2 0 20 0 34 10-20 2-34 20-34 38 0 10 8 24 28 24 16 0 38-14 38-42 0-36-42-46-66-46-40 0-66 38-74 54-18-46-56-54-76-54-72 0-112 92-112 108 0 8 6 8 8 8 6 0 8-2 8-8 24-74 72-92 96-92 12 0 36 6 36 48 0 20-10 68-36 166-12 44-36 74-68 74-4 0-20 0-34-10 16-4 32-18 32-38 0-18-16-24-26-24-20 0-38 18-38 40 0 32 34 46 66 46 46 0 72-48 74-52 8 26 34 52 76 52 72 0 112-90 112-108 0-6-6-6-8-6-8 0-8 2-10 8-24 74-70 92-94 92-26 0-38-24-38-48 0-14 4-30 12-62s16-64 24-96z">
            <text:p/>
          </draw:path>
          <draw:path draw:style-name="gr7" draw:text-style-name="P7" draw:layer="layout" svg:width="0.227cm" svg:height="0.335cm" svg:x="5.494cm" svg:y="4.373cm" svg:viewBox="0 0 228 336" svg:d="M228 170c0-54-6-94-28-128-16-22-46-42-86-42-114 0-114 135-114 170s0 166 114 166 114-132 114-166zM114 322c-22 0-52-14-62-54-6-28-6-68-6-106 0-34 0-72 6-100 10-38 42-48 62-48 28 0 52 16 62 44 8 26 8 62 8 104 0 38 0 74-6 104-10 46-44 56-64 56z">
            <text:p/>
          </draw:path>
          <draw:path draw:style-name="gr7" draw:text-style-name="P7" draw:layer="layout" svg:width="0.467cm" svg:height="0.466cm" svg:x="5.98cm" svg:y="4.185cm" svg:viewBox="0 0 468 467" svg:d="M248 248c65 0 131 0 196 0 10 0 24 0 24-14s-14-14-24-14c-65 0-131 0-196 0 0-66 0-132 0-198 0-10 0-22-14-22s-14 12-14 22c0 66 0 132 0 198-66 0-132 0-198 0-8 0-22 0-22 14s14 14 22 14c66 0 132 0 198 0 0 65 0 130 0 195 0 10 0 24 14 24s14-14 14-24c0-65 0-130 0-195z">
            <text:p/>
          </draw:path>
          <draw:path draw:style-name="gr7" draw:text-style-name="P7" draw:layer="layout" svg:width="0.623cm" svg:height="1.555cm" svg:x="6.681cm" svg:y="3.64cm" svg:viewBox="0 0 624 1556" svg:d="M34 1526c22-2 34-18 34-36 0-22-16-34-34-34-16 0-34 12-34 36 0 36 36 64 78 64 108 0 148-164 198-365 54-222 100-446 138-672 26-149 52-289 76-379 8-34 32-126 58-126 22 0 40 14 42 18-22 0-34 16-34 34 0 22 18 34 34 34s34-10 34-36c0-38-38-64-76-64-54 0-94 76-132 220-2 6-98 359-176 817-18 108-38 224-60 321-14 52-46 184-102 184-26 0-29-10-44-16z">
            <text:p/>
          </draw:path>
          <draw:path draw:style-name="gr7" draw:text-style-name="P7" draw:layer="layout" svg:width="0.167cm" svg:height="0.311cm" svg:x="7.365cm" svg:y="3.506cm" svg:viewBox="0 0 168 312" svg:d="M102 112c17 0 33 0 50 0 8 0 16 0 16-10 0-6-8-6-16-6-15 0-31 0-46 0 6-25 12-49 18-74 0-2 2-4 2-6 0-10-8-16-18-16-12 0-20 8-22 22-4 12 2-12-20 74-17 0-33 0-50 0-8 0-16 0-16 10 0 6 6 6 16 6 15 0 31 0 46 0-9 38-19 77-28 116-4 14-8 30-8 38 0 28 24 46 52 46 56 0 86-69 86-76s-6-6-8-6c-6 0-6 2-10 10-14 30-40 58-66 58-10 0-18-6-18-24 0-4 2-16 4-20 12-48 24-95 36-142z">
            <text:p/>
          </draw:path>
          <draw:path draw:style-name="gr7" draw:text-style-name="P7" draw:layer="layout" svg:width="0.227cm" svg:height="0.335cm" svg:x="7.059cm" svg:y="4.906cm" svg:viewBox="0 0 228 336" svg:d="M228 170c0-54-6-94-30-128-14-22-46-42-84-42-114 0-114 135-114 170s0 166 114 166 114-132 114-166zM114 322c-24 0-54-14-64-54-6-28-6-68-6-104s0-74 8-102c10-38 42-48 62-48 26 0 52 16 60 44 8 26 8 62 8 106 0 36 0 72-6 102-10 46-42 56-62 56z">
            <text:p/>
          </draw:path>
          <draw:path draw:style-name="gr7" draw:text-style-name="P7" draw:layer="layout" svg:width="0.379cm" svg:height="0.46cm" svg:x="7.731cm" svg:y="4.283cm" svg:viewBox="0 0 380 461" svg:d="M142 64c2-14 10-40 10-44 0-12-8-20-20-20-2 0-22 2-28 26-34 135-68 270-102 406-2 7-2 9-2 11 0 10 8 18 20 18 14 0 22-12 24-14 2-6 12-43 38-151 24 20 54 22 68 22 50 0 78-32 94-50 6 30 32 50 64 50 24 0 40-16 52-38 12-26 20-68 20-70 0-6-6-6-8-6-6 0-8 2-10 12-12 46-24 88-52 88-20 0-22-20-22-34s8-48 14-72c7-26 13-51 20-76 2-10 8-38 12-48 4-16 10-42 10-46 0-14-10-20-20-20-4 0-22 0-28 24-11 44-21 88-32 132-10 36-16 64-18 72-2 4-36 68-92 68-36 0-52-24-52-62 0-20 4-40 10-60 10-39 20-79 30-118z">
            <text:p/>
          </draw:path>
          <draw:path draw:style-name="gr7" draw:text-style-name="P7" draw:layer="layout" svg:width="0.161cm" svg:height="0.7cm" svg:x="8.203cm" svg:y="4.067cm" svg:viewBox="0 0 162 701" svg:d="M162 695c0-2 0-4-12-16-86-88-110-222-110-327 0-122 28-244 114-332 8-10 8-10 8-12 0-6-2-8-6-8-8 0-70 48-112 138-36 76-44 154-44 214 0 54 8 137 46 217 42 86 102 132 110 132 4 0 6-2 6-6z">
            <text:p/>
          </draw:path>
          <draw:path draw:style-name="gr7" draw:text-style-name="P7" draw:layer="layout" svg:width="0.579cm" svg:height="0.476cm" svg:x="8.425cm" svg:y="4.115cm" svg:viewBox="0 0 580 477" svg:d="M322 190c-19-47-39-93-58-140-2-4-3-5-4-8 0-4 12-18 42-20 6-2 14-2 14-14 0-8-10-8-12-8-28 0-58 2-88 2-18 0-60-2-78-2-4 0-14 0-14 14 0 8 8 8 18 8 42 0 46 6 52 22 27 65 55 130 82 196-49 52-99 105-148 158-3 2-5 5-8 8-36 37-68 47-104 51-10 0-16 0-16 14 3 2 0 6 10 6 20 0 44-2 66-2 26 0 54 2 78 2 4 0 14 0 14-14 0-6-8-6-10-6-6-2-28-4-28-22 0-11 12-23 20-31 24-26 48-51 72-76 21-23 41-46 62-68 24 55 48 110 72 166 2 8 1 6 2 9 0 6-12 18-40 22-8 0-14 0-14 12 0 8 8 8 10 8 20 0 70-2 90-2 16 0 60 2 78 2 4 0 12 0 12-12 0-8-6-8-12-8-48-2-48-4-60-31-28-66-74-174-92-216 48-50 122-134 144-154 22-16 48-32 90-34 10-2 16-2 16-14 0-2 0-8-10-8-20 0-44 2-66 2-26 0-52-2-78-2-4 0-12 0-12 14 0 4 2 6 8 8 6 0 28 2 28 20 0 10-8 20-14 26-38 41-76 81-114 122z">
            <text:p/>
          </draw:path>
          <draw:path draw:style-name="gr7" draw:text-style-name="P7" draw:layer="layout" svg:width="0.163cm" svg:height="0.7cm" svg:x="9.113cm" svg:y="4.067cm" svg:viewBox="0 0 164 701" svg:d="M164 695c0-2 0-4-12-16-88-88-110-222-110-327 0-122 26-244 112-332 10-10 10-10 10-12 0-6-4-8-8-8-6 0-70 48-112 138-36 76-44 154-44 214 0 54 8 137 46 217 44 86 104 132 110 132 4 0 8-2 8-6z">
            <text:p/>
          </draw:path>
          <draw:path draw:style-name="gr7" draw:text-style-name="P7" draw:layer="layout" svg:width="0.233cm" svg:height="0.065cm" svg:x="9.385cm" svg:y="3.995cm" svg:viewBox="0 0 234 66" svg:d="M234 10c-3-3-7-7-10-10 0 2-28 34-58 34-16 0-34-10-46-18-20-10-32-16-44-16-26 0-40 16-76 56 4 3 8 7 12 10 19-11 26-34 58-34 16 0 34 10 44 18 20 10 32 16 44 16 28 0 40-16 76-56z">
            <text:p/>
          </draw:path>
          <draw:path draw:style-name="gr7" draw:text-style-name="P7" draw:layer="layout" svg:width="0.215cm" svg:height="0.444cm" svg:x="9.333cm" svg:y="4.155cm" svg:viewBox="0 0 216 445" svg:d="M130 158c22 0 44 0 66 0 14 0 20 0 20-14 0-8-6-8-20-8-21 0-41 0-62 0 26-100 30-114 30-118 0-12-8-18-20-18-2 0-22 0-28 24-9 37-19 75-28 112-22 0-44 0-66 0-14 0-22 0-22 14 0 8 6 8 20 8 21 0 41 0 62 0-50 200-54 212-54 224 0 38 28 63 66 63 70 0 112-101 112-107s-6-6-10-6c-6 0-6 2-10 10-30 72-68 90-92 90-14 0-22-10-22-34 0-16 2-20 6-32 17-70 35-139 52-208z">
            <text:p/>
          </draw:path>
          <draw:path draw:style-name="gr7" draw:text-style-name="P7" draw:layer="layout" svg:width="0.163cm" svg:height="0.7cm" svg:x="9.611cm" svg:y="4.067cm" svg:viewBox="0 0 164 701" svg:d="M164 352c0-56-8-140-48-220-42-86-102-132-108-132-4 0-8 4-8 8 0 2 0 2 14 16 68 70 108 180 108 328 0 119-26 241-112 331-10 8-10 10-10 12 0 4 4 6 8 6 6 0 70-48 110-136 36-78 46-155 46-213z">
            <text:p/>
          </draw:path>
          <draw:path draw:style-name="gr7" draw:text-style-name="P7" draw:layer="layout" svg:width="0.081cm" svg:height="0.209cm" svg:x="9.905cm" svg:y="4.519cm" svg:viewBox="0 0 82 210" svg:d="M82 74c0-46-18-74-44-74-24 0-38 18-38 38 0 18 14 36 38 36 8 0 16-2 24-8 2-2 2-2 4-2 0 3 0 0 0 10 0 52-24 94-48 118-6 6-6 8-6 10 0 6 2 8 6 8 8 0 64-54 64-136z">
            <text:p/>
          </draw:path>
          <draw:path draw:style-name="gr7" draw:text-style-name="P7" draw:layer="layout" svg:width="0.233cm" svg:height="0.065cm" svg:x="10.225cm" svg:y="3.995cm" svg:viewBox="0 0 234 66" svg:d="M234 10c-4-3-8-7-12-10 0 2-26 34-56 34-18 0-34-10-46-18-20-10-32-16-44-16-26 0-40 16-76 56 4 3 8 7 12 10 19-11 26-34 56-34 18 0 34 10 46 18 20 10 32 16 44 16 26 0 40-16 76-56z">
            <text:p/>
          </draw:path>
          <draw:path draw:style-name="gr7" draw:text-style-name="P7" draw:layer="layout" svg:width="0.215cm" svg:height="0.444cm" svg:x="10.173cm" svg:y="4.155cm" svg:viewBox="0 0 216 445" svg:d="M128 158c22 0 44 0 66 0 14 0 22 0 22-14 0-8-8-8-20-8-21 0-41 0-62 0 26-100 30-114 30-118 0-12-10-18-22-18-2 0-22 0-28 24-9 37-17 75-26 112-22 0-44 0-66 0-14 0-22 0-22 14 0 8 6 8 20 8 21 0 41 0 62 0-52 200-54 212-54 224 0 38 26 63 64 63 72 0 112-101 112-107s-6-6-8-6c-6 0-6 2-10 10-30 72-68 90-92 90-14 0-22-10-22-34 0-16 2-20 4-32 17-70 35-139 52-208z">
            <text:p/>
          </draw:path>
          <draw:path draw:style-name="gr7" draw:text-style-name="P7" draw:layer="layout" svg:width="0.161cm" svg:height="0.7cm" svg:x="10.451cm" svg:y="4.067cm" svg:viewBox="0 0 162 701" svg:d="M162 352c0-56-6-140-46-220-42-86-102-132-110-132-4 0-6 4-6 8 0 2 0 2 14 16 68 70 108 180 108 328 0 119-26 241-114 331-8 8-8 10-8 12 0 4 2 6 6 6 8 0 72-48 112-136 36-78 44-155 44-213z">
            <text:p/>
          </draw:path>
          <draw:path draw:style-name="gr7" draw:text-style-name="P7" draw:layer="layout" svg:width="0.345cm" svg:height="0.492cm" svg:x="10.825cm" svg:y="4.107cm" svg:viewBox="0 0 346 493" svg:d="M244 447c0 16 0 31 0 46 34-2 68-5 102-8 0-6 0-13 0-20-48 0-54-6-54-39 0-142 0-284 0-426-34 3-68 5-102 8 0 7 0 15 0 22 50 0 56 4 56 38 0 51 0 101 0 152-22-26-52-44-90-44-82 0-156 70-156 160s68 157 150 157c44 0 76-24 94-46zM244 260c0 48 0 96 0 144 0 12 0 14-8 26-22 33-54 49-84 49-32 0-56-20-74-45-18-28-20-68-20-98 0-26 2-68 22-100 14-20 42-44 80-44 24 0 54 10 76 42 8 12 8 14 8 26z">
            <text:p/>
          </draw:path>
          <draw:path draw:style-name="gr7" draw:text-style-name="P7" draw:layer="layout" svg:width="0.233cm" svg:height="0.065cm" svg:x="11.259cm" svg:y="3.995cm" svg:viewBox="0 0 234 66" svg:d="M234 10c-3-3-7-7-10-10 0 2-28 34-58 34-16 0-34-10-46-18-18-10-32-16-44-16-26 0-40 16-76 56 4 3 8 7 12 10 19-11 26-34 58-34 16 0 34 10 46 18 18 10 30 16 42 16 28 0 40-16 76-56z">
            <text:p/>
          </draw:path>
          <draw:path draw:style-name="gr7" draw:text-style-name="P7" draw:layer="layout" svg:width="0.215cm" svg:height="0.444cm" svg:x="11.207cm" svg:y="4.155cm" svg:viewBox="0 0 216 445" svg:d="M130 158c22 0 44 0 66 0 14 0 20 0 20-14 0-8-6-8-20-8-20 0-40 0-60 0 24-100 28-114 28-118 0-12-8-18-20-18-2 0-22 0-28 24-9 37-19 75-28 112-22 0-44 0-66 0-14 0-22 0-22 14 0 8 6 8 20 8 21 0 41 0 62 0-50 200-54 212-54 224 0 38 28 63 66 63 72 0 112-101 112-107s-6-6-10-6c-6 0-6 2-10 10-30 72-68 90-92 90-14 0-20-10-20-34 0-16 0-20 4-32 17-70 35-139 52-208z">
            <text:p/>
          </draw:path>
          <draw:path draw:style-name="gr7" draw:text-style-name="P7" draw:layer="layout" svg:width="0.467cm" svg:height="0.466cm" svg:x="11.641cm" svg:y="4.185cm" svg:viewBox="0 0 468 467" svg:d="M248 248c65 0 131 0 196 0 10 0 24 0 24-14s-14-14-24-14c-65 0-131 0-196 0 0-66 0-132 0-198 0-10 0-22-14-22s-14 12-14 22c0 66 0 132 0 198-65 0-131 0-196 0-10 0-24 0-24 14s14 14 24 14c65 0 131 0 196 0 0 65 0 130 0 195 0 10 0 24 14 24s14-14 14-24c0-65 0-130 0-195z">
            <text:p/>
          </draw:path>
          <draw:path draw:style-name="gr7" draw:text-style-name="P7" draw:layer="layout" svg:width="0.623cm" svg:height="1.555cm" svg:x="12.343cm" svg:y="3.64cm" svg:viewBox="0 0 624 1556" svg:d="M34 1526c24-2 36-18 36-36 0-22-18-34-34-34-18 0-36 12-36 36 0 36 36 64 78 64 108 0 148-164 198-365 54-222 100-446 138-672 26-149 52-289 76-379 8-34 32-126 60-126 20 0 38 14 42 18-24 0-36 16-36 34 0 22 18 34 34 34s34-10 34-36c0-38-38-64-76-64-54 0-94 76-132 220-2 6-98 359-174 817-20 108-40 224-62 321-14 52-46 184-102 184-26 0-42-16-44-16z">
            <text:p/>
          </draw:path>
          <draw:path draw:style-name="gr7" draw:text-style-name="P7" draw:layer="layout" svg:width="0.165cm" svg:height="0.311cm" svg:x="13.029cm" svg:y="3.506cm" svg:viewBox="0 0 166 312" svg:d="M100 112c17 0 33 0 50 0 8 0 16 0 16-10 0-6-8-6-16-6-15 0-31 0-46 0 6-25 12-49 18-74 0-2 2-4 2-6 0-10-8-16-18-16-12 0-18 8-22 22-4 12 2-12-20 74-17 0-33 0-50 0-8 0-14 0-14 10 0 6 4 6 14 6 15 0 31 0 46 0-9 38-19 77-28 116-4 14-8 30-8 38 0 28 24 46 52 46 56 0 86-69 86-76s-6-6-8-6c-6 0-6 2-10 10-14 30-38 58-66 58-10 0-16-6-16-24 0-4 0-16 2-20 12-48 24-95 36-142z">
            <text:p/>
          </draw:path>
          <draw:path draw:style-name="gr7" draw:text-style-name="P7" draw:layer="layout" svg:width="0.227cm" svg:height="0.335cm" svg:x="12.721cm" svg:y="4.906cm" svg:viewBox="0 0 228 336" svg:d="M228 170c0-54-6-94-30-128-14-22-44-42-84-42-114 0-114 135-114 170s0 166 114 166 114-132 114-166zM114 322c-22 0-52-14-62-54-8-28-8-68-8-104s0-74 8-102c10-38 42-48 62-48 26 0 52 16 60 44 8 26 10 62 10 106 0 36 0 72-8 102-10 46-42 56-62 56z">
            <text:p/>
          </draw:path>
          <draw:path draw:style-name="gr7" draw:text-style-name="P7" draw:layer="layout" svg:width="0.371cm" svg:height="0.309cm" svg:x="13.399cm" svg:y="4.291cm" svg:viewBox="0 0 372 310" svg:d="M338 40c8 0 34 0 34-22 0-18-16-18-28-18-53 0-107 0-160 0-106 0-184 116-184 200 0 62 42 110 106 110 82 0 176-84 176-192 0-12 0-46-22-78 26 0 52 0 78 0zM106 296c-34 0-62-26-62-76 0-22 8-80 32-120 30-50 72-60 96-60 58 0 64 48 64 70 0 32-14 90-38 126-26 40-64 60-92 60z">
            <text:p/>
          </draw:path>
          <draw:path draw:style-name="gr7" draw:text-style-name="P7" draw:layer="layout" svg:width="0.161cm" svg:height="0.7cm" svg:x="13.869cm" svg:y="4.067cm" svg:viewBox="0 0 162 701" svg:d="M162 695c0-2 0-4-12-16-88-88-110-222-110-327 0-122 26-244 114-332 8-10 8-10 8-12 0-6-2-8-6-8-8 0-70 48-112 138-36 76-44 154-44 214 0 54 8 137 46 217 42 86 102 132 110 132 4 0 6-2 6-6z">
            <text:p/>
          </draw:path>
          <draw:path draw:style-name="gr7" draw:text-style-name="P7" draw:layer="layout" svg:width="0.579cm" svg:height="0.476cm" svg:x="14.091cm" svg:y="4.115cm" svg:viewBox="0 0 580 477" svg:d="M322 190c-19-47-39-93-58-140-4-4-3-5-4-8 0-4 12-18 40-20 8-2 16-2 16-14 0-8-10-8-12-8-28 0-58 2-88 2-18 0-62-2-78-2-6 0-14 0-14 14 0 8 8 8 16 8 42 0 48 6 54 22 27 65 55 130 82 196-49 52-99 105-148 158-3 2-7 5-10 8-34 37-66 47-102 51-10 0-16 0-16 14 3 2 0 6 10 6 20 0 44-2 66-2 26 0 52 2 78 2 4 0 12 0 12-14 0-6-6-6-8-6-6-2-28-4-28-22 0-11 10-23 20-31 23-26 47-51 70-76 21-23 43-46 64-68 24 55 48 110 72 166 2 8 1 6 2 9 0 6-12 18-40 22-8 0-14 0-14 12 0 8 8 8 10 8 20 0 70-2 88-2s62 2 78 2c6 0 14 0 14-12 0-8-6-8-12-8-48-2-48-4-60-31-28-66-76-174-92-216 48-50 122-134 144-154 20-16 48-32 90-34 8-2 16-2 16-14 0-2 0-8-10-8-20 0-44 2-66 2-26 0-52-2-78-2-4 0-14 0-14 14 0 4 4 6 10 8 6 0 28 2 28 20 0 10-8 20-14 26-38 41-76 81-114 122z">
            <text:p/>
          </draw:path>
          <draw:path draw:style-name="gr7" draw:text-style-name="P7" draw:layer="layout" svg:width="0.163cm" svg:height="0.7cm" svg:x="14.778cm" svg:y="4.067cm" svg:viewBox="0 0 164 701" svg:d="M164 695c0-2 0-4-12-16-88-88-112-222-112-327 0-122 28-244 114-332 10-10 10-10 10-12 0-6-4-8-8-8-6 0-70 48-112 138-36 76-44 154-44 214 0 54 8 137 46 217 42 86 104 132 110 132 4 0 8-2 8-6z">
            <text:p/>
          </draw:path>
          <draw:path draw:style-name="gr7" draw:text-style-name="P7" draw:layer="layout" svg:width="0.233cm" svg:height="0.065cm" svg:x="15.05cm" svg:y="3.995cm" svg:viewBox="0 0 234 66" svg:d="M234 10c-4-3-8-7-12-10 0 2-26 34-56 34-16 0-34-10-46-18-20-10-32-16-44-16-26 0-40 16-76 56 4 3 8 7 12 10 19-11 26-34 56-34 18 0 34 10 46 18 20 10 32 16 44 16 26 0 40-16 76-56z">
            <text:p/>
          </draw:path>
          <draw:path draw:style-name="gr7" draw:text-style-name="P7" draw:layer="layout" svg:width="0.215cm" svg:height="0.444cm" svg:x="14.998cm" svg:y="4.155cm" svg:viewBox="0 0 216 445" svg:d="M128 158c22 0 44 0 66 0 14 0 22 0 22-14 0-8-8-8-20-8-21 0-41 0-62 0 26-100 30-114 30-118 0-12-10-18-22-18-2 0-20 0-28 24-9 37-17 75-26 112-22 0-44 0-66 0-14 0-22 0-22 14 0 8 6 8 20 8 21 0 41 0 62 0-50 200-54 212-54 224 0 38 26 63 64 63 72 0 112-101 112-107s-4-6-8-6c-6 0-6 2-10 10-30 72-68 90-92 90-14 0-22-10-22-34 0-16 2-20 4-32 17-70 35-139 52-208z">
            <text:p/>
          </draw:path>
          <draw:path draw:style-name="gr7" draw:text-style-name="P7" draw:layer="layout" svg:width="0.161cm" svg:height="0.7cm" svg:x="15.276cm" svg:y="4.067cm" svg:viewBox="0 0 162 701" svg:d="M162 352c0-56-6-140-46-220-42-86-102-132-110-132-4 0-6 4-6 8 0 2 0 2 14 16 68 70 108 180 108 328 0 119-26 241-114 331-8 8-8 10-8 12 0 4 2 6 6 6 8 0 72-48 112-136 36-78 44-155 44-213z">
            <text:p/>
          </draw:path>
          <draw:path draw:style-name="gr7" draw:text-style-name="P7" draw:layer="layout" svg:width="0.081cm" svg:height="0.209cm" svg:x="15.57cm" svg:y="4.519cm" svg:viewBox="0 0 82 210" svg:d="M82 74c0-46-18-74-46-74-22 0-36 18-36 38 0 18 14 36 36 36 10 0 18-2 26-8 2-2 1-1 2-2 2 0 2 0 2 10 0 52-24 94-48 118-8 6-8 8-8 10 0 6 4 8 8 8 8 0 64-54 64-136z">
            <text:p/>
          </draw:path>
          <draw:path draw:style-name="gr7" draw:text-style-name="P7" draw:layer="layout" svg:width="0.233cm" svg:height="0.065cm" svg:x="15.89cm" svg:y="3.995cm" svg:viewBox="0 0 234 66" svg:d="M234 10c-4-3-8-7-12-10 0 2-26 34-58 34-16 0-32-10-44-18-20-10-32-16-44-16-28 0-40 16-76 56 3 3 7 7 10 10 19-11 28-34 58-34 16 0 34 10 46 18 20 10 32 16 44 16 26 0 40-16 76-56z">
            <text:p/>
          </draw:path>
          <draw:path draw:style-name="gr7" draw:text-style-name="P7" draw:layer="layout" svg:width="0.215cm" svg:height="0.444cm" svg:x="15.838cm" svg:y="4.155cm" svg:viewBox="0 0 216 445" svg:d="M128 158c22 0 44 0 66 0 14 0 22 0 22-14 0-8-8-8-20-8-21 0-41 0-62 0 26-100 28-114 28-118 0-12-8-18-20-18-2 0-22 0-28 24-9 37-19 75-28 112-22 0-44 0-66 0-14 0-20 0-20 14 0 8 6 8 20 8 21 0 41 0 62 0-52 200-54 212-54 224 0 38 26 63 64 63 72 0 112-101 112-107s-6-6-8-6c-6 0-8 2-10 10-32 72-68 90-92 90-14 0-22-10-22-34 0-16 2-20 4-32 17-70 35-139 52-208z">
            <text:p/>
          </draw:path>
          <draw:path draw:style-name="gr7" draw:text-style-name="P7" draw:layer="layout" svg:width="0.161cm" svg:height="0.7cm" svg:x="16.116cm" svg:y="4.067cm" svg:viewBox="0 0 162 701" svg:d="M162 352c0-56-8-140-46-220-42-86-102-132-110-132-4 0-6 4-6 8 0 2 0 2 12 16 70 70 110 180 110 328 0 119-26 241-114 331-8 8-8 10-8 12 0 4 2 6 6 6 8 0 70-48 112-136 36-78 44-155 44-213z">
            <text:p/>
          </draw:path>
          <draw:path draw:style-name="gr7" draw:text-style-name="P7" draw:layer="layout" svg:width="0.345cm" svg:height="0.492cm" svg:x="16.49cm" svg:y="4.107cm" svg:viewBox="0 0 346 493" svg:d="M242 447c0 16 0 31 0 46 35-2 69-5 104-8 0-6 0-13 0-20-48 0-54-6-54-39 0-142 0-284 0-426-34 3-68 5-102 8 0 7 0 15 0 22 50 0 54 4 54 38 0 51 0 101 0 152-20-26-50-44-88-44-82 0-156 70-156 160s68 157 148 157c46 0 78-24 94-46zM242 260c0 48 0 96 0 144 0 12 0 14-6 26-22 33-54 49-84 49-32 0-56-20-74-45-18-28-20-68-20-98 0-26 2-68 22-100 14-20 42-44 80-44 24 0 54 10 76 42 6 12 6 14 6 26z">
            <text:p/>
          </draw:path>
          <draw:path draw:style-name="gr7" draw:text-style-name="P7" draw:layer="layout" svg:width="0.697cm" svg:height="0.492cm" svg:x="16.894cm" svg:y="4.115cm" svg:viewBox="0 0 698 493" svg:d="M606 80c18-30 36-56 80-58 6-2 12-2 12-14 0-4-2-8-8-8-16 0-36 2-54 2-24 0-50-2-72-2-4 0-14 0-14 12 0 8 6 10 10 10 18 0 42 6 42 26 0 8-4 14-10 24-63 110-127 220-190 330-9-116-17-232-26-348 0-14-2-32 50-32 12 0 20 0 20-14 0-8-8-8-12-8-28 0-58 2-86 2-16 0-56-2-72-2-6 0-14 0-14 14 0 8 6 8 16 8 32 0 36 4 38 16 1 18 3 36 4 54-59 103-119 206-178 310-9-119-17-238-26-356 0-8 0-24 52-24 8 0 16 0 16-14 0-8-8-8-10-8-28 0-58 2-86 2-26 0-50-2-74-2-4 0-14 0-14 12 0 10 8 10 18 10 36 0 36 6 38 26 11 142 21 285 32 427 0 12 0 18 10 18s12-4 18-14c69-119 137-238 206-357 9 118 17 236 26 353 2 14 2 18 12 18 8 0 12-6 16-14 77-133 153-266 230-399z">
            <text:p/>
          </draw:path>
          <draw:path draw:style-name="gr7" draw:text-style-name="P7" draw:layer="layout" svg:width="0.161cm" svg:height="0.7cm" svg:x="17.688cm" svg:y="4.067cm" svg:viewBox="0 0 162 701" svg:d="M162 695c0-2 0-4-12-16-88-88-110-222-110-327 0-122 26-244 114-332 8-10 8-10 8-12 0-6-2-8-6-8-8 0-70 48-112 138-36 76-44 154-44 214 0 54 8 137 46 217 42 86 102 132 110 132 4 0 6-2 6-6z">
            <text:p/>
          </draw:path>
          <draw:path draw:style-name="gr7" draw:text-style-name="P7" draw:layer="layout" svg:width="0.233cm" svg:height="0.065cm" svg:x="17.96cm" svg:y="3.995cm" svg:viewBox="0 0 234 66" svg:d="M234 10c-4-3-8-7-12-10 0 2-26 34-58 34-16 0-34-10-46-18-18-10-30-16-42-16-28 0-40 16-76 56 3 3 7 7 10 10 19-11 28-34 58-34 16 0 34 10 46 18 18 10 32 16 44 16 26 0 40-16 76-56z">
            <text:p/>
          </draw:path>
          <draw:path draw:style-name="gr7" draw:text-style-name="P7" draw:layer="layout" svg:width="0.215cm" svg:height="0.444cm" svg:x="17.908cm" svg:y="4.155cm" svg:viewBox="0 0 216 445" svg:d="M128 158c22 0 44 0 66 0 14 0 22 0 22-14 0-8-8-8-20-8-21 0-41 0-62 0 24-100 28-114 28-118 0-12-8-18-20-18-2 0-22 0-28 24-9 37-19 75-28 112-22 0-44 0-66 0-14 0-20 0-20 14 0 8 4 8 18 8 21 0 41 0 62 0-50 200-52 212-52 224 0 38 26 63 64 63 72 0 112-101 112-107s-6-6-8-6c-8 0-8 2-12 10-30 72-66 90-90 90-16 0-22-10-22-34 0-16 2-20 4-32 17-70 35-139 52-208z">
            <text:p/>
          </draw:path>
          <draw:path draw:style-name="gr7" draw:text-style-name="P7" draw:layer="layout" svg:width="0.163cm" svg:height="0.7cm" svg:x="18.184cm" svg:y="4.067cm" svg:viewBox="0 0 164 701" svg:d="M164 352c0-56-8-140-46-220-42-86-104-132-110-132-4 0-8 4-8 8 0 2 0 2 14 16 70 70 110 180 110 328 0 119-26 241-114 331-10 8-10 10-10 12 0 4 4 6 8 6 6 0 70-48 112-136 36-78 44-155 44-213z">
            <text:p/>
          </draw:path>
        </draw:g>
        <draw:g draw:style-name="gr10" xml:id="id18" draw:id="id18">
          <draw:frame draw:style-name="gr26" draw:text-style-name="P19" draw:layer="layout" svg:width="5cm" svg:height="0.806cm" svg:x="6.6cm" svg:y="5.4cm">
            <draw:text-box>
              <text:p><text:span text:style-name="T16">Riemann integral</text:span></text:p>
            </draw:text-box>
          </draw:frame>
          <draw:custom-shape draw:style-name="gr27" draw:text-style-name="P10" draw:layer="layout" svg:width="5.108cm" svg:height="1.994cm" svg:x="6.461cm" svg:y="3.352cm">
            <text:p/>
            <draw:enhanced-geometry svg:viewBox="0 0 21600 21600" draw:type="rectangle" draw:enhanced-path="M 0 0 L 21600 0 21600 21600 0 21600 0 0 Z N"/>
          </draw:custom-shape>
        </draw:g>
        <draw:g draw:style-name="gr10" xml:id="id19" draw:id="id19">
          <draw:frame draw:style-name="gr26" draw:text-style-name="P20" draw:layer="layout" svg:width="4.5cm" svg:height="0.806cm" svg:x="13.8cm" svg:y="5.4cm">
            <draw:text-box>
              <text:p text:style-name="P5"><text:span text:style-name="T17">Itô integral</text:span></text:p>
            </draw:text-box>
          </draw:frame>
          <draw:frame draw:style-name="gr26" draw:text-style-name="P20" draw:layer="layout" svg:width="5.5cm" svg:height="0.806cm" svg:x="12.8cm" svg:y="6.094cm">
            <draw:text-box>
              <text:p text:style-name="P5"><text:span text:style-name="T17">Stratonovich integral</text:span></text:p>
            </draw:text-box>
          </draw:frame>
          <draw:custom-shape draw:style-name="gr28" draw:text-style-name="P10" draw:layer="layout" svg:width="6.371cm" svg:height="2.02cm" svg:x="12.191cm" svg:y="3.331cm">
            <text:p/>
            <draw:enhanced-geometry svg:viewBox="0 0 21600 21600" draw:type="rectangle" draw:enhanced-path="M 0 0 L 21600 0 21600 21600 0 21600 0 0 Z N"/>
          </draw:custom-shape>
        </draw:g>
        <draw:g draw:style-name="gr10" xml:id="id16" draw:id="id16">
          <draw:connector draw:style-name="gr21" draw:text-style-name="P14" draw:layer="layout" draw:type="curve" svg:x1="2.242cm" svg:y1="2.724cm" svg:x2="2.242cm" svg:y2="4.685cm" draw:start-shape="id3" draw:start-glue-point="3" draw:end-shape="id4" draw:end-glue-point="3" svg:d="M2242 2724c-751 0-751 1961 0 1961" svg:viewBox="0 0 564 1962">
            <text:p/>
          </draw:connector>
          <draw:custom-shape draw:style-name="gr22" draw:text-style-name="P16" xml:id="id3" draw:id="id3" draw:layer="layout" svg:width="0.31cm" svg:height="0.619cm" svg:x="2.242cm" svg:y="2.41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6" xml:id="id4" draw:id="id4" draw:layer="layout" svg:width="0.31cm" svg:height="0.619cm" svg:x="2.242cm" svg:y="4.376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21" draw:layer="layout" svg:width="2.51cm" svg:height="1.199cm" draw:transform="rotate (0.977733446967224) translate (0.403cm 3.681cm)">
            <draw:text-box>
              <text:p><text:span text:style-name="T18">integration</text:span></text:p>
            </draw:text-box>
          </draw:frame>
        </draw:g>
        <draw:g draw:style-name="gr6" xml:id="id23" draw:id="id23">
          <svg:title>TexMaths</svg:title>
          <svg:desc>20§display§$\Delta W_n \sim \mathcal{N}(0,\delta t)$ §svg§600§FALSE§</svg:desc>
          <draw:path draw:style-name="gr7" draw:text-style-name="P22" draw:layer="layout" svg:width="4.907cm" svg:height="0.643cm" svg:x="20.886cm" svg:y="8.82cm" svg:viewBox="0 0 4908 644" svg:d="M0 0c1636 0 3272 0 4908 0 0 215 0 429 0 644-1636 0-3272 0-4908 0 0-215 0-429 0-644z">
            <text:p/>
          </draw:path>
          <draw:path draw:style-name="gr8" draw:text-style-name="P23" draw:layer="layout" svg:width="4.979cm" svg:height="0.715cm" svg:x="20.85cm" svg:y="8.784cm" svg:viewBox="0 0 4980 716" svg:d="M0 0c1660 0 3320 0 4980 0 0 239 0 477 0 716-1660 0-3320 0-4980 0 0-239 0-477 0-716z">
            <text:p/>
          </draw:path>
          <draw:path draw:style-name="gr7" draw:text-style-name="P22" draw:layer="layout" svg:width="0.517cm" svg:height="0.498cm" svg:x="20.884cm" svg:y="8.826cm" svg:viewBox="0 0 518 499" svg:d="M276 12c-4-10-6-12-18-12s-12 2-18 12c-79 158-159 315-238 473-2 8-2 8-2 10 0 4 4 4 14 4 163 0 325 0 488 0 12 0 16 0 16-4 0-2 0-2-4-10-80-158-159-315-238-473zM236 70c63 125 125 251 188 377-126 0-252 0-378 0 63-126 127-252 190-377z">
            <text:p/>
          </draw:path>
          <draw:path draw:style-name="gr7" draw:text-style-name="P22" draw:layer="layout" svg:width="0.697cm" svg:height="0.492cm" svg:x="21.474cm" svg:y="8.848cm" svg:viewBox="0 0 698 493" svg:d="M606 82c18-32 34-56 78-60 8 0 14 0 14-14 0-2-2-8-8-8-18 0-36 2-54 2-24 0-50-2-74-2-4 0-12 0-12 14 0 8 6 8 10 8 16 0 42 6 42 28 0 8-4 12-10 22-64 109-127 219-190 329-9-115-17-230-26-345 0-14-2-34 50-34 12 0 18 0 18-14 0-6-8-8-10-8-28 0-58 2-86 2-16 0-58-2-74-2-4 0-12 0-12 14 0 8 6 8 16 8 30 0 36 4 38 18 1 18 3 36 4 54-59 102-119 205-178 307-9-118-19-235-28-353 0-10 0-26 54-26 8 0 16 0 16-14 0-8-7-5-10-8-28 0-58 2-88 2-24 0-50-2-74-2-2 0-12 0-12 14 0 8 6 8 18 8 36 0 36 6 38 26 10 142 20 284 30 427 2 12 2 18 12 18 8 0 10-4 16-14 69-119 139-238 208-357 9 117 17 235 26 353 0 14 2 18 10 18 10 0 14-6 18-14 76-133 153-265 230-397z">
            <text:p/>
          </draw:path>
          <draw:path draw:style-name="gr7" draw:text-style-name="P22" draw:layer="layout" svg:width="0.301cm" svg:height="0.218cm" svg:x="22.121cm" svg:y="9.215cm" svg:viewBox="0 0 302 219" svg:d="M38 185c-2 6-6 18-6 20 0 10 10 14 18 14s16-6 18-10 6-20 10-29c2-10 8-32 10-44 4-12 6-22 8-34 6-20 6-24 22-44 12-20 36-44 72-44 30 0 30 24 30 34 0 30-22 84-30 104-4 14-6 18-6 26 0 25 22 41 46 41 50 0 72-65 72-73 0-6-5-4-8-6-8 0-8 2-10 8-12 39-32 59-52 59-10 0-12-8-12-18 0-11 2-17 10-39 6-14 26-66 26-94 0-48-38-56-64-56-40 0-68 24-82 44-4-34-32-44-52-44-22 0-34 14-40 26-10 18-18 46-18 48 0 8 5 5 8 8 8 0 8-2 12-16 8-28 16-52 36-52 12 0 16 10 16 24 0 8-4 26-8 40s-8 34-10 44c-5 21-11 42-16 63z">
            <text:p/>
          </draw:path>
          <draw:path draw:style-name="gr7" draw:text-style-name="P22" draw:layer="layout" svg:width="0.467cm" svg:height="0.163cm" svg:x="22.715cm" svg:y="9.069cm" svg:viewBox="0 0 468 164" svg:d="M468 22c0-14-4-22-10-22-2 0-8 6-10 18-2 68-48 106-98 106-44 0-78-30-112-60-36-32-72-64-120-64-76 0-118 76-118 140 0 24 8 24 10 24 8 0 10-14 10-18 2-76 54-106 98-106s78 30 112 60c36 32 72 64 120 64 78 0 118-78 118-142z">
            <text:p/>
          </draw:path>
          <draw:path draw:style-name="gr7" draw:text-style-name="P22" draw:layer="layout" svg:width="0.707cm" svg:height="0.575cm" svg:x="23.397cm" svg:y="8.784cm" svg:viewBox="0 0 708 576" svg:d="M236 140c12 38 28 89 60 175 44 120 64 162 106 227 10 16 12 16 18 16 10 0 24-8 32-14 10-7 10-9 18-43 42-184 96-375 110-407 0-2 14-28 100-30 14 0 28-38 28-52 0-12-4-12-14-12-70 0-102 30-110 38-20 26-36 76-68 193-26 90-48 180-70 270-38-58-60-112-94-202-38-100-60-173-78-235-4-14-6-14-12-14-2 0-16 0-36 16-6 6-8 12-8 20-20 185-86 369-104 403-6 10-16 24-30 24-6 0-34-4-52-20-4-4-4-4-6-4-10 0-26 36-26 51 0 22 44 36 64 36 44 0 80-97 92-131 44-126 66-230 80-305z">
            <text:p/>
          </draw:path>
          <draw:path draw:style-name="gr7" draw:text-style-name="P22" draw:layer="layout" svg:width="0.163cm" svg:height="0.697cm" svg:x="24.167cm" svg:y="8.802cm" svg:viewBox="0 0 164 698" svg:d="M164 690c0-2 0-2-12-14-88-88-110-221-110-327 0-122 26-243 112-331 10-8 10-10 10-12 0-4-4-6-8-6-6 0-70 48-112 136-34 77-44 153-44 213 0 54 8 140 48 217 42 86 102 132 108 132 4 0 8-2 8-8z">
            <text:p/>
          </draw:path>
          <draw:path draw:style-name="gr7" draw:text-style-name="P22" draw:layer="layout" svg:width="0.295cm" svg:height="0.48cm" svg:x="24.399cm" svg:y="8.86cm" svg:viewBox="0 0 296 481" svg:d="M296 241c0-56-4-111-28-163-32-66-90-78-120-78-42 0-94 18-122 84-22 48-26 101-26 157 0 54 2 116 32 170 30 56 80 70 116 70 38 0 90-14 122-80 22-50 26-104 26-160zM148 465c-28 0-70-16-82-84-8-42-8-106-8-148 0-44 0-89 6-127 14-84 66-90 84-90 22 0 70 12 82 82 8 38 8 91 8 135 0 52 0 100-8 146-10 66-50 86-82 86z">
            <text:p/>
          </draw:path>
          <draw:path draw:style-name="gr7" draw:text-style-name="P22" draw:layer="layout" svg:width="0.081cm" svg:height="0.208cm" svg:x="24.782cm" svg:y="9.251cm" svg:viewBox="0 0 82 209" svg:d="M82 74c0-46-18-74-44-74-24 0-38 18-38 38 0 18 14 36 38 36 8 0 18-2 24-8 2-2 2-2 4-2 1 3 2 0 2 10 0 52-25 95-48 117-7 8-8 8-8 10 0 6 4 8 6 8 8 0 64-53 64-135z">
            <text:p/>
          </draw:path>
          <draw:path draw:style-name="gr7" draw:text-style-name="P22" draw:layer="layout" svg:width="0.287cm" svg:height="0.506cm" svg:x="25.064cm" svg:y="8.828cm" svg:viewBox="0 0 288 507" svg:d="M156 191c-88 22-156 112-156 198 0 66 44 118 110 118 82 0 142-110 142-208 0-64-28-98-52-129-26-32-68-84-68-114 0-16 14-32 40-32 20 0 34 8 50 18 14 8 28 18 38 18 18 0 28-18 28-28 0-16-12-18-36-24-38-8-48-8-58-8-56 0-80 30-80 72 0 38 20 78 42 119zM164 207c18 32 38 70 38 120 0 46-26 164-92 164-38 0-66-30-66-82 0-44 26-176 120-202z">
            <text:p/>
          </draw:path>
          <draw:path draw:style-name="gr7" draw:text-style-name="P22" draw:layer="layout" svg:width="0.215cm" svg:height="0.444cm" svg:x="25.39cm" svg:y="8.888cm" svg:viewBox="0 0 216 445" svg:d="M128 158c22 0 44 0 66 0 14 0 22 0 22-14 0-8-8-8-20-8-21 0-41 0-62 0 24-98 28-112 28-116 0-12-8-20-20-20-2 0-22 2-28 26-9 36-19 73-28 110-22 0-44 0-66 0-14 0-20 0-20 14 0 8 4 8 18 8 21 0 41 0 62 0-50 199-52 211-52 223 0 38 26 64 64 64 72 0 112-102 112-108s-6-6-8-6c-6 0-8 2-12 10-30 72-66 90-90 90-16 0-22-10-22-34 0-16 2-20 4-32 17-69 35-138 52-207z">
            <text:p/>
          </draw:path>
          <draw:path draw:style-name="gr7" draw:text-style-name="P22" draw:layer="layout" svg:width="0.163cm" svg:height="0.697cm" svg:x="25.666cm" svg:y="8.802cm" svg:viewBox="0 0 164 698" svg:d="M164 349c0-54-8-140-46-217-42-86-102-132-110-132-4 0-8 2-8 6 0 2 0 4 14 16 70 70 110 181 110 327 0 120-26 241-114 331-10 8-10 8-10 10 0 6 4 8 8 8 8 0 70-48 112-136 36-77 44-155 44-213z">
            <text:p/>
          </draw:path>
        </draw:g>
        <draw:g draw:style-name="gr6" xml:id="id22" draw:id="id22">
          <svg:title>TexMaths</svg:title>
          <svg:desc>20§latex§\begin{equation*}
    W_{n + 1} = W_n + \Delta W_n
\end{equation*}§svg§600§FALSE§</svg:desc>
          <draw:path draw:style-name="gr7" draw:text-style-name="P22" draw:layer="layout" svg:width="6.097cm" svg:height="0.589cm" svg:x="20.866cm" svg:y="7.874cm" svg:viewBox="0 0 6098 590" svg:d="M0 0c2033 0 4065 0 6098 0 0 197 0 393 0 590-2033 0-4065 0-6098 0 0-197 0-393 0-590z">
            <text:p/>
          </draw:path>
          <draw:path draw:style-name="gr8" draw:text-style-name="P23" draw:layer="layout" svg:width="6.169cm" svg:height="0.661cm" svg:x="20.83cm" svg:y="7.838cm" svg:viewBox="0 0 6170 662" svg:d="M0 0c2057 0 4113 0 6170 0 0 221 0 441 0 662-2057 0-4113 0-6170 0 0-221 0-441 0-662z">
            <text:p/>
          </draw:path>
          <draw:path draw:style-name="gr7" draw:text-style-name="P22" draw:layer="layout" svg:width="0.697cm" svg:height="0.49cm" svg:x="20.868cm" svg:y="7.862cm" svg:viewBox="0 0 698 491" svg:d="M606 80c18-30 34-56 80-60 6 0 12 0 12-14 0-2-2-6-8-6-16 0-36 2-54 2-24 0-50-2-74-2-4 0-12 0-12 12 0 8 6 8 10 8 16 2 42 8 42 28 0 8-4 14-10 24-64 109-127 218-190 327-9-115-17-230-26-345 0-14-2-32 50-34 12 0 18 0 18-14 0-6-8-6-10-6-28 0-58 2-86 2-16 0-58-2-74-2-4 0-12 0-12 14 0 6 6 6 16 6 32 0 36 4 38 18 1 18 3 36 4 54-59 102-119 204-178 307-9-118-17-235-26-353 0-8 0-24 52-26 8 0 16 0 16-14 0-6-7-4-10-6-28 0-58 2-86 2-26 0-50-2-74-2-4 0-14 0-14 12 0 8 6 8 18 8 36 0 36 8 38 26 11 142 21 284 32 427 0 12 0 18 10 18 8 0 10-4 18-14 69-119 137-238 206-357 9 117 17 235 26 353 2 16 2 18 10 18 10 0 14-6 18-12 77-133 153-266 230-399z">
            <text:p/>
          </draw:path>
          <draw:path draw:style-name="gr7" draw:text-style-name="P22" draw:layer="layout" svg:width="0.301cm" svg:height="0.22cm" svg:x="21.516cm" svg:y="8.227cm" svg:viewBox="0 0 302 221" svg:d="M38 185c-2 6-6 18-6 20 0 10 10 16 18 16s15-8 18-12 6-20 10-30c2-10 8-31 10-43 4-10 6-22 8-34 6-20 8-24 22-44 14-18 36-44 74-44 28 0 28 24 28 34 0 30-22 84-28 104-6 14-8 17-8 25 0 26 22 44 46 44 50 0 72-67 72-75 0-6-5-4-8-6-8 0-8 2-10 8-12 39-32 59-52 59-10 0-12-8-12-18 0-12 2-18 10-39 6-14 26-66 26-94 0-48-36-56-62-56-42 0-70 26-84 44-4-34-32-44-52-44-22 0-34 16-40 26-10 18-18 46-18 50 0 6 8 6 10 6 6 0 6-2 10-16 8-28 16-52 36-52 12 0 16 10 16 24 0 10-4 27-8 40s-8 34-10 44c-5 21-11 42-16 63z">
            <text:p/>
          </draw:path>
          <draw:path draw:style-name="gr7" draw:text-style-name="P22" draw:layer="layout" svg:width="0.361cm" svg:height="0.36cm" svg:x="21.876cm" svg:y="8.139cm" svg:viewBox="0 0 362 361" svg:d="M192 193c51 0 101 0 152 0 6 0 18 0 18-12s-12-12-18-12c-51 0-101 0-152 0 0-49 0-99 0-149 0-8 0-20-12-20s-12 12-12 20c0 50 0 100 0 149-50 0-100 0-150 0-6 0-18 0-18 12s10 12 18 12c50 0 100 0 150 0 0 50 0 100 0 150 0 6 0 18 12 18s12-12 12-18c0-50 0-100 0-150z">
            <text:p/>
          </draw:path>
          <draw:path draw:style-name="gr7" draw:text-style-name="P22" draw:layer="layout" svg:width="0.177cm" svg:height="0.324cm" svg:x="22.326cm" svg:y="8.117cm" svg:viewBox="0 0 178 325" svg:d="M112 14c0-12-2-14-16-14-32 32-76 32-96 32 0 6 0 12 0 18 12 0 44 0 72-14 0 83 0 166 0 249 0 16 0 22-50 22-6 0-12 0-18 0 0 6 0 12 0 18 8 0 68-2 86-2 16 0 78 2 88 2 0-6 0-12 0-18-6 0-12 0-18 0-48 0-48-6-48-22 0-90 0-181 0-271z">
            <text:p/>
          </draw:path>
          <draw:path draw:style-name="gr7" draw:text-style-name="P22" draw:layer="layout" svg:width="0.467cm" svg:height="0.163cm" svg:x="22.821cm" svg:y="8.08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22" draw:layer="layout" svg:width="0.695cm" svg:height="0.49cm" svg:x="23.563cm" svg:y="7.862cm" svg:viewBox="0 0 696 491" svg:d="M604 80c18-30 36-56 80-60 6 0 12 0 12-14 0-2-2-6-8-6-16 0-36 2-54 2-24 0-50-2-72-2-6 0-14 0-14 12 0 8 6 8 10 8 18 2 42 8 42 28 0 8-4 14-10 24-64 109-127 218-190 327-9-115-17-230-26-345 0-14-2-32 50-34 12 0 20 0 20-14 0-6-8-6-12-6-28 0-58 2-86 2-16 0-56-2-72-2-6 0-14 0-14 14 0 6 6 6 16 6 32 0 36 4 38 18 1 18 3 36 4 54-59 102-119 204-178 307-9-118-17-235-26-353 0-8 0-24 52-26 8 0 16 0 16-14 0-6-8-6-10-6-28 0-58 2-86 2-26 0-50-2-74-2-4 0-12 0-12 12 0 8 6 8 16 8 36 0 36 8 38 26 11 142 21 284 32 427 0 12 0 18 10 18s12-4 18-14c69-119 137-238 206-357 9 117 17 235 26 353 2 16 2 18 12 18 8 0 12-6 16-12 77-133 153-266 230-399z">
            <text:p/>
          </draw:path>
          <draw:path draw:style-name="gr7" draw:text-style-name="P22" draw:layer="layout" svg:width="0.299cm" svg:height="0.22cm" svg:x="24.211cm" svg:y="8.227cm" svg:viewBox="0 0 300 221" svg:d="M36 185c-2 6-4 18-4 20 0 10 8 16 16 16s15-8 18-12 8-20 10-30 8-31 10-43c4-10 6-22 8-34 6-20 8-24 22-44 14-18 36-44 74-44 28 0 28 24 28 34 0 30-20 84-28 104-6 14-8 17-8 25 0 26 22 44 46 44 50 0 72-67 72-75 0-6-6-6-8-6-8 0-8 2-10 8-10 39-32 59-52 59-10 0-12-8-12-18 0-12 2-18 12-39 6-14 26-66 26-94 0-48-38-56-64-56-42 0-68 26-84 44-4-34-32-44-52-44-22 0-32 16-40 26-10 18-16 46-16 50 0 6 6 6 8 6 6 0 6-2 10-16 8-28 16-52 36-52 12 0 16 10 16 24 0 10-5 27-8 40s-8 34-10 44c-5 21-11 42-16 63z">
            <text:p/>
          </draw:path>
          <draw:path draw:style-name="gr7" draw:text-style-name="P22" draw:layer="layout" svg:width="0.467cm" svg:height="0.464cm" svg:x="24.765cm" svg:y="7.932cm" svg:viewBox="0 0 468 465" svg:d="M248 245c65 0 131 0 196 0 10 0 24 0 24-14s-14-14-24-14c-65 0-131 0-196 0 0-65 0-130 0-195 0-10 0-22-14-22s-14 12-14 22c0 65 0 130 0 195-65 0-131 0-196 0-10 0-24 0-24 14s14 14 24 14c65 0 131 0 196 0 0 65 0 131 0 196 0 10 0 24 14 24s14-14 14-24c0-65 0-131 0-196z">
            <text:p/>
          </draw:path>
          <draw:path draw:style-name="gr7" draw:text-style-name="P22" draw:layer="layout" svg:width="0.517cm" svg:height="0.499cm" svg:x="25.46cm" svg:y="7.838cm" svg:viewBox="0 0 518 500" svg:d="M278 12c-6-8-6-12-18-12s-14 4-18 12c-79 158-159 316-238 475-4 6-4 6-4 8 0 5 4 5 16 5 163 0 325 0 488 0 10 0 14 0 14-5 0-2 0-2-2-8-79-159-159-317-238-475zM238 70c63 125 125 251 188 377-126 0-252 0-378 0 63-126 127-252 190-377z">
            <text:p/>
          </draw:path>
          <draw:path draw:style-name="gr7" draw:text-style-name="P22" draw:layer="layout" svg:width="0.697cm" svg:height="0.49cm" svg:x="26.052cm" svg:y="7.862cm" svg:viewBox="0 0 698 491" svg:d="M606 80c16-30 34-56 78-60 6 0 14 0 14-14 0-2-4-6-10-6-16 0-36 2-54 2-24 0-50-2-72-2-4 0-14 0-14 12 0 8 6 8 10 8 18 2 42 8 42 28 0 8-4 14-8 24-64 109-127 218-190 327-9-115-17-230-26-345-2-14-2-32 48-34 12 0 20 0 20-14 0-6-8-6-12-6-28 0-56 2-84 2-16 0-58-2-74-2-4 0-14 0-14 14 0 6 8 6 16 6 32 0 36 4 38 18 1 18 3 36 4 54-59 102-119 204-178 307-9-118-17-235-26-353 0-8 0-24 54-26 6 0 14 0 14-14 0-6-8-6-10-6-28 0-58 2-86 2-24 0-50-2-74-2-4 0-12 0-12 12 0 8 6 8 16 8 36 0 36 8 38 26 11 142 21 284 32 427 0 12 2 18 12 18 8 0 10-4 16-14 69-119 137-238 206-357 9 117 17 235 26 353 2 16 4 18 12 18s14-6 16-12c77-133 154-266 232-399z">
            <text:p/>
          </draw:path>
          <draw:path draw:style-name="gr7" draw:text-style-name="P22" draw:layer="layout" svg:width="0.299cm" svg:height="0.22cm" svg:x="26.7cm" svg:y="8.227cm" svg:viewBox="0 0 300 221" svg:d="M36 185c-2 6-4 18-4 20 0 10 8 16 16 16 10 0 17-8 20-12s6-20 8-30 8-31 12-43c2-10 4-22 8-34 4-20 6-24 20-44 14-18 36-44 74-44 28 0 28 24 28 34 0 30-20 84-28 104-6 14-8 17-8 25 0 26 22 44 48 44 48 0 70-67 70-75 0-6-6-6-8-6-6 0-8 2-10 8-10 39-32 59-52 59-10 0-12-8-12-18 0-12 2-18 12-39 6-14 26-66 26-94 0-48-38-56-64-56-42 0-68 26-84 44-2-34-32-44-52-44-22 0-32 16-38 26-12 18-18 46-18 50 0 6 6 6 8 6 6 0 8-2 10-16 8-28 18-52 36-52 14 0 16 10 16 24 0 10-5 27-8 40s-8 34-10 44c-5 21-11 42-16 63z">
            <text:p/>
          </draw:path>
        </draw:g>
        <draw:g draw:style-name="gr6" xml:id="id21" draw:id="id21">
          <svg:title>TexMaths</svg:title>
          <svg:desc>20§display§N:=\lfloor \tfrac{T}{\Delta t}\rfloor§svg§600§FALSE§</svg:desc>
          <draw:path draw:style-name="gr7" draw:text-style-name="P22" draw:layer="layout" svg:width="3.043cm" svg:height="0.781cm" svg:x="20.866cm" svg:y="6.182cm" svg:viewBox="0 0 3044 782" svg:d="M0 0c1015 0 2029 0 3044 0 0 261 0 522 0 782-1015 0-2029 0-3044 0 0-260 0-521 0-782z">
            <text:p/>
          </draw:path>
          <draw:path draw:style-name="gr8" draw:text-style-name="P23" draw:layer="layout" svg:width="3.115cm" svg:height="0.853cm" svg:x="20.83cm" svg:y="6.146cm" svg:viewBox="0 0 3116 854" svg:d="M0 0c1039 0 2077 0 3116 0 0 285 0 569 0 854-1039 0-2077 0-3116 0 0-285 0-569 0-854z">
            <text:p/>
          </draw:path>
          <draw:path draw:style-name="gr7" draw:text-style-name="P22" draw:layer="layout" svg:width="0.591cm" svg:height="0.476cm" svg:x="20.858cm" svg:y="6.276cm" svg:viewBox="0 0 592 477" svg:d="M504 74c6-28 20-50 76-52 4 0 12-2 12-14 0-2 0-8-10-8-22 0-48 2-70 2-24 0-50-2-72-2-4 0-12 0-12 14 0 8 6 8 12 8 40 0 48 14 48 30 0 2-2 12-2 14-27 104-54 209-80 313-52-122-103-245-154-367-6-12-6-12-24-12-31 0-63 0-94 0-14 0-20 0-20 14 0 8 6 8 20 8 4 0 48 0 48 6-31 125-63 250-94 375-8 28-20 50-76 52-4 0-12 2-12 14 0 6 4 8 8 8 24 0 48-2 72-2s48 2 72 2c4 0 12 0 12-14 0-6-6-8-14-8-40 0-46-16-46-30 0-4 0-8 2-16 31-123 63-246 94-369 2 4 2 6 6 12 58 138 116 275 174 413 6 12 8 12 14 12 8 0 8-2 12-14 32-130 65-259 98-389z">
            <text:p/>
          </draw:path>
          <draw:path draw:style-name="gr7" draw:text-style-name="P22" draw:layer="layout" svg:width="0.073cm" svg:height="0.3cm" svg:x="21.727cm" svg:y="6.451cm" svg:viewBox="0 0 74 301" svg:d="M74 38c0-20-18-38-38-38s-36 18-36 38 16 36 36 36 38-16 38-36zM74 265c0-20-18-38-38-38s-36 18-36 38 16 36 36 36 38-16 38-36z">
            <text:p/>
          </draw:path>
          <draw:path draw:style-name="gr7" draw:text-style-name="P22" draw:layer="layout" svg:width="0.465cm" svg:height="0.163cm" svg:x="21.901cm" svg:y="6.497cm" svg:viewBox="0 0 466 164" svg:d="M442 28c12 0 24 0 24-14s-12-14-22-14c-141 0-281 0-422 0-10 0-22 0-22 14s12 14 24 14c139 0 278 0 418 0zM444 164c10 0 22 0 22-14s-12-14-24-14c-140 0-279 0-418 0-12 0-24 0-24 14s12 14 22 14c141 0 281 0 422 0z">
            <text:p/>
          </draw:path>
          <draw:path draw:style-name="gr7" draw:text-style-name="P22" draw:layer="layout" svg:width="0.173cm" svg:height="0.699cm" svg:x="22.725cm" svg:y="6.228cm" svg:viewBox="0 0 174 700" svg:d="M148 700c12 0 26 0 26-14 0-13-14-13-26-13-40 0-80 0-120 0 0-216 0-432 0-647 0-12 0-26-14-26s-14 16-14 26c0 216 0 432 0 649 0 23 2 25 26 25 41 0 81 0 122 0z">
            <text:p/>
          </draw:path>
          <draw:path draw:style-name="gr7" draw:text-style-name="P22" draw:layer="layout" svg:width="0.367cm" svg:height="0.33cm" svg:x="23.153cm" svg:y="6.146cm" svg:viewBox="0 0 368 331" svg:d="M218 36c4-14 4-16 16-18 2 0 20 0 30 0 30 0 42 0 54 4 22 6 24 22 24 38 0 8 0 16-4 40 0 2 0 4 0 6 0 4 2 8 8 8s8-6 8-12c4-31 9-63 14-94 0-8-6-8-14-8-101 0-203 0-304 0-12 0-12 0-16 10-10 29-20 59-30 88-2 2-4 6-4 8s2 8 10 8c6 0 6-4 10-12 28-78 44-84 118-84 7 0 15 0 22 0 14 0 14 0 14 6-1 3 0 2-2 10-21 86-43 172-64 257-4 18-6 22-58 22-18 0-22 0-22 12 0 2 2 6 8 6 14 0 29-2 42-2s31 0 44 0 30 0 44 0c12 2 28 2 40 2 4 0 12 0 12-10 0-8-4-8-20-8-10 0-20 0-28 0-18-2-18-4-18-10 0-2 0-4 2-10 21-85 43-171 64-257z">
            <text:p/>
          </draw:path>
          <draw:path draw:style-name="gr7" draw:text-style-name="P22" draw:layer="layout" svg:width="0.673cm" svg:height="0.027cm" svg:x="22.999cm" svg:y="6.565cm" svg:viewBox="0 0 674 28" svg:d="M0 0c225 0 449 0 674 0 0 9 0 19 0 28-225 0-449 0-674 0 0-9 0-19 0-28z">
            <text:p/>
          </draw:path>
          <draw:path draw:style-name="gr7" draw:text-style-name="P22" draw:layer="layout" svg:width="0.401cm" svg:height="0.348cm" svg:x="23.029cm" svg:y="6.645cm" svg:viewBox="0 0 402 349" svg:d="M216 12c-4-10-6-12-16-12-6 0-10 2-14 10-61 109-121 218-182 327-4 6-3 6-4 8 0 4 4 4 12 4 126 0 252 0 378 0 8 0 12 0 12-4-2-2 0-2-4-8-61-108-122-217-182-325zM184 48c48 87 96 174 144 261-96 0-192 0-288 0 48-87 96-174 144-261z">
            <text:p/>
          </draw:path>
          <draw:path draw:style-name="gr7" draw:text-style-name="P22" draw:layer="layout" svg:width="0.165cm" svg:height="0.31cm" svg:x="23.48cm" svg:y="6.689cm" svg:viewBox="0 0 166 311" svg:d="M100 112c17 0 35 0 52 0 8 0 14 0 14-10 0-8-6-8-14-8-15 0-31 0-46 0 6-24 12-48 18-72 0-2 2-4 2-6 0-10-8-16-18-16-12 0-20 8-22 20-4 14 2-10-20 74-17 0-33 0-50 0-10 0-16 0-16 12 0 6 6 6 16 6 15 0 31 0 46 0-9 38-19 77-28 115-4 12-8 30-8 36 0 30 24 48 52 48 54 0 86-70 86-76s-6-6-8-6c-6 0-6 2-10 10-14 30-40 58-66 58-10 0-18-6-18-24 0-6 2-16 4-20 11-47 23-94 34-141z">
            <text:p/>
          </draw:path>
          <draw:path draw:style-name="gr7" draw:text-style-name="P22" draw:layer="layout" svg:width="0.173cm" svg:height="0.699cm" svg:x="23.772cm" svg:y="6.228cm" svg:viewBox="0 0 174 700" svg:d="M174 26c0-12 0-26-14-26s-14 16-14 26c0 215 0 431 0 647-41 0-81 0-122 0-10 0-24 0-24 13 0 14 14 14 24 14 41 0 83 0 124 0 24 0 26-2 26-25 0-217 0-433 0-649z">
            <text:p/>
          </draw:path>
        </draw:g>
        <draw:g draw:style-name="gr6" xml:id="id26" draw:id="id26">
          <svg:title>TexMaths</svg:title>
          <svg:desc>20§display§t_{n+1}=t_n+\Delta t§svg§600§FALSE§</svg:desc>
          <draw:path draw:style-name="gr7" draw:text-style-name="P22" draw:layer="layout" svg:width="4.521cm" svg:height="0.589cm" svg:x="20.799cm" svg:y="12cm" svg:viewBox="0 0 4522 590" svg:d="M0 0c1507 0 3015 0 4522 0 0 197 0 393 0 590-1507 0-3015 0-4522 0 0-197 0-393 0-590z">
            <text:p/>
          </draw:path>
          <draw:path draw:style-name="gr8" draw:text-style-name="P23" draw:layer="layout" svg:width="4.593cm" svg:height="0.661cm" svg:x="20.763cm" svg:y="11.964cm" svg:viewBox="0 0 4594 662" svg:d="M0 0c1531 0 3063 0 4594 0 0 221 0 441 0 662-1531 0-3063 0-4594 0 0-221 0-441 0-662z">
            <text:p/>
          </draw:path>
          <draw:path draw:style-name="gr7" draw:text-style-name="P22" draw:layer="layout" svg:width="0.215cm" svg:height="0.444cm" svg:x="20.779cm" svg:y="12.026cm" svg:viewBox="0 0 216 445" svg:d="M128 160c22 0 44 0 66 0 14 0 22 0 22-14 0-8-8-8-20-8-21 0-41 0-62 0 26-100 30-114 30-118 0-12-10-20-22-20-2 0-22 2-28 26-9 37-17 74-26 112-22 0-44 0-66 0-14 0-22 0-22 12 0 10 6 10 20 10 21 0 41 0 62 0-50 197-54 209-54 221 0 38 26 64 64 64 72 0 112-102 112-106 0-8-6-8-8-8-6 0-6 2-10 10-30 72-68 90-92 90-14 0-22-10-22-32 0-18 2-22 4-34 17-69 35-137 52-205z">
            <text:p/>
          </draw:path>
          <draw:path draw:style-name="gr7" draw:text-style-name="P22" draw:layer="layout" svg:width="0.301cm" svg:height="0.22cm" svg:x="21.039cm" svg:y="12.353cm" svg:viewBox="0 0 302 221" svg:d="M38 185c-2 6-6 18-6 20 0 10 10 16 18 16s15-8 18-12 8-20 10-30 8-31 10-43c4-10 6-22 8-34 6-20 8-24 22-44 14-18 36-44 74-44 28 0 28 24 28 34 0 30-22 84-28 104-6 14-8 17-8 25 0 26 22 44 46 44 50 0 72-67 72-75 0-6-5-4-8-6-8 0-8 2-10 8-12 39-32 59-52 59-10 0-12-8-12-18 0-12 2-18 10-39 6-14 28-66 28-94 0-48-38-56-64-56-42 0-70 26-84 44-4-34-32-44-52-44-22 0-34 16-40 26-10 18-18 46-18 50 0 6 8 6 10 6 6 0 6-2 10-16 8-28 16-52 36-52 12 0 16 10 16 24 0 10-4 27-8 40s-8 34-10 44c-5 21-11 42-16 63z">
            <text:p/>
          </draw:path>
          <draw:path draw:style-name="gr7" draw:text-style-name="P22" draw:layer="layout" svg:width="0.361cm" svg:height="0.36cm" svg:x="21.399cm" svg:y="12.265cm" svg:viewBox="0 0 362 361" svg:d="M192 193c51 0 101 0 152 0 6 0 18 0 18-12s-12-12-18-12c-51 0-101 0-152 0 0-49 0-99 0-149 0-8 0-20-12-20s-12 12-12 20c0 50 0 100 0 149-50 0-100 0-150 0-6 0-18 0-18 12s10 12 18 12c50 0 100 0 150 0 0 50 0 100 0 150 0 6 0 18 12 18s12-12 12-18c0-50 0-100 0-150z">
            <text:p/>
          </draw:path>
          <draw:path draw:style-name="gr7" draw:text-style-name="P22" draw:layer="layout" svg:width="0.177cm" svg:height="0.324cm" svg:x="21.849cm" svg:y="12.243cm" svg:viewBox="0 0 178 325" svg:d="M110 14c0-12 0-14-14-14-32 32-76 32-96 32 0 6 0 12 0 18 12 0 44 0 72-14 0 83 0 166 0 249 0 16 0 22-50 22-6 0-12 0-18 0 0 6 0 12 0 18 8 0 68-2 86-2 16 0 78 2 88 2 0-6 0-12 0-18-6 0-12 0-18 0-50 0-50-6-50-22 0-90 0-181 0-271z">
            <text:p/>
          </draw:path>
          <draw:path draw:style-name="gr7" draw:text-style-name="P22" draw:layer="layout" svg:width="0.467cm" svg:height="0.163cm" svg:x="22.344cm" svg:y="12.207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22" draw:layer="layout" svg:width="0.215cm" svg:height="0.444cm" svg:x="23.062cm" svg:y="12.026cm" svg:viewBox="0 0 216 445" svg:d="M128 160c22 0 44 0 66 0 14 0 22 0 22-14 0-8-8-8-20-8-21 0-41 0-62 0 26-100 30-114 30-118 0-12-10-20-22-20-2 0-20 2-28 26-9 37-17 74-26 112-22 0-44 0-66 0-14 0-22 0-22 12 0 10 6 10 20 10 21 0 41 0 62 0-50 197-54 209-54 221 0 38 28 64 64 64 72 0 112-102 112-106 0-8-4-8-8-8-6 0-6 2-10 10-30 72-68 90-92 90-14 0-22-10-22-32 0-18 2-22 4-34 17-69 35-137 52-205z">
            <text:p/>
          </draw:path>
          <draw:path draw:style-name="gr7" draw:text-style-name="P22" draw:layer="layout" svg:width="0.301cm" svg:height="0.22cm" svg:x="23.322cm" svg:y="12.353cm" svg:viewBox="0 0 302 221" svg:d="M38 185c-2 6-6 18-6 20 0 10 10 16 18 16s15-8 18-12 8-20 10-30 8-31 10-43c4-10 6-22 8-34 6-20 8-24 22-44 14-18 36-44 74-44 28 0 28 24 28 34 0 30-20 84-28 104-6 14-8 17-8 25 0 26 22 44 46 44 50 0 72-67 72-75 0-6-5-4-8-6-8 0-8 2-10 8-12 39-32 59-52 59-10 0-12-8-12-18 0-12 2-18 10-39 6-14 28-66 28-94 0-48-38-56-64-56-42 0-70 26-84 44-4-34-32-44-52-44-22 0-34 16-40 26-10 18-18 46-18 50 0 6 8 6 10 6 6 0 6-2 10-16 8-28 16-52 36-52 12 0 16 10 16 24 0 10-4 27-8 40s-8 34-10 44c-5 21-11 42-16 63z">
            <text:p/>
          </draw:path>
          <draw:path draw:style-name="gr7" draw:text-style-name="P22" draw:layer="layout" svg:width="0.465cm" svg:height="0.464cm" svg:x="23.878cm" svg:y="12.058cm" svg:viewBox="0 0 466 465" svg:d="M248 245c65 0 131 0 196 0 10 0 22 0 22-14s-12-14-22-14c-65 0-131 0-196 0 0-65 0-130 0-195 0-10 0-22-14-22s-14 12-14 22c0 65 0 130 0 195-66 0-132 0-198 0-10 0-22 0-22 14s12 14 22 14c66 0 132 0 198 0 0 65 0 131 0 196 0 10 0 24 14 24s14-14 14-24c0-65 0-131 0-196z">
            <text:p/>
          </draw:path>
          <draw:path draw:style-name="gr7" draw:text-style-name="P22" draw:layer="layout" svg:width="0.517cm" svg:height="0.499cm" svg:x="24.573cm" svg:y="11.964cm" svg:viewBox="0 0 518 500" svg:d="M278 12c-6-8-9-12-20-12s-12 4-18 12c-79 158-157 316-236 475-4 6-4 6-4 8 0 5 4 5 16 5 162 0 324 0 486 0 12 0 16 0 16-5 0-2 0-2-4-8-79-159-157-317-236-475zM236 70c63 125 127 251 190 377-127 0-253 0-380 0 63-126 127-252 190-377z">
            <text:p/>
          </draw:path>
          <draw:path draw:style-name="gr7" draw:text-style-name="P22" draw:layer="layout" svg:width="0.215cm" svg:height="0.444cm" svg:x="25.141cm" svg:y="12.026cm" svg:viewBox="0 0 216 445" svg:d="M128 160c22 0 44 0 66 0 14 0 22 0 22-14 0-8-8-8-20-8-21 0-41 0-62 0 26-100 30-114 30-118 0-12-10-20-22-20-2 0-20 2-28 26-9 37-17 74-26 112-22 0-44 0-66 0-14 0-22 0-22 12 0 10 6 10 20 10 21 0 41 0 62 0-50 197-54 209-54 221 0 38 28 64 66 64 70 0 110-102 110-106 0-8-4-8-8-8-6 0-6 2-10 10-30 72-68 90-92 90-14 0-22-10-22-32 0-18 2-22 4-34 17-69 35-137 52-205z">
            <text:p/>
          </draw:path>
        </draw:g>
        <draw:g draw:style-name="gr6" xml:id="id27" draw:id="id27">
          <svg:title>TexMaths</svg:title>
          <svg:desc>20§latex§\begin{equation*}
X_{n+1} = X_n + \mu(X_n,t_n)\Delta t + \sigma(X_n,t_n)\Delta W_n
\end{equation*}§svg§600§FALSE§</svg:desc>
          <draw:path draw:style-name="gr7" draw:text-style-name="P22" draw:layer="layout" svg:width="13.405cm" svg:height="0.627cm" svg:x="6.536cm" svg:y="14.336cm" svg:viewBox="0 0 13406 628" svg:d="M0 0c4469 0 8937 0 13406 0 0 209 0 419 0 628-4469 0-8937 0-13406 0 0-209 0-419 0-628z">
            <text:p/>
          </draw:path>
          <draw:path draw:style-name="gr8" draw:text-style-name="P23" draw:layer="layout" svg:width="13.477cm" svg:height="0.699cm" svg:x="6.5cm" svg:y="14.3cm" svg:viewBox="0 0 13478 700" svg:d="M0 0c4493 0 8985 0 13478 0 0 233 0 467 0 700-4493 0-8985 0-13478 0 0-233 0-467 0-700z">
            <text:p/>
          </draw:path>
          <draw:path draw:style-name="gr7" draw:text-style-name="P22" draw:layer="layout" svg:width="0.577cm" svg:height="0.476cm" svg:x="6.52cm" svg:y="14.348cm" svg:viewBox="0 0 578 477" svg:d="M322 189c-20-46-40-93-60-139-2-6-3-5-4-8 0-4 12-18 42-20 8-2 14-2 14-14 0-8-8-8-10-8-30 0-60 2-88 2-18 0-62-2-80-2-4 0-12 0-12 14 0 8 6 8 16 8 42 0 46 6 52 22 28 65 56 130 84 195-49 53-99 105-148 158-3 3-7 5-10 8-34 38-68 48-104 50-8 2-14 2-14 14 0 2 0 8 8 8 22 0 44-2 66-2 26 0 54 2 80 2 4 0 12 0 12-14 0-6-5-6-8-8-6 0-28-2-28-22 0-10 10-22 18-30 24-25 48-51 72-76 21-23 43-46 64-70 23 56 47 112 70 168 4 8 4 8 4 10 0 6-14 18-40 20-8 2-14 2-14 14 0 8 6 8 10 8 20 0 68-2 88-2 18 0 60 2 78 2 6 0 14 0 14-14 0-8-8-8-14-8-46 0-48-2-60-30-28-66-74-174-90-216 48-49 122-133 144-153 20-16 46-32 90-34 8-2 14-2 14-14 0-2 0-8-8-8-22 0-44 2-66 2-26 0-54-2-78-2-4 0-14 0-14 14 0 4 4 6 8 8 6 0 28 2 28 20 0 10-8 20-12 26-38 40-76 81-114 121z">
            <text:p/>
          </draw:path>
          <draw:path draw:style-name="gr7" draw:text-style-name="P22" draw:layer="layout" svg:width="0.299cm" svg:height="0.218cm" svg:x="7.106cm" svg:y="14.715cm" svg:viewBox="0 0 300 219" svg:d="M36 184c-2 5-3 13-4 19 0 12 8 16 16 16 10 0 18-6 20-10s6-20 8-29c4-10 8-32 12-46 2-10 6-20 8-32 6-20 6-24 20-44s38-46 74-46c28 0 30 26 30 36 0 28-22 84-30 104-6 14-8 18-8 26 0 25 22 41 48 41 48 0 70-67 70-73 0-8-6-8-8-8-6 0-6 4-8 10-12 38-34 57-52 57-12 0-14-6-14-16 0-11 4-17 12-39 6-16 26-68 26-96 0-46-38-54-64-54-40 0-68 24-82 44-4-34-34-44-54-44s-32 14-38 26c-12 18-18 46-18 48 0 6 6 6 8 6 8 0 8 0 12-14 6-30 16-54 34-54 14 0 18 12 18 24 0 10-5 29-8 42s-10 32-12 44c-5 20-11 41-16 62z">
            <text:p/>
          </draw:path>
          <draw:path draw:style-name="gr7" draw:text-style-name="P22" draw:layer="layout" svg:width="0.361cm" svg:height="0.36cm" svg:x="7.464cm" svg:y="14.627cm" svg:viewBox="0 0 362 361" svg:d="M194 191c50 0 100 0 150 0 6 0 18 0 18-11 0-12-10-12-18-12-50 0-100 0-150 0 0-50 0-100 0-150 0-6 0-18-12-18s-12 10-12 18c0 50 0 100 0 150-51 0-101 0-152 0-6 0-18 0-18 12 0 11 12 11 18 11 51 0 101 0 152 0 0 51 0 102 0 152 0 6 0 18 12 18s12-12 12-18c0-50 0-101 0-152z">
            <text:p/>
          </draw:path>
          <draw:path draw:style-name="gr7" draw:text-style-name="P22" draw:layer="layout" svg:width="0.177cm" svg:height="0.324cm" svg:x="7.916cm" svg:y="14.605cm" svg:viewBox="0 0 178 325" svg:d="M110 14c0-14 0-14-14-14-32 30-76 30-96 30 0 6 0 12 0 18 10 0 44 0 70-14 0 84 0 167 0 251 0 16 0 22-48 22-7 0-13 0-20 0 0 6 0 12 0 18 10-2 70-2 88-2 16 0 78 0 88 2 0-6 0-12 0-18-6 0-12 0-18 0-50 0-50-6-50-22 0-90 0-181 0-271z">
            <text:p/>
          </draw:path>
          <draw:path draw:style-name="gr7" draw:text-style-name="P22" draw:layer="layout" svg:width="0.465cm" svg:height="0.165cm" svg:x="8.412cm" svg:y="14.567cm" svg:viewBox="0 0 466 166" svg:d="M442 30c12 0 24-1 24-16s-12-14-22-14c-141 0-281 0-422 0-10 0-22-1-22 14s12 16 24 16c139 0 279 0 418 0zM444 166c10 0 22 1 22-14s-12-16-24-16c-139 0-279 0-418 0-12 0-24 1-24 16s12 14 22 14c141 0 281 0 422 0z">
            <text:p/>
          </draw:path>
          <draw:path draw:style-name="gr7" draw:text-style-name="P22" draw:layer="layout" svg:width="0.579cm" svg:height="0.476cm" svg:x="9.132cm" svg:y="14.348cm" svg:viewBox="0 0 580 477" svg:d="M322 189c-19-46-39-93-58-139-2-6-3-5-4-8 0-4 12-18 42-20 6-2 14-2 14-14 0-8-8-8-10-8-30 0-60 2-90 2-16 0-60-2-78-2-4 0-12 0-12 14 0 8 6 8 16 8 42 0 46 6 52 22 28 65 56 130 84 195-50 53-100 105-150 158-3 3-5 5-8 8-34 38-68 48-104 50-8 2-16 2-16 14 0 2 0 8 10 8 22 0 44-2 66-2 26 0 54 2 78 2 4 0 14 0 14-14 0-6-8-8-10-8-6 0-28-2-28-22 0-10 12-22 20-30 24-25 48-51 72-76 21-23 41-46 62-70 24 56 48 112 72 168 2 8 4 8 4 10 0 6-14 18-42 20-8 2-14 2-14 14 0 8 8 8 10 8 20 0 70-2 90-2 18 0 60 2 78 2 4 0 12 0 12-14 0-8-6-8-12-8-46 0-48-2-60-30-28-66-74-174-90-216 46-49 120-133 144-153 20-16 46-32 88-34 10-2 16-2 16-14 0-2 0-8-10-8-20 0-44 2-66 2-26 0-52-2-78-2-4 0-12 0-12 14 0 4 2 6 8 8 6 0 28 2 28 20 0 10-8 20-14 26-38 40-76 81-114 121z">
            <text:p/>
          </draw:path>
          <draw:path draw:style-name="gr7" draw:text-style-name="P22" draw:layer="layout" svg:width="0.299cm" svg:height="0.218cm" svg:x="9.72cm" svg:y="14.715cm" svg:viewBox="0 0 300 219" svg:d="M36 184c-2 5-3 13-4 19 0 12 8 16 16 16s17-6 20-10 6-20 8-29c2-10 8-32 10-46 4-10 6-20 10-32 4-20 6-24 20-44s36-46 74-46c28 0 28 26 28 36 0 28-20 84-28 104-6 14-8 18-8 26 0 25 22 41 46 41 50 0 72-67 72-73 0-8-6-8-8-8-6 0-8 4-10 10-10 38-32 57-52 57-10 0-12-6-12-16 0-11 2-17 12-39 6-16 26-68 26-96 0-46-38-54-64-54-42 0-68 24-84 44-4-34-32-44-52-44-22 0-32 14-40 26-10 18-16 46-16 48 0 6 6 6 8 6 6 0 6 0 10-14 8-30 18-54 36-54 14 0 16 12 16 24 0 10-5 29-8 42s-8 32-10 44c-5 20-11 41-16 62z">
            <text:p/>
          </draw:path>
          <draw:path draw:style-name="gr7" draw:text-style-name="P22" draw:layer="layout" svg:width="0.467cm" svg:height="0.464cm" svg:x="10.273cm" svg:y="14.418cm" svg:viewBox="0 0 468 465" svg:d="M248 247c65 0 131 0 196 0 10 0 24 1 24-14s-14-16-24-16c-65 0-131 0-196 0 0-65 0-130 0-195 0-10 0-22-14-22s-14 12-14 22c0 65 0 130 0 195-65 0-131 0-196 0-10 0-24 1-24 16s14 14 24 14c65 0 131 0 196 0 0 66 0 131 0 196 0 10 0 22 14 22s14-12 14-22c0-65 0-130 0-196z">
            <text:p/>
          </draw:path>
          <draw:path draw:style-name="gr7" draw:text-style-name="P22" draw:layer="layout" svg:width="0.381cm" svg:height="0.46cm" svg:x="10.957cm" svg:y="14.515cm" svg:viewBox="0 0 382 461" svg:d="M142 64c4-14 10-42 10-44 0-12-8-20-20-20-2 0-22 2-28 26-34 135-68 270-102 405-2 8-1 7-2 10 0 12 8 20 20 20 16 0 24-12 24-14 4-8 12-44 40-152 22 20 54 22 68 22 48 0 76-32 94-52 6 32 32 52 62 52 26 0 42-16 52-38 12-26 22-68 22-70 0-6-6-6-8-6-8 0-8 2-10 12-12 46-26 86-54 86-20 0-22-18-22-32 0-16 10-48 14-72 7-25 13-50 20-75 2-10 10-38 12-48 4-16 12-42 12-46 0-14-10-20-22-20-2 0-22 0-26 24-11 44-23 88-34 132-8 33-16 63-18 71 0 2-34 66-92 66-34 0-52-22-52-60 0-20 6-40 10-59 10-40 20-79 30-118z">
            <text:p/>
          </draw:path>
          <draw:path draw:style-name="gr7" draw:text-style-name="P22" draw:layer="layout" svg:width="0.163cm" svg:height="0.699cm" svg:x="11.429cm" svg:y="14.3cm" svg:viewBox="0 0 164 700" svg:d="M164 692c0-2 0-2-12-14-88-90-110-221-110-327 0-124 26-245 112-331 10-10 10-10 10-12 0-6-4-8-8-8-6 0-70 48-112 138-34 75-44 153-44 213 0 54 8 138 48 217 42 86 102 132 108 132 4 0 8-2 8-8z">
            <text:p/>
          </draw:path>
          <draw:path draw:style-name="gr7" draw:text-style-name="P22" draw:layer="layout" svg:width="0.577cm" svg:height="0.476cm" svg:x="11.653cm" svg:y="14.348cm" svg:viewBox="0 0 578 477" svg:d="M322 189c-20-46-40-93-60-139-2-6-3-5-4-8 0-4 12-18 42-20 8-2 14-2 14-14 0-8-8-8-10-8-30 0-60 2-88 2-18 0-62-2-80-2-4 0-12 0-12 14 0 8 6 8 16 8 42 0 46 6 52 22 28 65 56 130 84 195-49 53-99 105-148 158-3 3-7 5-10 8-34 38-68 48-104 50-8 2-14 2-14 14 0 2 0 8 8 8 22 0 44-2 66-2 26 0 54 2 80 2 4 0 12 0 12-14 0-6-5-6-8-8-6 0-28-2-28-22 0-10 10-22 18-30 24-25 48-51 72-76 21-23 43-46 64-70 23 56 47 112 70 168 4 8 4 8 4 10 0 6-14 18-40 20-8 2-16 2-16 14 0 8 8 8 12 8 20 0 68-2 88-2 18 0 60 2 78 2 4 0 14 0 14-14 0-8-8-8-14-8-46 0-48-2-60-30-28-66-74-174-90-216 48-49 122-133 144-153 20-16 46-32 88-34 10-2 16-2 16-14 0-2 0-8-8-8-22 0-44 2-66 2-26 0-54-2-78-2-4 0-14 0-14 14 0 4 4 6 8 8 6 0 28 2 28 20 0 10-8 20-12 26-38 40-76 81-114 121z">
            <text:p/>
          </draw:path>
          <draw:path draw:style-name="gr7" draw:text-style-name="P22" draw:layer="layout" svg:width="0.299cm" svg:height="0.218cm" svg:x="12.239cm" svg:y="14.715cm" svg:viewBox="0 0 300 219" svg:d="M36 184c-2 5-3 13-4 19 0 12 8 16 16 16 10 0 18-6 20-10s6-20 8-29c2-10 8-32 12-46 2-10 6-20 8-32 6-20 6-24 20-44s38-46 74-46c28 0 30 26 30 36 0 28-22 84-30 104-6 14-8 18-8 26 0 25 22 41 48 41 48 0 70-67 70-73 0-8-6-8-8-8-6 0-6 4-8 10-12 38-34 57-54 57-10 0-12-6-12-16 0-11 4-17 12-39 6-16 26-68 26-96 0-46-38-54-64-54-40 0-68 24-84 44-2-34-32-44-52-44s-32 14-38 26c-12 18-18 46-18 48 0 6 6 6 8 6 6 0 8 0 10-14 8-30 18-54 36-54 14 0 18 12 18 24 0 10-5 29-8 42s-10 32-12 44c-5 20-11 41-16 62z">
            <text:p/>
          </draw:path>
          <draw:path draw:style-name="gr7" draw:text-style-name="P22" draw:layer="layout" svg:width="0.081cm" svg:height="0.208cm" svg:x="12.659cm" svg:y="14.751cm" svg:viewBox="0 0 82 209" svg:d="M82 74c0-46-18-74-46-74-22 0-36 18-36 38 0 18 14 36 36 36 10 0 18-2 26-8 2-2 1-2 2-2 2 0 2 0 2 10 0 52-24 93-48 115-8 8-8 10-8 12 0 4 4 8 8 8 8 0 64-53 64-135z">
            <text:p/>
          </draw:path>
          <draw:path draw:style-name="gr7" draw:text-style-name="P22" draw:layer="layout" svg:width="0.215cm" svg:height="0.444cm" svg:x="12.927cm" svg:y="14.388cm" svg:viewBox="0 0 216 445" svg:d="M128 158c22 0 44 0 66 0 14 0 22 0 22-14 0-8-8-8-20-8-21 0-41 0-62 0 26-100 28-114 28-118 0-12-8-18-20-18-2 0-22 0-28 24-9 37-19 74-28 112-22 0-44 0-66 0-14 0-20 0-20 14 0 8 6 8 20 8 21 0 41 0 62 0-52 197-54 209-54 223 0 38 26 64 64 64 72 0 112-102 112-108s-6-6-8-6c-6 0-8 2-10 8-32 74-68 90-92 90-14 0-22-8-22-32 0-16 2-22 4-34 17-68 35-137 52-205z">
            <text:p/>
          </draw:path>
          <draw:path draw:style-name="gr7" draw:text-style-name="P22" draw:layer="layout" svg:width="0.301cm" svg:height="0.218cm" svg:x="13.187cm" svg:y="14.715cm" svg:viewBox="0 0 302 219" svg:d="M38 184c-2 5-4 13-6 19 0 12 10 16 18 16s16-6 18-10 6-20 10-29c2-10 8-32 10-46 2-10 6-20 8-32 6-20 6-24 22-44 12-20 36-46 72-46 30 0 30 26 30 36 0 28-22 84-30 104-4 14-6 18-6 26 0 25 22 41 46 41 50 0 72-67 72-73 0-8-5-6-8-8-8 0-8 4-10 10-12 38-32 57-52 57-10 0-12-6-12-16 0-11 2-17 10-39 6-16 26-68 26-96 0-46-38-54-64-54-40 0-68 24-82 44-4-34-32-44-54-44-20 0-32 14-38 26-10 18-18 46-18 48 0 6 5 4 8 6 8 0 8 0 12-14 6-30 16-54 36-54 12 0 16 12 16 24 0 10-4 29-8 42s-8 32-10 44c-5 20-11 41-16 62z">
            <text:p/>
          </draw:path>
          <draw:path draw:style-name="gr7" draw:text-style-name="P22" draw:layer="layout" svg:width="0.161cm" svg:height="0.699cm" svg:x="13.587cm" svg:y="14.3cm" svg:viewBox="0 0 162 700" svg:d="M162 351c0-56-6-140-46-219-42-86-102-132-110-132-4 0-6 4-6 8 0 2 0 2 14 16 68 68 108 179 108 327 0 118-26 241-112 329-10 10-10 10-10 12 0 4 2 8 6 8 8 0 72-48 112-137 36-76 44-154 44-212z">
            <text:p/>
          </draw:path>
          <draw:path draw:style-name="gr7" draw:text-style-name="P22" draw:layer="layout" svg:width="0.517cm" svg:height="0.5cm" svg:x="13.853cm" svg:y="14.324cm" svg:viewBox="0 0 518 501" svg:d="M278 12c-6-8-6-12-18-12s-14 4-18 12c-79 158-159 316-238 475-4 6-3 5-4 8 0 6 4 6 16 6 163 0 325 0 488 0 10 0 14 0 14-6-1-3 0-2-2-8-79-159-159-317-238-475zM238 70c63 126 125 252 188 379-126 0-252 0-378 0 63-127 127-253 190-379z">
            <text:p/>
          </draw:path>
          <draw:path draw:style-name="gr7" draw:text-style-name="P22" draw:layer="layout" svg:width="0.215cm" svg:height="0.444cm" svg:x="14.421cm" svg:y="14.388cm" svg:viewBox="0 0 216 445" svg:d="M130 158c22 0 44 0 66 0 14 0 20 0 20-14 0-8-6-8-18-8-21 0-41 0-62 0 24-100 28-114 28-118 0-12-8-18-20-18-2 0-22 0-28 24-9 37-19 74-28 112-22 0-44 0-66 0-14 0-22 0-22 14 0 8 6 8 20 8 21 0 41 0 62 0-50 197-52 209-52 223 0 38 26 64 64 64 72 0 112-102 112-108s-6-6-8-6c-8 0-8 2-12 8-30 74-66 90-90 90-16 0-22-8-22-32 0-16 0-22 4-34 17-68 35-137 52-205z">
            <text:p/>
          </draw:path>
          <draw:path draw:style-name="gr7" draw:text-style-name="P22" draw:layer="layout" svg:width="0.467cm" svg:height="0.464cm" svg:x="14.855cm" svg:y="14.418cm" svg:viewBox="0 0 468 465" svg:d="M248 247c65 0 131 0 196 0 10 0 24 1 24-14s-14-16-24-16c-65 0-131 0-196 0 0-65 0-130 0-195 0-10 0-22-14-22s-14 12-14 22c0 65 0 130 0 195-65 0-131 0-196 0-10 0-24 1-24 16s14 14 24 14c65 0 131 0 196 0 0 66 0 131 0 196 0 10 0 22 14 22s14-12 14-22c0-65 0-130 0-196z">
            <text:p/>
          </draw:path>
          <draw:path draw:style-name="gr7" draw:text-style-name="P22" draw:layer="layout" svg:width="0.371cm" svg:height="0.308cm" svg:x="15.545cm" svg:y="14.523cm" svg:viewBox="0 0 372 309" svg:d="M338 40c8 0 34 0 34-24 0-16-14-16-28-16-53 0-107 0-160 0-106 0-184 116-184 199 0 60 42 110 106 110 82 0 176-84 176-191 0-12 0-46-22-78 26 0 52 0 78 0zM106 293c-34 0-62-24-62-76 0-20 8-77 32-119 30-48 72-58 96-58 60 0 66 48 66 68 0 34-14 91-38 125-28 42-66 60-94 60z">
            <text:p/>
          </draw:path>
          <draw:path draw:style-name="gr7" draw:text-style-name="P22" draw:layer="layout" svg:width="0.161cm" svg:height="0.699cm" svg:x="16.015cm" svg:y="14.3cm" svg:viewBox="0 0 162 700" svg:d="M162 692c0-2 0-2-10-14-88-90-112-221-112-327 0-124 28-245 114-331 8-10 8-10 8-12 0-6-2-8-6-8-8 0-70 48-112 138-36 75-44 153-44 213 0 54 8 138 46 217 42 86 102 132 110 132 4 0 6-2 6-8z">
            <text:p/>
          </draw:path>
          <draw:path draw:style-name="gr7" draw:text-style-name="P22" draw:layer="layout" svg:width="0.579cm" svg:height="0.476cm" svg:x="16.237cm" svg:y="14.348cm" svg:viewBox="0 0 580 477" svg:d="M322 189c-19-46-39-93-58-139-2-6-3-5-4-8 0-4 12-18 42-20 6-2 14-2 14-14 0-8-8-8-12-8-28 0-58 2-88 2-18 0-60-2-78-2-4 0-12 0-12 14 0 8 6 8 16 8 42 0 46 6 52 22 27 65 55 130 82 195-49 53-99 105-148 158-3 3-5 5-8 8-36 38-68 48-104 50-10 2-16 2-16 14 0 2 0 8 10 8 20 0 44-2 66-2 26 0 54 2 78 2 4 0 14 0 14-14 0-6-8-8-10-8-6 0-28-2-28-22 0-10 12-22 20-30 24-25 48-51 72-76 21-23 41-46 62-70 24 56 48 112 72 168 2 8 4 8 4 10 0 6-14 18-42 20-8 2-14 2-14 14 0 8 8 8 10 8 20 0 70-2 90-2 16 0 60 2 78 2 4 0 12 0 12-14 0-8-6-8-12-8-48 0-48-2-60-30-28-66-74-174-92-216 48-49 122-133 146-153 20-16 46-32 88-34 10-2 16-2 16-14 0-2 0-8-10-8-20 0-44 2-66 2-26 0-52-2-78-2-4 0-12 0-12 14 0 4 2 6 8 8 6 0 28 2 28 20 0 10-8 20-14 26-38 40-76 81-114 121z">
            <text:p/>
          </draw:path>
          <draw:path draw:style-name="gr7" draw:text-style-name="P22" draw:layer="layout" svg:width="0.299cm" svg:height="0.218cm" svg:x="16.824cm" svg:y="14.715cm" svg:viewBox="0 0 300 219" svg:d="M36 184c-2 5-3 13-4 19 0 12 8 16 16 16s15-6 18-10 8-20 10-29c2-10 8-32 10-46 4-10 6-20 8-32 6-20 8-24 22-44s36-46 74-46c28 0 28 26 28 36 0 28-20 84-28 104-6 14-8 18-8 26 0 25 22 41 46 41 50 0 72-67 72-73 0-8-6-8-8-8-8 0-8 4-10 10-10 38-32 57-52 57-10 0-12-6-12-16 0-11 2-17 12-39 6-16 26-68 26-96 0-46-38-54-64-54-42 0-70 24-84 44-4-34-32-44-52-44-22 0-32 14-40 26-10 18-16 46-16 48 0 6 6 6 8 6 6 0 6 0 10-14 8-30 16-54 36-54 12 0 16 12 16 24 0 10-5 29-8 42s-8 32-10 44c-5 20-11 41-16 62z">
            <text:p/>
          </draw:path>
          <draw:path draw:style-name="gr7" draw:text-style-name="P22" draw:layer="layout" svg:width="0.083cm" svg:height="0.208cm" svg:x="17.242cm" svg:y="14.751cm" svg:viewBox="0 0 84 209" svg:d="M84 74c0-46-18-74-46-74-24 0-38 18-38 38 0 18 14 36 38 36 8 0 18-2 24-8 2-2 3-2 4-2 1 3 2 0 2 10 0 52-24 94-48 115-8 8-8 10-8 12 0 4 4 8 8 8 6 0 64-53 64-135z">
            <text:p/>
          </draw:path>
          <draw:path draw:style-name="gr7" draw:text-style-name="P22" draw:layer="layout" svg:width="0.215cm" svg:height="0.444cm" svg:x="17.51cm" svg:y="14.388cm" svg:viewBox="0 0 216 445" svg:d="M130 158c22 0 44 0 66 0 14 0 20 0 20-14 0-8-6-8-18-8-21 0-41 0-62 0 24-100 28-114 28-118 0-12-8-18-20-18-2 0-22 0-28 24-9 37-19 74-28 112-22 0-44 0-66 0-14 0-22 0-22 14 0 8 6 8 20 8 21 0 41 0 62 0-50 197-52 209-52 223 0 38 26 64 64 64 72 0 112-102 112-108s-6-6-8-6c-8 0-8 2-12 8-30 74-66 90-90 90-16 0-22-8-22-32 0-16 0-22 4-34 17-68 35-137 52-205z">
            <text:p/>
          </draw:path>
          <draw:path draw:style-name="gr7" draw:text-style-name="P22" draw:layer="layout" svg:width="0.299cm" svg:height="0.218cm" svg:x="17.772cm" svg:y="14.715cm" svg:viewBox="0 0 300 219" svg:d="M36 184c-2 5-3 13-4 19 0 12 8 16 16 16 10 0 18-6 20-10s6-20 8-29c2-10 8-32 12-46 2-10 6-20 8-32 6-20 6-24 20-44s38-46 74-46c28 0 30 26 30 36 0 28-22 84-30 104-6 14-8 18-8 26 0 25 22 41 48 41 48 0 70-67 70-73 0-8-6-8-8-8-6 0-6 4-8 10-12 38-34 57-54 57-10 0-12-6-12-16 0-11 4-17 12-39 6-16 26-68 26-96 0-46-38-54-64-54-40 0-68 24-84 44-2-34-32-44-52-44s-32 14-38 26c-12 18-18 46-18 48 0 6 6 6 8 6 6 0 8 0 10-14 8-30 18-54 36-54 14 0 18 12 18 24 0 10-5 29-8 42s-10 32-12 44c-5 20-11 41-16 62z">
            <text:p/>
          </draw:path>
          <draw:path draw:style-name="gr7" draw:text-style-name="P22" draw:layer="layout" svg:width="0.161cm" svg:height="0.699cm" svg:x="18.172cm" svg:y="14.3cm" svg:viewBox="0 0 162 700" svg:d="M162 351c0-56-8-140-46-219-42-86-102-132-110-132-4 0-6 4-6 8 0 2 0 2 12 16 70 68 110 179 110 327 0 118-26 241-114 329-8 10-8 10-8 12 0 4 2 8 6 8 8 0 70-48 112-137 36-76 44-154 44-212z">
            <text:p/>
          </draw:path>
          <draw:path draw:style-name="gr7" draw:text-style-name="P22" draw:layer="layout" svg:width="0.517cm" svg:height="0.5cm" svg:x="18.438cm" svg:y="14.324cm" svg:viewBox="0 0 518 501" svg:d="M278 12c-6-8-8-12-20-12s-12 4-18 12c-79 158-159 316-238 475-2 6-1 5-2 8 0 6 4 6 14 6 163 0 325 0 488 0 12 0 16 0 16-6-1-3 0-2-4-8-79-159-157-317-236-475zM236 70c63 126 127 252 190 379-127 0-253 0-380 0 63-127 127-253 190-379z">
            <text:p/>
          </draw:path>
          <draw:path draw:style-name="gr7" draw:text-style-name="P22" draw:layer="layout" svg:width="0.697cm" svg:height="0.492cm" svg:x="19.028cm" svg:y="14.348cm" svg:viewBox="0 0 698 493" svg:d="M606 80c18-30 34-56 80-58 6-2 12-2 12-14 0-4-2-8-8-8-16 0-36 2-54 2-24 0-50-2-74-2-4 0-12 0-12 12 0 8 6 10 10 10 18 0 42 6 42 26 0 8-4 14-10 24-63 110-127 219-190 329-9-116-17-231-26-347 0-14-2-32 50-32 12 0 18 0 18-14 0-8-6-8-10-8-28 0-58 2-86 2-16 0-56-2-74-2-4 0-12 0-12 14 0 8 6 8 16 8 32 0 36 4 38 16 1 18 3 36 4 54-59 103-119 206-178 309-9-118-17-237-26-355 0-8 0-24 52-24 8 0 16 0 16-14 0-8-8-8-10-8-28 0-58 2-86 2-26 0-50-2-74-2-4 0-14 0-14 12 0 10 8 10 18 10 36 0 36 6 38 26 11 142 21 284 32 427 0 12 0 18 10 18 8 0 10-4 18-14 69-119 137-238 206-357 9 117 17 235 26 353 2 14 2 18 12 18 8 0 12-8 16-14 77-133 153-266 230-399z">
            <text:p/>
          </draw:path>
          <draw:path draw:style-name="gr7" draw:text-style-name="P22" draw:layer="layout" svg:width="0.301cm" svg:height="0.218cm" svg:x="19.676cm" svg:y="14.715cm" svg:viewBox="0 0 302 219" svg:d="M38 184c-2 5-4 13-6 19 0 12 10 16 18 16s15-6 18-10 8-20 10-29c2-10 8-32 10-46 4-10 6-20 8-32 6-20 8-24 22-44s36-46 74-46c28 0 28 26 28 36 0 28-20 84-28 104-6 14-8 18-8 26 0 25 22 41 46 41 50 0 72-67 72-73 0-8-6-8-8-8-8 0-8 4-10 10-10 38-32 57-52 57-10 0-12-6-12-16 0-11 2-17 12-39 6-16 26-68 26-96 0-46-38-54-64-54-42 0-70 24-84 44-4-34-32-44-52-44-22 0-32 14-40 26-10 18-18 46-18 48 0 6 8 6 10 6 6 0 6 0 10-14 8-30 16-54 36-54 12 0 16 12 16 24 0 10-4 29-8 42s-8 32-10 44c-5 20-11 41-16 62z">
            <text:p/>
          </draw:path>
        </draw:g>
        <draw:g draw:style-name="gr10" xml:id="id20" draw:id="id20">
          <draw:g draw:style-name="gr6">
            <svg:title>TexMaths</svg:title>
            <svg:desc>20§latex§\begin{equation*}
    \int_{0}^{T} \!\sigma(X(\Tilde{t}),\Tilde{t})\,\mathrm{d}W(\Tilde{t}) \approx \sum_{n = 0}^{N} \sigma (X(t_n),t_n)\Delta W_n
\end{equation*}§svg§600§FALSE§</svg:desc>
            <draw:path draw:style-name="gr7" draw:text-style-name="P22" draw:layer="layout" svg:width="13.547cm" svg:height="1.969cm" svg:x="3.8cm" svg:y="6.936cm" svg:viewBox="0 0 13548 1970" svg:d="M0 0c4516 0 9032 0 13548 0 0 657 0 1313 0 1970-4516 0-9032 0-13548 0 0-657 0-1313 0-1970z">
              <text:p/>
            </draw:path>
            <draw:path draw:style-name="gr8" draw:text-style-name="P23" draw:layer="layout" svg:width="13.619cm" svg:height="2.041cm" svg:x="3.764cm" svg:y="6.9cm" svg:viewBox="0 0 13620 2042" svg:d="M0 0c4540 0 9080 0 13620 0 0 681 0 1361 0 2042-4540 0-9080 0-13620 0 0-681 0-1361 0-2042z">
              <text:p/>
            </draw:path>
            <draw:path draw:style-name="gr7" draw:text-style-name="P22" draw:layer="layout" svg:width="0.623cm" svg:height="1.558cm" svg:x="3.804cm" svg:y="7.158cm" svg:viewBox="0 0 624 1559" svg:d="M34 1527c22 0 34-16 34-34 0-22-18-34-34-34s-34 10-34 34c0 36 34 66 78 66 106 0 146-164 196-368 54-222 100-446 138-669 26-150 52-290 76-382 8-34 32-124 60-124 22 0 40 12 42 16-24 2-34 16-34 34 0 24 16 34 32 34 18 0 36-10 36-34 0-38-38-66-78-66-52 0-92 76-130 220-2 8-98 359-176 819-18 106-38 224-62 322-12 50-44 182-102 182-24 0-28-11-42-16z">
              <text:p/>
            </draw:path>
            <draw:path draw:style-name="gr7" draw:text-style-name="P22" draw:layer="layout" svg:width="0.367cm" svg:height="0.331cm" svg:x="4.488cm" svg:y="7cm" svg:viewBox="0 0 368 332" svg:d="M218 34c4-14 4-16 16-16 2 0 20 0 30 0 30 0 42 0 54 4 22 6 24 20 24 38 0 8 0 14-4 40-1 2-1 4-2 6 0 4 4 6 10 6s8-4 8-12c5-31 9-63 14-94 0-6-6-6-14-6-101 0-203 0-304 0-12 0-12 0-16 10-11 29-21 57-32 86 0 2-2 8-2 10s2 6 8 6c8 0 8-2 12-12 28-78 44-82 118-82 7 0 15 0 22 0 14 0 14 0 14 4-1 3 0 2-2 10-21 86-43 172-64 258-4 20-6 24-58 24-18 0-22 0-22 10 0 2 0 8 8 8 14 0 28-2 42-2s29 0 42 0 32 0 46 0c12 0 28 2 40 2 4 0 12 0 12-12 0-6-6-6-20-6-10 0-20 0-28 0-18-2-18-4-18-10 0-4 0-4 2-12 21-86 43-172 64-258z">
              <text:p/>
            </draw:path>
            <draw:path draw:style-name="gr7" draw:text-style-name="P22" draw:layer="layout" svg:width="0.227cm" svg:height="0.335cm" svg:x="4.18cm" svg:y="8.427cm" svg:viewBox="0 0 228 336" svg:d="M228 168c0-54-6-92-28-126-16-24-46-42-86-42-114 0-114 133-114 168s0 168 114 168 114-132 114-168zM114 322c-22 0-52-14-62-54-6-28-6-70-6-106s0-72 6-100c10-38 42-50 62-50 28 0 52 18 62 46 8 26 8 62 8 104 0 36 0 74-6 104-10 44-44 56-64 56z">
              <text:p/>
            </draw:path>
            <draw:path draw:style-name="gr7" draw:text-style-name="P22" draw:layer="layout" svg:width="0.371cm" svg:height="0.309cm" svg:x="4.936cm" svg:y="7.811cm" svg:viewBox="0 0 372 310" svg:d="M338 40c10 0 34 0 34-24 0-16-14-16-26-16-54 0-108 0-162 0-106 0-184 116-184 198 0 62 42 112 106 112 84 0 176-86 176-194 0-12 0-46-22-76 26 0 52 0 78 0zM106 294c-34 0-62-26-62-76 0-20 8-78 34-120 28-48 70-58 94-58 60 0 66 46 66 68 0 34-14 90-38 126-28 42-66 60-94 60z">
              <text:p/>
            </draw:path>
            <draw:path draw:style-name="gr7" draw:text-style-name="P22" draw:layer="layout" svg:width="0.163cm" svg:height="0.7cm" svg:x="5.406cm" svg:y="7.587cm" svg:viewBox="0 0 164 701" svg:d="M164 693c0-2 0-4-12-16-88-88-110-219-110-327 0-122 26-244 112-332 10-8 10-10 10-12 0-4-4-6-8-6-6 0-70 46-112 136-36 78-44 156-44 214 0 56 8 140 46 219 42 86 104 132 110 132 4 0 8-2 8-8z">
              <text:p/>
            </draw:path>
            <draw:path draw:style-name="gr7" draw:text-style-name="P22" draw:layer="layout" svg:width="0.577cm" svg:height="0.479cm" svg:x="5.63cm" svg:y="7.633cm" svg:viewBox="0 0 578 480" svg:d="M320 192c-19-47-39-93-58-140-2-6-4-8-4-10 0-4 12-18 42-20 6 0 14-2 14-14 0-8-8-8-10-8-30 0-60 2-90 2-16 0-60-2-78-2-4 0-12 0-12 14 0 8 6 8 16 8 42 0 46 8 52 22 28 65 56 131 84 196-50 53-100 106-150 160-3 2-5 5-8 8-34 36-68 48-104 50-8 0-14 0-14 14 3 2 0 8 8 8 22 0 44-2 66-2 26 0 54 2 78 2 6 0 14 0 14-14 0-8-5-6-8-8-8 0-28-2-28-22 0-10 10-22 18-32 24-26 48-51 72-76 21-23 43-46 64-68 23 56 47 112 70 168 2 8 4 8 4 10 0 6-14 18-42 20-6 0-14 2-14 14 0 8 8 8 12 8 18 0 68-2 88-2 18 0 60 2 78 2 4 0 14 0 14-14 0-8-8-8-14-8-46 0-48-2-60-30-28-66-74-176-90-218 48-48 120-132 144-152 20-18 46-34 88-36 10 0 16 0 16-14-3-3 0-8-8-8-22 0-46 2-68 2-26 0-52-2-78-2-4 0-12 0-12 14 0 6 4 8 8 8 6 0 28 2 28 22 0 10-8 18-14 26-38 41-76 81-114 122z">
              <text:p/>
            </draw:path>
            <draw:path draw:style-name="gr7" draw:text-style-name="P22" draw:layer="layout" svg:width="0.161cm" svg:height="0.7cm" svg:x="6.318cm" svg:y="7.587cm" svg:viewBox="0 0 162 701" svg:d="M162 693c0-2 0-4-12-16-88-88-110-219-110-327 0-122 26-244 112-332 10-8 10-10 10-12 0-4-2-6-6-6-8 0-72 46-112 136-36 78-44 156-44 214 0 56 6 140 46 219 42 86 102 132 110 132 4 0 6-2 6-8z">
              <text:p/>
            </draw:path>
            <draw:path draw:style-name="gr7" draw:text-style-name="P22" draw:layer="layout" svg:width="0.233cm" svg:height="0.063cm" svg:x="6.588cm" svg:y="7.515cm" svg:viewBox="0 0 234 64" svg:d="M234 10c-3-3-7-7-10-10-19 11-28 32-58 32-16 0-34-10-46-16-18-12-32-16-44-16-26 0-40 14-76 54 4 3 8 7 12 10 19-11 26-34 58-34 16 0 34 12 46 18 18 12 32 16 44 16 26 0 40-14 74-54z">
              <text:p/>
            </draw:path>
            <draw:path draw:style-name="gr7" draw:text-style-name="P22" draw:layer="layout" svg:width="0.215cm" svg:height="0.447cm" svg:x="6.536cm" svg:y="7.673cm" svg:viewBox="0 0 216 448" svg:d="M130 158c22 0 44 0 66 0 14 0 20 0 20-14 0-6-6-6-18-6-21 0-41 0-62 0 24-100 28-114 28-118 0-12-8-20-20-20-2 0-22 0-28 26-9 37-19 75-28 112-22 0-44 0-66 0-14 0-22 0-22 12 0 8 6 8 20 8 21 0 41 0 62 0-50 200-52 212-52 224 0 38 26 66 64 66 72 0 112-102 112-108 0-8-6-8-8-8-8 0-8 2-12 10-30 74-66 90-90 90-16 0-22-10-22-32 0-18 0-22 4-34 17-70 35-139 52-208z">
              <text:p/>
            </draw:path>
            <draw:path draw:style-name="gr7" draw:text-style-name="P22" draw:layer="layout" svg:width="0.163cm" svg:height="0.7cm" svg:x="6.814cm" svg:y="7.587cm" svg:viewBox="0 0 164 701" svg:d="M164 350c0-54-8-140-46-218-42-88-104-132-110-132-4 0-8 2-8 6 0 2 0 4 14 16 68 70 108 182 108 328 0 120-26 243-112 331-10 8-10 10-10 12 0 4 4 8 8 8 6 0 70-48 112-138 36-75 44-153 44-213z">
              <text:p/>
            </draw:path>
            <draw:path draw:style-name="gr7" draw:text-style-name="P22" draw:layer="layout" svg:width="0.081cm" svg:height="0.209cm" svg:x="7.108cm" svg:y="8.039cm" svg:viewBox="0 0 82 210" svg:d="M82 74c0-48-16-74-44-74-24 0-38 16-38 36s14 38 38 38c8 0 18-4 24-10 2 0 3-1 4-2 1 4 2 2 2 12 0 52-26 94-48 116-8 8-8 10-8 12 0 4 4 8 6 8 8 0 64-54 64-136z">
              <text:p/>
            </draw:path>
            <draw:path draw:style-name="gr7" draw:text-style-name="P22" draw:layer="layout" svg:width="0.233cm" svg:height="0.063cm" svg:x="7.427cm" svg:y="7.515cm" svg:viewBox="0 0 234 64" svg:d="M234 10c-3-3-7-7-10-10-19 11-28 32-58 32-16 0-34-10-46-16-20-12-32-16-44-16-26 0-40 14-76 54 4 3 8 7 12 10 19-11 26-34 58-34 16 0 32 12 44 18 20 12 32 16 44 16 28 0 40-14 76-54z">
              <text:p/>
            </draw:path>
            <draw:path draw:style-name="gr7" draw:text-style-name="P22" draw:layer="layout" svg:width="0.215cm" svg:height="0.447cm" svg:x="7.375cm" svg:y="7.673cm" svg:viewBox="0 0 216 448" svg:d="M130 158c22 0 44 0 66 0 14 0 20 0 20-14 0-6-6-6-20-6-21 0-41 0-62 0 26-100 30-114 30-118 0-12-8-20-20-20-4 0-22 0-30 26-9 37-17 75-26 112-22 0-44 0-66 0-14 0-22 0-22 12 0 8 6 8 20 8 21 0 41 0 62 0-50 200-54 212-54 224 0 38 28 66 66 66 70 0 110-102 110-108 0-8-4-8-8-8-6 0-6 2-10 10-30 74-68 90-92 90-14 0-22-10-22-32 0-18 2-22 6-34 17-70 35-139 52-208z">
              <text:p/>
            </draw:path>
            <draw:path draw:style-name="gr7" draw:text-style-name="P22" draw:layer="layout" svg:width="0.163cm" svg:height="0.7cm" svg:x="7.653cm" svg:y="7.587cm" svg:viewBox="0 0 164 701" svg:d="M164 350c0-54-8-140-48-218-42-88-102-132-108-132s-8 2-8 6c0 2 0 4 14 16 68 70 108 182 108 328 0 120-26 243-112 331-10 8-10 10-10 12 0 4 2 8 8 8s70-48 110-138c36-75 46-153 46-213z">
              <text:p/>
            </draw:path>
            <draw:path draw:style-name="gr7" draw:text-style-name="P22" draw:layer="layout" svg:width="0.345cm" svg:height="0.495cm" svg:x="8.027cm" svg:y="7.625cm" svg:viewBox="0 0 346 496" svg:d="M244 450c0 15 0 30 0 46 34-3 68-6 102-8 0-8 0-15 0-22-48 0-54-4-54-40 0-142 0-284 0-426-34 3-68 5-102 8 0 7 0 15 0 22 50 0 56 4 56 40 0 50 0 100 0 150-20-24-50-42-88-42-84 0-158 68-158 158s70 160 150 160c44 0 76-24 94-46zM244 262c0 47 0 94 0 142 0 14 0 14-8 26-22 34-52 50-84 50-30 0-56-18-72-44-20-30-22-70-22-98 0-26 2-68 22-100 16-22 42-46 80-46 24 0 54 12 76 44 8 10 8 12 8 26z">
              <text:p/>
            </draw:path>
            <draw:path draw:style-name="gr7" draw:text-style-name="P22" draw:layer="layout" svg:width="0.697cm" svg:height="0.495cm" svg:x="8.433cm" svg:y="7.633cm" svg:viewBox="0 0 698 496" svg:d="M606 82c16-32 34-56 78-60 6 0 14 0 14-14 0-2-4-8-8-8-18 0-38 2-56 2-22 0-48-2-72-2-4 0-14 0-14 14 0 8 6 8 12 8 16 0 40 6 40 28 0 8-4 12-8 22-63 110-127 221-190 332-9-116-17-232-26-348-2-16-2-34 48-34 12 0 20 0 20-14 0-8-8-8-10-8-28 0-58 2-86 2-16 0-58-2-74-2-4 0-14 0-14 14 0 8 8 8 18 8 30 0 36 4 36 18 1 18 3 36 4 54-59 103-119 206-178 310-9-119-17-237-26-356 0-10 0-26 54-26 6 0 14 0 14-14 0-8-8-8-10-8-28 0-58 2-86 2-24 0-50-2-74-2-4 0-12 0-12 14 0 8 6 8 18 8 34 0 36 6 36 26 11 142 21 285 32 428 0 14 2 20 12 20 8 0 10-4 16-16 69-120 137-239 206-358 9 118 17 236 26 354 2 16 4 20 12 20 10 0 14-8 16-14 77-134 155-267 232-400z">
              <text:p/>
            </draw:path>
            <draw:path draw:style-name="gr7" draw:text-style-name="P22" draw:layer="layout" svg:width="0.161cm" svg:height="0.7cm" svg:x="9.225cm" svg:y="7.587cm" svg:viewBox="0 0 162 701" svg:d="M162 693c0-2 0-4-12-16-86-88-110-219-110-327 0-122 28-244 114-332 8-8 8-10 8-12 0-4-2-6-6-6-8 0-70 46-112 136-36 78-44 156-44 214 0 56 8 140 46 219 42 86 102 132 110 132 4 0 6-2 6-8z">
              <text:p/>
            </draw:path>
            <draw:path draw:style-name="gr7" draw:text-style-name="P22" draw:layer="layout" svg:width="0.233cm" svg:height="0.063cm" svg:x="9.497cm" svg:y="7.515cm" svg:viewBox="0 0 234 64" svg:d="M234 10c-4-3-8-7-12-10-19 11-26 32-58 32-16 0-32-10-44-16-20-12-32-16-44-16-28 0-40 14-76 54 3 3 7 7 10 10 19-11 28-34 58-34 16 0 34 12 46 18 20 12 32 16 44 16 26 0 40-14 76-54z">
              <text:p/>
            </draw:path>
            <draw:path draw:style-name="gr7" draw:text-style-name="P22" draw:layer="layout" svg:width="0.215cm" svg:height="0.447cm" svg:x="9.445cm" svg:y="7.673cm" svg:viewBox="0 0 216 448" svg:d="M128 158c22 0 44 0 66 0 14 0 22 0 22-14 0-6-8-6-20-6-21 0-41 0-62 0 26-100 28-114 28-118 0-12-8-20-20-20-2 0-22 0-28 26-9 37-19 75-28 112-22 0-44 0-66 0-14 0-20 0-20 12 0 8 6 8 20 8 21 0 41 0 62 0-52 200-54 212-54 224 0 38 26 66 64 66 72 0 112-102 112-108 0-8-6-8-8-8-6 0-8 2-10 10-30 74-68 90-92 90-14 0-22-10-22-32 0-18 2-22 4-34 17-70 35-139 52-208z">
              <text:p/>
            </draw:path>
            <draw:path draw:style-name="gr7" draw:text-style-name="P22" draw:layer="layout" svg:width="0.161cm" svg:height="0.7cm" svg:x="9.723cm" svg:y="7.587cm" svg:viewBox="0 0 162 701" svg:d="M162 350c0-54-8-140-46-218-42-88-102-132-110-132-4 0-6 2-6 6 0 2 0 4 12 16 70 70 110 182 110 328 0 120-26 243-114 331-8 8-8 10-8 12 0 4 2 8 6 8 8 0 70-48 112-138 36-75 44-153 44-213z">
              <text:p/>
            </draw:path>
            <draw:path draw:style-name="gr7" draw:text-style-name="P22" draw:layer="layout" svg:width="0.469cm" svg:height="0.299cm" svg:x="10.189cm" svg:y="7.773cm" svg:viewBox="0 0 470 300" svg:d="M470 22c0-14-6-20-10-20s-10 2-10 18c-4 48-52 78-98 78-40 0-76-22-112-46-38-26-76-52-122-52-66 0-118 50-118 116 0 14 6 20 10 20 8 0 10-14 10-16 4-58 62-80 98-80 40 0 76 22 112 46 38 26 76 50 122 50 66 0 118-48 118-114zM470 186c0-20-7-15-10-22-4 0-10 4-10 20-4 48-52 78-98 78-40 0-76-22-112-48-38-24-76-50-122-50-66 0-118 50-118 114 0 16 6 22 10 22 8 0 10-14 10-16 4-60 62-80 98-80 40 0 76 22 112 46 38 26 76 50 122 50 66 0 118-52 118-114z">
              <text:p/>
            </draw:path>
            <draw:path draw:style-name="gr7" draw:text-style-name="P22" draw:layer="layout" svg:width="0.437cm" svg:height="0.335cm" svg:x="11.207cm" svg:y="6.9cm" svg:viewBox="0 0 438 336" svg:d="M376 54c6-18 14-34 52-36 4 0 10 0 10-10 0-4-2-8-6-8-18 0-36 2-52 2-12 0-40-2-52-2-2 0-10 0-10 12 0 6 6 6 10 6 24 0 32 8 32 20 0 4 0 6-2 12-18 71-36 142-54 214-41-86-83-171-124-256-4-8-6-8-16-8-23 0-45 0-68 0-10 0-16 0-16 12 0 6 6 6 16 6s22 0 32 2c-22 88-44 176-66 264-4 18-14 32-52 34-2 0-10 0-10 10 0 6 4 8 8 8 16 0 34-2 50-2 12 0 42 2 52 2 6 0 10-2 10-10s-6-8-10-8c-32 0-32-14-32-20 0-2 0-4 2-12 21-84 43-168 64-252 48 98 96 196 144 294 4 8 4 8 10 8 8 0 8-2 10-10 23-91 45-181 68-272z">
              <text:p/>
            </draw:path>
            <draw:path draw:style-name="gr7" draw:text-style-name="P22" draw:layer="layout" svg:width="0.933cm" svg:height="0.982cm" svg:x="10.955cm" svg:y="7.445cm" svg:viewBox="0 0 934 983" svg:d="M850 983c28-75 56-149 84-224-6 0-12 0-18 0-26 72-100 120-182 140-14 4-84 22-218 22-141 0-283 0-424 0 119-139 239-278 358-417 4-6 6-8 6-12 0-2 0-4-6-10-109-150-217-299-326-448 128 0 256 0 384 0 94 0 158 10 166 12 38 6 98 18 154 52 18 12 66 44 88 100 6 0 12 0 18 0-28-66-56-132-84-198-277 0-555 0-832 0-16 0-16 2-18 6 0 2 0 16 0 22 123 170 247 340 370 509-121 142-243 284-364 426-6 8-4 8-6 12 0 8 6 8 18 8 277 0 555 0 832 0z">
              <text:p/>
            </draw:path>
            <draw:path draw:style-name="gr7" draw:text-style-name="P22" draw:layer="layout" svg:width="0.301cm" svg:height="0.221cm" svg:x="10.915cm" svg:y="8.714cm" svg:viewBox="0 0 302 222" svg:d="M38 186c-2 8-4 13-6 20 0 12 10 16 18 16s15-6 18-10 8-20 10-30 8-32 10-44c4-12 6-22 8-34 6-20 8-24 22-44s36-46 74-46c28 0 28 26 28 36 0 28-20 84-28 104-6 14-8 18-8 26 0 26 22 42 46 42 50 0 72-68 72-74s-6-6-8-6c-8 0-8 2-10 8-12 38-32 58-52 58-10 0-12-6-12-16 0-12 2-18 12-40 6-16 26-68 26-94 0-48-38-58-64-58-42 0-70 26-84 46-4-34-32-46-52-46-22 0-32 16-40 28-10 18-18 46-18 48 0 6 8 6 10 6 6 0 6 0 10-14 8-30 16-54 36-54 12 0 16 12 16 24 0 10-4 29-8 42s-8 34-10 44c-5 21-11 41-16 62z">
              <text:p/>
            </draw:path>
            <draw:path draw:style-name="gr7" draw:text-style-name="P22" draw:layer="layout" svg:width="0.361cm" svg:height="0.131cm" svg:x="11.275cm" svg:y="8.742cm" svg:viewBox="0 0 362 132" svg:d="M344 24c6 0 18 0 18-12s-12-12-18-12c-109 0-217 0-326 0-6 0-18 0-18 12s10 12 18 12c109 0 217 0 326 0zM344 132c6 0 18 0 18-12s-12-12-18-12c-109 0-217 0-326 0-8 0-18 0-18 12s12 12 18 12c109 0 217 0 326 0z">
              <text:p/>
            </draw:path>
            <draw:path draw:style-name="gr7" draw:text-style-name="P22" draw:layer="layout" svg:width="0.227cm" svg:height="0.335cm" svg:x="11.697cm" svg:y="8.606cm" svg:viewBox="0 0 228 336" svg:d="M228 168c0-54-6-92-28-126-16-22-46-42-86-42-114 0-114 133-114 168s0 168 114 168 114-132 114-168zM114 322c-22 0-52-14-62-54-8-28-8-70-8-106s0-72 8-100c10-38 42-48 62-48 26 0 52 16 62 44 8 26 8 62 8 104 0 36 0 74-6 104-10 44-44 56-64 56z">
              <text:p/>
            </draw:path>
            <draw:path draw:style-name="gr7" draw:text-style-name="P22" draw:layer="layout" svg:width="0.371cm" svg:height="0.309cm" svg:x="12.095cm" svg:y="7.811cm" svg:viewBox="0 0 372 310" svg:d="M338 40c10 0 34 0 34-24 0-16-14-16-28-16-53 0-107 0-160 0-106 0-184 116-184 198 0 62 42 112 106 112 82 0 176-86 176-194 0-12 0-46-22-76 26 0 52 0 78 0zM106 294c-34 0-62-26-62-76 0-20 8-78 34-120 28-48 70-58 94-58 60 0 66 46 66 68 0 34-14 90-38 126-28 42-66 60-94 60z">
              <text:p/>
            </draw:path>
            <draw:path draw:style-name="gr7" draw:text-style-name="P22" draw:layer="layout" svg:width="0.163cm" svg:height="0.7cm" svg:x="12.565cm" svg:y="7.587cm" svg:viewBox="0 0 164 701" svg:d="M164 693c0-2 0-4-12-16-88-88-110-219-110-327 0-122 26-244 112-332 10-8 10-10 10-12 0-4-4-6-8-6-6 0-70 46-112 136-36 78-44 156-44 214 0 56 8 140 46 219 42 86 104 132 110 132 4 0 8-2 8-8z">
              <text:p/>
            </draw:path>
            <draw:path draw:style-name="gr7" draw:text-style-name="P22" draw:layer="layout" svg:width="0.577cm" svg:height="0.479cm" svg:x="12.789cm" svg:y="7.633cm" svg:viewBox="0 0 578 480" svg:d="M320 192c-19-47-39-93-58-140-2-6-4-8-4-10 0-4 12-18 42-20 6 0 14-2 14-14 0-8-8-8-10-8-30 0-60 2-90 2-16 0-60-2-78-2-4 0-12 0-12 14 0 8 6 8 16 8 42 0 46 8 52 22 28 65 56 131 84 196-50 53-100 106-150 160-3 2-5 5-8 8-34 36-68 48-104 50-8 0-14 0-14 14 3 2 0 8 8 8 22 0 44-2 66-2 26 0 54 2 78 2 6 0 14 0 14-14 0-8-5-6-8-8-8 0-28-2-28-22 0-10 10-22 18-32 24-26 48-51 72-76 21-23 41-46 62-68 24 56 48 112 72 168 2 8 4 8 4 10 0 6-14 18-42 20-8 0-14 2-14 14 0 8 8 8 12 8 18 0 68-2 88-2 18 0 60 2 78 2 4 0 14 0 14-14 0-8-8-8-14-8-46 0-48-2-60-30-28-66-74-176-90-218 48-48 120-132 144-152 20-18 46-34 88-36 10 0 16 0 16-14-3-3 0-8-10-8-20 0-44 2-66 2-26 0-52-2-78-2-4 0-12 0-12 14 0 6 4 8 8 8 6 0 28 2 28 22 0 10-8 18-14 26-38 41-76 81-114 122z">
              <text:p/>
            </draw:path>
            <draw:path draw:style-name="gr7" draw:text-style-name="P22" draw:layer="layout" svg:width="0.161cm" svg:height="0.7cm" svg:x="13.477cm" svg:y="7.587cm" svg:viewBox="0 0 162 701" svg:d="M162 693c0-2 0-4-12-16-88-88-110-219-110-327 0-122 26-244 112-332 10-8 10-10 10-12 0-4-2-6-6-6-8 0-72 46-112 136-36 78-44 156-44 214 0 56 6 140 46 219 42 86 102 132 110 132 4 0 6-2 6-8z">
              <text:p/>
            </draw:path>
            <draw:path draw:style-name="gr7" draw:text-style-name="P22" draw:layer="layout" svg:width="0.215cm" svg:height="0.447cm" svg:x="13.695cm" svg:y="7.673cm" svg:viewBox="0 0 216 448" svg:d="M130 158c22 0 44 0 66 0 14 0 20 0 20-14 0-6-6-6-20-6-20 0-40 0-60 0 24-100 28-114 28-118 0-12-8-20-20-20-2 0-22 0-28 26-9 37-19 75-28 112-22 0-44 0-66 0-14 0-22 0-22 12 0 8 6 8 20 8 21 0 41 0 62 0-50 200-52 212-52 224 0 38 26 66 64 66 72 0 112-102 112-108 0-8-6-8-10-8-6 0-6 2-10 10-30 74-68 90-90 90-16 0-22-10-22-32 0-18 0-22 4-34 17-70 35-139 52-208z">
              <text:p/>
            </draw:path>
            <draw:path draw:style-name="gr7" draw:text-style-name="P22" draw:layer="layout" svg:width="0.299cm" svg:height="0.221cm" svg:x="13.957cm" svg:y="8.001cm" svg:viewBox="0 0 300 222" svg:d="M36 186c-2 6-4 18-4 20 0 12 8 16 16 16 10 0 18-5 20-10s6-20 8-32c2-8 8-32 12-44 2-10 6-22 8-32 6-20 6-24 20-44s38-46 74-46c28 0 30 26 30 34 0 30-22 84-30 106-6 12-8 18-8 26 0 26 22 42 48 42 48 0 70-68 70-76 0-6-6-6-8-6-6 0-8 4-8 8-12 40-34 60-54 60-10 0-12-6-12-16 0-12 4-18 12-40 6-16 26-68 26-96 0-48-38-56-64-56-40 0-68 26-84 46-2-34-32-46-52-46s-32 16-38 26c-12 20-18 48-18 50 0 6 6 6 8 6 6 0 8-2 10-14 8-30 18-54 36-54 14 0 16 10 16 24 0 10-3 29-6 42s-10 32-12 44c-5 21-11 41-16 62z">
              <text:p/>
            </draw:path>
            <draw:path draw:style-name="gr7" draw:text-style-name="P22" draw:layer="layout" svg:width="0.161cm" svg:height="0.7cm" svg:x="14.356cm" svg:y="7.587cm" svg:viewBox="0 0 162 701" svg:d="M162 350c0-54-8-140-46-218-42-88-102-132-110-132-4 0-6 2-6 6 0 2 0 4 12 16 70 70 110 182 110 328 0 120-26 243-114 331-8 8-8 10-8 12 0 4 2 8 6 8 8 0 70-48 112-138 36-75 44-153 44-213z">
              <text:p/>
            </draw:path>
            <draw:path draw:style-name="gr7" draw:text-style-name="P22" draw:layer="layout" svg:width="0.083cm" svg:height="0.209cm" svg:x="14.648cm" svg:y="8.039cm" svg:viewBox="0 0 84 210" svg:d="M84 74c0-48-18-74-46-74-24 0-38 16-38 36s14 38 38 38c8 0 18-4 24-10 2 0 3-1 4-2 1 4 2 2 2 12 0 52-24 94-48 116-8 8-8 10-8 12 0 4 4 8 8 8 6 0 64-54 64-136z">
              <text:p/>
            </draw:path>
            <draw:path draw:style-name="gr7" draw:text-style-name="P22" draw:layer="layout" svg:width="0.215cm" svg:height="0.447cm" svg:x="14.916cm" svg:y="7.673cm" svg:viewBox="0 0 216 448" svg:d="M130 158c22 0 44 0 66 0 14 0 20 0 20-14 0-6-6-6-18-6-21 0-41 0-62 0 24-100 28-114 28-118 0-12-8-20-20-20-2 0-22 0-28 26-9 37-19 75-28 112-22 0-44 0-66 0-14 0-22 0-22 12 0 8 6 8 20 8 21 0 41 0 62 0-50 200-52 212-52 224 0 38 26 66 64 66 72 0 112-102 112-108 0-8-6-8-8-8-8 0-8 2-12 10-30 74-68 90-90 90-16 0-22-10-22-32 0-18 0-22 4-34 17-70 35-139 52-208z">
              <text:p/>
            </draw:path>
            <draw:path draw:style-name="gr7" draw:text-style-name="P22" draw:layer="layout" svg:width="0.299cm" svg:height="0.221cm" svg:x="15.178cm" svg:y="8.001cm" svg:viewBox="0 0 300 222" svg:d="M36 186c-2 6-4 18-4 20 0 12 8 16 16 16 10 0 18-5 20-10s6-20 8-32c2-8 8-32 12-44 2-10 6-22 8-32 6-20 6-24 20-44s38-46 74-46c28 0 30 26 30 34 0 30-22 84-30 106-6 12-8 18-8 26 0 26 22 42 48 42 48 0 70-68 70-76 0-6-6-6-8-6-6 0-6 4-8 8-12 40-34 60-54 60-10 0-12-6-12-16 0-12 4-18 12-40 6-16 26-68 26-96 0-48-38-56-64-56-40 0-68 26-84 46-2-34-32-46-52-46s-32 16-38 26c-12 20-18 48-18 50 0 6 6 6 8 6 6 0 8-2 10-14 8-30 18-54 36-54 14 0 18 10 18 24 0 10-5 29-8 42s-10 32-12 44c-5 21-11 41-16 62z">
              <text:p/>
            </draw:path>
            <draw:path draw:style-name="gr7" draw:text-style-name="P22" draw:layer="layout" svg:width="0.161cm" svg:height="0.7cm" svg:x="15.578cm" svg:y="7.587cm" svg:viewBox="0 0 162 701" svg:d="M162 350c0-54-8-140-46-218-42-88-102-132-110-132-4 0-6 2-6 6 0 2 0 4 12 16 70 70 110 182 110 328 0 120-26 243-114 331-8 8-8 10-8 12 0 4 2 8 6 8 8 0 70-48 112-138 36-75 44-153 44-213z">
              <text:p/>
            </draw:path>
            <draw:path draw:style-name="gr7" draw:text-style-name="P22" draw:layer="layout" svg:width="0.517cm" svg:height="0.501cm" svg:x="15.844cm" svg:y="7.611cm" svg:viewBox="0 0 518 502" svg:d="M278 12c-6-10-8-12-20-12s-12 2-18 12c-79 159-159 317-238 476-2 6-1 5-2 8 0 6 4 6 14 6 163 0 325 0 488 0 12 0 16 0 16-6-1-3 0-2-4-8-79-159-157-317-236-476zM236 70c63 126 127 252 190 378-127 0-253 0-380 0 63-126 127-252 190-378z">
              <text:p/>
            </draw:path>
            <draw:path draw:style-name="gr7" draw:text-style-name="P22" draw:layer="layout" svg:width="0.697cm" svg:height="0.495cm" svg:x="16.434cm" svg:y="7.633cm" svg:viewBox="0 0 698 496" svg:d="M606 82c18-32 34-56 80-60 6 0 12 0 12-14 0-2-2-8-8-8-16 0-36 2-54 2-24 0-50-2-74-2-4 0-12 0-12 14 0 8 6 8 10 8 18 0 42 6 42 28 0 8-4 12-10 22-63 110-127 221-190 332-9-116-17-232-26-348 0-16-2-34 50-34 12 0 18 0 18-14 0-8-6-8-10-8-28 0-58 2-86 2-16 0-58-2-74-2-4 0-12 0-12 14 0 8 6 8 16 8 32 0 36 4 38 18 1 18 3 36 4 54-59 103-119 206-178 310-9-119-17-237-26-356 0-10 0-26 52-26 8 0 16 0 16-14 0-8-8-8-10-8-28 0-58 2-86 2-26 0-50-2-74-2-4 0-14 0-14 14 0 8 8 8 18 8 36 0 36 6 38 26 11 142 21 285 32 428 0 14 0 20 10 20 8 0 10-4 18-16 69-120 137-239 206-358 9 118 17 236 26 354 2 16 2 20 12 20 8 0 12-8 16-14 77-134 153-267 230-400z">
              <text:p/>
            </draw:path>
            <draw:path draw:style-name="gr7" draw:text-style-name="P22" draw:layer="layout" svg:width="0.301cm" svg:height="0.221cm" svg:x="17.082cm" svg:y="8.001cm" svg:viewBox="0 0 302 222" svg:d="M38 186c-2 6-6 18-6 20 0 12 10 16 18 16s15-5 18-10 8-20 10-32c2-8 8-32 10-44 4-10 6-22 8-32 6-20 8-24 22-44s36-46 74-46c28 0 28 26 28 34 0 30-20 84-28 106-6 12-8 18-8 26 0 26 22 42 46 42 50 0 72-68 72-76 0-6-6-6-8-6-8 0-8 4-10 8-10 40-32 60-52 60-10 0-12-6-12-16 0-12 2-18 12-40 6-16 26-68 26-96 0-48-38-56-64-56-42 0-70 26-84 46-4-34-32-46-52-46-22 0-32 16-40 26-10 20-18 48-18 50 0 6 8 6 10 6 6 0 6-2 10-14 8-30 16-54 36-54 12 0 16 10 16 24 0 10-4 29-8 42s-8 32-10 44c-5 21-11 41-16 62z">
              <text:p/>
            </draw:path>
          </draw:g>
          <draw:custom-shape draw:style-name="gr28" draw:text-style-name="P10" draw:layer="layout" svg:width="6.371cm" svg:height="2.02cm" svg:x="3.691cm" svg:y="6.831cm">
            <text:p/>
            <draw:enhanced-geometry svg:viewBox="0 0 21600 21600" draw:type="rectangle" draw:enhanced-path="M 0 0 L 21600 0 21600 21600 0 21600 0 0 Z N"/>
          </draw:custom-shape>
        </draw:g>
        <draw:g draw:style-name="gr10" xml:id="id24" draw:id="id24">
          <draw:g draw:style-name="gr6">
            <svg:title>TexMaths</svg:title>
            <svg:desc>20§latex§\begin{equation*}
    \int_{t_n}^{t_{n + 1}} \!\!\!\sigma(X(\Tilde{t}),\Tilde{t})\,\mathrm{d}W(\Tilde{t}) &amp;\approx \sigma(X_n, t_n)\Delta W_n 
\end{equation*}§svg§600§FALSE§</svg:desc>
            <draw:path draw:style-name="gr7" draw:text-style-name="P22" draw:layer="layout" svg:width="12.031cm" svg:height="1.729cm" svg:x="3.309cm" svg:y="9.136cm" svg:viewBox="0 0 12032 1730" svg:d="M0 0c4011 0 8021 0 12032 0 0 577 0 1153 0 1730-4011 0-8021 0-12032 0 0-577 0-1153 0-1730z">
              <text:p/>
            </draw:path>
            <draw:path draw:style-name="gr8" draw:text-style-name="P23" draw:layer="layout" svg:width="12.103cm" svg:height="1.801cm" svg:x="3.273cm" svg:y="9.1cm" svg:viewBox="0 0 12104 1802" svg:d="M0 0c4035 0 8069 0 12104 0 0 601 0 1201 0 1802-4035 0-8069 0-12104 0 0-601 0-1201 0-1802z">
              <text:p/>
            </draw:path>
            <draw:path draw:style-name="gr7" draw:text-style-name="P22" draw:layer="layout" svg:width="0.623cm" svg:height="1.557cm" svg:x="3.313cm" svg:y="9.234cm" svg:viewBox="0 0 624 1558" svg:d="M34 1526c22 0 34-16 34-34 0-22-18-34-34-34s-34 10-34 34c0 36 34 66 78 66 106 0 146-164 196-367 54-222 100-446 138-670 26-149 52-289 76-381 8-34 32-124 60-124 22 0 40 12 42 16-24 2-34 16-34 34 0 24 16 34 32 34 18 0 36-10 36-34 0-38-38-66-78-66-52 0-92 76-130 220-2 8-98 359-176 819-18 106-38 224-62 322-12 49-44 181-102 181-24 0-28-10-42-16z">
              <text:p/>
            </draw:path>
            <draw:path draw:style-name="gr7" draw:text-style-name="P22" draw:layer="layout" svg:width="0.165cm" svg:height="0.311cm" svg:x="3.997cm" svg:y="9.1cm" svg:viewBox="0 0 166 312" svg:d="M100 114c17 0 33 0 50 0 10 0 16 0 16-12 0-6-6-6-14-6-16 0-32 0-48 0 6-24 12-48 18-72 2-4 2-6 2-8 0-8-6-16-16-16-12 0-20 8-24 22-2 12 4-12-18 74-17 0-33 0-50 0-10 0-16 0-16 10 0 8 6 8 14 8 16 0 32 0 48 0-10 39-20 77-30 116-2 12-6 30-6 36 0 28 24 46 52 46 54 0 86-67 86-74s-5-6-8-8c-6 0-6 2-10 10-14 32-40 58-66 58-12 0-18-6-18-24 0-4 2-14 2-20 12-47 24-94 36-140z">
              <text:p/>
            </draw:path>
            <draw:path draw:style-name="gr7" draw:text-style-name="P22" draw:layer="layout" svg:width="0.245cm" svg:height="0.159cm" svg:x="4.221cm" svg:y="9.322cm" svg:viewBox="0 0 246 160" svg:d="M36 122c-2 8-6 24-6 26 0 8 6 12 14 12 4 0 12-4 16-12 0-2 4-18 6-28 12-46 12-48 14-48 4-10 30-60 72-60 18 0 24 10 24 26 0 20-14 56-22 76-2 4-4 8-4 14 0 20 18 32 38 32 38 0 58-46 58-54 0-6-6-6-8-6-6 0-6 2-8 8-6 22-24 40-40 40-8 0-10-6-10-14 0-6 0-10 4-18 6-14 22-54 22-74 0-26-18-42-52-42-32 0-54 20-66 36-2-30-30-36-44-36-34 0-44 54-44 56 0 4 4 3 6 4 6 0 8-2 10-6 4-22 12-42 28-42 12 0 14 12 14 20 0 4-4 18-6 26-2 10-6 24-8 32-3 11-5 21-8 32z">
              <text:p/>
            </draw:path>
            <draw:path draw:style-name="gr7" draw:text-style-name="P22" draw:layer="layout" svg:width="0.291cm" svg:height="0.291cm" svg:x="4.533cm" svg:y="9.244cm" svg:viewBox="0 0 292 292" svg:d="M156 156c41 0 81 0 122 0 4 0 14 0 14-10s-10-10-14-10c-41 0-81 0-122 0 0-41 0-81 0-122 0-4 0-14-10-14s-10 10-10 14c0 41 0 81 0 122-41 0-81 0-122 0-6 0-14 0-14 10s8 10 14 10c41 0 81 0 122 0 0 40 0 81 0 122 0 4 0 14 10 14s10-10 10-14c0-41 0-82 0-122z">
              <text:p/>
            </draw:path>
            <draw:path draw:style-name="gr7" draw:text-style-name="P22" draw:layer="layout" svg:width="0.143cm" svg:height="0.233cm" svg:x="4.909cm" svg:y="9.244cm" svg:viewBox="0 0 144 234" svg:d="M90 10c0-10 0-10-12-10-26 22-64 22-72 22-2 0-4 0-6 0 0 5 0 11 0 16 2 0 4 0 6 0 8 0 32-2 52-10 0 59 0 117 0 176 0 10 0 14-38 14-6 0-12 0-18 0 0 5 0 10 0 16 20-2 52-2 72-2s52 0 70 2c0-6 0-11 0-16-5 0-11 0-16 0-38 0-38-4-38-14 0-65 0-129 0-194z">
              <text:p/>
            </draw:path>
            <draw:path draw:style-name="gr7" draw:text-style-name="P22" draw:layer="layout" svg:width="0.165cm" svg:height="0.311cm" svg:x="3.685cm" svg:y="10.52cm" svg:viewBox="0 0 166 312" svg:d="M100 114c17 0 33 0 50 0 10 0 16 0 16-12 0-6-6-6-14-6-16 0-32 0-48 0 6-25 12-49 18-74 2-2 2-4 2-6 0-8-6-16-16-16-12 0-20 8-24 22-4 12 4-12-18 74-17 0-33 0-50 0-10 0-16 0-16 10 0 8 6 8 14 8 16 0 32 0 48 0-10 39-20 77-30 116-2 12-8 30-8 36 0 28 26 46 54 46 54 0 84-67 84-74s-4-6-6-8c-6 0-8 2-12 10-14 32-38 58-66 58-10 0-16-6-16-24 0-4 2-14 2-20 12-47 24-94 36-140z">
              <text:p/>
            </draw:path>
            <draw:path draw:style-name="gr7" draw:text-style-name="P22" draw:layer="layout" svg:width="0.245cm" svg:height="0.159cm" svg:x="3.909cm" svg:y="10.742cm" svg:viewBox="0 0 246 160" svg:d="M36 122c-2 8-6 24-6 26 0 8 6 12 12 12s14-4 18-12c0-2 4-18 6-28 12-46 8-32 12-48 6-10 30-60 74-60 16 0 24 10 24 26 0 20-14 56-22 76-2 4-4 8-4 14 0 18 18 32 38 32 38 0 58-46 58-54 0-6-6-6-8-6-6 0-6 2-8 8-8 22-24 40-40 40-8 0-10-6-10-14s0-10 4-18c6-14 22-54 22-74 0-26-18-42-52-42-32 0-54 20-66 36-2-30-30-36-44-36-34 0-29 36-44 54 0 6 4 6 6 6 6 0 8-2 8-6 6-22 14-42 28-42 12 0 16 12 16 20 0 4-4 18-6 26-2 10-6 24-8 32-3 11-5 21-8 32z">
              <text:p/>
            </draw:path>
            <draw:path draw:style-name="gr7" draw:text-style-name="P22" draw:layer="layout" svg:width="0.371cm" svg:height="0.309cm" svg:x="4.961cm" svg:y="9.887cm" svg:viewBox="0 0 372 310" svg:d="M338 40c8 0 34 0 34-24 0-16-14-16-28-16-53 0-107 0-160 0-106 0-184 114-184 198 0 62 42 112 106 112 82 0 176-86 176-194 0-12 0-46-22-76 26 0 52 0 78 0zM106 294c-34 0-62-26-62-76 0-20 8-78 32-120 30-48 72-58 96-58 60 0 66 46 66 68 0 32-16 90-38 126-28 42-66 60-94 60z">
              <text:p/>
            </draw:path>
            <draw:path draw:style-name="gr7" draw:text-style-name="P22" draw:layer="layout" svg:width="0.161cm" svg:height="0.7cm" svg:x="5.431cm" svg:y="9.663cm" svg:viewBox="0 0 162 701" svg:d="M162 693c0-2 0-4-12-16-86-88-110-219-110-327 0-122 28-244 114-332 8-8 8-10 8-12 0-4-2-6-6-6-8 0-70 46-112 136-36 78-44 156-44 214 0 54 8 139 46 219 42 86 102 132 110 132 4 0 6-2 6-8z">
              <text:p/>
            </draw:path>
            <draw:path draw:style-name="gr7" draw:text-style-name="P22" draw:layer="layout" svg:width="0.579cm" svg:height="0.478cm" svg:x="5.653cm" svg:y="9.709cm" svg:viewBox="0 0 580 479" svg:d="M322 192c-19-47-39-93-58-140-2-6-4-8-4-10 0-4 12-18 42-20 6 0 14-2 14-14 0-8-10-8-12-8-28 0-58 2-88 2-18 0-60-2-78-2-4 0-14 0-14 14 0 8 8 8 18 8 42 0 46 6 52 22 27 65 55 130 82 196-49 53-99 106-148 160-3 2-5 5-8 8-36 36-68 48-104 50-10 0-16 0-16 13 3 3 0 8 10 8 20 0 44-2 66-2 26 0 54 2 78 2 4 0 14 0 14-14 0-7-8-7-10-7-6 0-28-2-28-22 0-12 12-22 20-32 24-26 48-51 72-76 21-23 41-46 62-68 24 56 48 112 72 168 2 8 2 8 2 10 0 6-12 18-40 20-8 0-14 2-14 13 0 8 8 8 10 8 20 0 70-2 90-2 16 0 60 2 78 2 4 0 12 0 12-14 0-7-6-7-12-7-48 0-48-2-60-30-28-66-74-176-92-218 48-50 122-132 144-152 22-18 48-34 90-36 10 0 16 0 16-14-3-3 0-8-10-8-20 0-44 2-66 2-26 0-52-2-78-2-4 0-12 0-12 14 0 6 2 8 8 8s28 2 28 22c0 10-8 18-14 24-38 41-76 83-114 124z">
              <text:p/>
            </draw:path>
            <draw:path draw:style-name="gr7" draw:text-style-name="P22" draw:layer="layout" svg:width="0.163cm" svg:height="0.7cm" svg:x="6.34cm" svg:y="9.663cm" svg:viewBox="0 0 164 701" svg:d="M164 693c0-2 0-4-12-16-88-88-110-219-110-327 0-122 26-244 112-332 10-8 10-10 10-12 0-4-4-6-8-6-6 0-70 46-112 136-34 78-44 156-44 214 0 54 8 139 46 219 44 86 104 132 110 132 4 0 8-2 8-8z">
              <text:p/>
            </draw:path>
            <draw:path draw:style-name="gr7" draw:text-style-name="P22" draw:layer="layout" svg:width="0.233cm" svg:height="0.063cm" svg:x="6.612cm" svg:y="9.591cm" svg:viewBox="0 0 234 64" svg:d="M234 10c-3-3-7-7-10-10-19 11-28 32-58 32-16 0-34-10-46-16-20-12-32-16-44-16-26 0-40 14-76 54 4 3 8 7 12 10 19-11 26-34 58-34 16 0 34 12 44 18 20 12 32 16 44 16 28 0 40-16 76-54z">
              <text:p/>
            </draw:path>
            <draw:path draw:style-name="gr7" draw:text-style-name="P22" draw:layer="layout" svg:width="0.215cm" svg:height="0.447cm" svg:x="6.56cm" svg:y="9.749cm" svg:viewBox="0 0 216 448" svg:d="M130 158c22 0 44 0 66 0 14 0 20 0 20-14 0-6-6-6-20-6-21 0-41 0-62 0 26-100 30-114 30-118 0-12-8-20-20-20-2 0-22 0-28 26-9 37-19 75-28 112-22 0-44 0-66 0-14 0-22 0-22 12 0 8 6 8 20 8 21 0 41 0 62 0-50 200-54 212-54 224 0 38 28 66 66 66 70 0 110-104 110-108 0-8-4-8-8-8-6 0-6 2-10 10-30 74-68 90-92 90-14 0-22-10-22-32 0-18 2-22 6-34 17-70 35-139 52-208z">
              <text:p/>
            </draw:path>
            <draw:path draw:style-name="gr7" draw:text-style-name="P22" draw:layer="layout" svg:width="0.163cm" svg:height="0.7cm" svg:x="6.838cm" svg:y="9.663cm" svg:viewBox="0 0 164 701" svg:d="M164 350c0-54-8-140-48-218-42-88-102-132-108-132s-8 2-8 6c0 2 0 4 14 16 68 70 108 182 108 328 0 119-26 243-112 331-10 8-10 10-10 12 0 4 2 8 8 8s70-48 110-138c36-76 46-153 46-213z">
              <text:p/>
            </draw:path>
            <draw:path draw:style-name="gr7" draw:text-style-name="P22" draw:layer="layout" svg:width="0.081cm" svg:height="0.209cm" svg:x="7.132cm" svg:y="10.115cm" svg:viewBox="0 0 82 210" svg:d="M82 74c0-48-18-74-44-74-24 0-38 16-38 36s14 38 38 38c8 0 16-4 24-10 2 0 2-2 4-2 0 4 0 2 0 12 0 52-25 93-48 116-7 7-6 10-6 12 0 4 2 8 6 8 8 0 64-54 64-136z">
              <text:p/>
            </draw:path>
            <draw:path draw:style-name="gr7" draw:text-style-name="P22" draw:layer="layout" svg:width="0.233cm" svg:height="0.063cm" svg:x="7.452cm" svg:y="9.591cm" svg:viewBox="0 0 234 64" svg:d="M234 10c-4-3-8-7-12-10-19 11-26 32-56 32-18 0-34-10-46-16-20-12-32-16-44-16-26 0-40 14-76 54 4 3 8 7 12 10 19-11 26-34 56-34 16 0 34 12 46 18 20 12 32 16 44 16 26 0 40-16 76-54z">
              <text:p/>
            </draw:path>
            <draw:path draw:style-name="gr7" draw:text-style-name="P22" draw:layer="layout" svg:width="0.215cm" svg:height="0.447cm" svg:x="7.4cm" svg:y="9.749cm" svg:viewBox="0 0 216 448" svg:d="M128 158c22 0 44 0 66 0 14 0 22 0 22-14 0-6-8-6-20-6-21 0-41 0-62 0 26-100 30-114 30-118 0-12-10-20-22-20-2 0-22 0-28 26-9 37-17 75-26 112-22 0-44 0-66 0-16 0-22 0-22 12 0 8 6 8 20 8 21 0 41 0 62 0-52 200-54 212-54 224 0 38 26 66 64 66 72 0 112-104 112-108 0-8-6-8-8-8-6 0-6 2-10 10-30 74-68 90-92 90-14 0-22-10-22-32 0-18 2-22 4-34 17-70 35-139 52-208z">
              <text:p/>
            </draw:path>
            <draw:path draw:style-name="gr7" draw:text-style-name="P22" draw:layer="layout" svg:width="0.161cm" svg:height="0.7cm" svg:x="7.678cm" svg:y="9.663cm" svg:viewBox="0 0 162 701" svg:d="M162 350c0-54-8-140-46-218-42-88-102-132-110-132-4 0-6 2-6 6 0 2 0 4 12 16 70 70 110 182 110 328 0 119-26 243-114 331-8 8-8 10-8 12 0 4 2 8 6 8 8 0 70-48 112-138 36-76 44-153 44-213z">
              <text:p/>
            </draw:path>
            <draw:path draw:style-name="gr7" draw:text-style-name="P22" draw:layer="layout" svg:width="0.345cm" svg:height="0.494cm" svg:x="8.052cm" svg:y="9.701cm" svg:viewBox="0 0 346 495" svg:d="M244 450c0 15 0 30 0 45 34-2 68-5 102-8 0-7 0-14 0-22-48 0-54-3-54-39 0-142 0-284 0-426-34 3-68 5-102 8 0 7 0 15 0 22 50 0 56 4 56 40 0 50 0 100 0 150-22-24-52-42-90-42-82 0-156 68-156 158s68 159 148 159c46 0 78-24 96-45zM244 260c0 48 0 96 0 144 0 14 0 14-8 26-22 34-54 49-84 49-32 0-56-17-74-43-18-30-20-70-20-98 0-26 2-68 22-100 14-22 42-46 80-46 24 0 54 12 76 42 8 12 8 14 8 26z">
              <text:p/>
            </draw:path>
            <draw:path draw:style-name="gr7" draw:text-style-name="P22" draw:layer="layout" svg:width="0.697cm" svg:height="0.494cm" svg:x="8.458cm" svg:y="9.709cm" svg:viewBox="0 0 698 495" svg:d="M604 82c18-32 36-56 80-60 6 0 14 0 14-14 0-2-4-8-10-8-16 0-36 2-54 2-24 0-50-2-72-2-4 0-14 0-14 14 0 8 6 8 10 8 18 0 42 6 42 28 0 8-4 12-10 22-63 110-125 221-188 332-9-117-17-234-26-350-2-14-2-32 48-32 12 0 20 0 20-14 0-8-8-8-12-8-28 0-56 2-84 2-18 0-58-2-74-2-4 0-14 0-14 14 0 8 6 8 16 8 32 0 36 4 38 18 1 18 3 36 4 54-59 103-119 206-178 310-9-119-17-238-26-356 0-10 0-26 54-26 6 0 14 0 14-14 0-8-8-8-10-8-28 0-58 2-86 2-26 0-50-2-74-2-4 0-12 0-12 14 0 8 6 8 16 8 36 0 36 6 38 26 11 142 21 285 32 427 0 14 0 20 10 20s12-6 18-16c69-119 137-238 206-357 9 118 17 236 26 353 2 16 4 20 12 20s12-8 16-14c77-133 153-266 230-399z">
              <text:p/>
            </draw:path>
            <draw:path draw:style-name="gr7" draw:text-style-name="P22" draw:layer="layout" svg:width="0.161cm" svg:height="0.7cm" svg:x="9.25cm" svg:y="9.663cm" svg:viewBox="0 0 162 701" svg:d="M162 693c0-2 0-4-12-16-88-88-110-219-110-327 0-122 26-244 114-332 8-8 8-10 8-12 0-4-2-6-6-6-8 0-70 46-112 136-36 78-44 156-44 214 0 54 8 139 46 219 42 86 102 132 110 132 4 0 6-2 6-8z">
              <text:p/>
            </draw:path>
            <draw:path draw:style-name="gr7" draw:text-style-name="P22" draw:layer="layout" svg:width="0.233cm" svg:height="0.063cm" svg:x="9.522cm" svg:y="9.591cm" svg:viewBox="0 0 234 64" svg:d="M234 10c-4-3-8-7-12-10-19 11-26 32-58 32-16 0-34-10-46-16-18-12-30-16-42-16-28 0-40 14-76 54 3 3 7 7 10 10 19-11 28-34 58-34 16 0 34 12 46 18 18 12 32 16 44 16 26 0 40-16 76-54z">
              <text:p/>
            </draw:path>
            <draw:path draw:style-name="gr7" draw:text-style-name="P22" draw:layer="layout" svg:width="0.215cm" svg:height="0.447cm" svg:x="9.47cm" svg:y="9.749cm" svg:viewBox="0 0 216 448" svg:d="M128 158c22 0 44 0 66 0 14 0 22 0 22-14 0-6-8-6-20-6-21 0-41 0-62 0 24-100 28-114 28-118 0-12-8-20-20-20-2 0-22 0-28 26-9 37-19 75-28 112-22 0-44 0-66 0-14 0-20 0-20 12 0 8 4 8 20 8 20 0 40 0 60 0-50 200-52 212-52 224 0 38 26 66 64 66 72 0 112-104 112-108 0-8-6-8-8-8-6 0-8 2-12 10-30 74-66 90-90 90-16 0-22-10-22-32 0-18 2-22 4-34 17-70 35-139 52-208z">
              <text:p/>
            </draw:path>
            <draw:path draw:style-name="gr7" draw:text-style-name="P22" draw:layer="layout" svg:width="0.161cm" svg:height="0.7cm" svg:x="9.748cm" svg:y="9.663cm" svg:viewBox="0 0 162 701" svg:d="M162 350c0-54-8-140-46-218-42-88-102-132-110-132-4 0-6 2-6 6 0 2 0 4 12 16 70 70 110 182 110 328 0 119-26 243-114 331-8 8-8 10-8 12 0 4 2 8 6 8 8 0 70-48 112-138 36-76 44-153 44-213z">
              <text:p/>
            </draw:path>
            <draw:path draw:style-name="gr7" draw:text-style-name="P22" draw:layer="layout" svg:width="0.467cm" svg:height="0.299cm" svg:x="10.214cm" svg:y="9.849cm" svg:viewBox="0 0 468 300" svg:d="M468 22c0-14-4-20-8-20s-10 2-10 18c-4 48-52 78-98 78-42 0-76-22-112-46-38-26-76-52-122-52-66 0-118 50-118 116 0 14 6 20 10 20 8 0 10-14 10-16 4-60 60-80 98-80 40 0 76 22 112 46 38 26 76 50 122 50 64 0 116-50 116-114zM468 186c0-20-5-15-8-22-4 0-10 4-10 20-4 48-52 78-98 78-42 0-76-22-112-48-38-24-76-50-122-50-66 0-118 50-118 114 0 16 6 22 10 22 8 0 10-14 10-16 4-60 60-80 98-80 40 0 76 22 112 46 38 26 76 50 122 50 66 0 116-52 116-114z">
              <text:p/>
            </draw:path>
            <draw:path draw:style-name="gr7" draw:text-style-name="P22" draw:layer="layout" svg:width="0.371cm" svg:height="0.309cm" svg:x="10.944cm" svg:y="9.887cm" svg:viewBox="0 0 372 310" svg:d="M338 40c8 0 34 0 34-24 0-16-14-16-28-16-53 0-107 0-160 0-106 0-184 114-184 198 0 62 42 112 106 112 82 0 176-86 176-194 0-12 0-46-22-76 26 0 52 0 78 0zM106 294c-34 0-62-26-62-76 0-20 8-78 32-120 30-48 72-58 96-58 60 0 64 46 64 68 0 32-14 90-38 126-26 42-64 60-92 60z">
              <text:p/>
            </draw:path>
            <draw:path draw:style-name="gr7" draw:text-style-name="P22" draw:layer="layout" svg:width="0.161cm" svg:height="0.7cm" svg:x="11.414cm" svg:y="9.663cm" svg:viewBox="0 0 162 701" svg:d="M162 693c0-2 0-4-12-16-86-88-110-219-110-327 0-122 28-244 114-332 8-8 8-10 8-12 0-4-2-6-6-6-8 0-70 46-112 136-36 78-44 156-44 214 0 54 8 139 46 219 42 86 102 132 110 132 4 0 6-2 6-8z">
              <text:p/>
            </draw:path>
            <draw:path draw:style-name="gr7" draw:text-style-name="P22" draw:layer="layout" svg:width="0.579cm" svg:height="0.478cm" svg:x="11.636cm" svg:y="9.709cm" svg:viewBox="0 0 580 479" svg:d="M322 192c-19-47-39-93-58-140-2-6-4-8-4-10 0-4 12-18 42-20 6 0 14-2 14-14 0-8-10-8-12-8-28 0-58 2-88 2-18 0-60-2-78-2-4 0-14 0-14 14 0 8 8 8 18 8 42 0 46 6 52 22 27 65 55 130 82 196-49 53-99 106-148 160-3 2-5 5-8 8-36 36-68 48-104 50-10 0-16 0-16 13 3 3 0 8 10 8 20 0 44-2 66-2 26 0 54 2 78 2 4 0 14 0 14-14 0-7-8-7-10-7-6 0-28-2-28-22 0-12 12-22 20-32 24-26 48-51 72-76 21-23 41-46 62-68 24 56 48 112 72 168 2 8 2 8 2 10 0 6-12 18-40 20-8 0-14 2-14 13 0 8 8 8 10 8 20 0 70-2 90-2 16 0 60 2 78 2 4 0 12 0 12-14 0-7-6-7-12-7-48 0-48-2-60-30-28-66-76-176-92-218 48-50 122-132 144-152 22-18 48-34 90-36 10 0 16 0 16-14-3-3 0-8-10-8-20 0-44 2-66 2-26 0-52-2-78-2-4 0-12 0-12 14 0 6 2 8 8 8s28 2 28 22c0 10-8 18-14 24-38 41-76 83-114 124z">
              <text:p/>
            </draw:path>
            <draw:path draw:style-name="gr7" draw:text-style-name="P22" draw:layer="layout" svg:width="0.301cm" svg:height="0.221cm" svg:x="12.222cm" svg:y="10.077cm" svg:viewBox="0 0 302 222" svg:d="M38 186c-2 6-6 18-6 20 0 12 10 16 18 16s15-5 18-10 8-20 10-32c2-8 8-32 10-44 4-10 6-22 8-32 6-20 8-24 22-44s36-46 74-46c28 0 28 26 28 34 0 30-20 84-28 106-6 12-8 18-8 26 0 26 22 42 46 42 50 0 72-68 72-76 0-6-6-6-8-6-8 0-8 4-10 8-12 40-32 60-52 60-10 0-12-6-12-16 0-12 2-18 12-40 6-16 26-68 26-96 0-48-38-56-64-56-42 0-70 26-84 46-4-34-32-46-52-46-22 0-32 16-40 26-10 20-18 48-18 50 0 6 8 6 10 6 6 0 6-2 10-14 8-30 16-54 36-54 12 0 16 10 16 24 0 10-4 27-8 40s-8 34-10 46c-5 21-11 41-16 62z">
              <text:p/>
            </draw:path>
            <draw:path draw:style-name="gr7" draw:text-style-name="P22" draw:layer="layout" svg:width="0.083cm" svg:height="0.209cm" svg:x="12.641cm" svg:y="10.115cm" svg:viewBox="0 0 84 210" svg:d="M84 74c0-48-18-74-46-74-24 0-38 16-38 36s14 38 38 38c8 0 18-4 24-10 2 0 3-1 4-2 1 4 2 2 2 12 0 52-26 94-48 116-8 8-8 10-8 12 0 4 4 8 8 8 6 0 64-54 64-136z">
              <text:p/>
            </draw:path>
            <draw:path draw:style-name="gr7" draw:text-style-name="P22" draw:layer="layout" svg:width="0.215cm" svg:height="0.447cm" svg:x="12.909cm" svg:y="9.749cm" svg:viewBox="0 0 216 448" svg:d="M130 158c22 0 44 0 66 0 14 0 20 0 20-14 0-6-6-6-20-6-20 0-40 0-60 0 24-100 28-114 28-118 0-12-8-20-20-20-2 0-22 0-28 26-9 37-19 75-28 112-22 0-44 0-66 0-14 0-22 0-22 12 0 8 6 8 20 8 21 0 41 0 62 0-50 200-54 212-54 224 0 38 28 66 66 66 72 0 112-104 112-108 0-8-6-8-10-8-6 0-6 2-10 10-30 74-68 90-90 90-16 0-22-10-22-32 0-18 0-22 4-34 17-70 35-139 52-208z">
              <text:p/>
            </draw:path>
            <draw:path draw:style-name="gr7" draw:text-style-name="P22" draw:layer="layout" svg:width="0.299cm" svg:height="0.221cm" svg:x="13.171cm" svg:y="10.077cm" svg:viewBox="0 0 300 222" svg:d="M36 186c-2 6-4 18-4 20 0 12 8 16 16 16 10 0 18-5 20-10s6-20 8-32c2-8 8-32 12-44 2-10 6-22 8-32 4-20 6-24 20-44s38-46 74-46c28 0 30 26 30 34 0 30-22 84-30 106-6 12-8 18-8 26 0 26 22 42 48 42 48 0 70-68 70-76 0-6-6-6-8-6-6 0-8 4-10 8-10 40-32 60-52 60-10 0-12-6-12-16 0-12 4-18 12-40 6-16 26-68 26-96 0-48-38-56-64-56-40 0-68 26-84 46-2-34-32-46-52-46s-32 16-38 26c-12 20-18 48-18 50 0 6 6 6 8 6 6 0 8-2 10-14 8-30 18-54 36-54 14 0 16 10 16 24 0 10-3 27-6 40s-10 34-12 46c-5 21-11 41-16 62z">
              <text:p/>
            </draw:path>
            <draw:path draw:style-name="gr7" draw:text-style-name="P22" draw:layer="layout" svg:width="0.161cm" svg:height="0.7cm" svg:x="13.571cm" svg:y="9.663cm" svg:viewBox="0 0 162 701" svg:d="M162 350c0-54-8-140-46-218-42-88-102-132-110-132-4 0-6 2-6 6 0 2 0 4 12 16 70 70 110 182 110 328 0 119-26 243-114 331-8 8-8 10-8 12 0 4 2 8 6 8 8 0 70-48 112-138 36-76 44-153 44-213z">
              <text:p/>
            </draw:path>
            <draw:path draw:style-name="gr7" draw:text-style-name="P22" draw:layer="layout" svg:width="0.517cm" svg:height="0.5cm" svg:x="13.837cm" svg:y="9.687cm" svg:viewBox="0 0 518 501" svg:d="M278 12c-6-10-8-12-20-12s-12 2-18 12c-79 158-159 317-238 475-2 6-1 6-2 8 0 6 4 6 14 6 163 0 325 0 488 0 12 0 16 0 16-6-1-2 0-2-4-8-79-158-157-317-236-475zM236 70c63 126 127 252 190 378-127 0-253 0-380 0 63-126 127-252 190-378z">
              <text:p/>
            </draw:path>
            <draw:path draw:style-name="gr7" draw:text-style-name="P22" draw:layer="layout" svg:width="0.697cm" svg:height="0.494cm" svg:x="14.427cm" svg:y="9.709cm" svg:viewBox="0 0 698 495" svg:d="M606 82c18-32 34-56 80-60 6 0 12 0 12-14 0-2-2-8-8-8-16 0-36 2-54 2-24 0-50-2-74-2-4 0-12 0-12 14 0 8 6 8 10 8 18 0 42 6 42 28 0 8-4 12-10 22-63 110-127 221-190 332-9-117-17-234-26-350 0-14-2-32 50-32 12 0 18 0 18-14 0-8-6-8-10-8-28 0-58 2-86 2-16 0-58-2-74-2-4 0-12 0-12 14 0 8 6 8 16 8 32 0 36 4 38 18 1 18 3 36 4 54-59 103-119 206-178 310-9-119-17-238-26-356 0-10 0-26 52-26 8 0 16 0 16-14 0-8-8-8-10-8-28 0-58 2-86 2-26 0-50-2-74-2-4 0-14 0-14 14 0 8 8 8 18 8 36 0 36 6 38 26 11 142 21 285 32 427 0 14 0 20 10 20 8 0 10-6 18-16 69-119 137-238 206-357 9 118 17 236 26 353 2 16 2 20 12 20 8 0 12-8 16-14 77-133 153-266 230-399z">
              <text:p/>
            </draw:path>
            <draw:path draw:style-name="gr7" draw:text-style-name="P22" draw:layer="layout" svg:width="0.301cm" svg:height="0.221cm" svg:x="15.075cm" svg:y="10.077cm" svg:viewBox="0 0 302 222" svg:d="M38 186c-2 6-6 18-6 20 0 12 10 16 18 16s15-5 18-10 8-20 10-32c2-8 8-32 10-44 4-10 6-22 8-32 6-20 8-24 22-44s36-46 74-46c28 0 28 26 28 34 0 30-20 84-28 106-6 12-8 18-8 26 0 26 22 42 46 42 50 0 72-68 72-76 0-6-6-6-8-6-8 0-8 4-10 8-10 40-32 60-52 60-10 0-12-6-12-16 0-12 2-18 12-40 6-16 26-68 26-96 0-48-38-56-64-56-42 0-70 26-84 46-4-34-32-46-52-46-22 0-32 16-40 26-10 20-18 48-18 50 0 6 8 6 10 6 6 0 6-2 10-14 8-30 16-54 36-54 12 0 16 10 16 24 0 10-4 27-8 40s-8 34-10 46c-5 21-11 41-16 62z">
              <text:p/>
            </draw:path>
          </draw:g>
          <draw:custom-shape draw:style-name="gr29" draw:text-style-name="P10" draw:layer="layout" svg:width="6.909cm" svg:height="1.915cm" svg:x="3.133cm" svg:y="9.031cm">
            <text:p/>
            <draw:enhanced-geometry svg:viewBox="0 0 21600 21600" draw:type="rectangle" draw:enhanced-path="M 0 0 L 21600 0 21600 21600 0 21600 0 0 Z N"/>
          </draw:custom-shape>
        </draw:g>
        <draw:g draw:style-name="gr10" xml:id="id25" draw:id="id25">
          <draw:g draw:style-name="gr6">
            <svg:title>TexMaths</svg:title>
            <svg:desc>20§latex§\begin{equation*}
    \int_{t_n}^{t_{n + 1}} \!\!\!\mu (X(\Tilde{t}),\Tilde{t})\,\mathrm{d}\Tilde{t} &amp;\approx \mu(X_n, t_n)\Delta t 
\end{equation*}§svg§600§FALSE§</svg:desc>
            <draw:path draw:style-name="gr7" draw:text-style-name="P22" draw:layer="layout" svg:width="9.961cm" svg:height="1.729cm" svg:x="4.52cm" svg:y="11.438cm" svg:viewBox="0 0 9962 1730" svg:d="M0 0c3321 0 6641 0 9962 0 0 577 0 1153 0 1730-3321 0-6641 0-9962 0 0-577 0-1153 0-1730z">
              <text:p/>
            </draw:path>
            <draw:path draw:style-name="gr8" draw:text-style-name="P23" draw:layer="layout" svg:width="10.033cm" svg:height="1.801cm" svg:x="4.484cm" svg:y="11.402cm" svg:viewBox="0 0 10034 1802" svg:d="M0 0c3345 0 6689 0 10034 0 0 601 0 1201 0 1802-3345 0-6689 0-10034 0 0-601 0-1201 0-1802z">
              <text:p/>
            </draw:path>
            <draw:path draw:style-name="gr7" draw:text-style-name="P22" draw:layer="layout" svg:width="0.623cm" svg:height="1.557cm" svg:x="4.524cm" svg:y="11.536cm" svg:viewBox="0 0 624 1558" svg:d="M34 1526c22 0 34-16 34-34 0-22-18-34-34-34s-34 10-34 34c0 36 34 66 78 66 106 0 146-164 196-367 54-222 100-446 138-670 26-149 52-289 76-381 8-34 32-124 60-124 22 0 40 12 42 16-24 2-34 16-34 34 0 24 16 34 32 34 18 0 36-10 36-34 0-38-38-66-78-66-52 0-92 76-130 220-2 8-98 359-176 819-18 106-38 224-62 322-12 49-44 181-102 181-24 0-28-10-42-16z">
              <text:p/>
            </draw:path>
            <draw:path draw:style-name="gr7" draw:text-style-name="P22" draw:layer="layout" svg:width="0.165cm" svg:height="0.311cm" svg:x="5.208cm" svg:y="11.402cm" svg:viewBox="0 0 166 312" svg:d="M100 114c17 0 33 0 50 0 10 0 16 0 16-12 0-6-6-6-14-6-16 0-32 0-48 0 6-24 12-48 18-72 2-4 2-6 2-8 0-8-6-16-16-16-12 0-20 8-24 22-2 12 4-12-18 74-17 0-33 0-50 0-10 0-16 0-16 10 0 8 6 8 14 8 16 0 32 0 48 0-10 39-20 77-30 116-2 12-6 30-6 36 0 28 24 46 52 46 54 0 86-67 86-74s-5-6-8-8c-6 0-6 2-10 10-14 32-40 58-66 58-12 0-18-6-18-24 0-4 2-14 2-20 12-47 24-94 36-140z">
              <text:p/>
            </draw:path>
            <draw:path draw:style-name="gr7" draw:text-style-name="P22" draw:layer="layout" svg:width="0.245cm" svg:height="0.159cm" svg:x="5.432cm" svg:y="11.624cm" svg:viewBox="0 0 246 160" svg:d="M36 122c-2 8-6 24-6 26 0 8 6 12 14 12 4 0 12-4 16-12 0-2 4-18 6-28 12-46 12-48 14-48 4-10 30-60 72-60 18 0 24 10 24 26 0 20-14 56-22 76-2 4-4 8-4 14 0 20 18 32 38 32 38 0 58-46 58-54 0-6-6-6-8-6-6 0-6 2-8 8-6 22-24 40-40 40-8 0-10-6-10-14 0-6 0-10 4-18 6-14 22-54 22-74 0-26-18-42-52-42-32 0-54 20-66 36-2-30-30-36-44-36-34 0-44 54-44 56 0 4 4 3 6 4 6 0 8-2 10-6 4-22 12-42 28-42 12 0 14 12 14 20 0 4-4 18-6 26-2 10-6 24-8 32-3 11-5 21-8 32z">
              <text:p/>
            </draw:path>
            <draw:path draw:style-name="gr7" draw:text-style-name="P22" draw:layer="layout" svg:width="0.291cm" svg:height="0.291cm" svg:x="5.744cm" svg:y="11.546cm" svg:viewBox="0 0 292 292" svg:d="M156 156c41 0 81 0 122 0 4 0 14 0 14-10s-10-10-14-10c-41 0-81 0-122 0 0-41 0-81 0-122 0-4 0-14-10-14s-10 10-10 14c0 41 0 81 0 122-41 0-81 0-122 0-6 0-14 0-14 10s8 10 14 10c41 0 81 0 122 0 0 40 0 81 0 122 0 4 0 14 10 14s10-10 10-14c0-41 0-82 0-122z">
              <text:p/>
            </draw:path>
            <draw:path draw:style-name="gr7" draw:text-style-name="P22" draw:layer="layout" svg:width="0.145cm" svg:height="0.233cm" svg:x="6.12cm" svg:y="11.546cm" svg:viewBox="0 0 146 234" svg:d="M90 10c0-10 0-10-12-10-26 22-64 22-72 22-2 0-4 0-6 0 0 5 0 11 0 16 2 0 4 0 6 0 8 0 32-2 52-10 0 59 0 117 0 176 0 10 0 14-38 14-5 0-11 0-16 0 0 5 0 10 0 16 18-2 50-2 70-2s52 0 72 2c0-6 0-11 0-16-6 0-12 0-18 0-38 0-38-4-38-14 0-65 0-129 0-194z">
              <text:p/>
            </draw:path>
            <draw:path draw:style-name="gr7" draw:text-style-name="P22" draw:layer="layout" svg:width="0.165cm" svg:height="0.311cm" svg:x="4.896cm" svg:y="12.822cm" svg:viewBox="0 0 166 312" svg:d="M100 114c17 0 33 0 50 0 10 0 16 0 16-12 0-6-6-6-14-6-16 0-32 0-48 0 6-25 12-49 18-74 2-2 2-4 2-6 0-8-6-16-16-16-12 0-20 8-24 22-4 12 4-12-18 74-17 0-33 0-50 0-10 0-16 0-16 10 0 8 6 8 14 8 16 0 32 0 48 0-10 39-20 77-30 116-2 12-8 30-8 36 0 28 26 46 54 46 54 0 84-67 84-74s-4-6-6-8c-6 0-8 2-12 10-14 32-38 58-66 58-10 0-16-6-16-24 0-4 2-14 2-20 12-47 24-94 36-140z">
              <text:p/>
            </draw:path>
            <draw:path draw:style-name="gr7" draw:text-style-name="P22" draw:layer="layout" svg:width="0.245cm" svg:height="0.159cm" svg:x="5.12cm" svg:y="13.044cm" svg:viewBox="0 0 246 160" svg:d="M36 122c-2 8-6 24-6 26 0 8 6 12 12 12s14-4 18-12c0-2 4-18 6-28 12-46 8-32 12-48 6-10 30-60 74-60 16 0 24 10 24 26 0 20-14 56-22 76-2 4-4 8-4 14 0 18 18 32 38 32 38 0 58-46 58-54 0-6-6-6-8-6-6 0-6 2-8 8-8 22-24 40-40 40-8 0-10-6-10-14s0-10 4-18c6-14 22-54 22-74 0-26-18-42-52-42-32 0-54 20-66 36-2-30-30-36-44-36-34 0-29 36-44 54 0 6 4 6 6 6 6 0 8-2 8-6 6-22 14-42 28-42 12 0 16 12 16 20 0 4-4 18-6 26-2 10-6 24-8 32-3 11-5 21-8 32z">
              <text:p/>
            </draw:path>
            <draw:path draw:style-name="gr7" draw:text-style-name="P22" draw:layer="layout" svg:width="0.381cm" svg:height="0.461cm" svg:x="6.166cm" svg:y="12.181cm" svg:viewBox="0 0 382 462" svg:d="M142 64c4-16 10-42 10-46 0-12-8-18-20-18-2 0-22 0-28 24-34 136-68 272-102 408-2 8-1 6-2 10 0 10 8 20 20 20 16 0 24-14 24-16 4-6 12-42 40-150 22 18 54 22 68 22 48 0 76-32 94-52 6 32 32 52 62 52 26 0 42-16 52-40 12-24 15-46 22-68 0-8-6-8-8-8-8 0-8 4-10 12-12 46-26 88-54 88-20 0-22-18-22-32 0-16 10-48 14-74 7-26 13-51 20-76 2-10 10-36 12-46 4-18 10-44 10-48 0-12-8-18-20-18-2 0-22 0-26 24-11 43-23 87-34 130-8 36-16 66-18 72 0 4-34 68-92 68-34 0-52-24-52-62 0-20 6-40 10-58 10-39 20-79 30-118z">
              <text:p/>
            </draw:path>
            <draw:path draw:style-name="gr7" draw:text-style-name="P22" draw:layer="layout" svg:width="0.163cm" svg:height="0.7cm" svg:x="6.638cm" svg:y="11.965cm" svg:viewBox="0 0 164 701" svg:d="M164 693c0-2 0-4-12-16-88-88-110-219-110-327 0-122 26-244 112-332 10-8 10-10 10-12 0-4-4-6-8-6-6 0-70 46-112 136-36 78-44 156-44 214 0 54 8 139 46 219 44 86 104 132 110 132 4 0 8-2 8-8z">
              <text:p/>
            </draw:path>
            <draw:path draw:style-name="gr7" draw:text-style-name="P22" draw:layer="layout" svg:width="0.577cm" svg:height="0.478cm" svg:x="6.862cm" svg:y="12.011cm" svg:viewBox="0 0 578 479" svg:d="M322 192c-20-47-40-93-60-140-2-6-4-8-4-10 0-4 12-18 42-20 8 0 14-2 14-14 0-8-8-8-10-8-30 0-60 2-88 2-18 0-62-2-80-2-4 0-12 0-12 14 0 8 6 8 16 8 42 0 46 6 52 22 28 65 56 130 84 196-49 53-99 106-148 160-3 2-7 5-10 8-34 36-68 48-104 50-8 0-14 0-14 13 3 3 0 8 8 8 22 0 44-2 66-2 26 0 54 2 80 2 4 0 12 0 12-14 0-7-5-5-8-7-6 0-28-2-28-22 0-12 10-22 18-32 24-26 48-51 72-76 21-23 43-46 64-68 23 56 47 112 70 168 4 8 4 8 4 10 0 6-14 18-42 20-6 0-14 2-14 13 0 8 8 8 12 8 20 0 68-2 88-2 18 0 60 2 78 2 4 0 14 0 14-14 0-7-8-7-14-7-46 0-48-2-60-30-28-66-74-176-90-218 48-50 122-132 144-152 20-18 46-34 88-36 10 0 16 0 16-14-3-3 0-8-8-8-22 0-46 2-66 2-26 0-54-2-78-2-6 0-14 0-14 14 0 6 4 8 8 8 6 0 28 2 28 22 0 10-8 18-12 24-38 41-76 83-114 124z">
              <text:p/>
            </draw:path>
            <draw:path draw:style-name="gr7" draw:text-style-name="P22" draw:layer="layout" svg:width="0.161cm" svg:height="0.7cm" svg:x="7.549cm" svg:y="11.965cm" svg:viewBox="0 0 162 701" svg:d="M162 693c0-2 0-4-12-16-88-88-110-219-110-327 0-122 26-244 114-332 8-8 8-10 8-12 0-4-2-6-6-6-8 0-70 46-112 136-36 78-44 156-44 214 0 54 8 139 46 219 42 86 102 132 110 132 4 0 6-2 6-8z">
              <text:p/>
            </draw:path>
            <draw:path draw:style-name="gr7" draw:text-style-name="P22" draw:layer="layout" svg:width="0.233cm" svg:height="0.063cm" svg:x="7.821cm" svg:y="11.893cm" svg:viewBox="0 0 234 64" svg:d="M234 10c-4-3-8-7-12-10-19 11-26 32-58 32-16 0-34-10-46-16-18-12-30-16-42-16-28 0-40 14-76 54 3 3 7 7 10 10 19-11 28-34 58-34 16 0 34 12 46 18 18 12 32 16 44 16 26 0 40-16 76-54z">
              <text:p/>
            </draw:path>
            <draw:path draw:style-name="gr7" draw:text-style-name="P22" draw:layer="layout" svg:width="0.213cm" svg:height="0.447cm" svg:x="7.769cm" svg:y="12.051cm" svg:viewBox="0 0 214 448" svg:d="M128 158c22 0 44 0 66 0 14 0 20 0 20-14 0-6-6-6-18-6-21 0-41 0-62 0 24-100 28-114 28-118 0-12-8-20-20-20-2 0-22 0-28 26-9 37-19 75-28 112-22 0-44 0-66 0-14 0-20 0-20 12 0 8 4 8 18 8 21 0 41 0 62 0-50 200-52 212-52 224 0 38 26 66 64 66 72 0 112-104 112-108 0-8-6-8-8-8-8 0-8 2-12 10-30 74-66 90-90 90-16 0-22-10-22-32 0-18 2-22 4-34 17-70 35-139 52-208z">
              <text:p/>
            </draw:path>
            <draw:path draw:style-name="gr7" draw:text-style-name="P22" draw:layer="layout" svg:width="0.163cm" svg:height="0.7cm" svg:x="8.045cm" svg:y="11.965cm" svg:viewBox="0 0 164 701" svg:d="M164 350c0-54-8-140-46-218-42-88-104-132-110-132-4 0-8 2-8 6 0 2 0 4 14 16 70 70 110 182 110 328 0 119-26 243-114 331-10 8-10 10-10 12 0 4 4 8 8 8 6 0 70-48 112-138 36-76 44-153 44-213z">
              <text:p/>
            </draw:path>
            <draw:path draw:style-name="gr7" draw:text-style-name="P22" draw:layer="layout" svg:width="0.081cm" svg:height="0.209cm" svg:x="8.339cm" svg:y="12.417cm" svg:viewBox="0 0 82 210" svg:d="M82 74c0-48-16-74-44-74-24 0-38 16-38 36s14 38 38 38c8 0 18-4 24-10 2 0 3-1 4-2 1 4 2 2 2 12 0 52-26 94-48 116-8 8-8 10-8 12 0 4 4 8 6 8 8 0 64-54 64-136z">
              <text:p/>
            </draw:path>
            <draw:path draw:style-name="gr7" draw:text-style-name="P22" draw:layer="layout" svg:width="0.233cm" svg:height="0.063cm" svg:x="8.659cm" svg:y="11.893cm" svg:viewBox="0 0 234 64" svg:d="M234 10c-3-3-7-7-10-10-19 11-28 32-58 32-16 0-34-10-46-16-18-12-32-16-44-16-26 0-40 14-76 54 4 3 8 7 12 10 19-11 26-34 58-34 16 0 34 12 46 18 18 12 30 16 42 16 28 0 40-16 76-54z">
              <text:p/>
            </draw:path>
            <draw:path draw:style-name="gr7" draw:text-style-name="P22" draw:layer="layout" svg:width="0.215cm" svg:height="0.447cm" svg:x="8.607cm" svg:y="12.051cm" svg:viewBox="0 0 216 448" svg:d="M130 158c22 0 44 0 66 0 14 0 20 0 20-14 0-6-6-6-20-6-21 0-41 0-62 0 26-100 30-114 30-118 0-12-8-20-20-20-2 0-22 0-28 26-9 37-19 75-28 112-22 0-44 0-66 0-14 0-22 0-22 12 0 8 6 8 20 8 21 0 41 0 62 0-50 200-54 212-54 224 0 38 28 66 66 66 72 0 112-104 112-108 0-8-6-8-10-8-6 0-6 2-10 10-30 74-68 90-92 90-14 0-20-10-20-32 0-18 0-22 4-34 17-70 35-139 52-208z">
              <text:p/>
            </draw:path>
            <draw:path draw:style-name="gr7" draw:text-style-name="P22" draw:layer="layout" svg:width="0.163cm" svg:height="0.7cm" svg:x="8.885cm" svg:y="11.965cm" svg:viewBox="0 0 164 701" svg:d="M164 350c0-54-8-140-46-218-44-88-104-132-110-132-4 0-8 2-8 6 0 2 0 4 14 16 68 70 108 182 108 328 0 119-26 243-112 331-10 8-10 10-10 12 0 4 4 8 8 8 6 0 70-48 112-138 36-76 44-153 44-213z">
              <text:p/>
            </draw:path>
            <draw:path draw:style-name="gr7" draw:text-style-name="P22" draw:layer="layout" svg:width="0.347cm" svg:height="0.494cm" svg:x="9.259cm" svg:y="12.003cm" svg:viewBox="0 0 348 495" svg:d="M244 450c0 15 0 30 0 45 35-2 69-5 104-8 0-7 0-14 0-22-50 0-56-3-56-39 0-142 0-284 0-426-33 3-67 5-100 8 0 7 0 15 0 22 48 0 54 4 54 40 0 50 0 100 0 150-20-24-50-42-88-42-84 0-158 68-158 158s70 159 150 159c44 0 76-24 94-45zM244 260c0 48 0 96 0 144 0 14 0 14-8 26-20 34-52 49-82 49-32 0-58-17-74-43-18-30-20-70-20-98 0-26 0-68 20-100 16-22 42-46 80-46 24 0 54 12 76 42 8 12 8 14 8 26z">
              <text:p/>
            </draw:path>
            <draw:path draw:style-name="gr7" draw:text-style-name="P22" draw:layer="layout" svg:width="0.233cm" svg:height="0.063cm" svg:x="9.695cm" svg:y="11.893cm" svg:viewBox="0 0 234 64" svg:d="M234 10c-4-3-8-7-12-10-19 11-26 32-58 32-16 0-34-10-46-16-18-12-30-16-42-16-28 0-40 14-76 54 3 3 7 7 10 10 19-11 28-34 58-34 16 0 34 12 46 18 18 12 32 16 44 16 26 0 40-16 76-54z">
              <text:p/>
            </draw:path>
            <draw:path draw:style-name="gr7" draw:text-style-name="P22" draw:layer="layout" svg:width="0.215cm" svg:height="0.447cm" svg:x="9.643cm" svg:y="12.051cm" svg:viewBox="0 0 216 448" svg:d="M128 158c22 0 44 0 66 0 14 0 22 0 22-14 0-6-8-6-20-6-21 0-41 0-62 0 24-100 28-114 28-118 0-12-8-20-20-20-2 0-22 0-28 26-9 37-19 75-28 112-22 0-44 0-66 0-14 0-20 0-20 12 0 8 6 8 20 8 20 0 40 0 60 0-50 200-52 212-52 224 0 38 26 66 64 66 72 0 112-104 112-108 0-8-6-8-8-8-6 0-8 2-12 10-30 74-66 90-90 90-16 0-22-10-22-32 0-18 2-22 4-34 17-70 35-139 52-208z">
              <text:p/>
            </draw:path>
            <draw:path draw:style-name="gr7" draw:text-style-name="P22" draw:layer="layout" svg:width="0.469cm" svg:height="0.299cm" svg:x="10.113cm" svg:y="12.151cm" svg:viewBox="0 0 470 300" svg:d="M470 22c0-14-6-20-10-20-2 0-10 2-10 18-2 48-52 78-98 78-40 0-76-22-112-46-38-26-76-52-122-52-66 0-118 50-118 116 0 14 6 20 10 20 8 0 10-14 10-16 4-60 62-80 98-80 42 0 76 22 112 46 38 26 76 50 122 50 66 0 118-50 118-114zM470 186c0-20-8-22-10-22s-10 4-10 20c-2 48-52 78-98 78-40 0-76-22-112-48-38-24-76-50-122-50-66 0-118 50-118 114 0 16 6 22 10 22 8 0 10-14 10-16 4-60 62-80 98-80 42 0 76 22 112 46 38 26 76 50 122 50 68 0 118-52 118-114z">
              <text:p/>
            </draw:path>
            <draw:path draw:style-name="gr7" draw:text-style-name="P22" draw:layer="layout" svg:width="0.379cm" svg:height="0.461cm" svg:x="10.839cm" svg:y="12.181cm" svg:viewBox="0 0 380 462" svg:d="M140 64c4-16 12-42 12-46 0-12-10-18-22-18-2 0-22 0-28 24-33 136-67 272-100 408-2 8-1 6-2 10 0 10 6 20 18 20 16 0 24-14 26-16 2-6 12-42 38-150 22 18 54 22 68 22 50 0 76-32 94-52 6 32 32 52 64 52 24 0 40-16 52-40s13-46 20-68c0-8-6-8-8-8-8 0-8 4-10 12-12 46-24 88-54 88-18 0-20-18-20-32 0-16 8-48 14-74 7-26 13-51 20-76 2-10 8-36 12-46 2-18 10-44 10-48 0-12-10-18-20-18-4 0-22 0-28 24-11 43-23 87-34 130-8 36-16 66-18 72 0 4-34 68-90 68-36 0-52-24-52-62 0-20 4-40 10-58 9-39 19-79 28-118z">
              <text:p/>
            </draw:path>
            <draw:path draw:style-name="gr7" draw:text-style-name="P22" draw:layer="layout" svg:width="0.161cm" svg:height="0.7cm" svg:x="11.311cm" svg:y="11.965cm" svg:viewBox="0 0 162 701" svg:d="M162 693c0-2 0-4-12-16-88-88-110-219-110-327 0-122 26-244 114-332 8-8 8-10 8-12 0-4-2-6-6-6-8 0-72 46-112 136-36 78-44 156-44 214 0 54 6 139 46 219 42 86 102 132 110 132 4 0 6-2 6-8z">
              <text:p/>
            </draw:path>
            <draw:path draw:style-name="gr7" draw:text-style-name="P22" draw:layer="layout" svg:width="0.579cm" svg:height="0.478cm" svg:x="11.533cm" svg:y="12.011cm" svg:viewBox="0 0 580 479" svg:d="M322 192c-20-47-40-93-60-140-2-6-2-8-2-10 0-4 12-18 40-20 8 0 14-2 14-14 0-8-8-8-10-8-28 0-58 2-88 2-18 0-62-2-78-2-6 0-14 0-14 14 0 8 8 8 16 8 42 0 46 6 54 22 27 65 55 130 82 196-49 53-99 106-148 160-3 2-7 5-10 8-34 36-66 48-102 50-10 0-16 0-16 13 3 3 0 8 10 8 20 0 44-2 66-2 26 0 52 2 78 2 4 0 12 0 12-14 0-7-6-7-8-7-6 0-28-2-28-22 0-12 10-22 18-32 24-26 48-51 72-76 21-23 43-46 64-68 23 56 47 112 70 168 4 8 4 8 4 10 0 6-12 18-40 20-8 0-14 2-14 13 0 8 8 8 10 8 20 0 70-2 88-2s62 2 78 2c6 0 14 0 14-14 0-7-6-7-12-7-48 0-50-2-62-30-26-66-74-176-90-218 48-50 122-132 144-152 20-18 48-34 90-36 8 0 16 0 16-14-3-3 0-8-10-8-22 0-44 2-66 2-26 0-52-2-78-2-4 0-14 0-14 14 0 6 4 8 8 8 8 0 30 2 30 22 0 10-8 18-14 24-38 41-76 83-114 124z">
              <text:p/>
            </draw:path>
            <draw:path draw:style-name="gr7" draw:text-style-name="P22" draw:layer="layout" svg:width="0.299cm" svg:height="0.221cm" svg:x="12.118cm" svg:y="12.379cm" svg:viewBox="0 0 300 222" svg:d="M38 186c-2 6-6 18-6 20 0 12 10 16 18 16s16-5 18-10 6-20 10-32c2-8 8-32 10-44 2-10 6-22 8-32 6-20 6-24 20-44s38-46 74-46c30 0 30 26 30 34 0 30-22 84-30 106-4 12-6 18-6 26 0 26 22 42 46 42 50 0 70-68 70-76 0-6-4-4-6-6-8 0-8 4-10 8-12 40-32 60-52 60-10 0-12-6-12-16 0-12 2-18 10-40 6-16 26-68 26-96 0-48-38-56-64-56-40 0-68 26-82 46-4-34-32-46-54-46-20 0-32 16-38 26-10 20-18 48-18 50 0 6 5 4 8 6 8 0 8-2 12-14 6-30 16-54 36-54 12 0 16 10 16 24 0 10-4 27-8 40s-8 34-10 46c-5 21-11 41-16 62z">
              <text:p/>
            </draw:path>
            <draw:path draw:style-name="gr7" draw:text-style-name="P22" draw:layer="layout" svg:width="0.081cm" svg:height="0.209cm" svg:x="12.538cm" svg:y="12.417cm" svg:viewBox="0 0 82 210" svg:d="M82 74c0-48-18-74-44-74-24 0-38 16-38 36s14 38 38 38c8 0 18-4 24-10 2 0 2-2 4-2 1 4 2 2 2 12 0 52-26 94-48 116-8 8-8 10-8 12 0 4 4 8 6 8 8 0 64-54 64-136z">
              <text:p/>
            </draw:path>
            <draw:path draw:style-name="gr7" draw:text-style-name="P22" draw:layer="layout" svg:width="0.215cm" svg:height="0.447cm" svg:x="12.806cm" svg:y="12.051cm" svg:viewBox="0 0 216 448" svg:d="M128 158c23 0 45 0 68 0 14 0 20 0 20-14 0-6-6-6-20-6-21 0-41 0-62 0 26-100 30-114 30-118 0-12-8-20-20-20-4 0-22 0-30 26-9 37-17 75-26 112-22 0-44 0-66 0-14 0-22 0-22 12 0 8 6 8 20 8 21 0 41 0 62 0-50 200-54 212-54 224 0 38 28 66 66 66 70 0 110-104 110-108 0-8-4-8-8-8-6 0-6 2-10 10-30 74-68 90-92 90-14 0-22-10-22-32 0-18 2-22 4-34 17-70 35-139 52-208z">
              <text:p/>
            </draw:path>
            <draw:path draw:style-name="gr7" draw:text-style-name="P22" draw:layer="layout" svg:width="0.299cm" svg:height="0.221cm" svg:x="13.068cm" svg:y="12.379cm" svg:viewBox="0 0 300 222" svg:d="M36 186c-2 6-4 18-4 20 0 12 8 16 16 16s17-5 20-10 6-20 8-32c2-8 8-32 10-44 4-10 6-22 10-32 4-20 6-24 20-44s36-46 74-46c28 0 28 26 28 34 0 30-20 84-28 106-6 12-8 18-8 26 0 26 22 42 46 42 50 0 72-68 72-76 0-6-6-6-8-6-8 0-8 4-10 8-10 40-32 60-52 60-10 0-12-6-12-16 0-12 2-18 12-40 6-16 26-68 26-96 0-48-38-56-64-56-42 0-68 26-84 46-4-34-32-46-52-46-22 0-32 16-40 26-10 20-16 48-16 50 0 6 6 6 8 6 6 0 6-2 10-14 8-30 18-54 36-54 14 0 16 10 16 24 0 10-5 27-8 40s-8 34-10 46c-5 21-11 41-16 62z">
              <text:p/>
            </draw:path>
            <draw:path draw:style-name="gr7" draw:text-style-name="P22" draw:layer="layout" svg:width="0.163cm" svg:height="0.7cm" svg:x="13.466cm" svg:y="11.965cm" svg:viewBox="0 0 164 701" svg:d="M164 350c0-54-8-140-46-218-42-88-104-132-110-132-4 0-8 2-8 6 0 2 0 4 14 16 68 70 108 182 108 328 0 119-26 243-112 331-10 8-10 10-10 12 0 4 4 8 8 8 6 0 70-48 112-138 36-76 44-153 44-213z">
              <text:p/>
            </draw:path>
            <draw:path draw:style-name="gr7" draw:text-style-name="P22" draw:layer="layout" svg:width="0.519cm" svg:height="0.5cm" svg:x="13.732cm" svg:y="11.989cm" svg:viewBox="0 0 520 501" svg:d="M278 12c-4-10-6-12-18-12s-14 2-18 12c-79 158-159 317-238 475-4 6-3 6-4 8 0 6 6 6 16 6 163 0 325 0 488 0 12 0 16 0 16-6-1-2 0-2-4-8-79-158-159-317-238-475zM238 70c63 126 125 252 188 378-126 0-252 0-378 0 63-126 127-252 190-378z">
              <text:p/>
            </draw:path>
            <draw:path draw:style-name="gr7" draw:text-style-name="P22" draw:layer="layout" svg:width="0.215cm" svg:height="0.447cm" svg:x="14.302cm" svg:y="12.051cm" svg:viewBox="0 0 216 448" svg:d="M128 158c22 0 44 0 66 0 14 0 22 0 22-14 0-6-8-6-20-6-21 0-41 0-62 0 26-100 28-114 28-118 0-12-8-20-20-20-2 0-22 0-28 26-9 37-19 75-28 112-22 0-44 0-66 0-14 0-20 0-20 12 0 8 6 8 20 8 21 0 41 0 62 0-52 200-54 212-54 224 0 38 26 66 64 66 72 0 112-104 112-108 0-8-6-8-8-8-6 0-8 2-10 10-30 74-68 90-92 90-14 0-22-10-22-32 0-18 2-22 4-34 17-70 35-139 52-208z">
              <text:p/>
            </draw:path>
          </draw:g>
          <draw:custom-shape draw:style-name="gr30" draw:text-style-name="P10" draw:layer="layout" svg:width="5.665cm" svg:height="2.089cm" svg:x="4.335cm" svg:y="11.252cm">
            <text:p/>
            <draw:enhanced-geometry svg:viewBox="0 0 21600 21600" draw:type="rectangle" draw:enhanced-path="M 0 0 L 21600 0 21600 21600 0 21600 0 0 Z N"/>
          </draw:custom-shape>
        </draw:g>
        <draw:g draw:style-name="gr10" xml:id="id14" draw:id="id14">
          <draw:line draw:style-name="gr17" draw:text-style-name="P10" draw:layer="layout" svg:x1="19.187cm" svg:y1="4.023cm" svg:x2="27.403cm" svg:y2="4.023cm">
            <text:p/>
          </draw:line>
          <draw:line draw:style-name="gr17" draw:text-style-name="P10" draw:layer="layout" svg:x1="19.458cm" svg:y1="4.294cm" svg:x2="19.47cm" svg:y2="0.229cm">
            <text:p/>
          </draw:line>
          <draw:path draw:style-name="gr18" draw:text-style-name="P14" draw:layer="layout" svg:width="6.756cm" svg:height="2.502cm" draw:transform="skewX (0.0457276264022514) rotate (0.28326693759868) translate (19.4421137629311cm 2.31916147951905cm)" svg:viewBox="0 0 6757 2503" svg:d="M0 147c176 19 329-157 500-147 109 7-56 364 97 193 218-243 157-4 183 84 41 145 201-68 164 189-36 291 249-2 151 295-45 138 116 281 63 427-44 119 130 242 181 83 47-144 160-68 258-107 60-22 125 436 187 156 27-118 80-256 181-293 159-58 100-196 224-279 54-12 124-427 117-111-6 327 233 39 304-54 175-235 126 267 289 4 193-312 206 223 331 8 173-299 110 142 247-124 63-123-37 281-9 421 16 80 41 305 186 219 108-64 114 189 243 15 44-60 195-291 188-2-2 134 169 172 281 151 135-25 335 34 398-113 121-284 229 85 354-173 56-114 198-301 299-213 84 74 90 323 238 210 109-83 205-186 322-253 95-55 170-129 228-218 156-239 52 126 66 176 36 135-56 275-60 415-3 142-6 285-17 428-8 103-12 206-11 311 1 150 19 326 130 415 86 69 49 394 186 100 31-68 107 283 126 76l55-79 58-86 19-17">
            <text:p/>
          </draw:path>
          <draw:g draw:style-name="gr6">
            <svg:title>TexMaths</svg:title>
            <svg:desc>20§display§T§svg§600§FALSE§</svg:desc>
            <draw:path draw:style-name="gr7" draw:text-style-name="P7" draw:layer="layout" svg:width="0.393cm" svg:height="0.361cm" svg:x="26.281cm" svg:y="4.507cm" svg:viewBox="0 0 394 362" svg:d="M0 0c131 0 263 0 394 0 0 121 0 241 0 362-131 0-263 0-394 0 0-121 0-241 0-362z">
              <text:p/>
            </draw:path>
            <draw:path draw:style-name="gr8" draw:text-style-name="P8" draw:layer="layout" svg:width="0.461cm" svg:height="0.425cm" svg:x="26.247cm" svg:y="4.475cm" svg:viewBox="0 0 462 426" svg:d="M0 0c154 0 308 0 462 0 0 142 0 284 0 426-154 0-308 0-462 0 0-142 0-284 0-426z">
              <text:p/>
            </draw:path>
            <draw:path draw:style-name="gr7" draw:text-style-name="P7" draw:layer="layout" svg:width="0.446cm" svg:height="0.425cm" svg:x="26.262cm" svg:y="4.475cm" svg:viewBox="0 0 447 426" svg:d="M265 45c5-18 7-22 15-23 5-2 28-2 41-2 68 0 96 2 96 52 0 9-2 32-6 50 0 2-2 9-2 11 0 4 2 9 10 9 5 0 7-5 9-14 6-37 11-73 17-110 2-4 2-9 2-11 0-7-6-7-17-7-121 0-243 0-364 0-17 0-17 0-23 13-13 37-26 74-39 111-1 4-4 9-4 11 0 4 4 7 9 7 6 0 6-3 12-14 33-97 50-108 148-108 9 0 18 0 26 0 19 0 19 2 19 7 0 4-2 11-4 13-29 112-59 224-88 336-6 23-7 31-77 31-24 0-28 0-28 12 0 7 7 7 11 7 17 0 36-1 55-1 17 0 36 0 54 0s38 0 55 0c20 0 39 1 58 1 5 0 15 0 15-12 0-7-6-7-23-7s-26 0-43-2c-19-2-24-4-24-13 0-2 0-3 3-14 29-111 58-222 87-333z">
              <text:p/>
            </draw:path>
          </draw:g>
          <draw:line draw:style-name="gr19" draw:text-style-name="P14" draw:layer="layout" svg:x1="26.46cm" svg:y1="4.294cm" svg:x2="26.46cm" svg:y2="0.681cm">
            <text:p/>
          </draw:line>
          <draw:frame draw:style-name="gr20" draw:text-style-name="P15" draw:layer="layout" svg:width="1.5cm" svg:height="0.742cm" svg:x="26.3cm" svg:y="2.4cm">
            <draw:text-box>
              <text:p><text:span text:style-name="T10">X(t)</text:span><text:span text:style-name="T11"> </text:span></text:p>
            </draw:text-box>
          </draw:frame>
        </draw:g>
        <draw:g draw:style-name="gr10" xml:id="id15" draw:id="id15">
          <draw:g draw:style-name="gr10">
            <draw:custom-shape draw:style-name="gr31" draw:text-style-name="P24" draw:layer="layout" svg:width="0.168cm" svg:height="0.168cm" svg:x="20.432cm" svg:y="1.8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24" draw:layer="layout" svg:width="0.168cm" svg:height="0.168cm" svg:x="19.381cm" svg:y="2.4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24" draw:layer="layout" svg:width="0.168cm" svg:height="0.168cm" svg:x="21.081cm" svg:y="3.0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24" draw:layer="layout" svg:width="0.168cm" svg:height="0.168cm" svg:x="22.398cm" svg:y="2.4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24" draw:layer="layout" svg:width="0.168cm" svg:height="0.168cm" svg:x="23.275cm" svg:y="1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24" draw:layer="layout" svg:width="0.168cm" svg:height="0.168cm" svg:x="25.06cm" svg:y="1.5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24" draw:layer="layout" svg:width="0.168cm" svg:height="0.168cm" svg:x="26.385cm" svg:y="1.9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0" draw:text-style-name="P25" draw:layer="layout" svg:width="1.5cm" svg:height="0.742cm" svg:x="26.3cm" svg:y="1.7cm">
            <draw:text-box>
              <text:p><text:span text:style-name="T19">X</text:span><text:span text:style-name="T20">n</text:span><text:span text:style-name="T21"> </text:span></text:p>
            </draw:text-box>
          </draw:frame>
        </draw:g>
        <draw:custom-shape draw:style-name="gr32" draw:text-style-name="P26" draw:layer="layout" svg:width="7cm" svg:height="8cm" svg:x="20.5cm" svg:y="5.5cm">
          <text:p/>
          <draw:enhanced-geometry svg:viewBox="0 0 21600 21600" draw:type="rectangle" draw:enhanced-path="M 0 0 L 21600 0 21600 21600 0 21600 0 0 Z N"/>
        </draw:custom-shape>
        <draw:g draw:style-name="gr10" xml:id="id28" draw:id="id28">
          <draw:frame draw:style-name="gr26" draw:text-style-name="P27" draw:layer="layout" svg:width="6cm" svg:height="0.806cm" svg:x="7.2cm" svg:y="15.094cm">
            <draw:text-box>
              <text:p><text:span text:style-name="T22">Euler method</text:span></text:p>
            </draw:text-box>
          </draw:frame>
          <draw:custom-shape draw:style-name="gr33" draw:text-style-name="P10" draw:layer="layout" svg:width="8.337cm" svg:height="1cm" svg:x="6.4cm" svg:y="14.1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in_5f_black" presentation:presentation-page-layout-name="AL1T0">
        <office:forms form:automatic-focus="false" form:apply-design-mode="false"/>
        <draw:frame draw:style-name="gr5" draw:text-style-name="P29" draw:layer="layout" svg:width="3.393cm" svg:height="1.187cm" svg:x="24.279cm" svg:y="14.5cm">
          <draw:text-box>
            <text:p text:style-name="P5"><text:span text:style-name="T23"><text:page-number>&lt;number&gt;</text:page-number></text:span></text:p>
          </draw:text-box>
        </draw:frame>
        <draw:g draw:style-name="gr6" xml:id="id31" draw:id="id31">
          <svg:title>TexMaths</svg:title>
          <svg:desc>16§latex§\begin{equation*}
    X_{\Delta t}(t) := X_n + \frac{t - t_n}{t_{n+1} - t_n} (X_{n+1} - X_n) \quad \text{for }t\in [t_n,t_{n+1})
\end{equation*}§svg§600§FALSE§</svg:desc>
          <draw:path draw:style-name="gr7" draw:text-style-name="P7" draw:layer="layout" svg:width="14.095cm" svg:height="1.187cm" svg:x="0.676cm" svg:y="3.096cm" svg:viewBox="0 0 14096 1188" svg:d="M0 0c4699 0 9398 0 14096 0 0 396 0 792 0 1188-4698 0-9397 0-14096 0 0-396 0-792 0-1188z">
            <text:p/>
          </draw:path>
          <draw:path draw:style-name="gr8" draw:text-style-name="P8" draw:layer="layout" svg:width="14.153cm" svg:height="1.245cm" svg:x="0.647cm" svg:y="3.067cm" svg:viewBox="0 0 14154 1246" svg:d="M0 0c4718 0 9436 0 14154 0 0 415 0 831 0 1246-4718 0-9436 0-14154 0 0-415 0-831 0-1246z">
            <text:p/>
          </draw:path>
          <draw:path draw:style-name="gr7" draw:text-style-name="P7" draw:layer="layout" svg:width="0.463cm" svg:height="0.381cm" svg:x="0.661cm" svg:y="3.415cm" svg:viewBox="0 0 464 382" svg:d="M258 152c-16-38-31-75-47-112-1-5-2-4-3-6 0-4 10-15 34-18 4 0 11 0 11-10 0-6-7-6-8-6-24 0-48 2-72 2-13 0-48-2-63-2-3 0-9 0-9 11 0 5 5 5 13 5 33 0 36 6 41 19 23 52 45 105 67 157-40 42-80 84-120 126-2 2-4 4-6 6-27 31-54 39-83 42-7 0-13 0-13 11 3 2 0 5 8 5 18 0 35-2 53-2 21 0 43 2 62 2 5 0 11 0 11-11 0-5-4-4-6-5-6-2-22-3-22-18 0-9 8-19 14-25 19-21 38-41 58-61 16-19 33-37 49-56 19 45 39 90 58 134 1 7 2 6 3 8 0 5-11 15-34 18-6 0-11 0-11 9 0 7 7 7 10 7 14 0 54-2 70-2 15 0 48 2 63 2 3 0 11 0 11-10 0-6-7-6-11-6-37-2-39-3-48-26-23-52-60-139-72-172 38-40 96-107 115-123 16-13 37-26 70-29 8 0 13 0 13-11-3-2 0-5-8-5-16 0-35 2-53 2-21 0-41-2-62-2-3 0-10 0-10 11 0 3 3 5 7 5 4 2 22 3 22 18 0 8-6 16-11 20-31 33-61 65-91 98z">
            <text:p/>
          </draw:path>
          <draw:path draw:style-name="gr7" draw:text-style-name="P7" draw:layer="layout" svg:width="0.321cm" svg:height="0.279cm" svg:x="1.137cm" svg:y="3.602cm" svg:viewBox="0 0 322 280" svg:d="M173 8c-3-6-5-8-13-8-5 0-8 2-11 6-49 88-97 176-146 264-3 5-3 5-3 6 0 4 3 4 10 4 100 0 201 0 302 0 6 0 10 0 10-4 0-1 0-1-4-6-48-87-97-175-145-262zM147 38c39 70 77 140 115 210-76 0-153 0-230 0 38-70 77-140 115-210z">
            <text:p/>
          </draw:path>
          <draw:path draw:style-name="gr7" draw:text-style-name="P7" draw:layer="layout" svg:width="0.132cm" svg:height="0.25cm" svg:x="1.498cm" svg:y="3.636cm" svg:viewBox="0 0 133 251" svg:d="M82 91c13 0 26 0 40 0 6 0 11 0 11-8 0-6-5-6-11-6-13 0-25 0-37 0 5-19 9-39 14-58 0-1 2-5 2-6 0-7-7-13-15-13-9 0-16 8-17 18-3 9 1-10-16 59-14 0-27 0-40 0-7 0-13 0-13 9 0 5 5 5 13 5 12 0 24 0 37 0-8 31-15 62-23 93-3 9-6 24-6 28 0 24 19 39 41 39 45 0 69-56 69-61s-5-5-6-5c-5 0-5 0-8 7-11 25-32 48-53 48-8 0-14-7-14-20 0-4 1-12 3-16 9-37 19-75 29-113z">
            <text:p/>
          </draw:path>
          <draw:path draw:style-name="gr7" draw:text-style-name="P7" draw:layer="layout" svg:width="0.129cm" svg:height="0.56cm" svg:x="1.737cm" svg:y="3.377cm" svg:viewBox="0 0 130 561" svg:d="M130 556c0-2 0-3-10-13-70-70-88-177-88-262 0-97 21-196 90-265 8-8 8-8 8-10 0-4-2-6-5-6-7 0-58 38-90 110-29 61-35 123-35 171 0 43 5 112 37 174 33 69 81 106 88 106 3 0 5-2 5-5z">
            <text:p/>
          </draw:path>
          <draw:path draw:style-name="gr7" draw:text-style-name="P7" draw:layer="layout" svg:width="0.172cm" svg:height="0.355cm" svg:x="1.911cm" svg:y="3.447cm" svg:viewBox="0 0 173 356" svg:d="M104 126c18 0 35 0 53 0 11 0 16 0 16-11 0-6-5-6-15-6-16 0-33 0-49 0 19-80 22-91 22-95 0-9-6-14-16-14-1 0-17 0-22 19-8 30-15 60-23 90-17 0-35 0-52 0-12 0-18 0-18 11 0 6 5 6 16 6 17 0 33 0 50 0-40 160-42 170-42 179 0 30 21 51 51 51 58 0 90-81 90-86s-5-5-7-5c-6 0-6 2-9 8-24 58-53 72-72 72-13 0-18-8-18-27 0-13 0-16 3-26 14-55 28-110 42-166z">
            <text:p/>
          </draw:path>
          <draw:path draw:style-name="gr7" draw:text-style-name="P7" draw:layer="layout" svg:width="0.13cm" svg:height="0.56cm" svg:x="2.133cm" svg:y="3.377cm" svg:viewBox="0 0 131 561" svg:d="M131 281c0-45-6-112-37-176-33-68-83-105-88-105-3 0-6 2-6 6 0 2 0 2 11 13 55 54 87 144 87 262 0 96-21 193-90 265-8 7-8 8-8 10 0 3 3 5 6 5 5 0 56-39 90-109 29-62 35-125 35-171z">
            <text:p/>
          </draw:path>
          <draw:path draw:style-name="gr7" draw:text-style-name="P7" draw:layer="layout" svg:width="0.058cm" svg:height="0.24cm" svg:x="2.525cm" svg:y="3.556cm" svg:viewBox="0 0 59 241" svg:d="M59 30c0-17-13-30-30-30s-29 14-29 30c0 17 12 29 29 29s30-13 30-29zM59 212c0-16-13-30-30-30s-29 14-29 30 12 29 29 29 30-13 30-29z">
            <text:p/>
          </draw:path>
          <draw:path draw:style-name="gr7" draw:text-style-name="P7" draw:layer="layout" svg:width="0.373cm" svg:height="0.13cm" svg:x="2.664cm" svg:y="3.593cm" svg:viewBox="0 0 374 131" svg:d="M355 22c8 0 19 0 19-11s-11-11-19-11c-112 0-225 0-337 0-7 0-18 0-18 11s11 11 19 11c112 0 224 0 336 0zM355 131c8 0 19 0 19-11s-11-11-19-11c-112 0-224 0-336 0-8 0-19 0-19 11s11 11 18 11c112 0 225 0 337 0z">
            <text:p/>
          </draw:path>
          <draw:path draw:style-name="gr7" draw:text-style-name="P7" draw:layer="layout" svg:width="0.461cm" svg:height="0.381cm" svg:x="3.242cm" svg:y="3.415cm" svg:viewBox="0 0 462 382" svg:d="M258 152c-16-38-32-75-48-112-2-5-3-4-4-6 0-4 10-15 34-18 6 0 11 0 11-10 0-6-6-6-8-6-24 0-48 2-70 2-15 0-50-2-64-2-3 0-10 0-10 11 0 5 5 5 13 5 34 0 37 6 42 19 22 52 44 105 67 157-40 42-79 84-119 126-2 2-5 4-8 6-27 31-54 39-83 42-6 0-11 0-11 11 2 2 0 5 6 5 18 0 36-2 53-2 21 0 43 2 64 2 3 0 10 0 10-11 0-5-4-4-7-5-4-2-22-3-22-18 0-9 8-19 14-25 20-21 39-41 58-61 17-19 34-37 51-56 19 45 38 90 56 134 3 7 2 6 3 8 0 5-11 15-33 18-5 0-11 0-11 9 0 7 6 7 9 7 16 0 55-2 71-2 14 0 48 2 62 2 3 0 11 0 11-10 0-6-6-6-11-6-37-2-38-3-48-26-22-52-59-139-72-172 38-40 98-107 115-123 16-13 37-26 71-29 8 0 12 0 12-11-2-2 0-5-6-5-18 0-35 2-53 2-21 0-43-2-62-2-5 0-11 0-11 11 0 3 3 5 6 5 5 2 22 3 22 18 0 8-6 16-9 20-31 33-61 65-91 98z">
            <text:p/>
          </draw:path>
          <draw:path draw:style-name="gr7" draw:text-style-name="P7" draw:layer="layout" svg:width="0.239cm" svg:height="0.176cm" svg:x="3.711cm" svg:y="3.709cm" svg:viewBox="0 0 240 177" svg:d="M29 149c-2 4-3 14-3 16 0 8 6 12 12 12 8 0 15-6 16-9 2-3 5-16 7-24 1-8 6-26 9-35 2-10 5-18 7-28 5-16 5-19 16-35s30-35 59-35c22 0 24 19 24 27 0 24-18 67-24 83-5 12-6 15-6 21 0 21 17 35 38 35 38 0 56-54 56-60 0-5-5-5-6-5-5 0-5 1-7 6-9 32-27 48-43 48-8 0-10-6-10-14 0-10 4-15 10-32 5-11 21-55 21-75 0-39-31-45-51-45-32 0-55 19-68 35-1-27-25-35-41-35s-26 11-31 21c-9 14-14 37-14 38 0 5 5 5 6 5 5 0 7 0 8-11 7-23 15-42 29-42 11 0 15 8 15 19 0 7-4 21-7 32-2 12-8 27-9 35-5 17-9 35-13 52z">
            <text:p/>
          </draw:path>
          <draw:path draw:style-name="gr7" draw:text-style-name="P7" draw:layer="layout" svg:width="0.373cm" svg:height="0.373cm" svg:x="4.154cm" svg:y="3.471cm" svg:viewBox="0 0 374 374" svg:d="M198 198c53 0 105 0 157 0 8 0 19 0 19-11s-11-11-19-11c-52 0-104 0-157 0 0-53 0-106 0-158 0-8 0-18-11-18s-11 10-11 18c0 52 0 105 0 158-52 0-105 0-157 0-8 0-19 0-19 11s11 11 19 11c52 0 105 0 157 0 0 52 0 104 0 157 0 8 0 19 11 19s11-11 11-19c0-53 0-105 0-157z">
            <text:p/>
          </draw:path>
          <draw:path draw:style-name="gr7" draw:text-style-name="P7" draw:layer="layout" svg:width="0.172cm" svg:height="0.357cm" svg:x="5.203cm" svg:y="3.067cm" svg:viewBox="0 0 173 358" svg:d="M102 126c18 0 36 0 53 0 11 0 18 0 18-11 0-6-7-6-16-6-17 0-33 0-50 0 21-79 23-90 23-95 0-8-7-14-16-14-2 0-18 0-23 21-7 29-15 58-22 88-18 0-35 0-53 0-11 0-16 0-16 11 0 6 5 6 16 6 17 0 33 0 50 0-42 160-44 170-44 179 0 30 21 53 52 53 57 0 89-83 89-86 0-7-5-7-6-7-5 0-7 2-8 8-24 59-55 72-74 72-11 0-17-8-17-26 0-14 1-17 3-27 14-55 28-110 41-166z">
            <text:p/>
          </draw:path>
          <draw:path draw:style-name="gr7" draw:text-style-name="P7" draw:layer="layout" svg:width="0.343cm" svg:height="0.021cm" svg:x="5.565cm" svg:y="3.267cm" svg:viewBox="0 0 344 22" svg:d="M323 22c10 0 21 0 21-11s-11-11-21-11c-101 0-202 0-304 0-9 0-19 0-19 11s10 11 19 11c102 0 203 0 304 0z">
            <text:p/>
          </draw:path>
          <draw:path draw:style-name="gr7" draw:text-style-name="P7" draw:layer="layout" svg:width="0.172cm" svg:height="0.357cm" svg:x="6.093cm" svg:y="3.067cm" svg:viewBox="0 0 173 358" svg:d="M104 126c18 0 35 0 53 0 11 0 16 0 16-11 0-6-5-6-16-6-17 0-33 0-50 0 21-79 24-90 24-95 0-8-6-14-16-14-1 0-17 0-22 21-8 29-15 58-23 88-17 0-35 0-52 0-12 0-18 0-18 11 0 6 5 6 16 6 17 0 33 0 50 0-40 160-44 170-44 179 0 30 23 53 53 53 58 0 90-83 90-86 0-7-5-7-8-7-5 0-5 2-8 8-24 59-55 72-74 72-11 0-16-8-16-26 0-14 0-17 3-27 14-55 28-110 42-166z">
            <text:p/>
          </draw:path>
          <draw:path draw:style-name="gr7" draw:text-style-name="P7" draw:layer="layout" svg:width="0.239cm" svg:height="0.176cm" svg:x="6.303cm" svg:y="3.329cm" svg:viewBox="0 0 240 177" svg:d="M29 149c-2 4-3 14-3 16 0 9 6 12 12 12 7 0 14-4 16-8 3-4 5-17 7-25 1-7 6-26 9-35 2-8 4-18 7-26 3-16 5-19 16-35s29-37 59-37c22 0 22 21 22 27 0 24-16 67-22 85-5 10-6 14-6 21 0 21 17 33 38 33 38 0 56-54 56-60 0-5-5-5-6-5-5 0-7 3-8 6-8 32-26 48-42 48-8 0-10-5-10-14 0-8 2-13 10-31 5-12 21-54 21-76 0-39-31-45-51-45-34 0-55 21-68 35-1-25-25-35-41-35-18 0-26 13-31 21-9 14-14 37-14 40 0 4 5 4 6 4 5 0 7-1 8-11 7-24 15-43 29-43 11 0 13 8 13 19 0 8-4 22-6 32-3 11-7 27-8 37-5 17-9 33-13 50z">
            <text:p/>
          </draw:path>
          <draw:path draw:style-name="gr7" draw:text-style-name="P7" draw:layer="layout" svg:width="2.274cm" svg:height="0.021cm" svg:x="4.752cm" svg:y="3.647cm" svg:viewBox="0 0 2275 22" svg:d="M0 0c758 0 1517 0 2275 0 0 7 0 15 0 22-758 0-1517 0-2275 0 0-7 0-15 0-22z">
            <text:p/>
          </draw:path>
          <draw:path draw:style-name="gr7" draw:text-style-name="P7" draw:layer="layout" svg:width="0.172cm" svg:height="0.357cm" svg:x="4.765cm" svg:y="3.831cm" svg:viewBox="0 0 173 358" svg:d="M104 128c18 0 35 0 53 0 11 0 16 0 16-11 0-7-5-7-16-7-17 0-33 0-50 0 21-80 24-91 24-94 0-10-6-16-16-16-1 0-17 2-22 21-8 30-15 59-23 89-17 0-35 0-52 0-12 0-18 0-18 11 0 7 5 7 16 7 17 0 33 0 50 0-40 160-44 169-44 179 0 30 23 51 53 51 58 0 90-82 90-86 0-5-5-5-8-5-5 0-5 1-8 8-24 57-55 70-74 70-11 0-16-6-16-26 0-12 0-17 3-27 14-55 28-109 42-164z">
            <text:p/>
          </draw:path>
          <draw:path draw:style-name="gr7" draw:text-style-name="P7" draw:layer="layout" svg:width="0.239cm" svg:height="0.175cm" svg:x="4.975cm" svg:y="4.094cm" svg:viewBox="0 0 240 176" svg:d="M29 149c-2 4-3 14-3 16 0 8 6 11 12 11 8 0 14-5 16-8 3-4 5-16 7-24 1-8 6-26 9-35 2-10 4-18 7-28 3-16 5-19 16-35s29-36 59-36c22 0 22 20 22 28 0 23-16 67-22 83-5 12-6 15-6 21 0 21 17 34 38 34 38 0 56-53 56-59 0-5-5-5-6-5-5 0-7 1-8 6-8 31-26 48-42 48-8 0-10-6-10-14 0-10 2-15 10-32 5-13 21-55 21-75 0-39-31-45-51-45-32 0-55 19-68 35-1-27-25-35-41-35-18 0-26 11-31 21-9 14-14 37-14 38 0 5 5 5 6 5 5 0 7 0 8-11 7-23 15-43 29-43 11 0 13 9 13 20 0 7-4 21-6 32-3 12-7 27-8 35-5 17-9 35-13 52z">
            <text:p/>
          </draw:path>
          <draw:path draw:style-name="gr7" draw:text-style-name="P7" draw:layer="layout" svg:width="0.289cm" svg:height="0.288cm" svg:x="5.261cm" svg:y="4.024cm" svg:viewBox="0 0 290 289" svg:d="M155 153c40 0 80 0 120 0 5 0 15 0 15-8 0-11-8-11-15-11-40 0-80 0-120 0 0-40 0-80 0-120 0-4 0-14-9-14-10 0-10 8-10 14 0 40 0 80 0 120-41 0-81 0-122 0-4 0-14 0-14 10 0 9 10 9 14 9 41 0 81 0 122 0 0 41 0 81 0 122 0 5 0 14 10 14 9 0 9-9 9-14 0-41 0-81 0-122z">
            <text:p/>
          </draw:path>
          <draw:path draw:style-name="gr7" draw:text-style-name="P7" draw:layer="layout" svg:width="0.143cm" svg:height="0.259cm" svg:x="5.621cm" svg:y="4.006cm" svg:viewBox="0 0 144 260" svg:d="M90 11c0-11 0-11-12-11-25 24-60 24-78 24 0 5 0 10 0 14 10 0 37 0 58-11 0 67 0 134 0 201 0 13 0 18-39 18-5 0-10 0-16 0 0 5 0 10 0 14 8 0 56-1 71-1 12 0 62 1 70 1 0-4 0-9 0-14-5 0-10 0-14 0-40 0-40-5-40-18 0-72 0-144 0-217z">
            <text:p/>
          </draw:path>
          <draw:path draw:style-name="gr7" draw:text-style-name="P7" draw:layer="layout" svg:width="0.341cm" svg:height="0.023cm" svg:x="6.003cm" svg:y="4.03cm" svg:viewBox="0 0 342 24" svg:d="M323 24c10 0 19 1 19-11s-9-13-19-13c-101 0-202 0-304 0-9 0-19 1-19 13s10 11 19 11c102 0 203 0 304 0z">
            <text:p/>
          </draw:path>
          <draw:path draw:style-name="gr7" draw:text-style-name="P7" draw:layer="layout" svg:width="0.172cm" svg:height="0.357cm" svg:x="6.531cm" svg:y="3.831cm" svg:viewBox="0 0 173 358" svg:d="M102 128c18 0 36 0 53 0 11 0 18 0 18-11 0-7-7-7-16-7-17 0-33 0-50 0 21-80 23-91 23-94 0-10-7-16-16-16-2 0-18 2-23 21-7 30-15 59-22 89-18 0-35 0-53 0-11 0-16 0-16 11 0 7 5 7 16 7 17 0 33 0 50 0-42 160-44 169-44 179 0 30 21 51 52 51 57 0 89-82 89-86 0-5-5-5-6-5-5 0-7 1-8 8-24 57-55 70-74 70-11 0-17-6-17-26 0-12 1-17 3-27 14-55 28-109 41-164z">
            <text:p/>
          </draw:path>
          <draw:path draw:style-name="gr7" draw:text-style-name="P7" draw:layer="layout" svg:width="0.241cm" svg:height="0.175cm" svg:x="6.739cm" svg:y="4.094cm" svg:viewBox="0 0 242 176" svg:d="M30 149c-1 4-4 14-4 16 0 8 8 11 14 11s13-5 14-8c2-3 5-16 8-24 2-8 7-26 8-35 4-10 5-18 7-28 5-16 5-19 17-35 10-16 29-36 58-36 24 0 24 20 24 28 0 23-18 67-24 83-3 12-5 15-5 21 0 21 18 34 37 34 40 0 58-53 58-59 0-5-5-4-7-5-6 0-6 1-8 6-9 31-25 48-41 48-8 0-10-6-10-14 0-10 2-15 8-32 5-13 21-55 21-75 0-39-31-45-51-45-32 0-55 19-66 35-3-27-26-35-42-35-17 0-27 11-32 21-8 14-14 37-14 38 0 5 4 3 6 5 7 0 7 0 10-11 6-23 13-43 29-43 9 0 13 9 13 20 0 7-4 21-7 32s-6 27-8 35c-4 17-8 35-13 52z">
            <text:p/>
          </draw:path>
          <draw:path draw:style-name="gr7" draw:text-style-name="P7" draw:layer="layout" svg:width="0.129cm" svg:height="0.56cm" svg:x="7.15cm" svg:y="3.377cm" svg:viewBox="0 0 130 561" svg:d="M130 556c0-2 0-3-8-13-71-70-90-177-90-262 0-97 22-196 91-265 7-8 7-8 7-10 0-4-2-6-5-6-7 0-56 38-90 110-29 61-35 123-35 171 0 43 6 112 37 174 33 69 81 106 88 106 3 0 5-2 5-5z">
            <text:p/>
          </draw:path>
          <draw:path draw:style-name="gr7" draw:text-style-name="P7" draw:layer="layout" svg:width="0.463cm" svg:height="0.381cm" svg:x="7.328cm" svg:y="3.415cm" svg:viewBox="0 0 464 382" svg:d="M258 152c-16-38-31-75-47-112-1-5-2-4-3-6 0-4 10-15 34-18 4 0 11 0 11-10 0-6-7-6-10-6-22 0-46 2-70 2-15 0-48-2-63-2-3 0-9 0-9 11 0 5 5 5 13 5 33 0 36 6 41 19 22 52 44 105 66 157-40 42-79 84-119 126-2 2-4 4-6 6-29 31-54 39-83 42-8 0-13 0-13 11 3 2 0 5 8 5 16 0 35-2 53-2 21 0 43 2 62 2 3 0 11 0 11-11 0-5-6-5-8-5-4-2-22-3-22-18 0-9 10-19 16-25 19-21 38-41 58-61 16-19 33-37 49-56 19 45 39 90 58 134 1 7 2 6 3 8 0 5-11 15-34 18-6 0-11 0-11 9 0 7 7 7 8 7 16 0 56-2 72-2 13 0 48 2 63 2 3 0 9 0 9-10 0-6-5-6-9-6-37-2-39-3-48-26-23-52-60-139-74-172 38-40 98-107 117-123 16-13 37-26 70-29 8 0 13 0 13-11-3-2 0-5-8-5-16 0-35 2-53 2-21 0-41-2-62-2-3 0-10 0-10 11 0 3 2 5 7 5 4 2 22 3 22 18 0 8-6 16-11 20-31 33-61 65-91 98z">
            <text:p/>
          </draw:path>
          <draw:path draw:style-name="gr7" draw:text-style-name="P7" draw:layer="layout" svg:width="0.239cm" svg:height="0.176cm" svg:x="7.798cm" svg:y="3.709cm" svg:viewBox="0 0 240 177" svg:d="M29 149c-2 4-3 14-3 16 0 8 6 12 12 12 7 0 12-6 15-9 2-4 6-16 8-24 1-8 6-26 8-35 3-10 5-18 8-28 3-16 5-19 16-35s29-35 59-35c22 0 22 19 22 27 0 24-16 67-22 83-5 12-6 15-6 21 0 21 17 35 36 35 40 0 58-54 58-60 0-5-5-5-6-5-7 0-7 1-8 6-8 32-26 48-42 48-8 0-10-6-10-14 0-10 2-15 10-32 5-11 21-55 21-75 0-39-31-45-51-45-34 0-55 19-68 35-3-27-25-35-41-35-18 0-26 11-32 21-8 14-13 37-13 38 0 5 5 5 6 5 5 0 5 0 8-11 7-23 15-42 29-42 10 0 13 8 13 19 0 7-4 21-6 32-3 12-7 27-8 35-5 17-9 35-13 52z">
            <text:p/>
          </draw:path>
          <draw:path draw:style-name="gr7" draw:text-style-name="P7" draw:layer="layout" svg:width="0.289cm" svg:height="0.288cm" svg:x="8.085cm" svg:y="3.639cm" svg:viewBox="0 0 290 289" svg:d="M155 155c40 0 80 0 120 0 5 0 15 0 15-10 0-11-10-11-15-11-40 0-80 0-120 0 0-40 0-80 0-120 0-4 0-14-9-14-10 0-10 10-10 14 0 40 0 80 0 120-41 0-81 0-122 0-4 0-14 0-14 10 0 11 10 11 14 11 41 0 81 0 122 0 0 40 0 80 0 120 0 5 0 14 8 14 11 0 11-9 11-14 0-40 0-80 0-120z">
            <text:p/>
          </draw:path>
          <draw:path draw:style-name="gr7" draw:text-style-name="P7" draw:layer="layout" svg:width="0.143cm" svg:height="0.259cm" svg:x="8.445cm" svg:y="3.621cm" svg:viewBox="0 0 144 260" svg:d="M90 11c0-11-2-11-13-11-24 24-61 26-77 26 0 4 0 8 0 12 10 0 35 0 58-9 0 66 0 133 0 199 0 13 0 18-40 18-5 0-10 0-15 0 0 5 0 10 0 14 7 0 56-1 71-1 11 0 60 1 70 1 0-4 0-9 0-14-5 0-11 0-16 0-38 0-38-5-38-18 0-72 0-144 0-217z">
            <text:p/>
          </draw:path>
          <draw:path draw:style-name="gr7" draw:text-style-name="P7" draw:layer="layout" svg:width="0.343cm" svg:height="0.021cm" svg:x="8.826cm" svg:y="3.647cm" svg:viewBox="0 0 344 22" svg:d="M325 22c9 0 19 0 19-11s-10-11-19-11c-102 0-203 0-304 0-10 0-21 0-21 11s11 11 21 11c101 0 202 0 304 0z">
            <text:p/>
          </draw:path>
          <draw:path draw:style-name="gr7" draw:text-style-name="P7" draw:layer="layout" svg:width="0.463cm" svg:height="0.381cm" svg:x="9.357cm" svg:y="3.415cm" svg:viewBox="0 0 464 382" svg:d="M258 152c-16-38-31-75-47-112-3-5-2-4-3-6 0-4 10-15 34-18 4 0 11 0 11-10 0-6-8-6-10-6-22 0-46 2-70 2-15 0-50-2-63-2-3 0-11 0-11 11 0 5 7 5 13 5 34 0 38 6 43 19 22 52 44 105 66 157-40 42-79 84-119 126-2 2-5 4-8 6-27 31-52 39-81 42-8 0-13 0-13 11 3 2 0 5 8 5 16 0 35-2 53-2 21 0 41 2 62 2 3 0 10 0 10-11 0-5-5-5-7-5-4-2-22-3-22-18 0-9 8-19 16-25 19-21 37-41 56-61 17-19 34-37 51-56 19 45 39 90 58 134 1 7 1 6 1 8 0 5-9 15-32 18-6 0-11 0-11 9 0 7 7 7 8 7 16 0 56-2 71-2 14 0 49 2 62 2 5 0 11 0 11-10 0-6-5-6-9-6-39-2-39-3-48-26-23-52-61-139-74-172 38-40 98-107 115-123 16-13 39-26 72-29 8 0 13 0 13-11-3-2 0-5-8-5-16 0-35 2-53 2-21 0-41-2-62-2-3 0-11 0-11 11 0 3 3 5 8 5 4 2 22 3 22 18 0 8-6 16-11 20-31 33-61 65-91 98z">
            <text:p/>
          </draw:path>
          <draw:path draw:style-name="gr7" draw:text-style-name="P7" draw:layer="layout" svg:width="0.241cm" svg:height="0.176cm" svg:x="9.825cm" svg:y="3.709cm" svg:viewBox="0 0 242 177" svg:d="M30 149c-1 4-4 14-4 16 0 8 8 12 14 12s13-6 14-9c2-3 5-16 8-24 2-8 7-26 8-35 4-10 5-18 7-28 5-16 5-19 17-35s29-35 60-35c22 0 22 19 22 27 0 24-18 67-22 83-5 12-7 15-7 21 0 21 18 35 37 35 40 0 58-54 58-60 0-5-5-4-7-5-6 0-6 1-8 6-9 32-25 48-41 48-8 0-10-6-10-14 0-10 2-15 8-32 5-11 21-55 21-75 0-39-29-45-51-45-32 0-55 19-66 35-3-27-26-35-42-35-17 0-27 11-32 21-8 14-14 37-14 38 0 5 4 3 6 5 7 0 7 0 10-11 6-23 13-42 29-42 9 0 13 8 13 19 0 7-4 21-7 32s-6 27-8 35c-4 17-8 35-13 52z">
            <text:p/>
          </draw:path>
          <draw:path draw:style-name="gr7" draw:text-style-name="P7" draw:layer="layout" svg:width="0.13cm" svg:height="0.56cm" svg:x="10.145cm" svg:y="3.377cm" svg:viewBox="0 0 131 561" svg:d="M131 281c0-45-6-112-38-176-34-68-82-105-87-105-4 0-6 2-6 6 0 2 0 2 11 13 55 54 87 144 87 262 0 96-21 193-90 265-8 7-8 8-8 10 0 3 2 5 6 5 5 0 56-39 88-109 29-62 37-125 37-171z">
            <text:p/>
          </draw:path>
          <draw:path draw:style-name="gr7" draw:text-style-name="P7" draw:layer="layout" svg:width="0.181cm" svg:height="0.394cm" svg:x="10.913cm" svg:y="3.402cm" svg:viewBox="0 0 182 395" svg:d="M80 153c0-21 0-43 0-65 0-50 27-75 51-75 2 0 10 0 19 3-8 2-17 10-17 24 0 13 9 24 24 24 16 0 25-11 25-26 0-20-20-38-51-38-40 0-88 29-88 89 0 22 0 43 0 64-14 0-29 0-43 0 0 6 0 12 0 18 14 0 29 0 43 0 0 61 0 121 0 182 0 26-5 26-43 26 0 5 0 10 0 16 22 0 48-2 64-2 22 0 50 0 72 2 0-6 0-11 0-16-4 0-9 0-13 0-41 0-41-7-41-28 0-60 0-120 0-180 21 0 42 0 64 0 0-6 0-12 0-18-22 0-44 0-66 0z">
            <text:p/>
          </draw:path>
          <draw:path draw:style-name="gr7" draw:text-style-name="P7" draw:layer="layout" svg:width="0.249cm" svg:height="0.256cm" svg:x="11.081cm" svg:y="3.546cm" svg:viewBox="0 0 250 257" svg:d="M250 131c0-72-56-131-125-131-71 0-125 61-125 131 0 73 59 126 125 126 69 0 125-54 125-126zM125 244c-24 0-48-12-64-38-13-24-13-59-13-80s0-51 13-76c14-26 41-37 64-37 24 0 49 13 64 37 14 23 14 55 14 76s0 51-13 77c-12 24-36 41-65 41z">
            <text:p/>
          </draw:path>
          <draw:path draw:style-name="gr7" draw:text-style-name="P7" draw:layer="layout" svg:width="0.188cm" svg:height="0.247cm" svg:x="11.363cm" svg:y="3.549cm" svg:viewBox="0 0 189 248" svg:d="M78 62c0-20 0-41 0-62-26 2-52 4-78 6 0 6 0 12 0 18 40 0 43 3 43 32 0 50 0 100 0 150 0 26-5 26-43 26 0 5 0 10 0 16 22 0 48-2 64-2 22 0 50 0 72 2 0-6 0-11 0-16-4 0-9 0-13 0-41 0-41-7-41-28 0-28 0-57 0-86 0-56 22-105 65-105 5 0 5 0 7 0-2 1-13 8-13 22 0 16 11 24 24 24 9 0 24-5 24-24 0-18-18-35-42-35-41 0-61 38-69 62z">
            <text:p/>
          </draw:path>
          <draw:path draw:style-name="gr7" draw:text-style-name="P7" draw:layer="layout" svg:width="0.172cm" svg:height="0.355cm" svg:x="11.768cm" svg:y="3.447cm" svg:viewBox="0 0 173 356" svg:d="M102 126c18 0 36 0 53 0 11 0 18 0 18-11 0-6-7-6-16-6-17 0-33 0-50 0 21-80 24-91 24-95 0-9-8-14-17-14-2 0-16 0-23 19-7 30-14 60-21 90-17 0-35 0-52 0-12 0-18 0-18 11 0 6 5 6 16 6 17 0 33 0 50 0-40 160-44 170-44 179 0 30 23 51 52 51 57 0 89-81 89-86s-3-5-6-5c-5 0-5 2-8 8-24 58-55 72-74 72-11 0-17-8-17-27 0-13 1-16 3-26 14-55 28-110 41-166z">
            <text:p/>
          </draw:path>
          <draw:path draw:style-name="gr7" draw:text-style-name="P7" draw:layer="layout" svg:width="0.279cm" svg:height="0.323cm" svg:x="12.161cm" svg:y="3.495cm" svg:viewBox="0 0 280 324" svg:d="M261 174c9 0 19 0 19-11s-10-11-19-11c-80 0-159 0-239 0 7-75 72-130 151-130 29 0 58 0 88 0 9 0 19 0 19-11s-10-11-19-11c-30 0-59 0-88 0-98 0-173 73-173 163s75 161 173 161c29 0 58 0 88 0 9 0 19 0 19-11s-10-11-19-11c-30 0-59 0-88 0-79 0-144-53-151-128 80 0 159 0 239 0z">
            <text:p/>
          </draw:path>
          <draw:path draw:style-name="gr7" draw:text-style-name="P7" draw:layer="layout" svg:width="0.076cm" svg:height="0.56cm" svg:x="12.712cm" svg:y="3.377cm" svg:viewBox="0 0 77 561" svg:d="M77 561c0-8 0-15 0-23-18 0-36 0-55 0 0-172 0-344 0-516 19 0 37 0 55 0 0-7 0-15 0-22-26 0-51 0-77 0 0 187 0 374 0 561 26 0 51 0 77 0z">
            <text:p/>
          </draw:path>
          <draw:path draw:style-name="gr7" draw:text-style-name="P7" draw:layer="layout" svg:width="0.172cm" svg:height="0.355cm" svg:x="12.814cm" svg:y="3.447cm" svg:viewBox="0 0 173 356" svg:d="M102 126c18 0 36 0 53 0 11 0 18 0 18-11 0-6-7-6-16-6-17 0-33 0-50 0 21-80 24-91 24-95 0-9-8-14-17-14-2 0-16 0-23 19-7 30-14 60-21 90-17 0-35 0-52 0-12 0-18 0-18 11 0 6 5 6 16 6 17 0 33 0 50 0-40 160-44 170-44 179 0 30 23 51 53 51 56 0 88-81 88-86s-3-5-6-5c-5 0-5 2-8 8-24 58-55 72-74 72-11 0-17-8-17-27 0-13 1-16 3-26 14-55 28-110 41-166z">
            <text:p/>
          </draw:path>
          <draw:path draw:style-name="gr7" draw:text-style-name="P7" draw:layer="layout" svg:width="0.239cm" svg:height="0.176cm" svg:x="13.024cm" svg:y="3.709cm" svg:viewBox="0 0 240 177" svg:d="M29 149c-2 4-5 14-5 16 0 8 8 12 14 12 7 0 12-6 15-9 2-4 6-16 8-24 1-8 6-26 8-35 3-10 5-18 6-28 5-16 7-19 18-35s29-35 59-35c22 0 22 19 22 27 0 24-16 67-22 83-5 12-6 15-6 21 0 21 17 35 36 35 40 0 58-54 58-60 0-5-5-5-6-5-7 0-7 1-8 6-8 32-26 48-42 48-8 0-10-6-10-14 0-10 2-15 10-32 5-11 21-55 21-75 0-39-31-45-51-45-34 0-56 19-68 35-3-27-25-35-41-35-18 0-26 11-32 21-8 14-13 37-13 38 0 5 5 5 6 5 5 0 5 0 8-11 7-23 13-42 29-42 10 0 13 8 13 19 0 7-4 21-6 32-3 12-7 27-8 35-5 17-9 35-13 52z">
            <text:p/>
          </draw:path>
          <draw:path draw:style-name="gr7" draw:text-style-name="P7" draw:layer="layout" svg:width="0.066cm" svg:height="0.167cm" svg:x="13.358cm" svg:y="3.738cm" svg:viewBox="0 0 67 168" svg:d="M67 59c0-37-14-59-37-59-19 0-30 14-30 30 0 15 11 29 30 29 7 0 15-1 20-6 1-2 2-1 3-2 0 3 1 0 1 8 0 42-19 75-38 94-6 7-6 7-6 8 0 5 3 7 6 7 5 0 51-43 51-109z">
            <text:p/>
          </draw:path>
          <draw:path draw:style-name="gr7" draw:text-style-name="P7" draw:layer="layout" svg:width="0.17cm" svg:height="0.355cm" svg:x="13.574cm" svg:y="3.447cm" svg:viewBox="0 0 171 356" svg:d="M102 126c18 0 36 0 53 0 11 0 16 0 16-11 0-6-5-6-14-6-17 0-33 0-50 0 19-80 23-91 23-95 0-9-7-14-16-14-2 0-18 0-23 19-7 30-15 60-22 90-18 0-35 0-53 0-11 0-16 0-16 11 0 6 3 6 14 6 17 0 33 0 50 0-40 160-42 170-42 179 0 30 21 51 52 51 57 0 89-81 89-86s-5-5-6-5c-7 0-7 2-10 8-24 58-53 72-72 72-13 0-17-8-17-27 0-13 0-16 3-26 14-55 28-110 41-166z">
            <text:p/>
          </draw:path>
          <draw:path draw:style-name="gr7" draw:text-style-name="P7" draw:layer="layout" svg:width="0.239cm" svg:height="0.176cm" svg:x="13.782cm" svg:y="3.709cm" svg:viewBox="0 0 240 177" svg:d="M29 149c-2 4-3 14-3 16 0 8 6 12 12 12 8 0 15-6 16-9 2-3 5-16 7-24 1-8 6-26 9-35 2-10 5-18 7-28 5-16 5-19 16-35s30-35 59-35c22 0 24 19 24 27 0 24-18 67-24 83-5 12-6 15-6 21 0 21 17 35 38 35 38 0 56-54 56-60 0-5-5-5-6-5-5 0-5 1-7 6-9 32-27 48-41 48-10 0-12-6-12-14 0-10 4-15 10-32 5-11 21-55 21-75 0-39-31-45-51-45-32 0-55 19-66 35-3-27-27-35-43-35s-26 11-31 21c-9 14-14 37-14 38 0 5 5 5 6 5 7 0 7 0 8-11 7-23 15-42 29-42 11 0 15 8 15 19 0 7-4 21-7 32-2 12-8 27-9 35-5 17-9 35-13 52z">
            <text:p/>
          </draw:path>
          <draw:path draw:style-name="gr7" draw:text-style-name="P7" draw:layer="layout" svg:width="0.289cm" svg:height="0.288cm" svg:x="14.068cm" svg:y="3.639cm" svg:viewBox="0 0 290 289" svg:d="M155 155c40 0 80 0 120 0 5 0 15 0 15-10 0-11-8-11-15-11-40 0-80 0-120 0 0-40 0-80 0-120 0-4 0-14-9-14-10 0-10 10-10 14 0 40 0 80 0 120-41 0-81 0-122 0-4 0-14 0-14 10 0 11 10 11 14 11 41 0 81 0 122 0 0 40 0 80 0 120 0 5 0 14 10 14 9 0 9-9 9-14 0-40 0-80 0-120z">
            <text:p/>
          </draw:path>
          <draw:path draw:style-name="gr7" draw:text-style-name="P7" draw:layer="layout" svg:width="0.141cm" svg:height="0.259cm" svg:x="14.43cm" svg:y="3.621cm" svg:viewBox="0 0 142 260" svg:d="M88 11c0-11 0-11-11-11-26 24-61 26-77 26 0 4 0 8 0 12 10 0 35 0 56-9 0 66 0 133 0 199 0 13 0 18-38 18-6 0-11 0-16 0 0 5 0 10 0 14 8 0 56-1 70-1 13 0 62 1 70 1 0-4 0-9 0-14-4 0-9 0-14 0-40 0-40-5-40-18 0-72 0-144 0-217z">
            <text:p/>
          </draw:path>
          <draw:path draw:style-name="gr7" draw:text-style-name="P7" draw:layer="layout" svg:width="0.13cm" svg:height="0.56cm" svg:x="14.67cm" svg:y="3.377cm" svg:viewBox="0 0 131 561" svg:d="M131 281c0-45-6-112-37-176-33-68-83-105-88-105-3 0-6 2-6 6 0 2 0 2 11 13 56 54 88 144 88 262 0 96-21 193-91 265-8 7-8 8-8 10 0 3 3 5 6 5 5 0 56-39 90-109 29-62 35-125 35-171z">
            <text:p/>
          </draw:path>
        </draw:g>
        <draw:g draw:style-name="gr6" xml:id="id35" draw:id="id35">
          <svg:title>TexMaths</svg:title>
          <svg:desc>16§latex§\begin{equation*}
    \lim_{\Delta t \to 0} \mathbb{E}\Big[|X(T) - X_{\Delta t}(T)|\Big] = 0
\end{equation*}§svg§600§FALSE§</svg:desc>
          <draw:path draw:style-name="gr7" draw:text-style-name="P7" draw:layer="layout" svg:width="7.389cm" svg:height="0.956cm" svg:x="3.892cm" svg:y="5.302cm" svg:viewBox="0 0 7390 957" svg:d="M0 0c2463 0 4927 0 7390 0 0 319 0 638 0 957-2463 0-4927 0-7390 0 0-319 0-638 0-957z">
            <text:p/>
          </draw:path>
          <draw:path draw:style-name="gr8" draw:text-style-name="P8" draw:layer="layout" svg:width="7.447cm" svg:height="1.013cm" svg:x="3.863cm" svg:y="5.273cm" svg:viewBox="0 0 7448 1014" svg:d="M0 0c2483 0 4965 0 7448 0 0 338 0 676 0 1014-2483 0-4965 0-7448 0 0-338 0-676 0-1014z">
            <text:p/>
          </draw:path>
          <draw:path draw:style-name="gr7" draw:text-style-name="P7" draw:layer="layout" svg:width="0.124cm" svg:height="0.389cm" svg:x="4.097cm" svg:y="5.528cm" svg:viewBox="0 0 125 390" svg:d="M82 0c-28 2-55 4-82 6 0 6 0 12 0 18 40 0 45 3 45 30 0 98 0 195 0 293 0 25-7 25-45 25 0 6 0 12 0 18 19-2 48-2 62-2 15 0 42 0 63 2 0-6 0-12 0-18-37 0-43 0-43-25 0-116 0-231 0-347z">
            <text:p/>
          </draw:path>
          <draw:path draw:style-name="gr7" draw:text-style-name="P7" draw:layer="layout" svg:width="0.119cm" svg:height="0.374cm" svg:x="4.253cm" svg:y="5.543cm" svg:viewBox="0 0 120 375" svg:d="M80 128c-26 1-52 3-78 5 0 5 0 11 0 17 36 0 41 3 41 32 0 50 0 100 0 150 0 26-6 26-43 26 0 6 0 11 0 17 18-1 48-1 61-1 21 0 40 0 59 1 0-6 0-11 0-17-37 0-40-3-40-26 0-68 0-136 0-204zM83 29c0-18-14-29-30-29-18 0-29 14-29 29 0 16 11 30 29 30 16 0 30-11 30-30z">
            <text:p/>
          </draw:path>
          <draw:path draw:style-name="gr7" draw:text-style-name="P7" draw:layer="layout" svg:width="0.437cm" svg:height="0.247cm" svg:x="4.408cm" svg:y="5.671cm" svg:viewBox="0 0 438 248" svg:d="M43 54c0 50 0 100 0 150 0 26-5 26-43 26 0 6 0 12 0 18 19-2 48-2 64-2 14 0 43 0 62 2 0-6 0-12 0-18-36 0-43 0-43-26 0-34 0-69 0-103 0-58 40-90 75-90 36 0 42 31 42 62 0 44 0 88 0 131 0 26-6 26-43 26 0 6 0 12 0 18 19-2 48-2 62-2 16 0 45 0 64 2 0-6 0-12 0-18-38 0-45 0-45-26 0-34 0-69 0-103 0-58 40-90 77-90 35 0 42 31 42 62 0 44 0 88 0 131 0 26-7 26-45 26 0 6 0 12 0 18 21-2 50-2 64-2s45 0 62 2c0-6 0-12 0-18-28 0-43 0-43-18 0-35 0-71 0-107 0-48 0-65-17-84-8-10-26-21-60-21-46 0-72 34-81 54-8-49-50-54-74-54-41 0-69 24-83 57 0-19 0-38 0-57-27 2-53 3-80 5 0 6 0 12 0 17 40 0 43 5 43 32z">
            <text:p/>
          </draw:path>
          <draw:path draw:style-name="gr7" draw:text-style-name="P7" draw:layer="layout" svg:width="0.319cm" svg:height="0.278cm" svg:x="3.887cm" svg:y="6cm" svg:viewBox="0 0 320 279" svg:d="M173 10c-3-8-5-10-13-10-5 0-8 2-13 8-48 87-96 175-144 262-3 5-3 5-3 6 0 3 3 3 10 3 100 0 201 0 302 0 6 0 8 0 8-3 0-1 0-1-2-6-48-87-97-174-145-260zM147 38c39 70 77 140 115 210-76 0-153 0-230 0 38-70 77-140 115-210z">
            <text:p/>
          </draw:path>
          <draw:path draw:style-name="gr7" draw:text-style-name="P7" draw:layer="layout" svg:width="0.132cm" svg:height="0.248cm" svg:x="4.249cm" svg:y="6.035cm" svg:viewBox="0 0 133 249" svg:d="M80 89c13 0 27 0 40 0 8 0 13 0 13-8 0-6-5-6-11-6-13 0-25 0-37 0 5-19 9-38 14-57 0-2 0-5 0-7 0-6-5-11-13-11-9 0-16 6-19 16-1 10 3-10-14 59-14 0-27 0-40 0-8 0-13 0-13 10 0 4 5 4 13 4 12 0 24 0 37 0-8 31-16 62-24 93-2 10-5 24-5 29 0 24 19 38 41 38 44 0 69-56 69-61 0-4-5-4-6-4-5 0-5 0-8 6-11 26-32 48-53 48-8 0-14-6-14-19 0-5 1-13 3-16 9-38 18-76 27-114z">
            <text:p/>
          </draw:path>
          <draw:path draw:style-name="gr7" draw:text-style-name="P7" draw:layer="layout" svg:width="0.386cm" svg:height="0.205cm" svg:x="4.432cm" svg:y="6.078cm" svg:viewBox="0 0 387 206" svg:d="M331 113c-49 36-56 87-56 88 0 5 5 5 10 5 6 0 8 0 9-6 4-10 10-36 31-56 22-24 41-31 59-35 2-2 3-4 3-5 0-5-3-5-8-7-56-19-77-59-85-92-1-5-4-5-9-5s-10 0-10 5c0 1 5 27 24 54 8 14 19 26 32 35-105 0-210 0-315 0-6 0-16 0-16 8 0 11 10 11 16 11 105 0 210 0 315 0z">
            <text:p/>
          </draw:path>
          <draw:path draw:style-name="gr7" draw:text-style-name="P7" draw:layer="layout" svg:width="0.181cm" svg:height="0.267cm" svg:x="4.871cm" svg:y="6.019cm" svg:viewBox="0 0 182 268" svg:d="M182 136c0-43-4-75-22-102-13-18-37-34-69-34-91 0-91 108-91 136s0 132 91 132 91-105 91-132zM91 257c-17 0-41-11-49-43-7-22-7-54-7-83s0-59 7-81c8-31 33-39 49-39 21 0 42 13 48 35 7 21 8 50 8 85 0 29 0 57-6 81-7 37-34 45-50 45z">
            <text:p/>
          </draw:path>
          <draw:path draw:style-name="gr7" draw:text-style-name="P7" draw:layer="layout" svg:width="0.349cm" svg:height="0.384cm" svg:x="5.176cm" svg:y="5.533cm" svg:viewBox="0 0 350 385" svg:d="M138 196c14 0 40 0 60 12 28 17 29 47 29 51 0 8 0 16 10 16 9 0 9-8 9-20 0-50 0-101 0-151 0-8 0-18-9-18-10 0-10 8-10 13-3 72-61 77-89 77 0-40 0-79 0-119 0-36 9-36 24-36 9 0 18 0 27 0 75 0 113 38 117 76 0 5 1 13 9 13 10 0 10-9 10-19 0-24 0-48 0-72 0-17-2-19-18-19-96 0-192 0-288 0-11 0-19 0-19 11 0 10 10 10 14 10 32 0 36 3 36 32 0 93 0 186 0 279 0 27-2 32-32 32-8 0-18 0-18 10 0 11 8 11 19 11 99 0 199 0 298 0 11 0 16 0 17-8 0-2 16-94 16-98 0-6-4-9-9-9-8 0-10 6-10 8-3 14-9 38-49 62-31 16-58 24-90 24-10 0-20 0-30 0-15 0-24 0-24-37 0-43 0-87 0-131zM306 21c0 8 0 17 0 25-10-9-21-19-32-25 10 0 21 0 32 0zM195 184c10-4 23-12 32-24 0 16 0 32 0 48-13-16-30-23-32-23zM69 51c0-6 0-21-5-30 20 0 39 0 59 0-6 13-6 30-6 35 0 91 0 182 0 273 0 19 5 30 6 35-20 0-39 0-59 0 5-9 5-24 5-30 0-94 0-189 0-283zM278 364c18-9 32-21 44-30 0 1-4 27-5 30-13 0-26 0-39 0z">
            <text:p/>
          </draw:path>
          <draw:path draw:style-name="gr7" draw:text-style-name="P7" draw:layer="layout" svg:width="0.127cm" svg:height="1.007cm" svg:x="5.669cm" svg:y="5.273cm" svg:viewBox="0 0 128 1008" svg:d="M0 1008c43 0 85 0 128 0 0-9 0-17 0-26-34 0-67 0-101 0 0-319 0-638 0-956 34 0 67 0 101 0 0-9 0-17 0-26-43 0-85 0-128 0 0 336 0 672 0 1008z">
            <text:p/>
          </draw:path>
          <draw:path draw:style-name="gr7" draw:text-style-name="P7" draw:layer="layout" svg:width="0.021cm" svg:height="0.559cm" svg:x="5.875cm" svg:y="5.497cm" svg:viewBox="0 0 22 560" svg:d="M22 21c0-10 0-21-11-21s-11 11-11 21c0 173 0 347 0 520 0 10 0 19 11 19s11-9 11-19c0-173 0-347 0-520z">
            <text:p/>
          </draw:path>
          <draw:path draw:style-name="gr7" draw:text-style-name="P7" draw:layer="layout" svg:width="0.463cm" svg:height="0.382cm" svg:x="5.979cm" svg:y="5.535cm" svg:viewBox="0 0 464 383" svg:d="M258 152c-16-37-32-74-48-110-2-5-2-6-2-8 0-4 10-15 32-16 6-2 11-2 11-12 0-6-6-6-8-6-22 0-46 2-70 2-15 0-50-2-63-2-4 0-11 0-11 11 0 7 7 7 13 7 34 0 38 4 43 17 22 52 44 104 66 157-40 42-79 85-119 127-2 3-5 5-8 7-27 29-52 38-81 40-8 0-13 0-13 11 3 2 0 6 8 6 16 0 35-1 53-1 21 0 41 1 62 1 3 0 10 0 10-11 0-6-5-6-7-6-4-2-22-2-22-18 0-9 8-17 16-25 19-21 37-41 56-61 17-18 34-36 51-54 19 44 39 89 58 134 1 6 1 6 1 8 0 3-9 12-32 16-6 0-11 0-11 9 0 8 7 8 8 8 16 0 56-1 71-1 14 0 49 1 62 1 5 0 11 0 11-11 0-6-5-6-9-6-39-2-39-4-48-26-23-51-61-139-74-172 38-40 98-106 115-122 16-14 39-27 72-28 7-2 13-2 13-12 0-1 0-6-8-6-18 0-35 2-53 2-21 0-41-2-62-2-3 0-11 0-11 11 0 3 3 5 8 7 4 0 22 1 22 17 0 8-6 15-11 19-31 33-61 65-91 98z">
            <text:p/>
          </draw:path>
          <draw:path draw:style-name="gr7" draw:text-style-name="P7" draw:layer="layout" svg:width="0.13cm" svg:height="0.559cm" svg:x="6.53cm" svg:y="5.497cm" svg:viewBox="0 0 131 560" svg:d="M131 556c0-2 0-3-9-13-71-70-90-176-90-262 0-97 22-195 91-265 8-6 8-8 8-10 0-4-3-6-6-6-5 0-56 38-90 110-29 61-35 123-35 171 0 43 6 112 37 174 33 70 83 105 88 105 3 0 6-1 6-4z">
            <text:p/>
          </draw:path>
          <draw:path draw:style-name="gr7" draw:text-style-name="P7" draw:layer="layout" svg:width="0.381cm" svg:height="0.379cm" svg:x="6.706cm" svg:y="5.538cm" svg:viewBox="0 0 382 380" svg:d="M227 40c3-16 7-19 13-21 5-1 24-1 35-1 58 0 82 1 82 46 0 8-2 30-3 45-2 1-2 8-2 9 0 5 2 8 6 8 7 0 7-5 8-13 6-32 11-65 16-97 0-3 0-8 0-10 0-6-4-6-14-6-104 0-208 0-312 0-14 0-14 0-18 11-11 33-23 66-35 99 0 2-3 8-3 10 0 3 3 6 8 6s5-3 10-11c30-88 44-97 128-97 7 0 13 0 20 0 16 0 16 1 16 6 0 3-1 10-1 13-25 99-50 199-75 298-5 21-8 27-68 27-20 0-24 0-24 10 0 8 7 8 10 8 16 0 30-2 46-2s32 0 48 0 31 0 47 0 33 2 49 2c5 0 12 0 12-11 0-7-5-7-20-7-12 0-20 0-35-1-16-2-21-3-21-13 1-4 0-3 2-11 25-99 50-198 75-297z">
            <text:p/>
          </draw:path>
          <draw:path draw:style-name="gr7" draw:text-style-name="P7" draw:layer="layout" svg:width="0.13cm" svg:height="0.559cm" svg:x="7.131cm" svg:y="5.497cm" svg:viewBox="0 0 131 560" svg:d="M131 281c0-43-6-112-38-176-34-68-82-105-87-105-4 0-6 3-6 6 0 2 0 4 11 13 55 56 87 145 87 262 0 96-21 195-90 265-8 7-8 8-8 10 0 3 2 4 6 4 5 0 56-36 88-108 29-62 37-125 37-171z">
            <text:p/>
          </draw:path>
          <draw:path draw:style-name="gr7" draw:text-style-name="P7" draw:layer="layout" svg:width="0.343cm" svg:height="0.021cm" svg:x="7.489cm" svg:y="5.766cm" svg:viewBox="0 0 344 22" svg:d="M323 22c10 0 21 0 21-11s-11-11-21-11c-101 0-202 0-304 0-9 0-19 0-19 11s10 11 19 11c102 0 203 0 304 0z">
            <text:p/>
          </draw:path>
          <draw:path draw:style-name="gr7" draw:text-style-name="P7" draw:layer="layout" svg:width="0.461cm" svg:height="0.382cm" svg:x="8.021cm" svg:y="5.535cm" svg:viewBox="0 0 462 383" svg:d="M258 152c-16-37-32-74-48-110-2-5-3-6-4-8 0-4 10-15 34-16 6-2 11-2 11-12 0-6-6-6-8-6-24 0-48 2-70 2-15 0-50-2-64-2-3 0-10 0-10 11 0 7 5 7 13 7 34 0 37 4 42 17 22 52 44 104 67 157-40 42-79 85-119 127-2 3-5 5-8 7-27 29-54 38-83 40-6 0-11 0-11 11 2 2 0 6 6 6 18 0 36-1 53-1 21 0 43 1 64 1 3 0 10 0 10-11 0-6-4-4-7-6-4-2-22-2-22-18 0-9 8-17 14-25 20-21 39-41 58-61 17-18 34-36 51-54 19 44 37 89 56 134 3 6 3 6 3 8 0 3-11 12-33 16-5 0-11 0-11 9 0 8 6 8 9 8 16 0 55-1 71-1 14 0 48 1 62 1 3 0 11 0 11-11 0-6-6-6-11-6-37-2-38-4-48-26-22-51-59-139-72-172 38-40 98-106 115-122 16-14 37-27 71-28 8-2 12-2 12-12 0-1 0-6-6-6-18 0-35 2-53 2-21 0-43-2-62-2-5 0-11 0-11 11 0 3 3 5 6 7 5 0 22 1 22 17 0 8-6 15-9 19-31 33-61 65-91 98z">
            <text:p/>
          </draw:path>
          <draw:path draw:style-name="gr7" draw:text-style-name="P7" draw:layer="layout" svg:width="0.321cm" svg:height="0.278cm" svg:x="8.494cm" svg:y="5.722cm" svg:viewBox="0 0 322 279" svg:d="M174 10c-4-8-6-10-14-10-5 0-8 2-11 8-49 87-97 175-146 262-3 5-2 4-3 6 0 3 3 3 10 3 100 0 201 0 302 0 6 0 10 0 10-3-2-2 0-1-4-6-48-87-96-174-144-260zM147 38c39 70 78 140 117 210-77 0-155 0-232 0 38-70 77-140 115-210z">
            <text:p/>
          </draw:path>
          <draw:path draw:style-name="gr7" draw:text-style-name="P7" draw:layer="layout" svg:width="0.133cm" svg:height="0.248cm" svg:x="8.856cm" svg:y="5.757cm" svg:viewBox="0 0 134 249" svg:d="M82 89c13 0 26 0 40 0 6 0 12 0 12-8 0-6-6-6-12-6-13 0-25 0-37 0 5-19 9-38 14-57 0-2 2-4 2-5 0-8-7-13-15-13-9 0-16 6-17 16-3 10 1-8-16 59-14 0-27 0-40 0-7 0-13 0-13 10 0 4 5 4 13 4 12 0 24 0 37 0-8 31-15 62-23 93-3 10-6 24-6 29 0 24 19 38 41 38 45 0 69-56 69-61 0-4-5-4-6-4-5 0-5 0-8 8-11 24-31 46-53 46-8 0-14-5-14-19 0-5 1-13 3-16 9-38 19-76 29-114z">
            <text:p/>
          </draw:path>
          <draw:path draw:style-name="gr7" draw:text-style-name="P7" draw:layer="layout" svg:width="0.129cm" svg:height="0.559cm" svg:x="9.094cm" svg:y="5.497cm" svg:viewBox="0 0 130 560" svg:d="M130 556c0-2 0-3-10-13-70-70-88-176-88-262 0-97 21-195 91-265 7-6 7-8 7-10 0-4-2-6-5-6-7 0-56 38-90 110-29 61-35 123-35 171 0 43 6 112 37 174 33 70 81 105 88 105 3 0 5-1 5-4z">
            <text:p/>
          </draw:path>
          <draw:path draw:style-name="gr7" draw:text-style-name="P7" draw:layer="layout" svg:width="0.381cm" svg:height="0.379cm" svg:x="9.27cm" svg:y="5.538cm" svg:viewBox="0 0 382 380" svg:d="M227 40c3-16 5-19 13-21 5-1 22-1 35-1 56 0 82 1 82 46 0 8-2 30-5 45 0 1-2 8-2 9 0 5 2 8 7 8 6 0 8-5 9-13 5-32 10-65 15-97 1-3 1-8 1-10 0-6-6-6-16-6-104 0-208 0-312 0-12 0-12 0-17 11-11 33-23 66-34 99 0 2-3 8-3 10 0 3 3 6 6 6 7 0 7-3 10-11 30-88 45-97 128-97 7 0 15 0 22 0 16 0 16 1 16 6 0 3-1 10-3 13-25 99-50 199-75 298-5 21-6 27-67 27-19 0-23 0-23 10 0 8 7 8 10 8 14 0 30-2 46-2 15 0 32 0 47 0s32 0 48 0 32 2 48 2c6 0 13 0 13-11 0-7-5-7-20-7-14 0-20 0-36-1-16-2-21-3-21-13 1-4 0-3 3-11 25-99 50-198 75-297z">
            <text:p/>
          </draw:path>
          <draw:path draw:style-name="gr7" draw:text-style-name="P7" draw:layer="layout" svg:width="0.129cm" svg:height="0.559cm" svg:x="9.695cm" svg:y="5.497cm" svg:viewBox="0 0 130 560" svg:d="M130 281c0-43-7-112-37-176-34-68-82-105-88-105-3 0-5 3-5 6 0 2 0 4 10 13 56 56 88 145 88 262 0 96-21 195-92 265-6 7-6 8-6 10 0 3 2 4 5 4 6 0 56-36 89-108 29-62 36-125 36-171z">
            <text:p/>
          </draw:path>
          <draw:path draw:style-name="gr7" draw:text-style-name="P7" draw:layer="layout" svg:width="0.021cm" svg:height="0.559cm" svg:x="9.948cm" svg:y="5.497cm" svg:viewBox="0 0 22 560" svg:d="M22 21c0-10 0-21-11-21s-11 11-11 21c0 173 0 347 0 520 0 10 0 19 11 19s11-9 11-19c0-173 0-347 0-520z">
            <text:p/>
          </draw:path>
          <draw:path draw:style-name="gr7" draw:text-style-name="P7" draw:layer="layout" svg:width="0.127cm" svg:height="1.007cm" svg:x="10.047cm" svg:y="5.273cm" svg:viewBox="0 0 128 1008" svg:d="M101 982c-34 0-67 0-101 0 0 9 0 17 0 26 43 0 85 0 128 0 0-336 0-672 0-1008-43 0-85 0-128 0 0 9 0 17 0 26 34 0 67 0 101 0 0 318 0 637 0 956z">
            <text:p/>
          </draw:path>
          <draw:path draw:style-name="gr7" draw:text-style-name="P7" draw:layer="layout" svg:width="0.373cm" svg:height="0.13cm" svg:x="10.49cm" svg:y="5.712cm" svg:viewBox="0 0 374 131" svg:d="M355 22c8 0 19 0 19-11s-11-11-19-11c-112 0-224 0-336 0-8 0-19 0-19 11s11 11 19 11c112 0 224 0 336 0zM355 131c8 0 19 0 19-11s-11-11-19-11c-112 0-224 0-336 0-8 0-19 0-19 11s11 11 19 11c112 0 224 0 336 0z">
            <text:p/>
          </draw:path>
          <draw:path draw:style-name="gr7" draw:text-style-name="P7" draw:layer="layout" svg:width="0.236cm" svg:height="0.384cm" svg:x="11.074cm" svg:y="5.544cm" svg:viewBox="0 0 237 385" svg:d="M237 193c0-44-3-89-23-131-25-52-72-62-96-62-33 0-75 14-97 67-18 38-21 82-21 126 0 43 2 93 26 136 24 45 65 56 92 56 31 0 74-11 98-64 18-40 21-83 21-128zM118 374c-22 0-56-15-65-69-7-34-7-85-7-118 0-35 0-72 5-102 11-67 53-72 67-72 18 0 56 9 66 65 6 31 6 74 6 109 0 41 0 80-6 116-8 53-40 71-66 71z">
            <text:p/>
          </draw:path>
        </draw:g>
        <draw:g draw:style-name="gr6" xml:id="id44" draw:id="id44">
          <svg:title>TexMaths</svg:title>
          <svg:desc>16§latex§\begin{equation*}
    \lim_{\Delta t \to 0}\Big|\mathbb{E}[g(X(T))] - \mathbb{E}[g(X_{\Delta t}(T))]\Big| = 0
\end{equation*}§svg§600§FALSE§</svg:desc>
          <draw:path draw:style-name="gr7" draw:text-style-name="P7" draw:layer="layout" svg:width="9.371cm" svg:height="0.973cm" svg:x="1.91cm" svg:y="9.238cm" svg:viewBox="0 0 9372 974" svg:d="M0 0c3124 0 6248 0 9372 0 0 325 0 650 0 974-3124 0-6248 0-9372 0 0-324 0-649 0-974z">
            <text:p/>
          </draw:path>
          <draw:path draw:style-name="gr8" draw:text-style-name="P8" draw:layer="layout" svg:width="9.429cm" svg:height="1.031cm" svg:x="1.881cm" svg:y="9.209cm" svg:viewBox="0 0 9430 1032" svg:d="M0 0c3143 0 6287 0 9430 0 0 344 0 688 0 1032-3143 0-6287 0-9430 0 0-344 0-688 0-1032z">
            <text:p/>
          </draw:path>
          <draw:path draw:style-name="gr7" draw:text-style-name="P7" draw:layer="layout" svg:width="0.124cm" svg:height="0.389cm" svg:x="2.115cm" svg:y="9.476cm" svg:viewBox="0 0 125 390" svg:d="M82 0c-28 2-55 4-82 6 0 6 0 12 0 18 40 0 45 3 45 32 0 97 0 194 0 291 0 25-7 25-45 25 0 6 0 12 0 18 19-2 48-2 62-2 15 0 42 0 63 2 0-6 0-12 0-18-37 0-43 0-43-25 0-116 0-231 0-347z">
            <text:p/>
          </draw:path>
          <draw:path draw:style-name="gr7" draw:text-style-name="P7" draw:layer="layout" svg:width="0.119cm" svg:height="0.374cm" svg:x="2.271cm" svg:y="9.49cm" svg:viewBox="0 0 120 375" svg:d="M80 128c-26 2-52 4-78 6 0 6 0 11 0 16 36 0 41 3 41 32 0 50 0 100 0 150 0 26-6 26-43 26 0 6 0 12 0 17 18-1 48-1 61-1 21 0 40 0 59 1 0-5 0-11 0-17-37 0-40-3-40-26 0-68 0-136 0-204zM83 30c0-19-14-30-30-30-18 0-29 16-29 30 0 15 11 29 29 29 16 0 30-11 30-29z">
            <text:p/>
          </draw:path>
          <draw:path draw:style-name="gr7" draw:text-style-name="P7" draw:layer="layout" svg:width="0.437cm" svg:height="0.247cm" svg:x="2.426cm" svg:y="9.618cm" svg:viewBox="0 0 438 248" svg:d="M43 54c0 50 0 100 0 150 0 26-5 26-43 26 0 6 0 12 0 18 19-2 48-2 64-2 14 0 43 0 62 2 0-6 0-12 0-18-36 0-43 0-43-26 0-34 0-69 0-103 0-58 40-90 75-90 36 0 42 31 42 62 0 44 0 88 0 131 0 26-6 26-43 26 0 6 0 12 0 18 19-2 48-2 62-2 16 0 45 0 64 2 0-6 0-12 0-18-38 0-45 0-45-26 0-34 0-69 0-103 0-58 40-90 77-90 35 0 42 31 42 62 0 44 0 88 0 131 0 26-7 26-45 26 0 6 0 12 0 18 21-2 50-2 64-2s45 0 62 2c0-6 0-12 0-18-28 0-43 0-43-18 0-35 0-71 0-107 0-47 0-65-17-84-8-10-26-21-60-21-46 0-72 34-81 54-8-48-50-54-74-54-41 0-69 24-83 58 0-20 0-39 0-58-27 2-53 4-80 6 0 6 0 11 0 16 40 0 43 5 43 32z">
            <text:p/>
          </draw:path>
          <draw:path draw:style-name="gr7" draw:text-style-name="P7" draw:layer="layout" svg:width="0.319cm" svg:height="0.279cm" svg:x="1.905cm" svg:y="9.947cm" svg:viewBox="0 0 320 280" svg:d="M173 8c-3-6-5-8-13-8-5 0-8 2-13 8-48 87-96 175-144 262-3 5-2 3-3 5 0 5 3 5 10 5 100 0 201 0 302 0 6 0 8 0 8-5-1-2 0 0-2-5-48-87-97-175-145-262zM147 38c39 70 77 140 115 210-76 0-153 0-230 0 38-70 77-140 115-210z">
            <text:p/>
          </draw:path>
          <draw:path draw:style-name="gr7" draw:text-style-name="P7" draw:layer="layout" svg:width="0.132cm" svg:height="0.248cm" svg:x="2.267cm" svg:y="9.981cm" svg:viewBox="0 0 133 249" svg:d="M80 91c13 0 27 0 40 0 8 0 13 0 13-8 0-6-5-6-11-6-13 0-25 0-37 0 5-19 9-39 14-58 0-1 0-5 0-6 0-7-5-13-13-13-9 0-16 8-19 18-1 9 3-10-14 59-14 0-27 0-40 0-8 0-13 0-13 8 0 6 5 6 13 6 12 0 24 0 37 0-8 31-16 62-24 93-2 9-5 24-5 28 0 23 19 37 41 37 44 0 69-54 69-59s-5-5-6-5c-5 0-5 0-8 7-11 25-32 46-53 46-8 0-14-5-14-19 0-3 1-11 3-16 9-37 18-75 27-112z">
            <text:p/>
          </draw:path>
          <draw:path draw:style-name="gr7" draw:text-style-name="P7" draw:layer="layout" svg:width="0.386cm" svg:height="0.205cm" svg:x="2.45cm" svg:y="10.025cm" svg:viewBox="0 0 387 206" svg:d="M331 112c-49 37-37 58-56 88 0 6 5 6 10 6 6 0 8 0 9-6 4-10 10-35 31-56 22-24 41-31 59-35 2-2 3-4 3-5 0-5-1-5-8-7-56-19-77-59-85-92-1-5-4-5-9-5s-10 0-10 5c0 1 5 27 24 54 8 14 19 24 32 34-105 0-210 0-315 0-6 0-16 0-16 9 0 10 10 10 16 10 105 0 210 0 315 0z">
            <text:p/>
          </draw:path>
          <draw:path draw:style-name="gr7" draw:text-style-name="P7" draw:layer="layout" svg:width="0.181cm" svg:height="0.267cm" svg:x="2.889cm" svg:y="9.966cm" svg:viewBox="0 0 182 268" svg:d="M182 136c0-43-4-75-22-102-13-18-37-34-69-34-91 0-91 108-91 136s0 132 91 132 91-105 91-132zM91 257c-17 0-41-11-49-43-7-22-7-54-7-85 0-28 0-57 7-79 8-31 33-39 49-39 21 0 42 13 48 35 7 21 8 50 8 83 0 31 0 60-6 83-7 37-34 45-50 45z">
            <text:p/>
          </draw:path>
          <draw:path draw:style-name="gr7" draw:text-style-name="P7" draw:layer="layout" svg:width="0.023cm" svg:height="0.358cm" svg:x="3.268cm" svg:y="9.209cm" svg:viewBox="0 0 24 359" svg:d="M0 339c0 9 0 20 11 20 13 0 13-11 13-20 0-106 0-212 0-318 0-10 0-21-13-21-11 0-11 11-11 21 0 106 0 212 0 318z">
            <text:p/>
          </draw:path>
          <draw:path draw:style-name="gr7" draw:text-style-name="P7" draw:layer="layout" svg:width="0.023cm" svg:height="0.36cm" svg:x="3.268cm" svg:y="9.544cm" svg:viewBox="0 0 24 361" svg:d="M0 340c0 8 0 21 11 21 13 0 13-11 13-21 0-106 0-213 0-319 0-8 0-21-13-21-11 0-11 11-11 21 0 106 0 213 0 319z">
            <text:p/>
          </draw:path>
          <draw:path draw:style-name="gr7" draw:text-style-name="P7" draw:layer="layout" svg:width="0.023cm" svg:height="0.358cm" svg:x="3.268cm" svg:y="9.882cm" svg:viewBox="0 0 24 359" svg:d="M0 339c0 9 0 20 11 20 13 0 13-11 13-20 0-106 0-212 0-318 0-10 0-21-13-21-11 0-11 11-11 21 0 106 0 212 0 318z">
            <text:p/>
          </draw:path>
          <draw:path draw:style-name="gr7" draw:text-style-name="P7" draw:layer="layout" svg:width="0.349cm" svg:height="0.384cm" svg:x="3.381cm" svg:y="9.481cm" svg:viewBox="0 0 350 385" svg:d="M138 196c14 0 41 0 60 12 28 17 29 48 29 51 0 8 0 16 10 16 9 0 9-8 9-19 0-51 0-102 0-152 0-8 0-18-9-18-10 0-10 8-10 13-3 72-61 77-89 77 0-40 0-79 0-118 0-37 11-37 24-37 9 0 18 0 27 0 75 0 113 38 117 76 0 5 1 13 9 13 10 0 10-8 10-17 0-25 0-49 0-74 0-17 0-19-18-19-96 0-192 0-288 0-11 0-19 0-19 11 0 10 11 10 14 10 32 0 36 5 36 32 0 93 0 186 0 279 0 27-2 32-32 32-8 0-18 0-18 10 0 11 8 11 19 11 99 0 199 0 298 0 11 0 16 0 17-8 2-2 16-94 16-97 0-7-4-10-9-10-7 0-10 6-10 8-3 14-8 38-49 62-29 16-58 24-90 24-10 0-20 0-30 0-13 0-24 0-24-37 0-43 0-87 0-131zM306 21c0 9 0 18 0 27-10-11-21-21-32-27 10 0 21 0 32 0zM195 184c10-3 23-11 32-24 0 16 0 32 0 48-13-16-30-23-32-23zM69 51c0-6 0-21-5-30 20 0 39 0 59 0-5 13-5 30-5 37 0 90 0 181 0 271 0 19 4 30 5 35-20 0-39 0-59 0 5-9 5-24 5-30 0-94 0-189 0-283zM278 364c18-9 32-21 45-30-1 1-5 27-6 30-13 0-26 0-39 0z">
            <text:p/>
          </draw:path>
          <draw:path draw:style-name="gr7" draw:text-style-name="P7" draw:layer="layout" svg:width="0.076cm" svg:height="0.558cm" svg:x="3.815cm" svg:y="9.445cm" svg:viewBox="0 0 77 559" svg:d="M77 559c0-7 0-15 0-22-18 0-36 0-55 0 0-172 0-343 0-515 19 0 37 0 55 0 0-7 0-15 0-22-26 0-51 0-77 0 0 186 0 373 0 559 26 0 51 0 77 0z">
            <text:p/>
          </draw:path>
          <draw:path draw:style-name="gr7" draw:text-style-name="P7" draw:layer="layout" svg:width="0.257cm" svg:height="0.362cm" svg:x="3.913cm" svg:y="9.618cm" svg:viewBox="0 0 258 363" svg:d="M256 35c2-3 2-5 2-9 0-10-7-15-16-15-5 0-21 3-23 24-11-21-30-35-53-35-64 0-134 78-134 158 0 56 35 90 75 90 34 0 59-28 66-34 0 1 0 1 0 2-11 49-18 72-18 73-3 5-22 61-81 61-12 0-29 0-45-7 17-4 22-19 22-28 0-8-5-19-21-19-12 0-30 9-30 31 0 24 21 36 75 36 71 0 111-45 119-79 20-83 41-166 62-249zM184 176c-5 14-18 28-29 38-13 11-30 21-46 21-27 0-37-29-37-51 0-27 18-95 32-122 16-28 40-51 62-51 39 0 47 47 47 50 0 2-2 4-3 8-9 35-18 71-26 107z">
            <text:p/>
          </draw:path>
          <draw:path draw:style-name="gr7" draw:text-style-name="P7" draw:layer="layout" svg:width="0.129cm" svg:height="0.558cm" svg:x="4.248cm" svg:y="9.445cm" svg:viewBox="0 0 130 559" svg:d="M130 554c0-1 0-3-10-12-70-71-88-176-88-262 0-98 22-195 91-266 7-6 7-8 7-9 0-3-2-5-5-5-7 0-56 37-90 109-29 62-35 124-35 171 0 43 6 111 37 174 33 70 81 105 88 105 3 0 5-1 5-5z">
            <text:p/>
          </draw:path>
          <draw:path draw:style-name="gr7" draw:text-style-name="P7" draw:layer="layout" svg:width="0.463cm" svg:height="0.382cm" svg:x="4.426cm" svg:y="9.482cm" svg:viewBox="0 0 464 383" svg:d="M258 153c-16-37-31-74-47-111-1-5-3-7-3-8 0-4 10-15 34-16 4 0 11-2 11-12 0-6-8-6-10-6-22 0-46 2-70 2-15 0-50-2-63-2-3 0-11 0-11 11 0 7 7 7 13 7 34 0 38 6 43 17 22 52 44 105 66 157-40 42-79 85-119 128-2 2-4 4-6 6-29 29-54 38-83 40-8 0-13 0-13 11 3 2 0 6 8 6 16 0 35-1 53-1 21 0 41 1 62 1 3 0 10 0 10-11 0-6-5-6-7-6-4-2-22-2-22-18 0-9 8-17 16-25 19-21 37-41 56-61 17-18 34-36 51-54 19 44 39 89 58 134 1 6 1 6 1 8 0 3-9 13-32 16-6 0-11 1-11 9s7 8 8 8c16 0 56-1 71-1 14 0 49 1 62 1 5 0 11 0 11-11 0-6-5-6-9-6-39-2-39-3-48-26-23-51-61-139-74-172 38-40 98-106 115-122 18-14 39-27 72-28 8 0 13 0 13-12-3-2 0-6-8-6-16 0-35 2-53 2-21 0-41-2-62-2-3 0-11 0-11 11 0 5 3 7 8 7 4 0 22 1 22 17 0 8-6 15-11 21-31 32-61 65-91 97z">
            <text:p/>
          </draw:path>
          <draw:path draw:style-name="gr7" draw:text-style-name="P7" draw:layer="layout" svg:width="0.13cm" svg:height="0.558cm" svg:x="4.976cm" svg:y="9.445cm" svg:viewBox="0 0 131 559" svg:d="M131 554c0-1 0-3-9-12-71-71-88-176-88-262 0-98 20-195 89-266 8-6 8-8 8-9 0-3-3-5-6-5-5 0-56 37-90 109-29 62-35 124-35 171 0 43 6 111 37 174 33 70 83 105 88 105 3 0 6-1 6-5z">
            <text:p/>
          </draw:path>
          <draw:path draw:style-name="gr7" draw:text-style-name="P7" draw:layer="layout" svg:width="0.381cm" svg:height="0.379cm" svg:x="5.152cm" svg:y="9.485cm" svg:viewBox="0 0 382 380" svg:d="M227 40c5-16 7-19 13-21 5-1 24-1 35-1 58 0 83 3 83 46 0 8-3 30-4 45-2 1-2 9-2 11 0 3 2 6 6 6 7 0 7-5 8-13 6-32 11-65 16-97 0-2 0-8 0-10 0-6-4-6-14-6-104 0-208 0-312 0-14 0-14 2-18 11-11 33-22 66-33 99-2 2-3 7-5 10 0 3 3 6 8 6s6-3 10-11c30-88 44-97 128-97 7 0 13 0 20 0 16 0 16 3 16 6s-1 11-1 13c-25 99-50 199-75 298-5 21-7 28-68 28-20 0-24 0-24 9 0 8 7 8 10 8 16 0 32-1 46-1 16 0 32 0 48 0s32 0 47 0c16 0 33 1 49 1 5 0 12 0 12-11 0-6-4-6-20-6-12 0-20 0-35-2-16-2-21-3-21-13 1-3 0-3 2-11 25-99 50-198 75-297z">
            <text:p/>
          </draw:path>
          <draw:path draw:style-name="gr7" draw:text-style-name="P7" draw:layer="layout" svg:width="0.13cm" svg:height="0.558cm" svg:x="5.578cm" svg:y="9.445cm" svg:viewBox="0 0 131 559" svg:d="M131 280c0-44-6-112-37-175-35-70-83-105-88-105-3 0-6 2-6 5 0 1 0 3 11 13 55 55 87 145 87 262 0 95-21 194-90 265-8 6-8 8-8 9 0 4 3 5 6 5 5 0 56-37 90-108 27-63 35-125 35-171z">
            <text:p/>
          </draw:path>
          <draw:path draw:style-name="gr7" draw:text-style-name="P7" draw:layer="layout" svg:width="0.129cm" svg:height="0.558cm" svg:x="5.797cm" svg:y="9.445cm" svg:viewBox="0 0 130 559" svg:d="M130 280c0-44-7-112-37-175-34-70-82-105-88-105-3 0-5 2-5 5 0 1 0 3 11 13 55 55 87 145 87 262 0 95-21 194-92 265-6 6-6 8-6 9 0 4 2 5 5 5 6 0 56-37 89-108 29-63 36-125 36-171z">
            <text:p/>
          </draw:path>
          <draw:path draw:style-name="gr7" draw:text-style-name="P7" draw:layer="layout" svg:width="0.076cm" svg:height="0.558cm" svg:x="5.995cm" svg:y="9.445cm" svg:viewBox="0 0 77 559" svg:d="M77 0c-26 0-51 0-77 0 0 7 0 15 0 22 18 0 36 0 54 0 0 172 0 343 0 515-18 0-36 0-54 0 0 7 0 15 0 22 26 0 51 0 77 0 0-186 0-373 0-559z">
            <text:p/>
          </draw:path>
          <draw:path draw:style-name="gr7" draw:text-style-name="P7" draw:layer="layout" svg:width="0.343cm" svg:height="0.021cm" svg:x="6.31cm" svg:y="9.714cm" svg:viewBox="0 0 344 22" svg:d="M325 22c9 0 19 0 19-11s-10-11-19-11c-102 0-203 0-304 0-10 0-21 0-21 11s11 11 21 11c101 0 202 0 304 0z">
            <text:p/>
          </draw:path>
          <draw:path draw:style-name="gr7" draw:text-style-name="P7" draw:layer="layout" svg:width="0.351cm" svg:height="0.384cm" svg:x="6.834cm" svg:y="9.481cm" svg:viewBox="0 0 352 385" svg:d="M139 196c13 0 40 0 61 12 26 17 29 48 29 51 0 8 0 16 9 16 10 0 10-8 10-19 0-51 0-102 0-152 0-8 0-18-10-18-9 0-9 8-9 13-3 72-61 77-90 77 0-40 0-79 0-118 0-37 10-37 24-37 9 0 18 0 27 0 76 0 114 38 117 76 0 5 0 13 10 13 9 0 9-8 9-17 0-25 0-49 0-74 0-17-1-19-19-19-96 0-192 0-288 0-9 0-19 0-19 11 0 10 11 10 16 10 32 0 34 5 34 32 0 93 0 186 0 279 0 27-2 32-31 32-9 0-19 0-19 10 0 11 10 11 19 11 100 0 200 0 299 0 10 0 16 0 18-8 0-2 16-94 16-97 0-7-5-10-10-10-8 0-9 6-9 8-3 14-10 38-50 62-30 16-59 24-89 24-11 0-21 0-31 0-14 0-24 0-24-37 0-43 0-87 0-131zM307 21c0 9 0 18 0 27-9-11-21-21-32-27 11 0 21 0 32 0zM197 184c9-3 21-11 32-24 0 16 0 32 0 48-15-16-22-15-32-23zM70 51c0-6 0-21-4-30 19 0 39 0 59 0-7 13-7 30-7 37 0 90 0 181 0 271 0 19 5 30 7 35-20 0-40 0-59 0 4-9 4-24 4-30 0-94 0-189 0-283zM278 364c20-9 34-21 45-30 0 1-5 27-5 30-13 0-26 0-40 0z">
            <text:p/>
          </draw:path>
          <draw:path draw:style-name="gr7" draw:text-style-name="P7" draw:layer="layout" svg:width="0.076cm" svg:height="0.558cm" svg:x="7.267cm" svg:y="9.445cm" svg:viewBox="0 0 77 559" svg:d="M77 559c0-7 0-15 0-22-18 0-36 0-55 0 0-172 0-343 0-515 19 0 37 0 55 0 0-7 0-15 0-22-26 0-51 0-77 0 0 186 0 373 0 559 26 0 51 0 77 0z">
            <text:p/>
          </draw:path>
          <draw:path draw:style-name="gr7" draw:text-style-name="P7" draw:layer="layout" svg:width="0.257cm" svg:height="0.362cm" svg:x="7.366cm" svg:y="9.618cm" svg:viewBox="0 0 258 363" svg:d="M256 35c0-3 2-5 2-9 0-10-7-15-16-15-7 0-21 3-24 24-10-21-29-35-52-35-64 0-134 78-134 158 0 56 35 90 75 90 34 0 59-28 66-34 0 1 0 1 0 2-11 49-19 72-19 73-2 5-21 61-80 61-12 0-31 0-45-7 16-4 22-19 22-28 0-8-6-19-21-19-12 0-30 9-30 31 0 24 21 36 74 36 70 0 112-45 120-79 20-83 41-166 62-249zM182 176c-3 14-16 28-28 38-12 11-29 21-45 21-29 0-37-29-37-51 0-27 16-95 32-122 14-28 38-51 62-51 37 0 45 47 45 50 0 2-1 4-1 8-10 35-19 71-28 107z">
            <text:p/>
          </draw:path>
          <draw:path draw:style-name="gr7" draw:text-style-name="P7" draw:layer="layout" svg:width="0.13cm" svg:height="0.558cm" svg:x="7.701cm" svg:y="9.445cm" svg:viewBox="0 0 131 559" svg:d="M131 554c0-1 0-3-9-12-71-71-88-176-88-262 0-98 20-195 89-266 8-6 8-8 8-9 0-3-1-5-6-5s-56 37-88 109c-29 62-37 124-37 171 0 43 6 111 38 174 34 70 82 105 87 105s6-1 6-5z">
            <text:p/>
          </draw:path>
          <draw:path draw:style-name="gr7" draw:text-style-name="P7" draw:layer="layout" svg:width="0.461cm" svg:height="0.382cm" svg:x="7.88cm" svg:y="9.482cm" svg:viewBox="0 0 462 383" svg:d="M258 153c-16-37-32-74-48-111-2-5-4-7-4-8 0-4 10-15 34-16 6 0 11-2 11-12 0-6-6-6-8-6-22 0-48 2-70 2-15 0-50-2-64-2-3 0-10 0-10 11 0 7 5 7 13 7 34 0 37 6 42 17 22 52 44 105 67 157-40 42-79 85-119 128-2 2-5 4-8 6-27 29-54 38-81 40-8 0-13 0-13 11 2 2 0 6 6 6 18 0 36-1 53-1 21 0 43 1 64 1 3 0 10 0 10-11 0-6-5-6-7-6-4-2-22-2-22-18 0-9 8-17 14-25 20-21 39-41 58-61 17-18 34-36 51-54 19 44 37 89 56 134 3 6 3 6 3 8 0 3-11 13-32 16-6 0-11 1-11 9s5 8 8 8c16 0 55-1 71-1 14 0 48 1 62 1 5 0 11 0 11-11 0-6-6-6-11-6-37-2-38-3-48-26-21-51-59-139-72-172 38-40 98-106 115-122 16-14 39-27 72-28 7 0 11 0 11-12-2-2 0-6-6-6-18 0-35 2-53 2-21 0-43-2-62-2-3 0-11 0-11 11 0 5 3 7 6 7 5 0 22 1 22 17 0 8-6 15-9 21-31 32-61 65-91 97z">
            <text:p/>
          </draw:path>
          <draw:path draw:style-name="gr7" draw:text-style-name="P7" draw:layer="layout" svg:width="0.321cm" svg:height="0.279cm" svg:x="8.353cm" svg:y="9.669cm" svg:viewBox="0 0 322 280" svg:d="M174 10c-4-8-6-10-12-10-5 0-10 2-13 8-49 87-97 175-146 262-3 5-2 4-3 6 0 4 3 4 10 4 100 0 201 0 302 0 6 0 10 0 10-4-2-2 0-1-4-6-48-87-96-174-144-260zM147 38c39 70 78 140 117 210-77 0-155 0-232 0 38-70 77-140 115-210z">
            <text:p/>
          </draw:path>
          <draw:path draw:style-name="gr7" draw:text-style-name="P7" draw:layer="layout" svg:width="0.132cm" svg:height="0.248cm" svg:x="8.716cm" svg:y="9.704cm" svg:viewBox="0 0 133 249" svg:d="M80 89c13 0 27 0 40 0 8 0 13 0 13-8 0-6-5-6-13-6-12 0-25 0-37 0 5-19 10-38 15-57 0-2 1-4 1-5 0-8-6-13-14-13-10 0-15 6-18 16-3 11 2-8-14 59-14 0-28 0-42 0-6 0-11 0-11 10 0 4 5 4 11 4 12 0 25 0 37 0-7 31-15 62-22 93-4 10-7 24-7 29 0 24 19 38 42 38 45 0 69-56 69-60 0-5-5-5-7-5-5 0-5 0-8 8-11 24-30 46-53 46-8 0-12-5-12-19 0-5 1-13 1-16 10-38 19-76 29-114z">
            <text:p/>
          </draw:path>
          <draw:path draw:style-name="gr7" draw:text-style-name="P7" draw:layer="layout" svg:width="0.129cm" svg:height="0.558cm" svg:x="8.953cm" svg:y="9.445cm" svg:viewBox="0 0 130 559" svg:d="M130 554c0-1 0-3-10-12-70-71-88-176-88-262 0-98 22-195 91-266 7-6 7-8 7-9 0-3-2-5-5-5-7 0-56 37-90 109-29 62-35 124-35 171 0 43 6 111 37 174 33 70 81 105 88 105 3 0 5-1 5-5z">
            <text:p/>
          </draw:path>
          <draw:path draw:style-name="gr7" draw:text-style-name="P7" draw:layer="layout" svg:width="0.381cm" svg:height="0.379cm" svg:x="9.129cm" svg:y="9.485cm" svg:viewBox="0 0 382 380" svg:d="M227 40c3-16 7-19 13-21 5-1 24-1 35-1 56 0 82 3 82 46 0 8-2 30-5 45 0 1-2 9-2 11 0 3 2 6 8 6 5 0 7-5 8-13 5-32 10-65 15-97 1-2 1-8 1-10 0-6-4-6-14-6-104 0-208 0-312 0-14 0-14 2-19 11-11 33-23 66-34 99 0 2-2 7-3 10 0 3 3 6 6 6 7 0 7-3 10-11 30-88 45-97 128-97 7 0 15 0 22 0 16 0 16 3 16 6s-1 11-1 13c-26 99-51 199-77 298-5 21-6 28-66 28-20 0-24 0-24 9 0 8 7 8 10 8 14 0 30-1 46-1 15 0 33 0 48 0 16 0 31 0 47 0s32 1 48 1c6 0 13 0 13-11 0-6-5-6-20-6-14 0-20 0-35-2-17-2-21-3-21-13 1-3 0-3 2-11 25-99 50-198 75-297z">
            <text:p/>
          </draw:path>
          <draw:path draw:style-name="gr7" draw:text-style-name="P7" draw:layer="layout" svg:width="0.129cm" svg:height="0.558cm" svg:x="9.555cm" svg:y="9.445cm" svg:viewBox="0 0 130 559" svg:d="M130 280c0-44-7-112-37-175-34-70-82-105-88-105-3 0-5 2-5 5 0 1 0 3 10 13 56 55 88 145 88 262 0 95-21 194-92 265-6 6-6 8-6 9 0 4 2 5 5 5 6 0 56-37 89-108 29-63 36-125 36-171z">
            <text:p/>
          </draw:path>
          <draw:path draw:style-name="gr7" draw:text-style-name="P7" draw:layer="layout" svg:width="0.13cm" svg:height="0.558cm" svg:x="9.772cm" svg:y="9.445cm" svg:viewBox="0 0 131 559" svg:d="M131 280c0-44-6-112-37-175-33-70-83-105-88-105-3 0-6 2-6 5 0 1 0 3 11 13 56 55 88 145 88 262 0 95-21 194-91 265-8 6-8 8-8 9 0 4 3 5 6 5 5 0 56-37 90-108 29-63 35-125 35-171z">
            <text:p/>
          </draw:path>
          <draw:path draw:style-name="gr7" draw:text-style-name="P7" draw:layer="layout" svg:width="0.076cm" svg:height="0.558cm" svg:x="9.972cm" svg:y="9.445cm" svg:viewBox="0 0 77 559" svg:d="M77 0c-26 0-51 0-77 0 0 7 0 15 0 22 18 0 36 0 54 0 0 172 0 343 0 515-18 0-36 0-54 0 0 7 0 15 0 22 26 0 51 0 77 0 0-186 0-373 0-559z">
            <text:p/>
          </draw:path>
          <draw:path draw:style-name="gr7" draw:text-style-name="P7" draw:layer="layout" svg:width="0.023cm" svg:height="0.358cm" svg:x="10.198cm" svg:y="9.209cm" svg:viewBox="0 0 24 359" svg:d="M0 339c0 9 0 20 11 20 13 0 13-11 13-20 0-106 0-212 0-318 0-10 0-21-13-21-11 0-11 11-11 21 0 106 0 212 0 318z">
            <text:p/>
          </draw:path>
          <draw:path draw:style-name="gr7" draw:text-style-name="P7" draw:layer="layout" svg:width="0.023cm" svg:height="0.36cm" svg:x="10.198cm" svg:y="9.544cm" svg:viewBox="0 0 24 361" svg:d="M0 340c0 8 0 21 11 21 13 0 13-11 13-21 0-106 0-213 0-319 0-8 0-21-13-21-11 0-11 11-11 21 0 106 0 213 0 319z">
            <text:p/>
          </draw:path>
          <draw:path draw:style-name="gr7" draw:text-style-name="P7" draw:layer="layout" svg:width="0.023cm" svg:height="0.358cm" svg:x="10.198cm" svg:y="9.882cm" svg:viewBox="0 0 24 359" svg:d="M0 339c0 9 0 20 11 20 13 0 13-11 13-20 0-106 0-212 0-318 0-10 0-21-13-21-11 0-11 11-11 21 0 106 0 212 0 318z">
            <text:p/>
          </draw:path>
          <draw:path draw:style-name="gr7" draw:text-style-name="P7" draw:layer="layout" svg:width="0.373cm" svg:height="0.13cm" svg:x="10.49cm" svg:y="9.66cm" svg:viewBox="0 0 374 131" svg:d="M355 22c8 0 19 0 19-11s-11-11-19-11c-112 0-224 0-336 0-8 0-19 0-19 11s11 11 19 11c112 0 224 0 336 0zM355 131c8 0 19 0 19-11s-11-11-19-11c-112 0-224 0-336 0-8 0-19 0-19 11s11 11 19 11c112 0 224 0 336 0z">
            <text:p/>
          </draw:path>
          <draw:path draw:style-name="gr7" draw:text-style-name="P7" draw:layer="layout" svg:width="0.236cm" svg:height="0.384cm" svg:x="11.074cm" svg:y="9.492cm" svg:viewBox="0 0 237 385" svg:d="M237 193c0-44-3-89-23-131-25-52-72-62-96-62-33 0-75 14-97 67-18 38-21 82-21 126 0 43 2 93 26 136 24 45 65 56 92 56 31 0 74-11 98-64 18-38 21-83 21-128zM118 374c-22 0-56-15-65-69-7-33-7-85-7-118 0-35 0-72 5-102 11-67 53-72 67-72 18 0 56 9 66 65 6 31 6 74 6 109 0 43 0 80-6 117-8 52-40 70-66 70z">
            <text:p/>
          </draw:path>
        </draw:g>
        <draw:g draw:style-name="gr6" xml:id="id37" draw:id="id37">
          <svg:title>TexMaths</svg:title>
          <svg:desc>16§latex§\begin{equation*}
    \mathbb{E}\Big[ |X(T) - X_{\Delta t}(T)|\Big] \leq C(T) \Delta t^{\gamma}
\end{equation*}§svg§600§FALSE§</svg:desc>
          <draw:path draw:style-name="gr7" draw:text-style-name="P7" draw:layer="layout" svg:width="8.024cm" svg:height="0.952cm" svg:x="3.257cm" svg:y="6.852cm" svg:viewBox="0 0 8025 953" svg:d="M0 0c2675 0 5350 0 8025 0 0 318 0 635 0 953-2675 0-5350 0-8025 0 0-318 0-635 0-953z">
            <text:p/>
          </draw:path>
          <draw:path draw:style-name="gr8" draw:text-style-name="P8" draw:layer="layout" svg:width="8.082cm" svg:height="1.009cm" svg:x="3.228cm" svg:y="6.823cm" svg:viewBox="0 0 8083 1010" svg:d="M0 0c2694 0 5389 0 8083 0 0 337 0 673 0 1010-2694 0-5389 0-8083 0 0-337 0-673 0-1010z">
            <text:p/>
          </draw:path>
          <draw:path draw:style-name="gr7" draw:text-style-name="P7" draw:layer="layout" svg:width="0.351cm" svg:height="0.384cm" svg:x="3.236cm" svg:y="7.083cm" svg:viewBox="0 0 352 385" svg:d="M138 197c14 0 41 0 60 11 28 17 29 48 29 51 2 8 2 16 11 16 10 0 10-8 10-18 0-51 0-102 0-153 0-8 0-18-10-18-9 0-11 8-11 13-3 74-59 77-89 77 0-40 0-79 0-118 0-37 11-37 24-37 9 0 18 0 27 0 77 0 113 38 117 76 1 5 1 13 11 13 9 0 9-8 9-17 0-25 0-49 0-74 0-17-1-19-19-19-96 0-192 0-288 0-9 0-19 0-19 11 0 10 11 10 16 10 32 0 34 5 34 32 0 94 0 187 0 281 0 26-2 32-32 32-8 0-18 0-18 10 0 9 10 9 19 9 99 0 199 0 298 0 11 0 17 0 19-8 5-32 16-94 16-97 0-7-5-10-10-10-8 0-7 5-11 8-3 14-8 38-49 62-29 18-58 26-88 26-11 0-22 0-32 0-13 0-24 0-24-38 0-44 0-88 0-131zM306 21c0 9 0 18 0 27-10-11-20-21-32-27 10 0 21 0 32 0zM197 185c8-4 21-12 30-24 0 16 0 31 0 47-13-15-20-15-30-23zM69 51c0-6 0-21-3-30 19 0 39 0 59 0-7 13-7 30-7 37 0 90 0 181 0 271 0 19 4 31 7 37-20 0-40 0-59 0 3-11 3-24 3-32 0-94 0-189 0-283zM278 366c0-1 0-1 0-2 18-8 34-20 45-30 0 2-5 27-5 32-13 0-26 0-40 0z">
            <text:p/>
          </draw:path>
          <draw:path draw:style-name="gr7" draw:text-style-name="P7" draw:layer="layout" svg:width="0.127cm" svg:height="1.009cm" svg:x="3.73cm" svg:y="6.823cm" svg:viewBox="0 0 128 1010" svg:d="M0 1010c43 0 85 0 128 0 0-9 0-18 0-27-34 0-68 0-102 0 0-319 0-637 0-956 34 0 68 0 102 0 0-9 0-18 0-27-43 0-85 0-128 0 0 337 0 673 0 1010z">
            <text:p/>
          </draw:path>
          <draw:path draw:style-name="gr7" draw:text-style-name="P7" draw:layer="layout" svg:width="0.021cm" svg:height="0.56cm" svg:x="3.935cm" svg:y="7.048cm" svg:viewBox="0 0 22 561" svg:d="M22 19c0-9 0-19-11-19s-11 10-11 19c0 174 0 348 0 521 0 10 0 21 11 21s11-11 11-21c0-173 0-347 0-521z">
            <text:p/>
          </draw:path>
          <draw:path draw:style-name="gr7" draw:text-style-name="P7" draw:layer="layout" svg:width="0.461cm" svg:height="0.383cm" svg:x="4.041cm" svg:y="7.085cm" svg:viewBox="0 0 462 384" svg:d="M256 153c-16-37-31-74-46-111-2-5-4-7-4-8 0-4 10-15 34-16 5 0 11-2 11-12 0-6-6-6-8-6-24 0-48 2-72 2-13 0-48-2-62-2-3 0-10 0-10 11 0 7 5 7 13 7 34 0 37 6 42 17 22 52 44 105 67 157-40 42-80 85-120 128-2 2-4 4-7 6-27 29-54 38-83 40-6 0-11 0-11 11 2 2 0 7 6 7 18 0 36-2 53-2 21 0 43 2 63 2 4 0 11 0 11-12 0-6-4-4-7-6-6 0-22-2-22-18 0-8 8-17 14-25 20-20 39-41 58-61 17-18 34-36 51-54 19 45 37 89 56 134 2 6 3 6 3 8 0 5-11 14-33 16-5 0-11 2-11 11 0 7 6 7 9 7 15 0 55-2 71-2 14 0 48 2 62 2 3 0 11 0 11-12 0-6-6-6-11-6-37 0-38-2-48-24-22-53-59-141-72-174 38-39 96-106 115-122 16-12 37-27 71-28 7 0 12 0 12-12-2-2 0-6-6-6-18 0-37 2-54 2-21 0-42-2-63-2-3 0-9 0-9 11 0 5 3 7 6 7 5 0 22 1 22 17 0 8-6 15-11 21-30 32-61 65-91 97z">
            <text:p/>
          </draw:path>
          <draw:path draw:style-name="gr7" draw:text-style-name="P7" draw:layer="layout" svg:width="0.129cm" svg:height="0.56cm" svg:x="4.591cm" svg:y="7.048cm" svg:viewBox="0 0 130 561" svg:d="M130 555c0-2 0-4-10-13-70-71-88-176-88-262 0-98 21-195 90-266 8-6 8-8 8-9 0-3-2-5-5-5-7 0-58 38-90 109-29 62-35 124-35 171 0 44 5 112 37 175 33 69 81 106 88 106 3 0 5-2 5-6z">
            <text:p/>
          </draw:path>
          <draw:path draw:style-name="gr7" draw:text-style-name="P7" draw:layer="layout" svg:width="0.381cm" svg:height="0.379cm" svg:x="4.767cm" svg:y="7.088cm" svg:viewBox="0 0 382 380" svg:d="M226 40c4-16 6-19 14-21 5-1 22-1 35-1 56 0 82 3 82 46 0 8-2 30-5 45 0 1-2 9-2 11 0 3 2 6 7 6 6 0 8-5 9-13 5-32 10-65 15-97 0-2 1-8 1-10 0-6-6-6-16-6-104 0-208 0-312 0-12 0-14 2-17 11-11 33-23 66-34 99 0 2-2 7-3 10 0 5 3 6 6 6 7 0 7-1 10-11 30-88 45-97 128-97 7 0 15 0 22 0 16 0 16 3 16 6s-1 11-3 13c-25 99-50 199-75 299-5 20-6 27-67 27-19 0-23 0-23 11 0 6 5 6 10 6 14 0 30-1 45-1 16 0 32 0 48 0s32 0 46 0c18 0 34 1 50 1 6 0 13 0 13-11 0-6-5-6-20-6-14 0-22 0-36-2-16-1-21-3-21-11 0-2 0-3 3-13 24-99 49-198 74-297z">
            <text:p/>
          </draw:path>
          <draw:path draw:style-name="gr7" draw:text-style-name="P7" draw:layer="layout" svg:width="0.129cm" svg:height="0.56cm" svg:x="5.192cm" svg:y="7.048cm" svg:viewBox="0 0 130 561" svg:d="M130 280c0-43-7-112-37-175-34-70-82-105-88-105-3 0-5 2-5 5 0 1 0 3 10 13 56 56 88 145 88 262 0 96-21 195-92 265-6 6-6 8-6 10 0 3 2 6 5 6 6 0 56-38 89-110 29-61 36-123 36-171z">
            <text:p/>
          </draw:path>
          <draw:path draw:style-name="gr7" draw:text-style-name="P7" draw:layer="layout" svg:width="0.343cm" svg:height="0.021cm" svg:x="5.549cm" svg:y="7.317cm" svg:viewBox="0 0 344 22" svg:d="M325 22c9 0 19 0 19-11s-10-11-19-11c-102 0-203 0-304 0-10 0-21 0-21 11s11 11 21 11c101 0 202 0 304 0z">
            <text:p/>
          </draw:path>
          <draw:path draw:style-name="gr7" draw:text-style-name="P7" draw:layer="layout" svg:width="0.463cm" svg:height="0.383cm" svg:x="6.08cm" svg:y="7.085cm" svg:viewBox="0 0 464 384" svg:d="M258 153c-16-37-31-74-47-111-1-5-3-7-3-8 0-4 10-15 34-16 4 0 11-2 11-12 0-6-8-6-10-6-22 0-46 2-70 2-15 0-48-2-63-2-3 0-11 0-11 11 0 7 7 7 13 7 35 0 38 6 43 17 22 52 44 105 66 157-40 42-79 85-119 128-2 2-4 4-6 6-29 29-54 38-83 40-8 0-13 0-13 11 3 2 0 7 8 7 16 0 35-2 53-2 21 0 43 2 62 2 3 0 10 0 10-12 0-6-5-6-7-6-4 0-22-2-22-18 0-8 8-17 16-25 19-20 38-41 58-61 16-18 33-36 49-54 19 45 39 89 58 134 1 6 1 6 1 8 0 5-9 14-32 16-6 0-11 2-11 11 0 7 7 7 8 7 16 0 56-2 72-2 13 0 48 2 63 2 3 0 9 0 9-12 0-6-5-6-9-6-39 0-39-2-48-24-23-53-61-141-74-174 38-39 98-106 115-122 18-12 39-27 72-28 8 0 13 0 13-12-3-2 0-6-8-6-16 0-35 2-53 2-21 0-41-2-62-2-3 0-11 0-11 11 0 5 3 7 8 7 4 0 22 1 22 17 0 8-6 15-11 21-31 32-61 65-91 97z">
            <text:p/>
          </draw:path>
          <draw:path draw:style-name="gr7" draw:text-style-name="P7" draw:layer="layout" svg:width="0.319cm" svg:height="0.28cm" svg:x="6.555cm" svg:y="7.272cm" svg:viewBox="0 0 320 281" svg:d="M173 10c-3-7-5-10-13-10-5 0-8 2-13 8-48 88-96 176-144 264-3 3-2 3-3 4 0 5 3 5 10 5 100 0 200 0 300 0 7 0 10 0 10-5-1-1 0-1-2-4-48-88-97-175-145-262zM147 38c39 70 77 140 115 210-76 0-153 0-230 0 38-70 77-140 115-210z">
            <text:p/>
          </draw:path>
          <draw:path draw:style-name="gr7" draw:text-style-name="P7" draw:layer="layout" svg:width="0.132cm" svg:height="0.248cm" svg:x="6.917cm" svg:y="7.307cm" svg:viewBox="0 0 133 249" svg:d="M80 91c13 0 27 0 40 0 8 0 13 0 13-9 0-5-5-5-11-5-13 0-26 0-39 0 6-20 11-40 16-59 0-2 0-4 0-5 0-8-5-13-13-13-9 0-16 6-19 18-1 9 3-10-14 59-14 0-27 0-40 0-8 0-13 0-13 8 0 6 5 6 11 6 13 0 26 0 39 0-8 31-16 62-24 93-2 9-5 24-5 29 0 22 19 36 41 36 44 0 69-55 69-60 0-6-4-4-6-5-5 0-5 1-8 8-11 24-32 46-53 46-10 0-14-5-14-19 0-3 1-11 1-16 10-37 19-75 29-112z">
            <text:p/>
          </draw:path>
          <draw:path draw:style-name="gr7" draw:text-style-name="P7" draw:layer="layout" svg:width="0.13cm" svg:height="0.56cm" svg:x="7.154cm" svg:y="7.048cm" svg:viewBox="0 0 131 561" svg:d="M131 555c0-2 0-4-9-13-71-71-88-176-88-262 0-98 20-195 89-266 8-6 8-8 8-9 0-3-3-5-6-5-5 0-56 38-90 109-29 62-35 124-35 171 0 44 6 112 37 175 33 69 83 106 88 106 3 0 6-2 6-6z">
            <text:p/>
          </draw:path>
          <draw:path draw:style-name="gr7" draw:text-style-name="P7" draw:layer="layout" svg:width="0.38cm" svg:height="0.379cm" svg:x="7.331cm" svg:y="7.088cm" svg:viewBox="0 0 381 380" svg:d="M226 40c4-16 6-19 12-21 5-1 24-1 36-1 57 0 83 3 83 46 0 8-3 30-5 45-2 1-2 9-2 11 0 3 2 6 7 6 6 0 8-5 8-13 5-32 10-65 16-97 0-2 0-8 0-10 0-6-5-6-15-6-104 0-208 0-312 0-12 0-14 2-17 11-11 33-23 66-34 99-1 2-2 7-3 10 0 5 2 6 6 6 5 0 7-1 10-11 30-88 45-97 128-97 7 0 15 0 22 0 15 0 15 3 15 6s-2 11-2 13c-25 99-50 199-75 299-5 20-6 27-67 27-21 0-24 0-24 11 0 6 6 6 9 6 16 0 32-1 47-1 16 0 32 0 48 0s32 0 46 0c16 0 34 1 50 1 5 0 11 0 11-11 0-6-3-6-19-6-13 0-21 0-35-2-16-1-21-3-21-11 0-2 0-3 1-13 25-99 50-198 76-297z">
            <text:p/>
          </draw:path>
          <draw:path draw:style-name="gr7" draw:text-style-name="P7" draw:layer="layout" svg:width="0.13cm" svg:height="0.56cm" svg:x="7.755cm" svg:y="7.048cm" svg:viewBox="0 0 131 561" svg:d="M131 280c0-43-6-112-37-175-33-70-83-105-88-105-3 0-6 2-6 5 0 1 0 3 11 13 55 56 87 145 87 262 0 96-21 195-90 265-8 6-8 8-8 10 0 3 3 6 6 6 5 0 56-38 90-110 29-61 35-123 35-171z">
            <text:p/>
          </draw:path>
          <draw:path draw:style-name="gr7" draw:text-style-name="P7" draw:layer="layout" svg:width="0.021cm" svg:height="0.56cm" svg:x="8.009cm" svg:y="7.048cm" svg:viewBox="0 0 22 561" svg:d="M22 19c0-9 0-19-11-19s-11 10-11 19c0 174 0 348 0 521 0 10 0 21 11 21s11-11 11-21c0-173 0-347 0-521z">
            <text:p/>
          </draw:path>
          <draw:path draw:style-name="gr7" draw:text-style-name="P7" draw:layer="layout" svg:width="0.127cm" svg:height="1.009cm" svg:x="8.109cm" svg:y="6.823cm" svg:viewBox="0 0 128 1010" svg:d="M101 983c-34 0-67 0-101 0 0 9 0 18 0 27 43 0 85 0 128 0 0-337 0-673 0-1010-43 0-85 0-128 0 0 9 0 18 0 27 34 0 67 0 101 0 0 319 0 637 0 956z">
            <text:p/>
          </draw:path>
          <draw:path draw:style-name="gr7" draw:text-style-name="P7" draw:layer="layout" svg:width="0.343cm" svg:height="0.432cm" svg:x="8.566cm" svg:y="7.112cm" svg:viewBox="0 0 344 433" svg:d="M333 22c6-1 11-4 11-11 0-6-5-11-11-11-3 0-8 2-10 3-104 49-208 97-312 146-9 4-11 9-11 12 0 7 3 10 11 13 104 49 208 97 312 146 7 4 8 4 10 4 6 0 11-4 11-11 0-5-2-8-11-13-98-46-196-92-295-139 99-46 197-92 295-139zM325 433c9 0 19 0 19-11s-11-11-21-11c-101 0-201 0-302 0-8 0-21 0-21 11s11 11 21 11c101 0 202 0 304 0z">
            <text:p/>
          </draw:path>
          <draw:path draw:style-name="gr7" draw:text-style-name="P7" draw:layer="layout" svg:width="0.397cm" svg:height="0.408cm" svg:x="9.142cm" svg:y="7.072cm" svg:viewBox="0 0 398 409" svg:d="M398 6c0-1-1-6-6-6-2 0-2 2-8 8-13 14-27 29-40 43-5-8-30-51-93-51-125 0-251 125-251 254 0 93 66 155 152 155 48 0 91-22 122-49 51-45 60-96 60-98 0-6-4-6-6-6-3 0-6 1-6 6-7 16-20 56-58 88s-74 42-104 42c-50 0-109-29-109-117 0-32 11-123 67-189 34-40 88-68 138-68 58 0 90 43 90 108 0 23-2 23-2 29s6 5 10 5c6 0 6 0 9-11 12-48 24-95 35-143z">
            <text:p/>
          </draw:path>
          <draw:path draw:style-name="gr7" draw:text-style-name="P7" draw:layer="layout" svg:width="0.13cm" svg:height="0.56cm" svg:x="9.611cm" svg:y="7.048cm" svg:viewBox="0 0 131 561" svg:d="M131 555c0-2 0-4-9-13-71-71-90-176-90-262 0-98 22-195 91-266 8-6 8-8 8-9 0-3-3-5-6-5-5 0-56 38-90 109-29 62-35 124-35 171 0 44 6 112 37 175 33 69 83 106 88 106 3 0 6-2 6-6z">
            <text:p/>
          </draw:path>
          <draw:path draw:style-name="gr7" draw:text-style-name="P7" draw:layer="layout" svg:width="0.381cm" svg:height="0.379cm" svg:x="9.787cm" svg:y="7.088cm" svg:viewBox="0 0 382 380" svg:d="M227 40c3-16 7-19 13-21 5-1 24-1 35-1 58 0 83 3 83 46 0 8-3 30-4 45-2 1-2 9-2 11 0 3 2 6 6 6 7 0 7-5 8-13 6-32 11-65 16-97 0-2 0-8 0-10 0-6-4-6-14-6-104 0-208 0-312 0-14 0-14 2-18 11-11 33-23 66-35 99 0 2-2 7-3 10 0 5 3 6 8 6s5-1 10-11c30-88 44-97 128-97 6 0 13 0 20 0 16 0 16 3 16 6s-1 11-1 13c-25 99-50 199-75 299-5 20-7 27-68 27-20 0-24 0-24 11 0 6 7 6 10 6 16 0 30-1 46-1s32 0 48 0 31 0 47 0 33 1 49 1c5 0 12 0 12-11 0-6-5-6-20-6-12 0-20 0-35-2-16-1-21-3-21-11 0-2 0-3 2-13 25-99 50-198 75-297z">
            <text:p/>
          </draw:path>
          <draw:path draw:style-name="gr7" draw:text-style-name="P7" draw:layer="layout" svg:width="0.13cm" svg:height="0.56cm" svg:x="10.212cm" svg:y="7.048cm" svg:viewBox="0 0 131 561" svg:d="M131 280c0-43-6-112-38-175-34-70-82-105-87-105-3 0-6 2-6 5 0 1 0 3 11 13 55 56 87 145 87 262 0 96-21 195-90 265-8 6-8 8-8 10 0 3 3 6 6 6 5 0 56-38 90-110 27-61 35-123 35-171z">
            <text:p/>
          </draw:path>
          <draw:path draw:style-name="gr7" draw:text-style-name="P7" draw:layer="layout" svg:width="0.415cm" svg:height="0.4cm" svg:x="10.425cm" svg:y="7.067cm" svg:viewBox="0 0 416 401" svg:d="M222 10c-3-8-4-10-14-10s-11 2-14 10c-64 126-127 253-191 380-3 5-2 4-3 6 0 5 3 5 13 5 130 0 260 0 390 0 8 0 13 0 13-5-1-2 0-1-3-6-64-127-127-254-191-380zM190 56c50 101 101 201 151 302-101 0-202 0-303 0 51-101 102-201 152-302z">
            <text:p/>
          </draw:path>
          <draw:path draw:style-name="gr7" draw:text-style-name="P7" draw:layer="layout" svg:width="0.172cm" svg:height="0.357cm" svg:x="10.881cm" svg:y="7.117cm" svg:viewBox="0 0 173 358" svg:d="M102 128c18 0 36 0 53 0 11 0 18 0 18-13 0-5-7-5-16-5-17 0-33 0-50 0 19-80 23-91 23-94 0-10-7-16-16-16-2 0-18 2-23 21-7 30-15 59-22 89-18 0-35 0-53 0-11 0-16 0-16 10 0 8 3 8 16 8 16 0 32 0 48 0-40 158-42 168-42 179 0 29 21 51 52 51 57 0 89-82 89-86 0-7-5-7-6-7-5 0-7 2-10 8-24 59-53 72-72 72-13 0-17-6-17-25 0-13 1-18 3-28 14-54 28-109 41-164z">
            <text:p/>
          </draw:path>
          <draw:path draw:style-name="gr7" draw:text-style-name="P7" draw:layer="layout" svg:width="0.226cm" svg:height="0.256cm" svg:x="11.084cm" svg:y="7.064cm" svg:viewBox="0 0 227 257" svg:d="M162 118c-2-24-15-118-79-118-24 0-43 11-54 22-24 21-29 47-29 48 0 5 5 5 6 5 5 0 5-1 7-6 9-24 38-39 64-39 64 0 72 64 72 104 0 19-2 24-3 29-8 29-21 72-21 85 0 3 1 9 6 9 3 0 8 0 15-20 4-16 11-45 14-74 2-13 24-66 32-85 6-12 14-30 34-65 0-2 1-3 1-5 0-5-5-5-6-5-2 0-5 0-7 2-4 8-33 65-52 113z">
            <text:p/>
          </draw:path>
        </draw:g>
        <draw:g draw:style-name="gr6" xml:id="id46" draw:id="id46">
          <svg:title>TexMaths</svg:title>
          <svg:desc>16§latex§\begin{equation*}
    \Bigg|\mathbb{E}\Big[g(X(T))\Big] - \mathbb{E}\Big[g(X_{\Delta t}(T))\Big]\Bigg| \leq C(T,g)\Delta t^{\gamma}
\end{equation*}§svg§600§FALSE§</svg:desc>
          <draw:path draw:style-name="gr7" draw:text-style-name="P7" draw:layer="layout" svg:width="10.951cm" svg:height="1.648cm" svg:x="0.33cm" svg:y="10.561cm" svg:viewBox="0 0 10952 1649" svg:d="M0 0c3651 0 7302 0 10952 0 0 550 0 1100 0 1649-3650 0-7301 0-10952 0 0-549 0-1099 0-1649z">
            <text:p/>
          </draw:path>
          <draw:path draw:style-name="gr8" draw:text-style-name="P8" draw:layer="layout" svg:width="11.009cm" svg:height="1.706cm" svg:x="0.301cm" svg:y="10.532cm" svg:viewBox="0 0 11010 1707" svg:d="M0 0c3670 0 7340 0 11010 0 0 569 0 1138 0 1707-3670 0-7340 0-11010 0 0-569 0-1138 0-1707z">
            <text:p/>
          </draw:path>
          <draw:path draw:style-name="gr7" draw:text-style-name="P7" draw:layer="layout" svg:width="0.023cm" svg:height="0.359cm" svg:x="0.383cm" svg:y="10.532cm" svg:viewBox="0 0 24 360" svg:d="M0 339c0 9 0 21 11 21 13 0 13-12 13-21 0-106 0-212 0-318 0-10 0-21-11-21-13 0-13 11-13 21 0 106 0 212 0 318z">
            <text:p/>
          </draw:path>
          <draw:path draw:style-name="gr7" draw:text-style-name="P7" draw:layer="layout" svg:width="0.023cm" svg:height="0.359cm" svg:x="0.383cm" svg:y="10.869cm" svg:viewBox="0 0 24 360" svg:d="M0 339c0 9 0 21 11 21 13 0 13-12 13-21 0-106 0-212 0-318 0-10 0-21-11-21-13 0-13 11-13 21 0 106 0 212 0 318z">
            <text:p/>
          </draw:path>
          <draw:path draw:style-name="gr7" draw:text-style-name="P7" draw:layer="layout" svg:width="0.023cm" svg:height="0.36cm" svg:x="0.383cm" svg:y="11.205cm" svg:viewBox="0 0 24 361" svg:d="M0 340c0 8 0 21 11 21 13 0 13-11 13-21 0-106 0-213 0-319 0-8 0-21-11-21-13 0-13 11-13 21 0 106 0 213 0 319z">
            <text:p/>
          </draw:path>
          <draw:path draw:style-name="gr7" draw:text-style-name="P7" draw:layer="layout" svg:width="0.023cm" svg:height="0.359cm" svg:x="0.383cm" svg:y="11.542cm" svg:viewBox="0 0 24 360" svg:d="M0 339c0 9 0 21 11 21 13 0 13-12 13-21 0-106 0-212 0-318 0-10 0-21-11-21-13 0-13 11-13 21 0 106 0 212 0 318z">
            <text:p/>
          </draw:path>
          <draw:path draw:style-name="gr7" draw:text-style-name="P7" draw:layer="layout" svg:width="0.023cm" svg:height="0.359cm" svg:x="0.383cm" svg:y="11.879cm" svg:viewBox="0 0 24 360" svg:d="M0 339c0 9 0 21 11 21 13 0 13-12 13-21 0-106 0-212 0-318 0-10 0-21-11-21-13 0-13 11-13 21 0 106 0 212 0 318z">
            <text:p/>
          </draw:path>
          <draw:path draw:style-name="gr7" draw:text-style-name="P7" draw:layer="layout" svg:width="0.351cm" svg:height="0.384cm" svg:x="0.496cm" svg:y="11.141cm" svg:viewBox="0 0 352 385" svg:d="M138 197c14 0 41 0 60 11 28 17 29 48 29 51 2 8 2 16 11 16 10 0 10-8 10-19 0-51 0-101 0-152 0-8 0-18-10-18-9 0-11 8-11 13-3 72-61 77-89 77 0-40 0-79 0-118 0-37 11-37 24-37 9 0 18 0 27 0 77 0 113 38 117 76 1 5 1 13 11 13 9 0 9-9 9-17 0-25 0-49 0-74 0-17-1-19-19-19-96 0-192 0-288 0-9 0-19 0-19 11 0 10 11 10 16 10 32 0 34 3 34 32 0 93 0 186 0 279 0 28-2 32-32 32-8 0-18 0-18 10 0 11 10 11 19 11 99 0 199 0 298 0 11 0 16 0 19-8 5-32 16-94 16-97 0-7-5-10-10-10-8 0-11 7-11 8-3 14-8 38-49 62-29 18-58 24-88 24-11 0-22 0-32 0-13 0-24 0-24-36 0-44 0-88 0-131zM306 21c0 8 0 17 0 25-10-9-20-19-32-25 10 0 21 0 32 0zM197 184c8-3 21-11 30-24 0 16 0 32 0 48-13-16-20-15-30-23zM69 51c0-6 0-21-5-30 20 0 41 0 61 0-7 13-7 30-7 35 0 91 0 182 0 273 0 19 4 31 7 35-20 0-41 0-61 0 5-9 5-24 5-30 0-94 0-189 0-283zM278 364c18-8 34-20 45-30-1 2-5 27-5 30-13 0-26 0-40 0z">
            <text:p/>
          </draw:path>
          <draw:path draw:style-name="gr7" draw:text-style-name="P7" draw:layer="layout" svg:width="0.127cm" svg:height="1.009cm" svg:x="0.991cm" svg:y="10.88cm" svg:viewBox="0 0 128 1010" svg:d="M0 1010c43 0 85 0 128 0 0-9 0-18 0-27-34 0-68 0-102 0 0-319 0-637 0-956 34 0 68 0 102 0 0-9 0-18 0-27-43 0-85 0-128 0 0 337 0 673 0 1010z">
            <text:p/>
          </draw:path>
          <draw:path draw:style-name="gr7" draw:text-style-name="P7" draw:layer="layout" svg:width="0.257cm" svg:height="0.362cm" svg:x="1.138cm" svg:y="11.278cm" svg:viewBox="0 0 258 363" svg:d="M256 35c0-3 2-5 2-9 0-10-7-15-16-15-7 0-21 3-24 24-10-21-29-35-52-35-64 0-134 78-134 158 0 56 34 90 75 90 32 0 59-27 66-34 0 1 0 1 0 2-13 49-19 72-19 73-2 5-21 61-80 61-12 0-31 0-45-5 16-6 22-21 22-30 0-8-6-19-21-19-12 0-30 9-30 32 0 24 21 35 74 35 70 0 112-45 120-78 20-84 41-167 62-250zM182 176c-3 14-16 29-28 38-12 11-29 21-45 21-29 0-37-29-37-51 0-27 16-94 32-122 14-28 38-51 62-51 37 0 45 47 45 50 0 2-1 5-1 8-9 35-19 71-28 107z">
            <text:p/>
          </draw:path>
          <draw:path draw:style-name="gr7" draw:text-style-name="P7" draw:layer="layout" svg:width="0.13cm" svg:height="0.562cm" svg:x="1.472cm" svg:y="11.104cm" svg:viewBox="0 0 131 563" svg:d="M131 556c0-1 0-3-9-13-71-70-88-175-88-262 0-97 20-195 89-265 8-6 8-8 8-10 0-3-1-6-6-6s-56 38-88 110c-29 63-37 125-37 171 0 43 6 112 38 176 34 69 82 106 87 106s6-4 6-7z">
            <text:p/>
          </draw:path>
          <draw:path draw:style-name="gr7" draw:text-style-name="P7" draw:layer="layout" svg:width="0.461cm" svg:height="0.383cm" svg:x="1.651cm" svg:y="11.143cm" svg:viewBox="0 0 462 384" svg:d="M258 152c-16-37-32-74-48-110-2-5-3-6-4-8 0-4 10-15 34-16 6 0 11-2 11-12 0-6-6-6-8-6-22 0-48 2-70 2-15 0-50-2-64-2-3 0-10 0-10 11 0 7 5 7 13 7 34 0 37 4 42 17 22 52 44 105 67 157-40 42-79 85-119 128-2 2-5 4-8 6-27 29-54 38-83 40-6 0-11 0-11 11 2 2 0 7 6 7 18 0 36-2 53-2 21 0 43 2 64 2 3 0 10 0 10-12 0-6-5-6-7-6-4 0-22-2-22-18 0-9 8-17 14-25 20-20 39-41 58-61 17-18 34-36 51-54 19 45 38 89 56 134 3 6 3 6 3 8 0 5-11 13-32 16-6 0-11 2-11 11 0 7 5 7 8 7 16 0 55-2 71-2 14 0 48 2 62 2 5 0 11 0 11-12 0-6-6-6-11-6-37 0-38-3-48-26-21-51-59-139-72-172 38-40 98-106 115-122 16-14 37-27 72-28 7 0 11 0 11-12 0-1 0-6-6-6-18 0-35 2-53 2-21 0-43-2-62-2-3 0-11 0-11 11 0 3 3 7 6 7 5 0 22 1 22 17 0 8-6 15-9 19-31 33-61 65-91 98z">
            <text:p/>
          </draw:path>
          <draw:path draw:style-name="gr7" draw:text-style-name="P7" draw:layer="layout" svg:width="0.129cm" svg:height="0.562cm" svg:x="2.202cm" svg:y="11.104cm" svg:viewBox="0 0 130 563" svg:d="M130 556c0-1 0-3-10-13-70-70-88-175-88-262 0-97 22-195 91-265 7-6 7-8 7-10 0-3-2-6-5-6-7 0-56 38-90 110-29 63-35 125-35 171 0 43 6 112 37 176 33 69 81 106 88 106 3 0 5-4 5-7z">
            <text:p/>
          </draw:path>
          <draw:path draw:style-name="gr7" draw:text-style-name="P7" draw:layer="layout" svg:width="0.381cm" svg:height="0.379cm" svg:x="2.378cm" svg:y="11.146cm" svg:viewBox="0 0 382 380" svg:d="M227 40c3-16 7-19 13-21 5-1 24-1 35-1 56 0 82 1 82 46 0 8-2 30-5 45 0 1-2 8-2 11s2 6 8 6c5 0 7-5 8-13 5-32 10-65 15-97 1-2 1-8 1-10 0-6-4-6-14-6-104 0-208 0-312 0-14 0-14 0-19 11-11 33-23 66-34 99 0 2-2 7-3 10 0 3 3 6 6 6 7 0 7-3 10-11 30-88 45-97 128-97 7 0 15 0 22 0 16 0 16 1 16 6 0 3-1 11-1 13-26 99-51 199-77 299-5 20-6 27-66 27-20 0-24 0-24 11 0 6 7 6 10 6 14 0 30-1 46-1 15 0 33 0 48 0 16 0 31 0 47 0s32 1 48 1c6 0 13 0 13-11 0-6-5-6-20-6-14 0-20 0-35-2-17-1-21-3-21-13 1-3 0-3 2-11 25-99 50-198 75-297z">
            <text:p/>
          </draw:path>
          <draw:path draw:style-name="gr7" draw:text-style-name="P7" draw:layer="layout" svg:width="0.129cm" svg:height="0.562cm" svg:x="2.803cm" svg:y="11.104cm" svg:viewBox="0 0 130 563" svg:d="M130 281c0-43-5-112-37-176-34-68-82-105-88-105-3 0-5 3-5 6 0 2 0 4 11 13 55 56 87 146 87 262 0 96-21 195-92 266-6 6-6 8-6 9 0 3 2 7 5 7 6 0 56-39 89-111 29-62 36-124 36-171z">
            <text:p/>
          </draw:path>
          <draw:path draw:style-name="gr7" draw:text-style-name="P7" draw:layer="layout" svg:width="0.129cm" svg:height="0.562cm" svg:x="3.022cm" svg:y="11.104cm" svg:viewBox="0 0 130 563" svg:d="M130 281c0-43-7-112-37-176-34-68-82-105-88-105-3 0-5 3-5 6 0 2 0 4 10 13 56 56 88 146 88 262 0 96-21 195-92 266-6 6-6 8-6 9 0 3 2 7 5 7 6 0 56-39 89-111 29-62 36-124 36-171z">
            <text:p/>
          </draw:path>
          <draw:path draw:style-name="gr7" draw:text-style-name="P7" draw:layer="layout" svg:width="0.127cm" svg:height="1.009cm" svg:x="3.217cm" svg:y="10.88cm" svg:viewBox="0 0 128 1010" svg:d="M102 983c-34 0-68 0-102 0 0 9 0 18 0 27 43 0 85 0 128 0 0-337 0-673 0-1010-43 0-85 0-128 0 0 9 0 18 0 27 34 0 68 0 102 0 0 319 0 637 0 956z">
            <text:p/>
          </draw:path>
          <draw:path draw:style-name="gr7" draw:text-style-name="P7" draw:layer="layout" svg:width="0.343cm" svg:height="0.021cm" svg:x="3.645cm" svg:y="11.374cm" svg:viewBox="0 0 344 22" svg:d="M325 22c9 0 19 0 19-11s-10-11-19-11c-102 0-203 0-304 0-10 0-21 0-21 11s11 11 21 11c101 0 202 0 304 0z">
            <text:p/>
          </draw:path>
          <draw:path draw:style-name="gr7" draw:text-style-name="P7" draw:layer="layout" svg:width="0.349cm" svg:height="0.384cm" svg:x="4.169cm" svg:y="11.141cm" svg:viewBox="0 0 350 385" svg:d="M138 197c12 0 40 0 60 11 26 17 29 48 29 51 0 8 0 16 10 16 9 0 9-8 9-19 0-51 0-101 0-152 0-8 0-18-9-18-10 0-10 8-10 13-3 72-61 77-89 77 0-40 0-79 0-118 0-37 9-37 24-37 9 0 18 0 27 0 75 0 113 38 117 76 0 5 0 13 9 13 10 0 10-9 10-17 0-25 0-49 0-74 0-17-2-19-19-19-96 0-192 0-288 0-10 0-18 0-18 11 0 10 10 10 14 10 32 0 34 3 34 32 0 93 0 186 0 279 0 28-2 32-30 32-10 0-18 0-18 10 0 11 8 11 18 11 99 0 199 0 299 0 9 0 16 0 17-8 6-32 16-94 16-97 0-7-4-10-9-10-8 0-10 7-10 8-3 14-9 38-49 62-31 18-60 24-90 24-10 0-20 0-30 0-15 0-24 0-24-36 0-44 0-88 0-131zM306 21c0 8 0 17 0 25-10-9-21-19-32-25 10 0 21 0 32 0zM195 184c10-3 23-11 32-24 0 16 0 32 0 48-14-16-30-23-32-23zM69 51c0-6 0-21-5-30 20 0 39 0 59 0-6 13-6 30-6 35 0 91 0 182 0 273 0 19 5 31 6 35-20 0-39 0-59 0 5-9 5-24 5-30 0-94 0-189 0-283zM277 364c19-8 33-20 45-30 0 2-5 27-5 30-14 0-27 0-40 0z">
            <text:p/>
          </draw:path>
          <draw:path draw:style-name="gr7" draw:text-style-name="P7" draw:layer="layout" svg:width="0.127cm" svg:height="1.009cm" svg:x="4.662cm" svg:y="10.88cm" svg:viewBox="0 0 128 1010" svg:d="M0 1010c43 0 85 0 128 0 0-9 0-18 0-27-34 0-67 0-101 0 0-319 0-637 0-956 34 0 67 0 101 0 0-9 0-18 0-27-43 0-85 0-128 0 0 337 0 673 0 1010z">
            <text:p/>
          </draw:path>
          <draw:path draw:style-name="gr7" draw:text-style-name="P7" draw:layer="layout" svg:width="0.257cm" svg:height="0.362cm" svg:x="4.809cm" svg:y="11.278cm" svg:viewBox="0 0 258 363" svg:d="M256 35c2-3 2-5 2-9 0-10-7-15-16-15-5 0-21 3-23 24-11-21-30-35-53-35-64 0-134 78-134 158 0 56 35 90 75 90 34 0 59-27 66-34 0 1 0 1 0 2-11 49-18 72-18 73-3 5-22 61-81 61-12 0-29 0-45-5 17-6 22-21 22-30 0-8-5-19-21-19-12 0-30 9-30 32 0 24 21 35 75 35 71 0 111-45 119-78 20-84 41-167 62-250zM184 176c-3 14-18 29-29 38-13 11-30 21-46 21-27 0-37-29-37-51 0-27 18-94 32-122 16-28 40-51 62-51 39 0 47 47 47 50 0 2-2 5-2 8-9 35-18 71-27 107z">
            <text:p/>
          </draw:path>
          <draw:path draw:style-name="gr7" draw:text-style-name="P7" draw:layer="layout" svg:width="0.129cm" svg:height="0.562cm" svg:x="5.145cm" svg:y="11.104cm" svg:viewBox="0 0 130 563" svg:d="M130 556c0-1 0-3-10-13-70-70-88-175-88-262 0-97 22-195 91-265 7-6 7-8 7-10 0-3-2-6-5-6-7 0-56 38-90 110-29 63-35 125-35 171 0 43 6 112 37 176 33 69 81 106 88 106 3 0 5-4 5-7z">
            <text:p/>
          </draw:path>
          <draw:path draw:style-name="gr7" draw:text-style-name="P7" draw:layer="layout" svg:width="0.463cm" svg:height="0.383cm" svg:x="5.323cm" svg:y="11.143cm" svg:viewBox="0 0 464 384" svg:d="M258 152c-16-37-31-74-47-110-1-5-2-6-3-8 0-4 10-15 34-16 4 0 11-2 11-12 0-6-8-6-10-6-22 0-46 2-70 2-15 0-48-2-63-2-3 0-11 0-11 11 0 7 7 7 13 7 35 0 38 4 43 17 22 52 44 105 66 157-40 42-79 85-119 128-2 2-4 4-6 6-29 29-54 38-83 40-8 0-13 0-13 11 3 2 0 7 8 7 16 0 35-2 53-2 21 0 43 2 62 2 3 0 10 0 10-12 0-6-5-6-7-6-4 0-22-2-22-18 0-9 8-17 16-25 19-20 38-41 58-61 16-18 33-36 49-54 19 45 39 89 58 134 1 6 1 6 1 8 0 5-9 13-32 16-6 0-11 2-11 11 0 7 7 7 8 7 16 0 56-2 72-2 13 0 48 2 63 2 3 0 9 0 9-12 0-6-5-6-9-6-39 0-39-3-48-26-23-51-61-139-74-172 38-40 98-106 115-122 18-14 39-27 72-28 8 0 13 0 13-12 0-1 0-6-8-6-16 0-35 2-53 2-21 0-41-2-62-2-3 0-11 0-11 11 0 3 3 7 8 7 4 0 22 1 22 17 0 8-6 15-11 19-31 33-61 65-91 98z">
            <text:p/>
          </draw:path>
          <draw:path draw:style-name="gr7" draw:text-style-name="P7" draw:layer="layout" svg:width="0.319cm" svg:height="0.279cm" svg:x="5.798cm" svg:y="11.33cm" svg:viewBox="0 0 320 280" svg:d="M173 10c-3-8-5-10-13-10-5 0-8 2-13 8-48 88-96 176-144 264-3 3-2 3-3 5 0 3 3 3 10 3 100 0 200 0 300 0 7 0 10 0 10-3-1-2 0-2-2-5-48-88-97-175-145-262zM147 38c39 70 77 140 115 210-76 0-153 0-230 0 38-70 77-140 115-210z">
            <text:p/>
          </draw:path>
          <draw:path draw:style-name="gr7" draw:text-style-name="P7" draw:layer="layout" svg:width="0.132cm" svg:height="0.248cm" svg:x="6.16cm" svg:y="11.365cm" svg:viewBox="0 0 133 249" svg:d="M80 90c13 0 27 0 40 0 8 0 13 0 13-8 0-5-5-5-11-5-13 0-26 0-39 0 6-20 11-40 16-59 0-2 0-4 0-5 0-8-5-13-13-13-9 0-16 6-19 16-1 11 3-8-14 61-14 0-27 0-40 0-8 0-13 0-13 8 0 5 5 5 11 5 13 0 26 0 39 0-8 30-16 61-24 92-2 11-5 24-5 31 0 22 19 36 41 36 44 0 69-56 69-60 0-5-5-5-6-5-5 0-5 1-8 8-11 24-32 46-53 46-10 0-14-5-14-19 0-3 1-13 3-16 9-38 18-76 27-113z">
            <text:p/>
          </draw:path>
          <draw:path draw:style-name="gr7" draw:text-style-name="P7" draw:layer="layout" svg:width="0.13cm" svg:height="0.562cm" svg:x="6.396cm" svg:y="11.104cm" svg:viewBox="0 0 131 563" svg:d="M131 556c0-1 0-3-9-13-71-70-88-175-88-262 0-97 20-195 89-265 8-6 8-8 8-10 0-3-3-6-6-6-5 0-56 38-90 110-29 63-35 125-35 171 0 43 6 112 37 176 35 69 83 106 88 106 3 0 6-4 6-7z">
            <text:p/>
          </draw:path>
          <draw:path draw:style-name="gr7" draw:text-style-name="P7" draw:layer="layout" svg:width="0.381cm" svg:height="0.379cm" svg:x="6.574cm" svg:y="11.146cm" svg:viewBox="0 0 382 380" svg:d="M226 40c4-16 6-19 12-21 5-1 24-1 36-1 57 0 83 1 83 46 0 8-3 30-5 45 0 1-2 8-2 11s2 6 7 6c6 0 8-5 8-13 5-32 10-65 16-97 0-2 1-8 1-10 0-6-6-6-16-6-104 0-208 0-312 0-12 0-14 0-17 11-11 33-23 66-34 99-1 2-2 7-3 10 0 3 2 6 6 6 5 0 7-3 10-11 30-88 45-97 128-97 7 0 15 0 22 0 15 0 15 1 15 6 0 3-2 11-2 13-25 99-50 199-75 299-5 20-6 27-67 27-21 0-24 0-24 11 0 6 6 6 9 6 16 0 32-1 47-1 16 0 32 0 48 0s32 0 46 0c16 0 34 1 50 1 5 0 11 0 11-11 0-6-3-6-18-6-14 0-22 0-36-2-16-1-21-3-21-13 0-3 0-3 1-11 25-99 51-198 76-297z">
            <text:p/>
          </draw:path>
          <draw:path draw:style-name="gr7" draw:text-style-name="P7" draw:layer="layout" svg:width="0.13cm" svg:height="0.562cm" svg:x="6.998cm" svg:y="11.104cm" svg:viewBox="0 0 131 563" svg:d="M131 281c0-43-6-112-37-176-33-68-83-105-88-105-3 0-6 3-6 6 0 2 0 4 11 13 55 56 87 146 87 262 0 96-21 195-90 266-8 6-8 8-8 9 0 3 3 7 6 7 5 0 56-39 90-111 29-62 35-124 35-171z">
            <text:p/>
          </draw:path>
          <draw:path draw:style-name="gr7" draw:text-style-name="P7" draw:layer="layout" svg:width="0.13cm" svg:height="0.562cm" svg:x="7.217cm" svg:y="11.104cm" svg:viewBox="0 0 131 563" svg:d="M131 281c0-43-6-112-38-176-34-68-82-105-88-105-3 0-5 3-5 6 0 2 0 4 11 13 55 56 87 146 87 262 0 96-21 195-90 266-8 6-8 8-8 9 0 3 2 7 5 7 6 0 57-39 89-111 29-62 37-124 37-171z">
            <text:p/>
          </draw:path>
          <draw:path draw:style-name="gr7" draw:text-style-name="P7" draw:layer="layout" svg:width="0.127cm" svg:height="1.009cm" svg:x="7.414cm" svg:y="10.88cm" svg:viewBox="0 0 128 1010" svg:d="M101 983c-34 0-67 0-101 0 0 9 0 18 0 27 43 0 85 0 128 0 0-337 0-673 0-1010-43 0-85 0-128 0 0 9 0 18 0 27 34 0 67 0 101 0 0 319 0 637 0 956z">
            <text:p/>
          </draw:path>
          <draw:path draw:style-name="gr7" draw:text-style-name="P7" draw:layer="layout" svg:width="0.023cm" svg:height="0.359cm" svg:x="7.751cm" svg:y="10.532cm" svg:viewBox="0 0 24 360" svg:d="M0 339c0 9 0 21 11 21 13 0 13-12 13-21 0-106 0-212 0-318 0-10 0-21-13-21-11 0-11 11-11 21 0 106 0 212 0 318z">
            <text:p/>
          </draw:path>
          <draw:path draw:style-name="gr7" draw:text-style-name="P7" draw:layer="layout" svg:width="0.023cm" svg:height="0.359cm" svg:x="7.751cm" svg:y="10.869cm" svg:viewBox="0 0 24 360" svg:d="M0 339c0 9 0 21 11 21 13 0 13-12 13-21 0-106 0-212 0-318 0-10 0-21-13-21-11 0-11 11-11 21 0 106 0 212 0 318z">
            <text:p/>
          </draw:path>
          <draw:path draw:style-name="gr7" draw:text-style-name="P7" draw:layer="layout" svg:width="0.023cm" svg:height="0.36cm" svg:x="7.751cm" svg:y="11.205cm" svg:viewBox="0 0 24 361" svg:d="M0 340c0 8 0 21 11 21 13 0 13-11 13-21 0-106 0-213 0-319 0-8 0-21-13-21-11 0-11 11-11 21 0 106 0 213 0 319z">
            <text:p/>
          </draw:path>
          <draw:path draw:style-name="gr7" draw:text-style-name="P7" draw:layer="layout" svg:width="0.023cm" svg:height="0.359cm" svg:x="7.751cm" svg:y="11.542cm" svg:viewBox="0 0 24 360" svg:d="M0 339c0 9 0 21 11 21 13 0 13-12 13-21 0-106 0-212 0-318 0-10 0-21-13-21-11 0-11 11-11 21 0 106 0 212 0 318z">
            <text:p/>
          </draw:path>
          <draw:path draw:style-name="gr7" draw:text-style-name="P7" draw:layer="layout" svg:width="0.023cm" svg:height="0.359cm" svg:x="7.751cm" svg:y="11.879cm" svg:viewBox="0 0 24 360" svg:d="M0 339c0 9 0 21 11 21 13 0 13-12 13-21 0-106 0-212 0-318 0-10 0-21-13-21-11 0-11 11-11 21 0 106 0 212 0 318z">
            <text:p/>
          </draw:path>
          <draw:path draw:style-name="gr7" draw:text-style-name="P7" draw:layer="layout" svg:width="0.343cm" svg:height="0.434cm" svg:x="8.059cm" svg:y="11.168cm" svg:viewBox="0 0 344 435" svg:d="M334 24c5-3 10-5 10-11 0-7-5-13-11-13-3 0-8 3-10 5-103 48-207 97-310 145-10 5-13 8-13 13s5 10 13 13c103 48 207 97 310 145 7 5 8 5 10 5 6 0 11-5 11-11 0-5-2-10-11-13-98-46-196-93-295-139 99-46 198-93 296-139zM325 435c9 0 19 0 19-11 0-12-11-12-19-12-102 0-203 0-304 0-8 0-21 0-21 12 0 11 11 11 21 11 101 0 202 0 304 0z">
            <text:p/>
          </draw:path>
          <draw:path draw:style-name="gr7" draw:text-style-name="P7" draw:layer="layout" svg:width="0.397cm" svg:height="0.407cm" svg:x="8.634cm" svg:y="11.13cm" svg:viewBox="0 0 398 408" svg:d="M398 6c0-1 0-6-6-6-2 0-2 2-8 6-13 15-26 30-38 45-7-8-32-51-95-51-125 0-251 125-251 254 0 93 66 154 152 154 50 0 91-23 122-48 52-45 62-96 62-98 0-6-6-6-8-6-3 0-5 1-6 6-5 16-18 56-58 88-38 32-74 42-102 42-52 0-111-31-111-117 0-32 11-123 67-189 36-40 88-68 138-68 58 0 91 43 91 108 0 23-1 23-1 29s4 5 8 5c6 0 6 0 9-11 12-48 24-95 35-143z">
            <text:p/>
          </draw:path>
          <draw:path draw:style-name="gr7" draw:text-style-name="P7" draw:layer="layout" svg:width="0.13cm" svg:height="0.562cm" svg:x="9.103cm" svg:y="11.104cm" svg:viewBox="0 0 131 563" svg:d="M131 556c0-1 0-3-9-13-71-70-88-175-88-262 0-97 20-195 89-265 8-6 8-8 8-10 0-3-3-6-6-6-5 0-56 38-90 110-27 63-35 125-35 171 0 43 6 112 38 176 34 69 82 106 87 106 3 0 6-4 6-7z">
            <text:p/>
          </draw:path>
          <draw:path draw:style-name="gr7" draw:text-style-name="P7" draw:layer="layout" svg:width="0.381cm" svg:height="0.379cm" svg:x="9.281cm" svg:y="11.146cm" svg:viewBox="0 0 382 380" svg:d="M226 40c4-16 6-19 12-21 7-1 24-1 37-1 56 0 82 1 82 46 0 8-3 30-5 45 0 1-2 8-2 11s2 6 7 6c6 0 8-5 8-13 5-32 10-65 16-97 0-2 1-8 1-10 0-6-6-6-16-6-104 0-208 0-312 0-12 0-14 0-17 11-11 33-23 66-34 99-1 2-2 7-3 10 0 3 2 6 6 6 5 0 7-3 10-11 30-88 45-97 128-97 7 0 15 0 22 0 16 0 16 1 16 6 0 3-3 11-3 13-25 99-50 199-75 299-5 20-6 27-67 27-19 0-24 0-24 11 0 6 6 6 9 6 16 0 32-1 47-1 16 0 32 0 48 0s32 0 46 0c16 0 34 1 50 1 5 0 13 0 13-11 0-6-5-6-20-6-14 0-22 0-36-2-16-1-21-3-21-13 1-3 0-3 3-11 25-99 49-198 74-297z">
            <text:p/>
          </draw:path>
          <draw:path draw:style-name="gr7" draw:text-style-name="P7" draw:layer="layout" svg:width="0.065cm" svg:height="0.167cm" svg:x="9.69cm" svg:y="11.467cm" svg:viewBox="0 0 66 168" svg:d="M66 58c0-37-15-58-36-58-19 0-30 13-30 29s11 30 30 30c7 0 15-3 20-8 1 0 1-1 3-1 0 2 0 1 0 8 0 41-19 75-37 94-6 6-6 8-6 9 0 4 1 7 4 7 7 0 52-45 52-110z">
            <text:p/>
          </draw:path>
          <draw:path draw:style-name="gr7" draw:text-style-name="P7" draw:layer="layout" svg:width="0.258cm" svg:height="0.362cm" svg:x="9.9cm" svg:y="11.278cm" svg:viewBox="0 0 259 363" svg:d="M258 35c0-3 1-5 1-9 0-10-8-15-17-15-5 0-21 3-23 24-9-21-30-35-53-35-64 0-132 78-132 158 0 56 33 90 73 90 34 0 61-27 66-34 0 1 1 1 1 2-12 49-19 72-19 73-1 5-21 61-81 61-10 0-29 0-45-5 17-6 24-21 24-30 0-8-7-19-23-19-11 0-30 9-30 32 0 24 21 35 75 35 71 0 111-45 120-78 21-84 42-167 63-250zM184 176c-3 14-16 29-29 38-11 11-29 21-45 21-28 0-36-29-36-51 0-27 16-94 30-122 16-28 40-51 64-51 37 0 45 47 45 50 0 2-2 5-2 8-9 35-18 71-27 107z">
            <text:p/>
          </draw:path>
          <draw:path draw:style-name="gr7" draw:text-style-name="P7" draw:layer="layout" svg:width="0.13cm" svg:height="0.562cm" svg:x="10.212cm" svg:y="11.104cm" svg:viewBox="0 0 131 563" svg:d="M131 281c0-43-6-112-37-176-33-68-83-105-88-105-3 0-6 3-6 6 0 2 0 4 11 13 55 56 87 146 87 262 0 96-21 195-90 266-8 6-8 8-8 9 0 3 3 7 6 7 5 0 56-39 90-111 29-62 35-124 35-171z">
            <text:p/>
          </draw:path>
          <draw:path draw:style-name="gr7" draw:text-style-name="P7" draw:layer="layout" svg:width="0.415cm" svg:height="0.402cm" svg:x="10.425cm" svg:y="11.123cm" svg:viewBox="0 0 416 403" svg:d="M222 11c-3-8-4-11-14-11s-11 3-14 11c-64 127-127 254-191 381-3 4-2 4-3 6 0 5 5 5 13 5 130 0 260 0 390 0 10 0 13 0 13-5-1-2 0-2-3-6-64-127-127-254-191-381zM190 58c51 100 101 201 151 302-101 0-202 0-303 0 51-101 102-202 152-302z">
            <text:p/>
          </draw:path>
          <draw:path draw:style-name="gr7" draw:text-style-name="P7" draw:layer="layout" svg:width="0.172cm" svg:height="0.357cm" svg:x="10.881cm" svg:y="11.175cm" svg:viewBox="0 0 173 358" svg:d="M102 126c18 0 36 0 53 0 11 0 18 0 18-11 0-6-7-6-16-6-17 0-33 0-50 0 21-79 23-90 23-95 0-8-7-14-16-14-2 0-18 0-23 21-7 29-15 58-22 88-18 0-35 0-53 0-11 0-16 0-16 11 0 6 5 6 16 6 17 0 33 0 50 0-42 160-44 170-44 179 0 31 21 53 52 53 57 0 89-83 89-86 0-7-5-7-6-7-5 0-7 2-8 8-24 58-55 72-74 72-11 0-17-8-17-25 0-15 1-18 3-28 14-55 28-110 41-166z">
            <text:p/>
          </draw:path>
          <draw:path draw:style-name="gr7" draw:text-style-name="P7" draw:layer="layout" svg:width="0.226cm" svg:height="0.256cm" svg:x="11.084cm" svg:y="11.12cm" svg:viewBox="0 0 227 257" svg:d="M163 118c-3-22-16-118-80-118-24 0-43 13-54 24-24 21-29 46-29 48 0 5 5 5 6 5 5 0 5-2 8-8 8-23 37-37 64-37 63 0 71 64 71 104 0 19 0 24-2 27-9 30-21 74-21 86 0 4 2 8 7 8 1 0 6 0 13-19 4-16 12-45 16-73 1-13 22-68 32-85 4-13 12-32 32-66 1-1 1-3 1-4 0-5-5-5-6-5-2 0-5 0-7 1-4 8-33 64-51 112z">
            <text:p/>
          </draw:path>
        </draw:g>
        <draw:frame draw:style-name="gr25" draw:text-style-name="P9" draw:layer="layout" svg:width="22cm" svg:height="1.5cm" svg:x="1cm" svg:y="0.5cm">
          <draw:text-box>
            <text:p><text:span text:style-name="T5">convergence</text:span></text:p>
          </draw:text-box>
        </draw:frame>
        <draw:frame draw:style-name="gr34" draw:text-style-name="P31" draw:layer="layout" svg:width="7.5cm" svg:height="1cm" svg:x="11.5cm" svg:y="5.3cm">
          <draw:text-box>
            <text:p xml:id="id32" text:id="id32" text:style-name="P30">strong convergence</text:p>
          </draw:text-box>
        </draw:frame>
        <draw:frame draw:style-name="gr34" draw:text-style-name="P31" draw:layer="layout" svg:width="7.5cm" svg:height="1cm" svg:x="11.499cm" svg:y="9.2cm">
          <draw:text-box>
            <text:p xml:id="id38" text:id="id38" text:style-name="P30">weak convergence</text:p>
          </draw:text-box>
        </draw:frame>
        <draw:frame draw:style-name="gr35" draw:text-style-name="P31" draw:layer="layout" svg:width="8.5cm" svg:height="0.899cm" svg:x="11.5cm" svg:y="6.8cm">
          <draw:text-box>
            <text:p xml:id="id36" text:id="id36" text:style-name="P30">strong convergence order <text:span text:style-name="T24">γ</text:span><text:span text:style-name="T25"> </text:span></text:p>
          </draw:text-box>
        </draw:frame>
        <draw:frame draw:style-name="gr36" draw:text-style-name="P33" draw:layer="layout" svg:width="8cm" svg:height="1.601cm" svg:x="11.5cm" svg:y="10.8cm">
          <draw:text-box>
            <text:p xml:id="id45" text:id="id45" text:style-name="P32"><text:span text:style-name="T26">weak </text:span><text:span text:style-name="T26">convergenc</text:span><text:span text:style-name="T26">e order </text:span><text:span text:style-name="T24">γ</text:span></text:p>
          </draw:text-box>
        </draw:frame>
        <draw:polyline draw:style-name="gr37" draw:text-style-name="P14" xml:id="id34" draw:id="id34" draw:layer="layout" svg:width="6.473cm" svg:height="2.796cm" draw:transform="skewX (0.0183259571459405) rotate (0.475253155318056) translate (18.9827902707664cm 7.58631399845321cm)" svg:viewBox="0 0 6474 2797" draw:points="0,0 1177,0 1213,1391 2708,1380 3899,981 5484,1789 6474,2797">
          <text:p/>
        </draw:polyline>
        <draw:g draw:style-name="gr10" xml:id="id33" draw:id="id33">
          <draw:path draw:style-name="gr18" draw:text-style-name="P14" draw:layer="layout" svg:width="6.756cm" svg:height="2.502cm" draw:transform="skewX (0.0457276264022514) rotate (0.28326693759868) translate (18.9551137629311cm 7.41816147951906cm)" svg:viewBox="0 0 6757 2503" svg:d="M0 147c176 19 329-157 500-147 109 7-56 364 97 193 218-243 157-4 183 84 41 145 201-68 164 189-36 291 249-2 151 295-45 138 116 281 63 427-44 119 130 242 181 83 47-144 160-68 258-107 60-22 125 436 187 156 27-118 80-256 181-293 159-58 100-196 224-279 54-12 124-427 117-111-6 327 233 39 304-54 175-235 126 267 289 4 193-312 206 223 331 8 173-299 110 142 247-124 63-123-37 281-9 421 16 80 41 305 186 219 108-64 114 189 243 15 44-60 195-291 188-2-2 134 169 172 281 151 135-25 335 34 398-113 121-284 229 85 354-173 56-114 198-301 299-213 84 74 90 323 238 210 109-83 205-186 322-253 95-55 170-129 228-218 156-239 52 126 66 176 36 135-56 275-60 415-3 142-6 285-17 428-8 103-12 206-11 311 1 150 19 326 130 415 86 69 49 394 186 100 31-68 107 283 126 76l55-79 58-86 19-17">
            <text:p/>
          </draw:path>
          <draw:g draw:style-name="gr10">
            <draw:line draw:style-name="gr17" draw:text-style-name="P10" draw:layer="layout" svg:x1="18.7cm" svg:y1="9.222cm" svg:x2="26.916cm" svg:y2="9.222cm">
              <text:p/>
            </draw:line>
            <draw:line draw:style-name="gr17" draw:text-style-name="P10" draw:layer="layout" svg:x1="18.971cm" svg:y1="9.493cm" svg:x2="18.983cm" svg:y2="5.428cm">
              <text:p/>
            </draw:line>
            <draw:g draw:style-name="gr6">
              <svg:title>TexMaths</svg:title>
              <svg:desc>16§display§T§svg§600§FALSE§</svg:desc>
              <draw:path draw:style-name="gr7" draw:text-style-name="P7" draw:layer="layout" svg:width="0.334cm" svg:height="0.32cm" svg:x="25.789cm" svg:y="9.704cm" svg:viewBox="0 0 335 321" svg:d="M0 0c112 0 223 0 335 0 0 107 0 214 0 321-112 0-223 0-335 0 0-107 0-214 0-321z">
                <text:p/>
              </draw:path>
              <draw:path draw:style-name="gr8" draw:text-style-name="P8" draw:layer="layout" svg:width="0.391cm" svg:height="0.377cm" svg:x="25.76cm" svg:y="9.675cm" svg:viewBox="0 0 392 378" svg:d="M0 0c131 0 261 0 392 0 0 126 0 252 0 378-131 0-261 0-392 0 0-126 0-252 0-378z">
                <text:p/>
              </draw:path>
              <draw:path draw:style-name="gr7" draw:text-style-name="P7" draw:layer="layout" svg:width="0.378cm" svg:height="0.377cm" svg:x="25.773cm" svg:y="9.675cm" svg:viewBox="0 0 379 378" svg:d="M225 40c4-16 6-19 12-21 5-1 24-1 35-1 58 0 82 1 82 46 0 8-2 29-5 44 0 2-2 8-2 10 0 3 2 8 8 8 5 0 7-5 8-13 5-32 10-65 15-97 1-3 1-8 1-10 0-6-5-6-14-6-103 0-206 0-309 0-15 0-15 0-19 11-12 33-23 66-34 99-1 3-3 8-3 10 0 3 3 6 8 6s5-3 10-13c28-86 43-95 125-95 8 0 15 0 23 0 16 0 16 1 16 6 0 3-2 9-4 11-24 100-49 199-74 298-5 21-7 27-66 27-20 0-24 0-24 12 0 6 7 6 10 6 14 0 30-2 46-2 14 0 31 0 46 0s32 0 47 0c17 0 33 2 49 2 5 0 13 0 13-11 0-7-5-7-19-7-15 0-23 0-37-1-16-2-21-3-21-11 0-2 0-3 3-13 25-98 49-197 74-295z">
                <text:p/>
              </draw:path>
            </draw:g>
            <draw:line draw:style-name="gr19" draw:text-style-name="P14" draw:layer="layout" svg:x1="25.973cm" svg:y1="9.493cm" svg:x2="25.973cm" svg:y2="5.88cm">
              <text:p/>
            </draw:line>
          </draw:g>
        </draw:g>
        <draw:g draw:style-name="gr10" xml:id="id39" draw:id="id39">
          <draw:line draw:style-name="gr17" draw:text-style-name="P10" draw:layer="layout" svg:x1="18.687cm" svg:y1="14.123cm" svg:x2="26.903cm" svg:y2="14.123cm">
            <text:p/>
          </draw:line>
          <draw:line draw:style-name="gr17" draw:text-style-name="P10" draw:layer="layout" svg:x1="18.958cm" svg:y1="14.394cm" svg:x2="18.97cm" svg:y2="10.329cm">
            <text:p/>
          </draw:line>
          <draw:g draw:style-name="gr6">
            <svg:title>TexMaths</svg:title>
            <svg:desc>16§display§T§svg§600§FALSE§</svg:desc>
            <draw:path draw:style-name="gr7" draw:text-style-name="P7" draw:layer="layout" svg:width="0.334cm" svg:height="0.32cm" svg:x="25.777cm" svg:y="14.605cm" svg:viewBox="0 0 335 321" svg:d="M0 0c112 0 223 0 335 0 0 107 0 214 0 321-112 0-223 0-335 0 0-107 0-214 0-321z">
              <text:p/>
            </draw:path>
            <draw:path draw:style-name="gr8" draw:text-style-name="P8" draw:layer="layout" svg:width="0.391cm" svg:height="0.377cm" svg:x="25.748cm" svg:y="14.576cm" svg:viewBox="0 0 392 378" svg:d="M0 0c131 0 261 0 392 0 0 126 0 252 0 378-131 0-261 0-392 0 0-126 0-252 0-378z">
              <text:p/>
            </draw:path>
            <draw:path draw:style-name="gr7" draw:text-style-name="P7" draw:layer="layout" svg:width="0.378cm" svg:height="0.377cm" svg:x="25.761cm" svg:y="14.576cm" svg:viewBox="0 0 379 378" svg:d="M225 40c4-16 6-19 12-21 5-1 24-1 35-1 58 0 82 1 82 46 0 8-2 29-5 44 0 2-2 8-2 10 0 3 2 8 8 8 5 0 7-5 8-13 5-32 10-65 15-97 1-3 1-8 1-10 0-6-5-6-14-6-103 0-206 0-309 0-15 0-15 0-19 11-12 33-23 66-34 99-1 3-3 8-3 10 0 3 3 6 8 6s5-3 10-13c28-86 43-95 125-95 8 0 15 0 23 0 16 0 16 1 16 6 0 3-2 9-4 11-24 100-49 199-74 298-5 21-7 27-66 27-20 0-24 0-24 12 0 6 7 6 10 6 14 0 30-2 46-2 14 0 31 0 46 0s32 0 47 0c17 0 33 2 49 2 5 0 13 0 13-11 0-7-5-7-19-7-15 0-23 0-37-1-16-2-21-3-21-11 0-2 0-3 3-13 25-98 49-197 74-295z">
              <text:p/>
            </draw:path>
          </draw:g>
          <draw:line draw:style-name="gr19" draw:text-style-name="P14" draw:layer="layout" svg:x1="25.96cm" svg:y1="14.394cm" svg:x2="25.96cm" svg:y2="10.781cm">
            <text:p/>
          </draw:line>
        </draw:g>
        <draw:g draw:style-name="gr6" xml:id="id40" draw:id="id40">
          <draw:path draw:style-name="gr38" draw:text-style-name="P14" draw:layer="layout" svg:width="6.756cm" svg:height="2.502cm" draw:transform="skewX (0.0457276264022514) rotate (0.28326693759868) translate (18.9521137629311cm 12.3441614795191cm)" svg:viewBox="0 0 6757 2503" svg:d="M0 147c176 19 329-157 500-147 109 7-56 364 97 193 218-243 157-4 183 84 41 145 201-68 164 189-36 291 249-2 151 295-45 138 116 281 63 427-44 119 130 242 181 83 47-144 160-68 258-107 60-22 125 436 187 156 27-118 80-256 181-293 159-58 100-196 224-279 54-12 124-427 117-111-6 327 233 39 304-54 175-235 126 267 289 4 193-312 206 223 331 8 173-299 110 142 247-124 63-123-37 281-9 421 16 80 41 305 186 219 108-64 114 189 243 15 44-60 195-291 188-2-2 134 169 172 281 151 135-25 335 34 398-113 121-284 229 85 354-173 56-114 198-301 299-213 84 74 90 323 238 210 109-83 205-186 322-253 95-55 170-129 228-218 156-239 52 126 66 176 36 135-56 275-60 415-3 142-6 285-17 428-8 103-12 206-11 311 1 150 19 326 130 415 86 69 49 394 186 100 31-68 107 283 126 76l55-79 58-86 19-17">
            <text:p/>
          </draw:path>
          <draw:path draw:style-name="gr39" draw:text-style-name="P14" draw:layer="layout" svg:width="3.946cm" svg:height="5.957cm" draw:transform="skewX (0.0392699081698724) rotate (0.967610537305656) translate (18.9475824718368cm 12.527834143638cm)" svg:viewBox="0 0 3947 5958" svg:d="M29 0c135 16 262 14 407 46 340 73-300 393-176 400 370 21-221 111 168 182 163 29-158 174-204 282-51 117-245 157-222 272 32 163 514-17 443 112-130 237 57 156 160 186 126 37-305 408-63 379 289-35-80 153 148 172 146 12 478-147 437-10-103 345 55 84 166 275 79 137 378-281 411-141 43 183-186 326-273 493-66 126-297 230-230 358 56 107 466-117 237 165-95 118-63 281 105 273 282-15-116 276-65 391 62 138 237 153 374 162 309 19-8 194 196 252 74 22 398-70 233 240-111 207 386-34 398 259 7 159 282 87 409 159 139 78-289 449 18 379 314-72 26 244 20 332-15 212 258-63 294 241 15 129 254 75 384 97l117-3 26 5">
            <text:p/>
          </draw:path>
          <draw:path draw:style-name="gr39" draw:text-style-name="P14" draw:layer="layout" svg:width="4.161cm" svg:height="5.976cm" draw:transform="rotate (1.04265969514141) translate (18.9314475072678cm 12.4370043321926cm)" svg:viewBox="0 0 4162 5977" svg:d="M0 93c128-20 280-146 383-68 119 90-60 269-164 330-188 109 209 115 162 184-181 270 119 0 180 40 128 82-323 307 14 214 135-38 296-136 418-66 66 38-308 241 16 181 94-18 468-72 103 118-277 144 194 49 230 32 125-55 461-246 98 189-39 47-325 289-7 216 81-19 407-165 164 127-50 59-394 336-47 205 268-101 199 116 93 180-338 202 116 46 185 48 93 3 380-197 303 24-41 115-148 207-254 271-133 80-47 210-189 288-278 153-362 263 10 228 577-54-102 229 310 109 77-23 457-161 221 93-181 194 160 108 228 67 106-63 243-140 357-96 70 27-328 286-29 239 133-21 272-20 398-65 242-87-61 148-43 215 51 186 613-85 221 283-113 106-228 218-369 283-260 119 108 123 171 122 305-2-34 194-72 298-26 73-301 218-3 203 145-7 605-64 229 222-264 201 95 170 187 148 368-91-66 212-43 326 36 179 270 30 398 34 95 3 523-198 157 154-105 101-133 268-263 353l-91 109 37 46">
            <text:p/>
          </draw:path>
          <draw:path draw:style-name="gr39" draw:text-style-name="P14" draw:layer="layout" svg:width="4.371cm" svg:height="5.802cm" draw:transform="rotate (-0.785398163397449) translate (23.004cm 8.53cm)" svg:viewBox="0 0 4372 5803" svg:d="M0 5674c136-11 411 220 388 88-49-282 59 2 171-156 77-110 216 154 340 149 123-5-193-438 67-231 117 93 170 53 239-75 66-123 309 70 414-20 102-86-211-196-149-286 93-135 456 141 483-48 23-161-189-267-279-401-11-18-272-337-14-177 71 44 467 208 184-61-88-83-290-205-204-286 133-127 343 72 503 150 361 175-40-157 157-184 130-18 307 221 381 109 66-102-94-220-163-313-187-252 258 82 115-238-56-127-110-270-95-408 24-220 384 63 368-136-28-340 259-74 353-41 106 37 489 207 62-61-119-75-198-200-225-334-18-87 445 312 285-27-128-273 151-82 218-27 224 184 40-185 21-211-196-264 91-80 184-102 171-41-149-293 231-258 193 17-64-359 68-395 234-63 50-216 47-320-3-88-351-356 0-177 124 64 2-247-13-367-8-59-227-367 21-225 54 31 310 282 176-27-73-169-99-355-129-538l-13-40">
            <text:p/>
          </draw:path>
          <draw:path draw:style-name="gr39" draw:text-style-name="P14" draw:layer="layout" svg:width="3.542cm" svg:height="6.052cm" draw:transform="rotate (1.01333816370791) translate (18.9432047977536cm 12.3993462351182cm)" svg:viewBox="0 0 3543 6053" svg:d="M0 69c139-15 278-26 415-43 127-15 295-65 384 33 60 67-269 297 12 275 123-9 312-79 370 31 53 99-29 266 152 279 95 7 405 44 212 231-164 159 40 289 181 273 138-16 358-65 417 68 49 112-99 232-186 320-195 197 151 195 251 184 82-8 367-89 266 117-48 97-107 193-182 272-78 84-141 180-222 264-71 73-130 162-207 231-120 108-179 267-273 397-36 49-266 319 7 177 274-143-64 231-54 294 25 170-255 315-140 394 126 86 250 124 139 242-94 100-219 248-171 379 34 94 412-20 326 125-158 268 226 88 296 145 135 110-370 472 170 166 137-78 301-95 448-155 348-140-22 167-69 235-180 262 273-97 318-17 54 94 135 174 103 311-76 337 252 45 272 216 16 141-292 275-194 381 113 123 335 18 502 4l-14 123-14 32">
            <text:p/>
          </draw:path>
          <draw:path draw:style-name="gr38" draw:text-style-name="P14" draw:layer="layout" svg:width="6.756cm" svg:height="2.502cm" draw:transform="skewX (-0.0457276264022515) rotate (2.85832571599111) translate (25.4514846254718cm 14.551278033893cm)" svg:viewBox="0 0 6757 2503" svg:d="M6757 147c-176 19-330-157-500-147-110 7 56 364-97 193-218-243-158-4-183 84-42 145-201-68-164 189 36 291-249-2-151 295 45 138-116 281-63 427 44 119-131 242-182 83-46-144-159-68-258-107-60-22-125 436-187 156-26-118-79-256-180-293-159-58-100-196-224-279-55-12-124-427-117-111 6 327-234 39-305-54-175-235-125 267-288 4-193-312-207 223-331 8-174-299-111 142-248-124-63-123 37 281 10 421-16 80-41 305-187 219-107-64-113 189-242 15-44-60-195-291-188-2 2 134-170 172-282 151-134-25-334 34-397-113-121-284-229 85-354-173-56-114-198-301-299-213-85 74-90 323-238 210-109-83-206-186-323-253-94-55-169-129-228-218-155-239-52 126-65 176-36 135 55 275 59 415 4 142 7 285 18 428 8 103 12 206 11 311-1 150-20 326-130 415-86 69-50 394-186 100-32-68-107 283-126 76l-55-79-58-86-19-17">
            <text:p/>
          </draw:path>
          <draw:path draw:style-name="gr39" draw:text-style-name="P14" draw:layer="layout" svg:width="3.947cm" svg:height="5.957cm" draw:transform="skewX (-0.0394444410950717) rotate (2.17398211628414) translate (21.1990088758658cm 15.7302527465341cm)" svg:viewBox="0 0 3948 5958" svg:d="M3919 0c-135 16-262 14-408 46-339 73 301 393 177 400-370 21 221 111-168 182-163 29 157 174 204 282 50 117 244 157 222 272-33 163-515-17-444 112 130 237-57 156-160 186-125 37 306 408 63 379-289-35 81 153-148 172-146 12-477-147-436-10 103 345-56 84-167 275-79 137-378-281-410-141-43 183 186 326 272 493 66 126 297 230 230 358-56 107-466-117-237 165 95 118 63 281-105 273-282-15 116 276 65 391-62 138-237 153-374 162-309 19 8 194-196 252-74 22-398-70-233 240 111 207-386-34-398 259-7 159-282 87-409 159-139 78 288 449-19 379-313-72-26 244-19 332 15 212-258-63-294 241-15 129-254 75-385 97l-116-3-26 5">
            <text:p/>
          </draw:path>
          <draw:path draw:style-name="gr39" draw:text-style-name="P14" draw:layer="layout" svg:width="4.161cm" svg:height="5.976cm" draw:transform="skewX (7.48710832549745E-017) rotate (2.09893295844838) translate (21.0405724998612cm 16.1645534984711cm)" svg:viewBox="0 0 4162 5977" svg:d="M4162 93c-129-20-280-146-383-68-120 90 60 269 164 330 187 109-209 115-163 184 182 270-118 0-179 40-129 82 323 307-14 214-136-38-296-136-418-66-66 38 307 241-16 181-94-18-468-72-103 118 277 144-194 49-231 32-125-55-460-246-98 189 40 47 326 289 7 216-80-19-407-165-163 127 50 59 393 336 47 205-269-101-200 116-93 180 338 202-117 46-185 48-93 3-380-197-303 24 40 115 148 207 254 271 133 80 46 210 188 288 279 153 362 263-10 228-576-54 103 229-309 109-77-23-457-161-221 93 181 194-160 108-229 67-106-63-242-140-356-96-70 27 327 286 28 239-132-21-272-20-397-65-242-87 61 148 42 215-50 186-612-85-220 283 112 106 228 218 369 283 260 119-108 123-171 122-305-2 34 194 71 298 26 73 301 218 3 203-145-7-605-64-229 222 265 201-95 170-187 148-367-91 67 212 44 326-36 179-270 30-399 34-95 3-522-198-157 154 106 101 133 268 263 353l92 109-37 46">
            <text:p/>
          </draw:path>
          <draw:path draw:style-name="gr39" draw:text-style-name="P14" draw:layer="layout" svg:width="4.371cm" svg:height="5.802cm" draw:transform="rotate (-2.35619449019235) translate (26.107773983196cm 13.385226016804cm)" svg:viewBox="0 0 4372 5803" svg:d="M4372 5674c-136-11-410 220-388 88 49-282-59 2-170-156-77-110-217 154-340 149-124-5 193-438-67-231-118 93-171 53-239-75-67-123-309 70-415-20-102-86 212-196 149-286-93-135-456 141-483-48-22-161 190-267 279-401 12-18 273-337 14-177-71 44-466 208-184-61 88-83 290-205 205-286-134-127-344 72-504 150-361 175 41-157-157-184-129-18-307 221-380 109-67-102 94-220 162-313 187-252-257 82-115-238 57-127 111-270 96-408-25-220-384 63-368-136 28-340-259-74-354-41-106 37-489 207-61-61 119-75 197-200 225-334 18-87-446 312-286-27 129-273-150-82-218-27-224 184-39-185-20-211 196-264-91-80-184-102-172-41 148-293-231-258-193 17 63-359-68-395-234-63-51-216-48-320 3-88 351-356 0-177-124 64-1-247 14-367 7-59 227-367-21-225-54 31-311 282-176-27 73-169 99-355 128-538l14-40">
            <text:p/>
          </draw:path>
          <draw:path draw:style-name="gr39" draw:text-style-name="P14" draw:layer="layout" svg:width="3.542cm" svg:height="6.052cm" draw:transform="rotate (2.12825448988189) translate (20.8296551111645cm 15.6144031570219cm)" svg:viewBox="0 0 3543 6053" svg:d="M3543 69c-138-15-278-26-415-43-127-15-294-65-383 33-61 67 268 297-13 275-122-9-312-79-370 31-53 99 30 266-152 279-95 7-405 44-212 231 165 159-40 289-181 273-138-16-358-65-417 68-49 112 99 232 186 320 195 197-151 195-251 184-81-8-367-89-266 117 48 97 108 193 182 272 78 84 141 180 222 264 71 73 130 162 207 231 120 108 179 267 273 397 36 49 266 319-7 177-274-143 64 231 54 294-25 170 255 315 140 394-126 86-250 124-139 242 95 100 219 248 172 379-35 94-412-20-327 125 158 268-226 88-295 145-136 110 369 472-171 166-137-78-301-95-448-155-347-140 22 167 69 235 180 262-273-97-318-17-54 94-134 174-103 311 76 337-252 45-272 216-16 141 292 275 194 381-113 123-335 18-502 4l14 123 15 32">
            <text:p/>
          </draw:path>
          <draw:path draw:style-name="gr38" draw:text-style-name="P14" draw:layer="layout" svg:width="6.756cm" svg:height="2.502cm" draw:transform="skewX (-0.0457276264022514) rotate (-0.28326693759868) translate (19.5185153745282cm 10.356721966107cm)" svg:viewBox="0 0 6757 2503" svg:d="M6757 147c-176 19-330-157-500-147-110 7 56 364-97 193-218-243-158-4-183 84-42 145-201-68-164 189 36 291-249-2-151 295 45 138-116 281-63 427 44 119-131 242-182 83-46-144-159-68-258-107-60-22-125 436-187 156-26-118-79-256-180-293-159-58-100-196-224-279-55-12-124-427-117-111 6 327-234 39-305-54-175-235-125 267-288 4-193-312-207 223-331 8-174-299-111 142-248-124-63-123 37 281 10 421-16 80-41 305-187 219-107-64-113 189-242 15-44-60-195-291-188-2 2 134-170 172-282 151-134-25-334 34-397-113-121-284-229 85-354-173-56-114-198-301-299-213-85 74-90 323-238 210-109-83-206-186-323-253-94-55-169-129-228-218-155-239-52 126-65 176-36 135 55 275 59 415 4 142 7 285 18 428 8 103 12 206 11 311-1 150-20 326-130 415-86 69-50 394-186 100-32-68-107 283-126 76l-55-79-58-86-19-17">
            <text:p/>
          </draw:path>
          <draw:path draw:style-name="gr39" draw:text-style-name="P14" draw:layer="layout" svg:width="3.947cm" svg:height="5.957cm" draw:transform="skewX (-0.0394444410950719) rotate (-0.967610537305657) translate (23.7709911241342cm 8.93274725346594cm)" svg:viewBox="0 0 3948 5958" svg:d="M3919 0c-135 16-262 14-408 46-339 73 301 393 177 400-370 21 221 111-168 182-163 29 157 174 204 282 50 117 244 157 222 272-33 163-515-17-444 112 130 237-57 156-160 186-125 37 306 408 63 379-289-35 81 153-148 172-146 12-477-147-436-10 103 345-56 84-167 275-79 137-378-281-410-141-43 183 186 326 272 493 66 126 297 230 230 358-56 107-466-117-237 165 95 118 63 281-105 273-282-15 116 276 65 391-62 138-237 153-374 162-309 19 8 194-196 252-74 22-398-70-233 240 111 207-386-34-398 259-7 159-282 87-409 159-139 78 288 449-19 379-313-72-26 244-19 332 15 212-258-63-294 241-15 129-254 75-385 97l-116-3-26 5">
            <text:p/>
          </draw:path>
          <draw:path draw:style-name="gr39" draw:text-style-name="P14" draw:layer="layout" svg:width="4.161cm" svg:height="5.976cm" draw:transform="rotate (-1.04265969514141) translate (23.9294275001388cm 9.08244650152888cm)" svg:viewBox="0 0 4162 5977" svg:d="M4162 93c-129-20-280-146-383-68-120 90 60 269 164 330 187 109-209 115-163 184 182 270-118 0-179 40-129 82 323 307-14 214-136-38-296-136-418-66-66 38 307 241-16 181-94-18-468-72-103 118 277 144-194 49-231 32-125-55-460-246-98 189 40 47 326 289 7 216-80-19-407-165-163 127 50 59 393 336 47 205-269-101-200 116-93 180 338 202-117 46-185 48-93 3-380-197-303 24 40 115 148 207 254 271 133 80 46 210 188 288 279 153 362 263-10 228-576-54 103 229-309 109-77-23-457-161-221 93 181 194-160 108-229 67-106-63-242-140-356-96-70 27 327 286 28 239-132-21-272-20-397-65-242-87 61 148 42 215-50 186-612-85-220 283 112 106 228 218 369 283 260 119-108 123-171 122-305-2 34 194 71 298 26 73 301 218 3 203-145-7-605-64-229 222 265 201-95 170-187 148-367-91 67 212 44 326-36 179-270 30-399 34-95 3-522-198-157 154 106 101 133 268 263 353l92 109-37 46">
            <text:p/>
          </draw:path>
          <draw:path draw:style-name="gr39" draw:text-style-name="P14" draw:layer="layout" svg:width="3.542cm" svg:height="6.052cm" draw:transform="rotate (-1.01333816370791) translate (24.1403448888355cm 9.29359684297812cm)" svg:viewBox="0 0 3543 6053" svg:d="M3543 69c-138-15-278-26-415-43-127-15-294-65-383 33-61 67 268 297-13 275-122-9-312-79-370 31-53 99 30 266-152 279-95 7-405 44-212 231 165 159-40 289-181 273-138-16-358-65-417 68-49 112 99 232 186 320 195 197-151 195-251 184-81-8-367-89-266 117 48 97 108 193 182 272 78 84 141 180 222 264 71 73 130 162 207 231 120 108 179 267 273 397 36 49 266 319-7 177-274-143 64 231 54 294-25 170 255 315 140 394-126 86-250 124-139 242 95 100 219 248 172 379-35 94-412-20-327 125 158 268-226 88-295 145-136 110 369 472-171 166-137-78-301-95-448-155-347-140 22 167 69 235 180 262-273-97-318-17-54 94-134 174-103 311 76 337-252 45-272 216-16 141 292 275 194 381-113 123-335 18-502 4l14 123 15 32">
            <text:p/>
          </draw:path>
          <draw:path draw:style-name="gr39" draw:text-style-name="P14" draw:layer="layout" svg:width="3.947cm" svg:height="5.957cm" draw:transform="skewX (0.0394444410950718) rotate (-2.17398211628414) translate (26.0003021360069cm 12.8203333769047cm)" svg:viewBox="0 0 3948 5958" svg:d="M29 0c135 16 262 14 407 46 340 73-300 393-176 400 370 21-221 111 168 182 163 29-158 174-204 282-51 117-245 157-222 272 32 163 514-17 443 112-129 237 57 156 160 186 126 37-305 408-63 379 290-35-80 153 148 172 146 12 478-147 437-10-103 345 55 84 166 275 79 137 378-281 411-141 43 183-186 326-273 493-66 126-297 230-230 358 57 107 467-117 238 165-96 118-63 281 104 273 282-15-116 276-64 391 61 138 237 153 374 162 309 19-8 194 196 252 73 22 398-70 232 240-111 207 386-34 399 259 7 159 282 87 409 159 138 78-289 449 18 379 314-72 26 244 20 332-15 212 258-63 293 241 16 129 254 75 385 97l116-3 27 5">
            <text:p/>
          </draw:path>
          <draw:path draw:style-name="gr39" draw:text-style-name="P14" draw:layer="layout" svg:width="4.161cm" svg:height="5.976cm" draw:transform="rotate (-2.09893295844838) translate (26.0145524927322cm 12.3509956678074cm)" svg:viewBox="0 0 4162 5977" svg:d="M0 93c128-20 280-146 383-68 119 90-60 269-164 330-188 109 209 115 162 184-181 270 119 0 180 40 128 82-323 307 14 214 135-38 296-136 418-66 66 38-308 241 16 181 94-18 468-72 103 118-277 144 194 49 230 32 125-55 461-246 98 189-39 47-325 289-7 216 81-19 407-165 164 127-50 59-394 336-47 205 268-101 199 116 93 180-338 202 116 46 185 48 93 3 380-197 303 24-41 115-148 207-254 271-133 80-47 210-189 288-278 153-362 263 10 228 577-54-102 229 310 109 77-23 457-161 221 93-181 194 160 108 228 67 106-63 243-140 357-96 70 27-328 286-29 239 133-21 272-20 398-65 242-87-61 148-43 215 51 186 613-85 221 283-113 106-228 218-369 283-260 119 108 123 171 122 305-2-34 194-72 298-26 73-301 218-3 203 145-7 605-64 229 222-264 201 95 170 187 148 368-91-66 212-43 326 36 179 270 30 398 34 95 3 523-198 157 154-105 101-133 268-263 353l-91 109 37 46">
            <text:p/>
          </draw:path>
          <draw:path draw:style-name="gr39" draw:text-style-name="P14" draw:layer="layout" svg:width="4.371cm" svg:height="5.802cm" draw:transform="skewX (-7.34130972241056E-017) rotate (2.35619449019235) translate (21.942cm 15.499cm)" svg:viewBox="0 0 4372 5803" svg:d="M0 5674c136-11 411 220 388 88-49-282 59 2 171-156 77-110 216 154 340 149 123-5-193-438 67-231 117 93 170 53 239-75 66-123 309 70 414-20 102-86-211-196-149-286 93-135 456 141 483-48 23-161-189-267-279-401-11-18-272-337-14-177 71 44 467 208 184-61-88-83-290-205-204-286 133-127 343 72 503 150 361 175-40-157 157-184 130-18 307 221 381 109 66-102-94-220-163-313-187-252 258 82 115-238-56-127-110-270-95-408 24-220 384 63 368-136-28-340 259-74 353-41 106 37 489 207 62-61-119-75-198-200-225-334-18-87 445 312 285-27-128-273 151-82 218-27 224 184 40-185 21-211-196-264 91-80 184-102 171-41-149-293 231-258 193 17-64-359 68-395 234-63 50-216 47-320-3-88-351-356 0-177 124 64 2-247-13-367-8-59-227-367 21-225 54 31 310 282 176-27-73-169-99-355-129-538l-13-40">
            <text:p/>
          </draw:path>
          <draw:path draw:style-name="gr39" draw:text-style-name="P14" draw:layer="layout" svg:width="3.542cm" svg:height="6.052cm" draw:transform="rotate (-2.12825448988189) translate (26.0147952022465cm 12.7266537648818cm)" svg:viewBox="0 0 3543 6053" svg:d="M0 69c139-15 278-26 415-43 127-15 295-65 384 33 60 67-269 297 12 275 123-9 312-79 370 31 53 99-29 266 152 279 95 7 405 44 212 231-164 159 40 289 181 273 138-16 358-65 417 68 49 112-99 232-186 320-195 197 151 195 251 184 82-8 367-89 266 117-48 97-107 193-182 272-78 84-141 180-222 264-71 73-130 162-207 231-120 108-179 267-273 397-36 49-266 319 7 177 274-143-64 231-54 294 25 170-255 315-140 394 126 86 250 124 139 242-94 100-219 248-171 379 34 94 412-20 326 125-158 268 226 88 296 145 135 110-370 472 170 166 137-78 301-95 448-155 348-140-22 167-69 235-180 262 273-97 318-17 54 94 135 174 103 311-76 337 252 45 272 216 16 141-292 275-194 381 113 123 335 18 502 4l-14 123-14 32">
            <text:p/>
          </draw:path>
        </draw:g>
        <draw:g draw:style-name="gr6" xml:id="id42" draw:id="id42">
          <draw:polyline draw:style-name="gr40" draw:text-style-name="P14" draw:layer="layout" svg:width="6.917cm" svg:height="1.168cm" draw:transform="rotate (0.22148228207808) translate (18.9639723247223cm 12.5358770950924cm)" svg:viewBox="0 0 6918 1169" draw:points="0,0 1574,0 2482,523 4433,962 5518,694 6340,917 6918,1169">
            <text:p/>
          </draw:polyline>
          <draw:polyline draw:style-name="gr40" draw:text-style-name="P14" draw:layer="layout" svg:width="6.75cm" svg:height="1.784cm" draw:transform="rotate (-0.294437044811444) translate (19.4879584041687cm 10.8279834099905cm)" svg:viewBox="0 0 6751 1785" draw:points="0,1785 1599,1785 2889,871 4470,914 5760,0 6751,0">
            <text:p/>
          </draw:polyline>
          <draw:line draw:style-name="gr40" draw:text-style-name="P14" draw:layer="layout" svg:x1="18.97cm" svg:y1="12.5cm" svg:x2="25.953cm" svg:y2="11.701cm">
            <text:p/>
          </draw:line>
          <draw:polyline draw:style-name="gr40" draw:text-style-name="P14" draw:layer="layout" svg:width="6.999cm" svg:height="0.499cm" svg:x="19cm" svg:y="12.5cm" svg:viewBox="0 0 7000 500" draw:points="0,0 1500,0 3000,500 4505,189 6000,500 7000,0">
            <text:p/>
          </draw:polyline>
          <draw:polyline draw:style-name="gr40" draw:text-style-name="P14" draw:layer="layout" svg:width="5.433cm" svg:height="4.373cm" draw:transform="rotate (-0.58800142499689) translate (21.426299850325cm 8.86054093106467cm)" svg:viewBox="0 0 5434 4374" draw:points="0,4374 1803,4374 2357,3403 3467,3265 3878,2088 4854,1739 5434,0">
            <text:p/>
          </draw:polyline>
          <draw:polyline draw:style-name="gr40" draw:text-style-name="P14" draw:layer="layout" svg:width="6.956cm" svg:height="1.263cm" draw:transform="rotate (0.321664181142555) translate (18.9999568245637cm 12.4998704363893cm)" svg:viewBox="0 0 6957 1264" draw:points="0,0 1581,0 3004,474 4427,948 6008,948 6957,1264">
            <text:p/>
          </draw:polyline>
          <draw:polyline draw:style-name="gr40" draw:text-style-name="P14" draw:layer="layout" svg:width="5.579cm" svg:height="4.155cm" draw:transform="rotate (0.58800142499689) translate (18.9999988214514cm 12.4999982321726cm)" svg:viewBox="0 0 5580 4156" draw:points="0,0 1803,0 2635,555 3190,1525 3744,2496 4576,3051 5580,4156">
            <text:p/>
          </draw:polyline>
          <draw:polyline draw:style-name="gr40" draw:text-style-name="P14" draw:layer="layout" svg:width="6.949cm" svg:height="1.016cm" draw:transform="rotate (-0.221482282078081) translate (19.2193675376733cm 11.5090328402977cm)" svg:viewBox="0 0 6950 1017" draw:points="6950,0 5376,0 4469,523 2518,962 1437,744 17,1013 0,1017">
            <text:p/>
          </draw:polyline>
          <draw:polyline draw:style-name="gr40" draw:text-style-name="P14" draw:layer="layout" svg:width="6.691cm" svg:height="2.097cm" draw:transform="rotate (0.294437044811443) translate (18.945991772397cm 12.3087124095188cm)" svg:viewBox="0 0 6692 2098" draw:points="6692,2098 5184,1897 3935,871 2354,914 1064,0 0,200">
            <text:p/>
          </draw:polyline>
          <draw:line draw:style-name="gr40" draw:text-style-name="P14" draw:layer="layout" svg:x1="25.994cm" svg:y1="13.5cm" svg:x2="19.004cm" svg:y2="12.5cm">
            <text:p/>
          </draw:line>
          <draw:polyline draw:style-name="gr40" draw:text-style-name="P14" draw:layer="layout" svg:width="6.999cm" svg:height="0.499cm" svg:x="18.964cm" svg:y="12.5cm" svg:viewBox="0 0 7000 500" draw:points="7000,0 5520,314 4000,500 2495,189 1000,500 0,0">
            <text:p/>
          </draw:polyline>
          <draw:polyline draw:style-name="gr40" draw:text-style-name="P14" draw:layer="layout" svg:width="5.988cm" svg:height="3.625cm" draw:transform="rotate (0.58800142499689) translate (18.964cm 12.5cm)" svg:viewBox="0 0 5989 3626" draw:points="5989,3626 4495,3047 3933,2205 2955,1890 2049,1443 1525,416 0,0">
            <text:p/>
          </draw:polyline>
          <draw:polyline draw:style-name="gr40" draw:text-style-name="P14" draw:layer="layout" svg:width="6.595cm" svg:height="2.33cm" draw:transform="rotate (-0.321664181142555) translate (19.7009288262145cm 10.2885768469725cm)" svg:viewBox="0 0 6596 2331" draw:points="6596,0 5376,1067 3953,1541 2514,1952 949,2015 0,2331">
            <text:p/>
          </draw:polyline>
          <draw:polyline draw:style-name="gr40" draw:text-style-name="P14" draw:layer="layout" svg:width="6.101cm" svg:height="3.466cm" draw:transform="rotate (-0.58800142499689) translate (20.8870707130237cm 9.61538656453344cm)" svg:viewBox="0 0 6102 3467" draw:points="6102,0 4299,0 3467,555 2912,1525 2357,2496 1525,3051 0,3467">
            <text:p/>
          </draw:polyline>
          <draw:polyline draw:style-name="gr40" draw:text-style-name="P14" draw:layer="layout" svg:width="6.924cm" svg:height="0.577cm" draw:transform="rotate (-0.0464257581030492) translate (19.0308239315474cm 11.9226339383513cm)" svg:viewBox="0 0 6925 578" draw:points="0,578 3838,578 4776,426 6108,543 6925,0">
            <text:p/>
          </draw:polyline>
          <draw:polygon draw:style-name="gr40" draw:text-style-name="P14" draw:layer="layout" svg:width="6.983cm" svg:height="0.028cm" draw:transform="rotate (0.10471975511966) translate (19.004cm 12.5cm)" svg:viewBox="0 0 6984 29" draw:points="0,0 6984,29">
            <text:p/>
          </draw:polygon>
          <draw:polyline draw:style-name="gr40" draw:text-style-name="P14" draw:layer="layout" svg:width="6.5cm" svg:height="2.458cm" draw:transform="rotate (-0.381005375710363) translate (19.9182749366002cm 10.2176161465427cm)" svg:viewBox="0 0 6501 2459" draw:points="0,2459 2689,2459 3935,1707 5177,1453 6169,689 6501,0">
            <text:p/>
          </draw:polyline>
          <draw:polyline draw:style-name="gr40" draw:text-style-name="P14" draw:layer="layout" svg:width="6.917cm" svg:height="1.168cm" draw:transform="rotate (2.92011037151171) translate (25.7131036041566cm 13.9838676067118cm)" svg:viewBox="0 0 6918 1169" draw:points="6918,0 5344,0 4287,389 2485,962 1400,694 578,917 0,1169">
            <text:p/>
          </draw:polyline>
          <draw:polyline draw:style-name="gr40" draw:text-style-name="P14" draw:layer="layout" svg:width="6.75cm" svg:height="1.784cm" draw:transform="rotate (-2.84715560877835) translate (25.948cm 12.213cm)" svg:viewBox="0 0 6751 1785" draw:points="6751,1785 5152,1785 3861,871 2461,128 990,0 0,0">
            <text:p/>
          </draw:polyline>
          <draw:line draw:style-name="gr40" draw:text-style-name="P14" draw:layer="layout" svg:x1="18.97cm" svg:y1="12.5cm" svg:x2="25.953cm" svg:y2="13.299cm">
            <text:p/>
          </draw:line>
          <draw:polyline draw:style-name="gr40" draw:text-style-name="P14" draw:layer="layout" svg:width="6.999cm" svg:height="0.499cm" draw:transform="rotate (-3.14159265358979) translate (26cm 12.5cm)" svg:viewBox="0 0 7000 500" draw:points="7000,0 5503,44 4000,500 2495,189 1000,500 0,0">
            <text:p/>
          </draw:polyline>
          <draw:polyline draw:style-name="gr40" draw:text-style-name="P14" draw:layer="layout" svg:width="6.015cm" svg:height="3.481cm" draw:transform="skewX (8.89187873707143E-017) rotate (-2.5535912285929) translate (25.937cm 12.06cm)" svg:viewBox="0 0 6016 3482" draw:points="6016,3482 4213,3482 3659,2511 2549,2372 1717,1818 1162,847 0,0">
            <text:p/>
          </draw:polyline>
          <draw:polyline draw:style-name="gr40" draw:text-style-name="P14" draw:layer="layout" svg:width="6.956cm" svg:height="1.546cm" draw:transform="rotate (2.81992847244724) translate (25.6002936228083cm 14.6994644604622cm)" svg:viewBox="0 0 6957 1547" draw:points="6957,0 5420,245 4301,1547 2530,948 778,618 0,1264">
            <text:p/>
          </draw:polyline>
          <draw:polyline draw:style-name="gr40" draw:text-style-name="P14" draw:layer="layout" svg:width="5.579cm" svg:height="4.155cm" draw:transform="skewX (8.0319387491374E-017) rotate (2.5535912285929) translate (23.6426219292875cm 15.5950759363503cm)" svg:viewBox="0 0 5580 4156" draw:points="5580,0 3777,0 3006,680 2390,1525 1836,2496 1293,2802 0,4156">
            <text:p/>
          </draw:polyline>
          <draw:polyline draw:style-name="gr40" draw:text-style-name="P14" draw:layer="layout" svg:width="6.949cm" svg:height="1.377cm" draw:transform="rotate (-2.92011037151171) translate (26.0000276752777cm 11.9641229049076cm)" svg:viewBox="0 0 6950 1378" draw:points="0,0 1574,0 2482,523 4433,962 5308,1378 6934,1013 6950,1017">
            <text:p/>
          </draw:polyline>
          <draw:polyline draw:style-name="gr40" draw:text-style-name="P14" draw:layer="layout" svg:width="6.691cm" svg:height="2.111cm" draw:transform="rotate (2.84715560877835) translate (25.3502562836232cm 14.6333897020833cm)" svg:viewBox="0 0 6692 2112" draw:points="0,2098 1523,2112 2758,871 4803,770 5628,0 6692,200">
            <text:p/>
          </draw:polyline>
          <draw:line draw:style-name="gr40" draw:text-style-name="P14" draw:layer="layout" svg:x1="25.986cm" svg:y1="11.587cm" svg:x2="19.004cm" svg:y2="12.5cm">
            <text:p/>
          </draw:line>
          <draw:polyline draw:style-name="gr40" draw:text-style-name="P14" draw:layer="layout" svg:width="6.999cm" svg:height="0.635cm" draw:transform="rotate (-3.14159265358979) translate (25.964cm 12.5cm)" svg:viewBox="0 0 7000 636" draw:points="0,0 1488,109 2992,636 4505,189 6000,500 7000,0">
            <text:p/>
          </draw:polyline>
          <draw:polyline draw:style-name="gr40" draw:text-style-name="P14" draw:layer="layout" svg:width="5.988cm" svg:height="3.625cm" draw:transform="rotate (2.5535912285929) translate (23.9474690100154cm 15.8223041897369cm)" svg:viewBox="0 0 5989 3626" draw:points="0,3626 1357,3002 1968,2080 2762,2246 3939,1534 4503,473 5989,0">
            <text:p/>
          </draw:polyline>
          <draw:polyline draw:style-name="gr40" draw:text-style-name="P14" draw:layer="layout" svg:width="6.595cm" svg:height="2.33cm" draw:transform="rotate (-2.81992847244724) translate (25.959cm 12.626cm)" svg:viewBox="0 0 6596 2331" draw:points="0,0 1220,1067 3073,1413 4067,2015 5648,2015 6596,2331">
            <text:p/>
          </draw:polyline>
          <draw:polyline draw:style-name="gr40" draw:text-style-name="P14" draw:layer="layout" svg:width="6.101cm" svg:height="3.466cm" draw:transform="skewX (-8.80448749127992E-017) rotate (-2.5535912285929) translate (25.9640011785486cm 12.0000017678274cm)" svg:viewBox="0 0 6102 3467" draw:points="0,0 1803,0 2635,555 3224,1451 3744,2496 4576,3051 6102,3467">
            <text:p/>
          </draw:polyline>
          <draw:polyline draw:style-name="gr40" draw:text-style-name="P14" draw:layer="layout" svg:width="6.924cm" svg:height="0.577cm" draw:transform="rotate (-3.09516689548674) translate (25.948cm 12.756cm)" svg:viewBox="0 0 6925 578" draw:points="6925,578 3087,578 2149,426 817,543 0,0">
            <text:p/>
          </draw:polyline>
          <draw:polygon draw:style-name="gr40" draw:text-style-name="P14" draw:layer="layout" svg:width="6.983cm" svg:height="0.028cm" draw:transform="rotate (3.03687289847013) translate (25.9499468863812cm 13.2300484356891cm)" svg:viewBox="0 0 6984 29" draw:points="6984,0 0,29">
            <text:p/>
          </draw:polygon>
          <draw:polyline draw:style-name="gr40" draw:text-style-name="P14" draw:layer="layout" svg:width="6.5cm" svg:height="2.458cm" draw:transform="rotate (-2.76058727787943) translate (25.953cm 12.365cm)" svg:viewBox="0 0 6501 2459" draw:points="6501,2459 3812,2459 2566,1707 1323,1453 332,689 0,0">
            <text:p/>
          </draw:polyline>
        </draw:g>
        <draw:g draw:style-name="gr6" xml:id="id41" draw:id="id41">
          <draw:line draw:style-name="gr41" draw:text-style-name="P14" draw:layer="layout" svg:x1="26.1cm" svg:y1="12.493cm" svg:x2="27.25cm" svg:y2="12.493cm">
            <text:p/>
          </draw:line>
          <draw:path draw:style-name="gr42" draw:text-style-name="P14" draw:layer="layout" svg:width="3.019cm" svg:height="1.204cm" draw:transform="rotate (-1.76487693961667) translate (27.2424404453637cm 11.0864142585191cm)" svg:viewBox="0 0 3020 1205" svg:d="M0 1205c155-30 144-24 553-107 307-73 437-413 524-629 77-203 207-432 360-467 125-28 365 213 499 346 106 95 304 396 656 325l428-78">
            <text:p/>
          </draw:path>
          <draw:frame draw:style-name="gr43" draw:text-style-name="P34" draw:layer="layout" svg:width="1cm" svg:height="0.818cm" svg:x="27.1cm" svg:y="11.9cm">
            <draw:text-box>
              <text:p><text:span text:style-name="T27">E</text:span><text:span text:style-name="T28"> </text:span></text:p>
            </draw:text-box>
          </draw:frame>
        </draw:g>
        <draw:g draw:style-name="gr6" xml:id="id43" draw:id="id43">
          <draw:frame draw:style-name="gr43" draw:text-style-name="P34" draw:layer="layout" svg:width="1cm" svg:height="0.818cm" svg:x="27.1cm" svg:y="12.4cm">
            <draw:text-box>
              <text:p><text:span text:style-name="T29">E</text:span><text:span text:style-name="T28"> </text:span></text:p>
            </draw:text-box>
          </draw:frame>
          <draw:line draw:style-name="gr44" draw:text-style-name="P14" draw:layer="layout" svg:x1="26.1cm" svg:y1="12.537cm" svg:x2="27.25cm" svg:y2="12.537cm">
            <text:p/>
          </draw:line>
        </draw:g>
        <draw:frame draw:style-name="gr45" draw:text-style-name="P35" draw:layer="layout" svg:width="8.5cm" svg:height="1.673cm" svg:x="0.4cm" svg:y="13.6cm">
          <draw:text-box>
            <text:p xml:id="id47" text:id="id47"><text:span text:style-name="T30">Euler-</text:span><text:span text:style-name="T30">Maruyama </text:span><text:span text:style-name="T30">method:</text:span></text:p>
          </draw:text-box>
        </draw:frame>
        <draw:g draw:style-name="gr10" xml:id="id48" draw:id="id48">
          <draw:frame draw:style-name="gr46" draw:text-style-name="P36" draw:layer="layout" svg:width="8.5cm" svg:height="1.199cm" svg:x="7.9cm" svg:y="13.701cm">
            <draw:text-box>
              <text:p><text:span text:style-name="T31">strong </text:span><text:span text:style-name="T31">convergence order </text:span></text:p>
              <text:p><text:span text:style-name="T32"><text:s text:c="2"/></text:span></text:p>
            </draw:text-box>
          </draw:frame>
          <draw:g draw:style-name="gr6">
            <svg:title>TexMaths</svg:title>
            <svg:desc>16§display§\gamma = \tfrac{1}{2}§svg§600§FALSE§</svg:desc>
            <draw:path draw:style-name="gr7" draw:text-style-name="P7" draw:layer="layout" svg:width="1.301cm" svg:height="0.616cm" svg:x="13.249cm" svg:y="13.823cm" svg:viewBox="0 0 1302 617" svg:d="M0 0c434 0 868 0 1302 0 0 206 0 411 0 617-434 0-868 0-1302 0 0-206 0-411 0-617z">
              <text:p/>
            </draw:path>
            <draw:path draw:style-name="gr8" draw:text-style-name="P8" draw:layer="layout" svg:width="1.359cm" svg:height="0.673cm" svg:x="13.22cm" svg:y="13.794cm" svg:viewBox="0 0 1360 674" svg:d="M0 0c453 0 907 0 1360 0 0 225 0 449 0 674-453 0-907 0-1360 0 0-225 0-449 0-674z">
              <text:p/>
            </draw:path>
            <draw:path draw:style-name="gr7" draw:text-style-name="P7" draw:layer="layout" svg:width="0.295cm" svg:height="0.366cm" svg:x="13.23cm" svg:y="14.027cm" svg:viewBox="0 0 296 367" svg:d="M13 105c22-63 83-65 89-65 85 0 91 99 91 142 0 35-3 45-6 56-13 40-29 105-29 120 0 6 2 9 7 9 8 0 11-11 17-33 13-47 19-78 21-96 2-6 3-14 5-22 17-55 54-139 76-182 4-7 12-20 12-23 0-5-7-5-8-5-2 0-5 0-7 4-28 54-51 110-73 166-2-18-2-59-24-114-13-35-35-62-74-62-70 0-110 85-110 102 0 7 5 7 11 7 1-1 1-3 2-4z">
              <text:p/>
            </draw:path>
            <draw:path draw:style-name="gr7" draw:text-style-name="P7" draw:layer="layout" svg:width="0.373cm" svg:height="0.13cm" svg:x="13.728cm" svg:y="14.069cm" svg:viewBox="0 0 374 131" svg:d="M355 22c8 0 19 0 19-11s-11-11-19-11c-112 0-224 0-336 0-8 0-19 0-19 11s11 11 19 11c112 0 224 0 336 0zM355 131c8 0 19 0 19-11s-11-11-19-11c-112 0-224 0-336 0-8 0-19 0-19 11s11 11 19 11c112 0 224 0 336 0z">
              <text:p/>
            </draw:path>
            <draw:path draw:style-name="gr7" draw:text-style-name="P7" draw:layer="layout" svg:width="0.141cm" svg:height="0.259cm" svg:x="14.399cm" svg:y="13.794cm" svg:viewBox="0 0 142 260" svg:d="M88 11c0-11 0-11-11-11-26 24-61 26-77 26 0 4 0 9 0 14 10 0 35 0 58-11 0 66 0 133 0 199 0 13 0 18-40 18-5 0-10 0-15 0 0 5 0 10 0 14 7 0 55-1 69-1 13 0 62 1 70 1 0-4 0-9 0-14-5 0-9 0-14 0-40 0-40-5-40-18 0-72 0-144 0-217z">
              <text:p/>
            </draw:path>
            <draw:path draw:style-name="gr7" draw:text-style-name="P7" draw:layer="layout" svg:width="0.223cm" svg:height="0.021cm" svg:x="14.356cm" svg:y="14.123cm" svg:viewBox="0 0 224 22" svg:d="M0 0c75 0 149 0 224 0 0 7 0 15 0 22-75 0-149 0-224 0 0-7 0-15 0-22z">
              <text:p/>
            </draw:path>
            <draw:path draw:style-name="gr7" draw:text-style-name="P7" draw:layer="layout" svg:width="0.172cm" svg:height="0.259cm" svg:x="14.382cm" svg:y="14.208cm" svg:viewBox="0 0 173 260" svg:d="M173 188c-5 0-9 0-13 0-2 10-5 32-11 37-4 2-32 2-39 2-24 0-48 0-72 0 42-37 55-48 79-66 28-24 56-48 56-84 0-48-42-77-91-77-50 0-82 34-82 70 0 19 16 23 21 23 9 0 21-7 21-21 0-8-4-21-24-21 12-29 38-37 57-37 40 0 59 31 59 63 0 33-24 60-37 75-31 31-62 61-94 92-3 5-3 5-3 16 54 0 108 0 161 0 4-24 8-48 12-72z">
              <text:p/>
            </draw:path>
          </draw:g>
        </draw:g>
        <draw:g draw:style-name="gr10" xml:id="id49" draw:id="id49">
          <draw:frame draw:style-name="gr47" draw:text-style-name="P38" draw:layer="layout" svg:width="8cm" svg:height="1.601cm" svg:x="7.9cm" svg:y="14.699cm">
            <draw:text-box>
              <text:p text:style-name="P37"><text:span text:style-name="T33">weak </text:span><text:span text:style-name="T33">convergence </text:span><text:span text:style-name="T33">order</text:span></text:p>
            </draw:text-box>
          </draw:frame>
          <draw:g draw:style-name="gr6">
            <svg:title>TexMaths</svg:title>
            <svg:desc>16§display§\gamma = 1§svg§600§FALSE§</svg:desc>
            <draw:path draw:style-name="gr7" draw:text-style-name="P7" draw:layer="layout" svg:width="1.245cm" svg:height="0.435cm" svg:x="13.25cm" svg:y="14.924cm" svg:viewBox="0 0 1246 436" svg:d="M0 0c415 0 831 0 1246 0 0 145 0 290 0 436-415 0-831 0-1246 0 0-146 0-291 0-436z">
              <text:p/>
            </draw:path>
            <draw:path draw:style-name="gr8" draw:text-style-name="P8" draw:layer="layout" svg:width="1.303cm" svg:height="0.492cm" svg:x="13.221cm" svg:y="14.895cm" svg:viewBox="0 0 1304 493" svg:d="M0 0c435 0 869 0 1304 0 0 164 0 329 0 493-435 0-869 0-1304 0 0-164 0-329 0-493z">
              <text:p/>
            </draw:path>
            <draw:path draw:style-name="gr7" draw:text-style-name="P7" draw:layer="layout" svg:width="0.295cm" svg:height="0.366cm" svg:x="13.231cm" svg:y="15.021cm" svg:viewBox="0 0 296 367" svg:d="M13 105c22-65 83-65 89-65 85 0 91 97 91 142 0 33-3 43-6 54-13 42-29 107-29 121 0 7 2 10 7 10 8 0 11-13 17-34 13-47 19-78 21-95 2-8 3-15 5-23 17-55 54-138 76-183 4-6 12-19 12-21 0-6-7-6-8-6-2 0-5 0-7 5-29 52-51 108-73 166-2-18-2-61-24-115-13-34-35-61-74-61-70 0-110 85-110 102 0 5 5 5 11 5 1-1 1-1 2-2z">
              <text:p/>
            </draw:path>
            <draw:path draw:style-name="gr7" draw:text-style-name="P7" draw:layer="layout" svg:width="0.373cm" svg:height="0.13cm" svg:x="13.729cm" svg:y="15.063cm" svg:viewBox="0 0 374 131" svg:d="M355 22c8 0 19 0 19-11s-11-11-19-11c-112 0-224 0-336 0-8 0-19 0-19 11s11 11 19 11c112 0 224 0 336 0zM355 131c8 0 19 0 19-11 0-12-11-12-19-12-112 0-224 0-336 0-8 0-19 0-19 12 0 11 11 11 19 11 112 0 224 0 336 0z">
              <text:p/>
            </draw:path>
            <draw:path draw:style-name="gr7" draw:text-style-name="P7" draw:layer="layout" svg:width="0.184cm" svg:height="0.372cm" svg:x="14.34cm" svg:y="14.895cm" svg:viewBox="0 0 185 373" svg:d="M115 14c0-12 0-14-13-14-35 35-84 35-102 35 0 6 0 12 0 18 11 0 45 0 74-15 0 97 0 194 0 291 0 20-2 27-52 27-6 0-12 0-19 0 0 6 0 11 0 17 21-1 69-1 91-1 23 0 72 0 91 1 0-6 0-11 0-17-5 0-11 0-17 0-51 0-53-7-53-27 0-105 0-210 0-315z">
              <text:p/>
            </draw:path>
          </draw:g>
        </draw:g>
        <draw:g draw:style-name="gr10" xml:id="id29" draw:id="id29">
          <draw:g draw:style-name="gr10">
            <draw:line draw:style-name="gr17" draw:text-style-name="P10" draw:layer="layout" svg:x1="18.684cm" svg:y1="4.194cm" svg:x2="26.9cm" svg:y2="4.194cm">
              <text:p/>
            </draw:line>
            <draw:line draw:style-name="gr17" draw:text-style-name="P10" draw:layer="layout" svg:x1="18.955cm" svg:y1="4.465cm" svg:x2="18.967cm" svg:y2="0.4cm">
              <text:p/>
            </draw:line>
            <draw:g draw:style-name="gr6">
              <svg:title>TexMaths</svg:title>
              <svg:desc>20§display§T§svg§600§FALSE§</svg:desc>
              <draw:path draw:style-name="gr7" draw:text-style-name="P7" draw:layer="layout" svg:width="0.393cm" svg:height="0.361cm" svg:x="25.778cm" svg:y="4.678cm" svg:viewBox="0 0 394 362" svg:d="M0 0c131 0 263 0 394 0 0 121 0 241 0 362-131 0-263 0-394 0 0-121 0-241 0-362z">
                <text:p/>
              </draw:path>
              <draw:path draw:style-name="gr8" draw:text-style-name="P8" draw:layer="layout" svg:width="0.461cm" svg:height="0.425cm" svg:x="25.744cm" svg:y="4.646cm" svg:viewBox="0 0 462 426" svg:d="M0 0c154 0 308 0 462 0 0 142 0 284 0 426-154 0-308 0-462 0 0-142 0-284 0-426z">
                <text:p/>
              </draw:path>
              <draw:path draw:style-name="gr7" draw:text-style-name="P7" draw:layer="layout" svg:width="0.446cm" svg:height="0.425cm" svg:x="25.759cm" svg:y="4.646cm" svg:viewBox="0 0 447 426" svg:d="M265 45c5-18 7-22 15-23 5-2 28-2 41-2 68 0 96 2 96 52 0 9-2 32-6 50 0 2-2 9-2 11 0 4 2 9 10 9 5 0 7-5 9-14 6-37 11-73 17-110 2-4 2-9 2-11 0-7-6-7-17-7-121 0-243 0-364 0-17 0-17 0-23 13-13 37-26 74-39 111-1 4-4 9-4 11 0 4 4 7 9 7 6 0 6-3 12-14 33-97 50-108 148-108 9 0 18 0 26 0 19 0 19 2 19 7 0 4-2 11-4 13-29 112-59 224-88 336-6 23-7 31-77 31-24 0-28 0-28 12 0 7 7 7 11 7 17 0 36-1 55-1 17 0 36 0 54 0s38 0 55 0c20 0 39 1 58 1 5 0 15 0 15-12 0-7-6-7-23-7s-26 0-43-2c-19-2-24-4-24-13 0-2 0-3 3-14 29-111 58-222 87-333z">
                <text:p/>
              </draw:path>
            </draw:g>
            <draw:line draw:style-name="gr19" draw:text-style-name="P14" draw:layer="layout" svg:x1="25.957cm" svg:y1="4.465cm" svg:x2="25.957cm" svg:y2="0.852cm">
              <text:p/>
            </draw:line>
          </draw:g>
          <draw:g draw:style-name="gr10">
            <draw:g draw:style-name="gr10">
              <draw:custom-shape draw:style-name="gr31" draw:text-style-name="P24" draw:layer="layout" svg:width="0.168cm" svg:height="0.168cm" svg:x="19.933cm" svg:y="2.0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24" draw:layer="layout" svg:width="0.168cm" svg:height="0.168cm" svg:x="18.882cm" svg:y="2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24" draw:layer="layout" svg:width="0.168cm" svg:height="0.168cm" svg:x="20.582cm" svg:y="3.2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24" draw:layer="layout" svg:width="0.168cm" svg:height="0.168cm" svg:x="21.899cm" svg:y="2.5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24" draw:layer="layout" svg:width="0.168cm" svg:height="0.168cm" svg:x="22.776cm" svg:y="1.66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24" draw:layer="layout" svg:width="0.168cm" svg:height="0.168cm" svg:x="24.561cm" svg:y="1.6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24" draw:layer="layout" svg:width="0.168cm" svg:height="0.168cm" svg:x="25.886cm" svg:y="2.11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20" draw:text-style-name="P25" draw:layer="layout" svg:width="1.5cm" svg:height="0.742cm" svg:x="26cm" svg:y="1.5cm">
              <draw:text-box>
                <text:p><text:span text:style-name="T19">X</text:span><text:span text:style-name="T20">n</text:span><text:span text:style-name="T21"> </text:span></text:p>
              </draw:text-box>
            </draw:frame>
          </draw:g>
        </draw:g>
        <draw:g draw:style-name="gr6" xml:id="id30" draw:id="id30">
          <draw:polyline draw:style-name="gr48" draw:text-style-name="P14" draw:layer="layout" svg:width="6.473cm" svg:height="2.796cm" draw:transform="skewX (0.0183259571459404) rotate (0.475253155318056) translate (18.9667902707664cm 2.65831399845321cm)" svg:viewBox="0 0 6474 2797" draw:points="0,0 1177,0 1213,1391 2708,1380 3899,981 5484,1789 6474,2797">
            <text:p/>
          </draw:polyline>
          <draw:frame draw:style-name="gr49" draw:text-style-name="P25" draw:layer="layout" svg:width="2cm" svg:height="1.099cm" svg:x="26cm" svg:y="2.2cm">
            <draw:text-box>
              <text:p><text:span text:style-name="T34">X</text:span><text:span text:style-name="T20">∆ t</text:span><text:span text:style-name="T34"> (t) <text:s/>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in_5f_black" presentation:presentation-page-layout-name="AL1T0">
        <office:forms form:automatic-focus="false" form:apply-design-mode="false"/>
        <draw:frame draw:style-name="gr5" draw:text-style-name="P29" draw:layer="layout" svg:width="3.393cm" svg:height="1.187cm" svg:x="24.279cm" svg:y="14.5cm">
          <draw:text-box>
            <text:p text:style-name="P5"><text:span text:style-name="T23"><text:page-number>&lt;number&gt;</text:page-number></text:span></text:p>
          </draw:text-box>
        </draw:frame>
        <draw:g draw:style-name="gr6" xml:id="id51" draw:id="id51">
          <svg:title>TexMaths</svg:title>
          <svg:desc>20§latex§\begin{equation*}
   X_{n+1} = X_n + \mu(X_n)\Delta t + \sigma (X_n)\Delta W_n + \frac{1}{2} \sigma ' (X_n) \sigma (X_n)((\Delta W_n)^2 - \Delta t)
\end{equation*}§svg§600§FALSE§</svg:desc>
          <draw:path draw:style-name="gr7" draw:text-style-name="P7" draw:layer="layout" svg:width="21.689cm" svg:height="1.349cm" svg:x="1.372cm" svg:y="4.563cm" svg:viewBox="0 0 21690 1350" svg:d="M0 0c7230 0 14460 0 21690 0 0 450 0 900 0 1350-7230 0-14460 0-21690 0 0-450 0-900 0-1350z">
            <text:p/>
          </draw:path>
          <draw:path draw:style-name="gr8" draw:text-style-name="P8" draw:layer="layout" svg:width="21.761cm" svg:height="1.421cm" svg:x="1.336cm" svg:y="4.527cm" svg:viewBox="0 0 21762 1422" svg:d="M0 0c7254 0 14508 0 21762 0 0 474 0 948 0 1422-7254 0-14508 0-21762 0 0-474 0-948 0-1422z">
            <text:p/>
          </draw:path>
          <draw:path draw:style-name="gr7" draw:text-style-name="P7" draw:layer="layout" svg:width="0.577cm" svg:height="0.476cm" svg:x="1.356cm" svg:y="4.99cm" svg:viewBox="0 0 578 477" svg:d="M322 190c-20-47-40-93-60-140-2-6-3-5-4-8 0-4 12-18 42-22 8 0 14 0 14-12 0-8-8-8-10-8-30 0-60 2-88 2-18 0-62-2-80-2-4 0-12 0-12 14 0 6 6 6 16 6 42 0 46 8 52 24 28 65 56 130 84 196-49 52-99 105-148 157-3 3-7 6-10 8-34 38-68 48-104 50-8 2-14 2-14 14 0 2 0 8 8 8 22 0 44-2 66-2 26 0 54 2 80 2 4 0 12 0 12-14 0-6-5-5-8-8-6 0-28-2-28-22 0-10 10-22 18-30 24-25 48-50 72-75 21-24 43-47 64-70 23 56 47 111 70 167 4 8 4 8 4 10 0 6-14 18-40 20-8 2-14 2-14 14 0 8 6 8 10 8 20 0 68-2 88-2 18 0 60 2 78 2 6 0 14 0 14-14 0-8-8-8-14-8-46 0-48-2-60-30-26-65-74-173-90-217 48-48 122-132 144-152 20-16 46-34 90-36 8 0 14 0 14-14-3-2 0-6-8-6-22 0-44 2-66 2-26 0-54-2-78-2-4 0-14 0-14 14 0 4 4 6 8 6 6 2 28 2 28 22 0 10-8 20-12 26-38 41-76 81-114 122z">
            <text:p/>
          </draw:path>
          <draw:path draw:style-name="gr7" draw:text-style-name="P7" draw:layer="layout" svg:width="0.299cm" svg:height="0.221cm" svg:x="1.942cm" svg:y="5.356cm" svg:viewBox="0 0 300 222" svg:d="M36 186c-2 8-3 13-4 20 0 12 8 16 16 16 10 0 18-6 20-10s6-20 8-30c4-10 8-32 12-44 2-12 6-22 8-34 6-20 6-24 20-44s38-46 74-46c28 0 30 26 30 36 0 28-22 84-30 104-6 14-8 18-8 26 0 26 22 42 48 42 48 0 70-68 70-74 0-8-6-8-8-8-6 0-6 4-8 10-12 38-34 58-52 58-12 0-14-6-14-16 0-12 4-18 12-40 6-16 26-68 26-96 0-46-38-56-64-56-40 0-68 26-82 46-4-34-34-46-54-46s-32 16-38 28c-12 18-18 46-18 48 0 6 6 6 8 6 8 0 8 0 12-14 6-30 16-54 34-54 14 0 18 12 18 24 0 10-5 29-8 42s-10 32-12 44c-5 20-11 41-16 62z">
            <text:p/>
          </draw:path>
          <draw:path draw:style-name="gr7" draw:text-style-name="P7" draw:layer="layout" svg:width="0.361cm" svg:height="0.361cm" svg:x="2.3cm" svg:y="5.27cm" svg:viewBox="0 0 362 362" svg:d="M194 192c50 0 100 0 150 0 6 0 18 0 18-12s-10-12-18-12c-50 0-100 0-150 0 0-50 0-100 0-150 0-6 0-18-12-18s-12 10-12 18c0 50 0 100 0 150-51 0-101 0-152 0-6 0-18 0-18 12s12 12 18 12c51 0 101 0 152 0 0 50 0 101 0 152 0 6 0 18 12 18s12-12 12-18c0-51 0-102 0-152z">
            <text:p/>
          </draw:path>
          <draw:path draw:style-name="gr7" draw:text-style-name="P7" draw:layer="layout" svg:width="0.177cm" svg:height="0.325cm" svg:x="2.752cm" svg:y="5.248cm" svg:viewBox="0 0 178 326" svg:d="M110 14c0-14 0-14-14-14-32 30-76 30-96 30 0 6 0 12 0 18 12 0 44 0 70-14 0 84 0 168 0 252 0 16 0 22-48 22-7 0-13 0-20 0 0 6 0 12 0 18 10 0 70-2 88-2 16 0 78 2 88 2 0-6 0-12 0-18-6 0-12 0-18 0-50 0-50-6-50-22 0-91 0-181 0-272z">
            <text:p/>
          </draw:path>
          <draw:path draw:style-name="gr7" draw:text-style-name="P7" draw:layer="layout" svg:width="0.465cm" svg:height="0.165cm" svg:x="3.248cm" svg:y="5.21cm" svg:viewBox="0 0 466 166" svg:d="M442 28c12 0 24 0 24-14s-12-14-22-14c-141 0-281 0-422 0-10 0-22 0-22 14s12 14 24 14c139 0 279 0 418 0zM444 166c10 0 22-1 22-16s-12-14-24-14c-139 0-279 0-418 0-12 0-24-1-24 14s12 16 22 16c141 0 281 0 422 0z">
            <text:p/>
          </draw:path>
          <draw:path draw:style-name="gr7" draw:text-style-name="P7" draw:layer="layout" svg:width="0.579cm" svg:height="0.476cm" svg:x="3.968cm" svg:y="4.99cm" svg:viewBox="0 0 580 477" svg:d="M322 190c-19-47-39-93-58-140-2-6-3-5-4-8 0-4 12-18 42-22 6 0 14 0 14-12 0-8-8-8-10-8-30 0-60 2-90 2-16 0-60-2-78-2-4 0-12 0-12 14 0 6 6 6 16 6 42 0 46 8 52 24 28 65 56 130 84 196-50 52-100 105-150 157-3 3-5 6-8 8-34 38-68 48-104 50-8 2-16 2-16 14 0 2 0 8 10 8 22 0 44-2 66-2 26 0 54 2 78 2 6 0 14 0 14-14 0-6-5-5-8-8-8 0-28-2-28-22 0-10 10-22 18-30 24-25 48-50 72-75 21-24 41-47 62-70 24 56 48 111 72 167 2 8 4 8 4 10 0 6-14 18-42 20-8 2-14 2-14 14 0 8 8 8 12 8 18 0 68-2 88-2 18 0 60 2 78 2 4 0 14 0 14-14 0-8-8-8-14-8-46 0-48-2-60-30-28-65-74-173-90-217 48-48 120-132 144-152 20-16 46-34 88-36 10 0 16 0 16-14-3-2 0-6-10-6-20 0-44 2-66 2-26 0-52-2-78-2-4 0-12 0-12 14 0 4 4 6 8 6 6 2 28 2 28 22 0 10-8 20-14 26-38 41-76 81-114 122z">
            <text:p/>
          </draw:path>
          <draw:path draw:style-name="gr7" draw:text-style-name="P7" draw:layer="layout" svg:width="0.299cm" svg:height="0.221cm" svg:x="4.556cm" svg:y="5.356cm" svg:viewBox="0 0 300 222" svg:d="M36 186c-2 8-3 13-4 20 0 12 8 16 16 16s17-6 20-10 6-20 8-30 8-32 10-44c4-12 6-22 10-34 4-20 6-24 20-44s36-46 74-46c28 0 28 26 28 36 0 28-20 84-28 104-6 14-8 18-8 26 0 26 22 42 48 42 48 0 70-68 70-74 0-8-6-8-8-8-6 0-8 4-10 10-10 38-32 58-52 58-10 0-12-6-12-16 0-12 2-18 12-40 6-16 26-68 26-96 0-46-38-56-64-56-42 0-68 26-84 46-2-34-32-46-52-46-22 0-32 16-38 28-12 18-18 46-18 48 0 6 6 6 8 6 6 0 8 0 10-14 8-30 18-54 36-54 14 0 16 12 16 24 0 10-5 29-8 42s-8 32-10 44c-5 20-11 41-16 62z">
            <text:p/>
          </draw:path>
          <draw:path draw:style-name="gr7" draw:text-style-name="P7" draw:layer="layout" svg:width="0.467cm" svg:height="0.464cm" svg:x="5.11cm" svg:y="5.06cm" svg:viewBox="0 0 468 465" svg:d="M248 246c65 0 131 0 196 0 10 0 24 0 24-14s-14-14-24-14c-65 0-131 0-196 0 0-66 0-131 0-196 0-10 0-22-14-22s-14 12-14 22c0 65 0 130 0 196-65 0-131 0-196 0-10 0-24 0-24 14s14 14 24 14c65 0 131 0 196 0 0 66 0 131 0 197 0 10 0 22 14 22s14-12 14-22c0-66 0-131 0-197z">
            <text:p/>
          </draw:path>
          <draw:path draw:style-name="gr7" draw:text-style-name="P7" draw:layer="layout" svg:width="0.381cm" svg:height="0.46cm" svg:x="5.794cm" svg:y="5.158cm" svg:viewBox="0 0 382 461" svg:d="M142 64c4-14 10-42 10-44 0-12-8-20-20-20-2 0-22 0-28 26-33 135-67 270-100 405-4 8-3 7-4 10 0 12 8 20 20 20 16 0 24-12 26-14 2-8 12-44 38-151 22 20 54 22 68 22 50 0 76-32 94-52 6 32 32 52 62 52 26 0 42-16 52-38 12-26 22-68 22-70 0-8-6-8-8-8-8 0-8 4-10 14-12 46-24 86-54 86-18 0-20-18-20-32 0-16 8-48 14-72 6-26 12-51 18-76 2-10 10-38 12-48 4-16 12-42 12-48 0-12-10-18-22-18-2 0-20 0-26 24-11 44-23 88-34 132-8 34-16 64-18 72 0 2-34 66-92 66-34 0-52-22-52-60 0-20 6-40 10-60 10-40 20-79 30-118z">
            <text:p/>
          </draw:path>
          <draw:path draw:style-name="gr7" draw:text-style-name="P7" draw:layer="layout" svg:width="0.163cm" svg:height="0.7cm" svg:x="6.266cm" svg:y="4.942cm" svg:viewBox="0 0 164 701" svg:d="M164 693c0-2 0-2-12-14-88-90-110-222-110-329 0-122 26-244 112-330 10-10 10-10 10-12 0-6-2-8-8-8s-70 48-110 136c-36 78-46 156-46 214 0 55 8 139 48 219 42 86 102 132 108 132s8-2 8-8z">
            <text:p/>
          </draw:path>
          <draw:path draw:style-name="gr7" draw:text-style-name="P7" draw:layer="layout" svg:width="0.577cm" svg:height="0.476cm" svg:x="6.49cm" svg:y="4.99cm" svg:viewBox="0 0 578 477" svg:d="M322 190c-20-47-40-93-60-140-2-6-3-5-4-8 0-4 12-18 42-22 8 0 14 0 14-12 0-8-8-8-10-8-28 0-60 2-88 2-18 0-62-2-80-2-4 0-12 0-12 14 0 6 8 6 16 6 42 0 46 8 52 24 28 65 56 130 84 196-49 52-99 105-148 157-3 3-7 6-10 8-34 38-68 48-102 50-10 2-16 2-16 14 0 2 0 8 8 8 22 0 46-2 66-2 26 0 54 2 80 2 4 0 12 0 12-14 0-6-6-8-8-8-6 0-28-2-28-22 0-10 10-22 18-30 24-25 48-50 72-75 21-24 43-47 64-70 23 56 47 111 70 167 4 8 4 8 4 10 0 6-14 18-40 20-8 2-14 2-14 14 0 8 8 8 10 8 20 0 68-2 88-2 18 0 60 2 78 2 6 0 14 0 14-14 0-8-8-8-12-8-48 0-50-2-62-30-26-65-74-173-90-217 48-48 122-132 144-152 20-16 48-34 90-36 8 0 14 0 14-14-3-2 0-6-8-6-22 0-44 2-66 2-26 0-54-2-78-2-4 0-14 0-14 14 0 4 4 6 8 6 6 2 28 2 28 22 0 10-6 20-12 26-38 41-76 81-114 122z">
            <text:p/>
          </draw:path>
          <draw:path draw:style-name="gr7" draw:text-style-name="P7" draw:layer="layout" svg:width="0.299cm" svg:height="0.221cm" svg:x="7.075cm" svg:y="5.356cm" svg:viewBox="0 0 300 222" svg:d="M36 186c0 8-3 13-4 20 0 12 8 16 16 16 10 0 18-6 20-10s6-20 8-30c4-10 8-32 12-44 2-12 6-22 8-34 6-20 6-24 20-44s38-46 74-46c30 0 30 26 30 36 0 28-22 84-30 104-4 14-6 18-6 26 0 26 20 42 46 42 50 0 70-68 70-74 0-8-6-8-8-8-6 0-6 4-8 10-12 38-34 58-52 58-12 0-12-6-12-16 0-12 2-18 10-40 6-16 26-68 26-96 0-46-38-56-64-56-40 0-68 26-82 46-4-34-34-46-54-46s-32 16-38 28c-12 18-18 46-18 48 0 6 6 6 8 6 8 0 8 0 12-14 6-30 16-54 36-54 12 0 16 12 16 24 0 10-5 29-8 42s-8 32-12 44c-5 20-11 41-16 62z">
            <text:p/>
          </draw:path>
          <draw:path draw:style-name="gr7" draw:text-style-name="P7" draw:layer="layout" svg:width="0.161cm" svg:height="0.7cm" svg:x="7.475cm" svg:y="4.942cm" svg:viewBox="0 0 162 701" svg:d="M162 350c0-54-8-138-46-218-42-86-102-132-110-132-4 0-6 2-6 8 0 2 0 2 12 16 70 68 110 180 110 326 0 119-26 243-114 331-8 10-8 10-8 12 0 4 2 8 6 8 8 0 70-48 112-138 36-76 44-154 44-213z">
            <text:p/>
          </draw:path>
          <draw:path draw:style-name="gr7" draw:text-style-name="P7" draw:layer="layout" svg:width="0.517cm" svg:height="0.5cm" svg:x="7.741cm" svg:y="4.966cm" svg:viewBox="0 0 518 501" svg:d="M278 12c-6-8-6-12-18-12s-14 4-20 12c-79 158-157 317-236 475-4 6-3 6-4 8 0 6 4 6 16 6 163 0 325 0 488 0 10 0 14 0 14-6-1-2 0-2-2-8-79-158-159-317-238-475zM236 70c63 126 127 253 190 379-127 0-253 0-380 0 63-126 127-253 190-379z">
            <text:p/>
          </draw:path>
          <draw:path draw:style-name="gr7" draw:text-style-name="P7" draw:layer="layout" svg:width="0.215cm" svg:height="0.444cm" svg:x="8.309cm" svg:y="5.03cm" svg:viewBox="0 0 216 445" svg:d="M130 158c22 0 44 0 66 0 14 0 20 0 20-14 0-8-6-8-20-8-21 0-41 0-62 0 26-100 30-114 30-118 0-12-8-18-20-18-2 0-22 0-28 24-9 37-19 75-28 112-22 0-44 0-66 0-14 0-22 0-22 14 0 8 6 8 20 8 21 0 41 0 62 0-50 198-54 210-54 223 0 38 28 64 66 64 72 0 112-101 112-107 0-8-6-8-10-8-6 0-6 4-10 10-30 73-68 89-92 89-14 0-20-8-20-32 0-16 0-22 4-33 17-69 35-138 52-206z">
            <text:p/>
          </draw:path>
          <draw:path draw:style-name="gr7" draw:text-style-name="P7" draw:layer="layout" svg:width="0.467cm" svg:height="0.464cm" svg:x="8.743cm" svg:y="5.06cm" svg:viewBox="0 0 468 465" svg:d="M248 246c65 0 131 0 196 0 10 0 24 0 24-14s-14-14-24-14c-65 0-131 0-196 0 0-66 0-131 0-196 0-10 0-22-14-22s-14 12-14 22c0 65 0 130 0 196-65 0-131 0-196 0-10 0-24 0-24 14s14 14 24 14c65 0 131 0 196 0 0 66 0 131 0 197 0 10 0 22 14 22s14-12 14-22c0-66 0-131 0-197z">
            <text:p/>
          </draw:path>
          <draw:path draw:style-name="gr7" draw:text-style-name="P7" draw:layer="layout" svg:width="0.371cm" svg:height="0.309cm" svg:x="9.433cm" svg:y="5.166cm" svg:viewBox="0 0 372 310" svg:d="M338 40c8 0 34 0 34-24 0-16-14-16-28-16-53 0-107 0-160 0-106 0-184 116-184 200 0 60 42 110 106 110 82 0 176-84 176-192 0-12 0-46-22-78 26 0 52 0 78 0zM106 294c-34 0-62-24-62-76 0-20 8-78 32-120 30-48 72-58 96-58 60 0 64 46 64 68 0 34-14 92-38 126-26 42-64 60-92 60z">
            <text:p/>
          </draw:path>
          <draw:path draw:style-name="gr7" draw:text-style-name="P7" draw:layer="layout" svg:width="0.161cm" svg:height="0.7cm" svg:x="9.903cm" svg:y="4.942cm" svg:viewBox="0 0 162 701" svg:d="M162 693c0-2 0-2-12-14-86-90-110-222-110-329 0-122 28-244 114-330 8-10 8-10 8-12 0-6-2-8-6-8-8 0-70 48-112 136-36 78-44 156-44 214 0 55 8 139 46 219 42 86 102 132 110 132 4 0 6-2 6-8z">
            <text:p/>
          </draw:path>
          <draw:path draw:style-name="gr7" draw:text-style-name="P7" draw:layer="layout" svg:width="0.579cm" svg:height="0.476cm" svg:x="10.125cm" svg:y="4.99cm" svg:viewBox="0 0 580 477" svg:d="M322 190c-19-47-39-93-58-140-2-6-3-5-4-8 0-4 12-18 42-22 6 0 14 0 14-12 0-8-10-8-12-8-28 0-58 2-88 2-18 0-60-2-78-2-4 0-14 0-14 14 0 6 8 6 18 6 42 0 46 8 52 24 27 65 55 130 82 196-49 52-99 105-148 157-3 3-5 6-8 8-36 38-68 48-104 50-10 2-16 2-16 14 0 2 0 8 10 8 20 0 44-2 66-2 26 0 54 2 78 2 4 0 14 0 14-14 0-6-8-8-10-8-6 0-28-2-28-22 0-10 12-22 20-30 24-25 48-50 72-75 21-24 41-47 62-70 24 56 48 111 72 167 2 8 2 8 2 10 0 6-12 18-40 20-8 2-14 2-14 14 0 8 8 8 10 8 20 0 70-2 90-2 16 0 60 2 78 2 4 0 12 0 12-14 0-8-6-8-12-8-48 0-48-2-60-30-28-65-76-173-92-217 48-48 122-132 144-152 22-16 48-34 90-36 10 0 16 0 16-14-3-2 0-6-10-6-20 0-44 2-66 2-26 0-52-2-78-2-4 0-12 0-12 14 0 4 2 6 8 6 6 2 28 2 28 22 0 10-8 20-14 26-38 41-76 81-114 122z">
            <text:p/>
          </draw:path>
          <draw:path draw:style-name="gr7" draw:text-style-name="P7" draw:layer="layout" svg:width="0.301cm" svg:height="0.221cm" svg:x="10.711cm" svg:y="5.356cm" svg:viewBox="0 0 302 222" svg:d="M38 186c-2 8-4 13-6 20 0 12 10 16 18 16s15-6 18-10 8-20 10-30 8-32 10-44c4-12 6-22 8-34 6-20 8-24 22-44s36-46 74-46c28 0 28 26 28 36 0 28-20 84-28 104-6 14-8 18-8 26 0 26 22 42 46 42 50 0 72-68 72-74 0-8-6-8-8-8-8 0-8 4-10 10-12 38-32 58-52 58-10 0-12-6-12-16 0-12 2-18 12-40 6-16 26-68 26-96 0-46-38-56-64-56-42 0-70 26-84 46-4-34-32-46-52-46-22 0-34 16-40 28-10 18-18 46-18 48 0 6 8 6 10 6 6 0 6 0 10-14 8-30 16-54 36-54 12 0 16 12 16 24 0 10-4 29-8 42s-8 32-10 44c-5 20-11 41-16 62z">
            <text:p/>
          </draw:path>
          <draw:path draw:style-name="gr7" draw:text-style-name="P7" draw:layer="layout" svg:width="0.163cm" svg:height="0.7cm" svg:x="11.111cm" svg:y="4.942cm" svg:viewBox="0 0 164 701" svg:d="M164 350c0-54-8-138-46-218-44-86-104-132-110-132-4 0-8 2-8 8 0 2 0 2 14 16 68 68 108 180 108 326 0 119-26 243-112 331-10 10-10 10-10 12 0 4 4 8 8 8 6 0 70-48 112-138 36-76 44-154 44-213z">
            <text:p/>
          </draw:path>
          <draw:path draw:style-name="gr7" draw:text-style-name="P7" draw:layer="layout" svg:width="0.519cm" svg:height="0.5cm" svg:x="11.377cm" svg:y="4.966cm" svg:viewBox="0 0 520 501" svg:d="M278 12c-4-8-6-12-18-12s-14 4-18 12c-79 158-159 317-238 475-4 6-3 6-4 8 0 6 4 6 16 6 163 0 325 0 488 0 12 0 16 0 16-6-1-2 0-2-4-8-79-158-159-317-238-475zM238 70c63 126 125 253 188 379-126 0-252 0-378 0 63-126 127-253 190-379z">
            <text:p/>
          </draw:path>
          <draw:path draw:style-name="gr7" draw:text-style-name="P7" draw:layer="layout" svg:width="0.697cm" svg:height="0.492cm" svg:x="11.969cm" svg:y="4.99cm" svg:viewBox="0 0 698 493" svg:d="M606 80c18-30 34-56 78-60 6 0 14 0 14-14 0-2-2-6-8-6-18 0-38 2-54 2-24 0-50-2-74-2-4 0-14 0-14 12 0 8 8 8 12 8 16 2 40 8 40 28 0 8-2 14-8 24-63 110-127 220-190 329-9-115-17-231-26-347 0-14-2-32 50-34 12 0 18 0 18-14 0-6-8-6-10-6-28 0-58 2-86 2-16 0-58-2-74-2-4 0-14 0-14 14 0 6 8 6 18 6 30 0 36 6 36 18 2 18 4 36 6 54-59 103-119 206-178 309-9-118-19-237-28-355 0-8 0-24 54-26 8 0 14 0 14-14 0-6-8-6-10-6-28 0-56 2-86 2-24 0-50-2-74-2-2 0-12 0-12 12 0 8 6 8 18 8 34 0 36 8 36 26 11 143 21 286 32 429 2 12 2 18 12 18 8 0 10-4 16-14 69-119 139-238 208-357 9 118 17 236 26 353 0 14 2 18 10 18 10 0 14-8 18-14 77-133 153-266 230-399z">
            <text:p/>
          </draw:path>
          <draw:path draw:style-name="gr7" draw:text-style-name="P7" draw:layer="layout" svg:width="0.299cm" svg:height="0.221cm" svg:x="12.617cm" svg:y="5.356cm" svg:viewBox="0 0 300 222" svg:d="M38 186c-2 8-4 13-6 20 0 12 10 16 16 16 10 0 18-6 20-10s6-20 10-30c2-10 6-32 10-44 2-12 6-22 8-34 6-20 6-24 20-44s38-46 74-46c30 0 30 26 30 36 0 28-22 84-30 104-4 14-6 18-6 26 0 26 20 42 46 42 50 0 70-68 70-74 0-8-6-8-8-8-6 0-6 4-8 10-12 38-32 58-52 58-10 0-12-6-12-16 0-12 2-18 10-40 6-16 26-68 26-96 0-46-38-56-64-56-40 0-68 26-82 46-4-34-32-46-54-46-20 0-32 16-38 28-10 18-18 46-18 48 0 6 5 4 8 6 8 0 8 0 12-14 6-30 16-54 36-54 12 0 16 12 16 24 0 10-4 29-8 42s-8 32-12 44c-5 20-9 41-14 62z">
            <text:p/>
          </draw:path>
          <draw:path draw:style-name="gr7" draw:text-style-name="P7" draw:layer="layout" svg:width="0.465cm" svg:height="0.464cm" svg:x="13.173cm" svg:y="5.06cm" svg:viewBox="0 0 466 465" svg:d="M248 246c65 0 131 0 196 0 10 0 22 0 22-14s-12-14-22-14c-65 0-131 0-196 0 0-66 0-131 0-196 0-10 0-22-14-22s-14 12-14 22c0 65 0 130 0 196-66 0-132 0-198 0-10 0-22 0-22 14s12 14 22 14c66 0 132 0 198 0 0 66 0 131 0 197 0 10 0 22 14 22s14-12 14-22c0-66 0-131 0-197z">
            <text:p/>
          </draw:path>
          <draw:path draw:style-name="gr7" draw:text-style-name="P7" draw:layer="layout" svg:width="0.231cm" svg:height="0.466cm" svg:x="13.983cm" svg:y="4.527cm" svg:viewBox="0 0 232 467" svg:d="M144 18c0-16 0-18-16-18-44 46-106 46-128 46 0 7 0 15 0 22 14 0 56 0 92-20 0 121 0 242 0 363 0 26-2 34-66 34-7 0-15 0-22 0 0 8 0 15 0 22 24-2 86-2 114-2s88 0 114 2c0-7 0-14 0-22-7 0-15 0-22 0-64 0-66-8-66-34 0-131 0-262 0-393z">
            <text:p/>
          </draw:path>
          <draw:path draw:style-name="gr7" draw:text-style-name="P7" draw:layer="layout" svg:width="0.349cm" svg:height="0.027cm" svg:x="13.921cm" svg:y="5.278cm" svg:viewBox="0 0 350 28" svg:d="M0 0c117 0 233 0 350 0 0 9 0 19 0 28-117 0-233 0-350 0 0-9 0-19 0-28z">
            <text:p/>
          </draw:path>
          <draw:path draw:style-name="gr7" draw:text-style-name="P7" draw:layer="layout" svg:width="0.279cm" svg:height="0.466cm" svg:x="13.955cm" svg:y="5.482cm" svg:viewBox="0 0 280 467" svg:d="M54 413c25-24 49-47 74-71 110-98 152-136 152-206 0-80-62-136-148-136-80 0-132 64-132 128 0 38 36 38 38 38 12 0 36-8 36-36 0-18-12-38-38-38-4 0-6 0-8 2 16-46 54-72 94-72 64 0 94 56 94 114 0 56-34 112-74 156-45 50-89 99-134 149-8 8-8 8-8 26 87 0 173 0 260 0 7-40 13-81 20-121-5 0-11 0-16 0-4 20-10 51-16 61-6 6-52 6-68 6-42 0-84 0-126 0z">
            <text:p/>
          </draw:path>
          <draw:path draw:style-name="gr7" draw:text-style-name="P7" draw:layer="layout" svg:width="0.371cm" svg:height="0.309cm" svg:x="14.383cm" svg:y="5.166cm" svg:viewBox="0 0 372 310" svg:d="M336 40c10 0 36 0 36-24 0-16-16-16-28-16-53 0-107 0-160 0-106 0-184 116-184 200 0 60 40 110 104 110 84 0 178-84 178-192 0-12 0-46-22-78 25 0 51 0 76 0zM106 294c-34 0-62-24-62-76 0-20 8-78 32-120 30-48 72-58 96-58 58 0 64 46 64 68 0 34-14 92-38 126-26 42-64 60-92 60z">
            <text:p/>
          </draw:path>
          <draw:path draw:style-name="gr7" draw:text-style-name="P7" draw:layer="layout" svg:width="0.121cm" svg:height="0.253cm" svg:x="14.807cm" svg:y="4.904cm" svg:viewBox="0 0 122 254" svg:d="M118 42c4-8 4-12 4-14 0-16-14-28-28-28-18 0-24 16-28 24-21 71-43 141-64 212-1 2-1 5-2 8 0 6 14 10 18 10s4 0 8-8c31-68 61-136 92-204z">
            <text:p/>
          </draw:path>
          <draw:path draw:style-name="gr7" draw:text-style-name="P7" draw:layer="layout" svg:width="0.163cm" svg:height="0.7cm" svg:x="15.049cm" svg:y="4.942cm" svg:viewBox="0 0 164 701" svg:d="M164 693c0-2 0-2-12-14-88-90-110-222-110-329 0-122 26-244 112-330 10-10 10-10 10-12 0-6-4-8-8-8-6 0-70 48-112 136-36 78-44 156-44 214 0 55 8 139 46 219 42 86 104 132 110 132 4 0 8-2 8-8z">
            <text:p/>
          </draw:path>
          <draw:path draw:style-name="gr7" draw:text-style-name="P7" draw:layer="layout" svg:width="0.577cm" svg:height="0.476cm" svg:x="15.273cm" svg:y="4.99cm" svg:viewBox="0 0 578 477" svg:d="M322 190c-20-47-40-93-60-140-2-6-3-5-4-8 0-4 12-18 42-22 6 0 14 0 14-12 0-8-8-8-10-8-30 0-60 2-90 2-16 0-60-2-78-2-4 0-12 0-12 14 0 6 6 6 16 6 42 0 46 8 52 24 28 65 56 130 84 196-49 52-99 105-148 157-3 3-7 6-10 8-34 38-68 48-104 50-8 2-14 2-14 14 0 2 0 8 8 8 22 0 44-2 66-2 26 0 54 2 80 2 4 0 12 0 12-14 0-6-5-5-8-8-8 0-28-2-28-22 0-10 10-22 18-30 24-25 48-50 72-75 21-24 43-47 64-70 23 56 47 111 70 167 2 8 4 8 4 10 0 6-14 18-42 20-6 2-14 2-14 14 0 8 8 8 12 8 18 0 68-2 88-2 18 0 60 2 78 2 4 0 14 0 14-14 0-8-8-8-14-8-46 0-48-2-60-30-28-65-74-173-90-217 48-48 122-132 144-152 20-16 46-34 88-36 10 0 16 0 16-14-3-2 0-6-8-6-22 0-46 2-66 2-26 0-54-2-78-2-6 0-14 0-14 14 0 4 4 6 8 6 6 2 28 2 28 22 0 10-8 20-14 26-37 41-75 81-112 122z">
            <text:p/>
          </draw:path>
          <draw:path draw:style-name="gr7" draw:text-style-name="P7" draw:layer="layout" svg:width="0.299cm" svg:height="0.221cm" svg:x="15.859cm" svg:y="5.356cm" svg:viewBox="0 0 300 222" svg:d="M36 186c-2 8-3 13-4 20 0 12 8 16 16 16 10 0 17-6 20-10s6-20 8-30 8-32 12-44c2-12 6-22 8-34 4-20 6-24 20-44s38-46 74-46c28 0 28 26 28 36 0 28-20 84-28 104-6 14-8 18-8 26 0 26 22 42 48 42 48 0 70-68 70-74 0-8-6-8-8-8-6 0-8 4-10 10-10 38-32 58-52 58-10 0-12-6-12-16 0-12 2-18 12-40 6-16 26-68 26-96 0-46-38-56-64-56-40 0-68 26-84 46-2-34-32-46-52-46-22 0-32 16-38 28-12 18-18 46-18 48 0 6 6 6 8 6 6 0 8 0 10-14 8-30 18-54 36-54 14 0 16 12 16 24 0 10-5 29-8 42s-8 32-10 44c-5 20-11 41-16 62z">
            <text:p/>
          </draw:path>
          <draw:path draw:style-name="gr7" draw:text-style-name="P7" draw:layer="layout" svg:width="0.161cm" svg:height="0.7cm" svg:x="16.259cm" svg:y="4.942cm" svg:viewBox="0 0 162 701" svg:d="M162 350c0-54-8-138-46-218-42-86-102-132-110-132-4 0-6 2-6 8 0 2 0 2 12 16 70 68 110 180 110 326 0 119-26 243-114 331-8 10-8 10-8 12 0 4 2 8 6 8 8 0 70-48 112-138 36-76 44-154 44-213z">
            <text:p/>
          </draw:path>
          <draw:path draw:style-name="gr7" draw:text-style-name="P7" draw:layer="layout" svg:width="0.369cm" svg:height="0.309cm" svg:x="16.519cm" svg:y="5.166cm" svg:viewBox="0 0 370 310" svg:d="M336 40c10 0 34 0 34-24 0-16-14-16-26-16-53 0-107 0-160 0-106 0-184 116-184 200 0 60 40 110 104 110 84 0 176-84 176-192 0-12 0-46-20-78 25 0 51 0 76 0zM106 294c-36 0-64-24-64-76 0-20 10-78 34-120 30-48 72-58 96-58 58 0 64 46 64 68 0 34-14 92-38 126-28 42-66 60-92 60z">
            <text:p/>
          </draw:path>
          <draw:path draw:style-name="gr7" draw:text-style-name="P7" draw:layer="layout" svg:width="0.163cm" svg:height="0.7cm" svg:x="16.987cm" svg:y="4.942cm" svg:viewBox="0 0 164 701" svg:d="M164 693c0-2 0-2-12-14-88-90-110-222-110-329 0-122 26-244 112-330 10-10 10-10 10-12 0-6-4-8-8-8-6 0-70 48-112 136-34 78-44 156-44 214 0 55 8 139 48 219 42 86 102 132 108 132 4 0 8-2 8-8z">
            <text:p/>
          </draw:path>
          <draw:path draw:style-name="gr7" draw:text-style-name="P7" draw:layer="layout" svg:width="0.577cm" svg:height="0.476cm" svg:x="17.211cm" svg:y="4.99cm" svg:viewBox="0 0 578 477" svg:d="M322 190c-20-47-40-93-60-140-2-6-3-5-4-8 0-4 12-18 42-22 8 0 14 0 14-12 0-8-8-8-10-8-30 0-60 2-88 2-18 0-62-2-80-2-4 0-12 0-12 14 0 6 6 6 16 6 42 0 46 8 52 24 28 65 56 130 84 196-49 52-99 105-148 157-3 3-7 6-10 8-34 38-68 48-104 50-8 2-14 2-14 14 0 2 0 8 8 8 22 0 44-2 66-2 26 0 54 2 80 2 4 0 12 0 12-14 0-6-5-5-8-8-6 0-28-2-28-22 0-10 10-22 18-30 24-25 48-50 72-75 21-24 43-47 64-70 23 56 47 111 70 167 4 8 4 8 4 10 0 6-14 18-40 20-8 2-14 2-14 14 0 8 6 8 10 8 20 0 68-2 88-2 18 0 60 2 78 2 6 0 14 0 14-14 0-8-8-8-14-8-46 0-48-2-60-30-26-65-74-173-90-217 48-48 122-132 144-152 20-16 46-34 90-36 8 0 14 0 14-14-3-2 0-6-8-6-22 0-44 2-66 2-26 0-54-2-78-2-4 0-14 0-14 14 0 4 4 6 8 6 6 2 28 2 28 22 0 10-8 20-12 26-38 41-76 81-114 122z">
            <text:p/>
          </draw:path>
          <draw:path draw:style-name="gr7" draw:text-style-name="P7" draw:layer="layout" svg:width="0.299cm" svg:height="0.221cm" svg:x="17.796cm" svg:y="5.356cm" svg:viewBox="0 0 300 222" svg:d="M36 186c-2 8-3 13-4 20 0 12 8 16 16 16 10 0 18-6 20-10s6-20 8-30c4-10 8-32 12-44 2-12 6-22 8-34 6-20 6-24 20-44s38-46 74-46c28 0 30 26 30 36 0 28-22 84-30 104-6 14-8 18-8 26 0 26 22 42 48 42 48 0 70-68 70-74 0-8-6-8-8-8-6 0-6 4-8 10-12 38-34 58-52 58-12 0-14-6-14-16 0-12 4-18 12-40 6-16 26-68 26-96 0-46-38-56-64-56-40 0-68 26-82 46-4-34-34-46-54-46s-32 16-38 28c-12 18-18 46-18 48 0 6 6 6 8 6 8 0 8 0 12-14 6-30 16-54 34-54 14 0 18 12 18 24 0 10-5 29-8 42s-10 32-12 44c-5 20-11 41-16 62z">
            <text:p/>
          </draw:path>
          <draw:path draw:style-name="gr7" draw:text-style-name="P7" draw:layer="layout" svg:width="0.161cm" svg:height="0.7cm" svg:x="18.196cm" svg:y="4.942cm" svg:viewBox="0 0 162 701" svg:d="M162 350c0-54-8-138-46-218-42-86-102-132-110-132-4 0-6 2-6 8 0 2 0 2 12 16 70 68 110 180 110 326 0 119-26 243-114 331-8 10-8 10-8 12 0 4 2 8 6 8 8 0 70-48 112-138 36-76 44-154 44-213z">
            <text:p/>
          </draw:path>
          <draw:path draw:style-name="gr7" draw:text-style-name="P7" draw:layer="layout" svg:width="0.163cm" svg:height="0.7cm" svg:x="18.498cm" svg:y="4.942cm" svg:viewBox="0 0 164 701" svg:d="M164 693c0-2 0-2-12-14-88-90-112-222-112-329 0-122 28-244 114-330 10-10 10-10 10-12 0-6-4-8-8-8-6 0-70 48-112 136-36 78-44 156-44 214 0 55 8 139 46 219 42 86 104 132 110 132 4 0 8-2 8-8z">
            <text:p/>
          </draw:path>
          <draw:path draw:style-name="gr7" draw:text-style-name="P7" draw:layer="layout" svg:width="0.161cm" svg:height="0.7cm" svg:x="18.772cm" svg:y="4.942cm" svg:viewBox="0 0 162 701" svg:d="M162 693c0-2 0-2-12-14-88-90-110-222-110-329 0-122 26-244 114-330 8-10 8-10 8-12 0-6-2-8-6-8-8 0-70 48-112 136-36 78-44 156-44 214 0 55 8 139 46 219 42 86 102 132 110 132 4 0 6-2 6-8z">
            <text:p/>
          </draw:path>
          <draw:path draw:style-name="gr7" draw:text-style-name="P7" draw:layer="layout" svg:width="0.517cm" svg:height="0.5cm" svg:x="19.008cm" svg:y="4.966cm" svg:viewBox="0 0 518 501" svg:d="M278 12c-6-8-6-12-18-12s-14 4-18 12c-79 158-159 317-238 475-4 6-3 6-4 8 0 6 4 6 16 6 163 0 325 0 488 0 10 0 14 0 14-6-1-2 0-2-2-8-79-158-159-317-238-475zM238 70c63 126 125 253 188 379-126 0-252 0-378 0 63-126 127-253 190-379z">
            <text:p/>
          </draw:path>
          <draw:path draw:style-name="gr7" draw:text-style-name="P7" draw:layer="layout" svg:width="0.697cm" svg:height="0.492cm" svg:x="19.6cm" svg:y="4.99cm" svg:viewBox="0 0 698 493" svg:d="M606 80c18-30 34-56 78-60 6 0 14 0 14-14 0-2-4-6-8-6-18 0-38 2-56 2-22 0-48-2-72-2-4 0-14 0-14 12 0 8 6 8 12 8 16 2 40 8 40 28 0 8-2 14-8 24-63 110-127 220-190 329-9-115-17-231-26-347-2-14-2-32 48-34 12 0 20 0 20-14 0-6-8-6-10-6-28 0-58 2-86 2-16 0-58-2-74-2-4 0-14 0-14 14 0 6 8 6 18 6 30 0 36 6 36 18 1 18 3 36 4 54-59 103-119 206-178 309-9-118-17-237-26-355 0-8 0-24 54-26 6 0 14 0 14-14 0-6-8-6-10-6-28 0-58 2-86 2-24 0-50-2-74-2-4 0-12 0-12 12 0 8 6 8 18 8 34 0 36 8 36 26 11 143 21 286 32 429 0 12 2 18 12 18 8 0 10-4 16-14 69-119 137-238 206-357 9 118 17 236 26 353 2 14 4 18 12 18 10 0 14-8 16-14 77-133 155-266 232-399z">
            <text:p/>
          </draw:path>
          <draw:path draw:style-name="gr7" draw:text-style-name="P7" draw:layer="layout" svg:width="0.299cm" svg:height="0.221cm" svg:x="20.248cm" svg:y="5.356cm" svg:viewBox="0 0 300 222" svg:d="M36 186c-2 8-3 13-4 20 0 12 8 16 16 16 10 0 18-6 20-10s6-20 8-30c4-10 8-32 12-44 2-12 6-22 8-34 6-20 6-24 20-44s38-46 74-46c28 0 30 26 30 36 0 28-22 84-30 104-6 14-8 18-8 26 0 26 22 42 48 42 48 0 70-68 70-74 0-8-6-8-8-8-6 0-6 4-8 10-12 38-34 58-52 58-12 0-14-6-14-16 0-12 4-18 12-40 6-16 26-68 26-96 0-46-38-56-64-56-40 0-68 26-82 46-4-34-34-46-54-46s-32 16-38 28c-12 18-18 46-18 48 0 6 6 6 8 6 8 0 8 0 12-14 6-30 16-54 34-54 14 0 18 12 18 24 0 10-5 29-8 42s-10 32-12 44c-5 20-11 41-16 62z">
            <text:p/>
          </draw:path>
          <draw:path draw:style-name="gr7" draw:text-style-name="P7" draw:layer="layout" svg:width="0.161cm" svg:height="0.7cm" svg:x="20.648cm" svg:y="4.942cm" svg:viewBox="0 0 162 701" svg:d="M162 350c0-54-8-138-46-218-42-86-102-132-110-132-4 0-6 2-6 8 0 2 0 2 12 16 70 68 110 180 110 326 0 119-26 243-114 331-8 10-8 10-8 12 0 4 2 8 6 8 8 0 70-48 112-138 36-76 44-154 44-213z">
            <text:p/>
          </draw:path>
          <draw:path draw:style-name="gr7" draw:text-style-name="P7" draw:layer="layout" svg:width="0.217cm" svg:height="0.325cm" svg:x="20.912cm" svg:y="4.853cm" svg:viewBox="0 0 218 326" svg:d="M218 238c-6 0-12 0-18 0-2 10-6 40-12 44-4 2-42 2-50 2-30 0-60 0-90 0 52-44 70-58 98-82 38-28 72-60 72-106 0-60-54-96-116-96s-102 44-102 88c0 26 20 28 26 28 12 0 26-8 26-26 0-8-4-26-30-26 16-34 50-46 72-46 50 0 76 38 76 78 0 44-32 76-46 94-40 39-80 78-120 118-4 4-4 4-4 18 67 0 135 0 202 0 5-30 11-59 16-88z">
            <text:p/>
          </draw:path>
          <draw:path draw:style-name="gr7" draw:text-style-name="P7" draw:layer="layout" svg:width="0.429cm" svg:height="0.027cm" svg:x="21.41cm" svg:y="5.278cm" svg:viewBox="0 0 430 28" svg:d="M406 28c12 0 24 0 24-14s-12-14-24-14c-127 0-253 0-380 0-12 0-26 0-26 14s14 14 26 14c127 0 253 0 380 0z">
            <text:p/>
          </draw:path>
          <draw:path draw:style-name="gr7" draw:text-style-name="P7" draw:layer="layout" svg:width="0.517cm" svg:height="0.5cm" svg:x="22.088cm" svg:y="4.966cm" svg:viewBox="0 0 518 501" svg:d="M278 12c-6-8-6-12-18-12s-14 4-18 12c-79 158-159 317-238 475-4 6-3 6-4 8 0 6 4 6 16 6 163 0 325 0 488 0 10 0 14 0 14-6-1-2 0-2-2-8-79-158-159-317-238-475zM236 70c63 126 127 253 190 379-126 0-252 0-378 0 63-126 125-253 188-379z">
            <text:p/>
          </draw:path>
          <draw:path draw:style-name="gr7" draw:text-style-name="P7" draw:layer="layout" svg:width="0.215cm" svg:height="0.444cm" svg:x="22.656cm" svg:y="5.03cm" svg:viewBox="0 0 216 445" svg:d="M130 158c22 0 44 0 66 0 14 0 20 0 20-14 0-8-6-8-20-8-20 0-40 0-60 0 24-100 28-114 28-118 0-12-8-18-20-18-2 0-22 0-28 24-9 37-19 75-28 112-22 0-44 0-66 0-14 0-22 0-22 14 0 8 6 8 20 8 21 0 41 0 62 0-50 198-54 210-54 223 0 38 28 64 66 64 72 0 112-101 112-107 0-8-6-8-10-8-6 0-6 4-10 10-30 73-68 89-92 89-14 0-20-8-20-32 0-16 0-22 4-33 17-69 35-138 52-206z">
            <text:p/>
          </draw:path>
          <draw:path draw:style-name="gr7" draw:text-style-name="P7" draw:layer="layout" svg:width="0.163cm" svg:height="0.7cm" svg:x="22.934cm" svg:y="4.942cm" svg:viewBox="0 0 164 701" svg:d="M164 350c0-54-8-138-46-218-44-86-104-132-110-132-4 0-8 2-8 8 0 2 0 2 14 16 68 68 108 180 108 326 0 119-26 243-112 331-10 10-10 10-10 12 0 4 4 8 8 8 6 0 70-48 112-138 36-76 44-154 44-213z">
            <text:p/>
          </draw:path>
        </draw:g>
        <draw:g draw:style-name="gr6" xml:id="id50" draw:id="id50">
          <svg:title>TexMaths</svg:title>
          <svg:desc>20§latex§\begin{equation*}
    \mathrm{d}X(t) = \mu (X(t))\mathrm{d}t + \sigma(X(t))\mathrm{d}W\!(t)
\end{equation*}§svg§600§FALSE§</svg:desc>
          <draw:path draw:style-name="gr7" draw:text-style-name="P7" draw:layer="layout" svg:width="10.779cm" svg:height="0.627cm" svg:x="1.43cm" svg:y="2.536cm" svg:viewBox="0 0 10780 628" svg:d="M0 0c3593 0 7187 0 10780 0 0 209 0 419 0 628-3593 0-7187 0-10780 0 0-209 0-419 0-628z">
            <text:p/>
          </draw:path>
          <draw:path draw:style-name="gr8" draw:text-style-name="P8" draw:layer="layout" svg:width="10.851cm" svg:height="0.699cm" svg:x="1.394cm" svg:y="2.5cm" svg:viewBox="0 0 10852 700" svg:d="M0 0c3617 0 7235 0 10852 0 0 233 0 467 0 700-3617 0-7235 0-10852 0 0-233 0-467 0-700z">
            <text:p/>
          </draw:path>
          <draw:path draw:style-name="gr7" draw:text-style-name="P7" draw:layer="layout" svg:width="0.345cm" svg:height="0.492cm" svg:x="1.418cm" svg:y="2.54cm" svg:viewBox="0 0 346 493" svg:d="M244 447c0 15 0 30 0 46 34-3 68-6 102-8 0-8 0-15 0-22-48 0-54-4-54-38 0-142 0-283 0-425-34 3-68 5-102 8 0 7 0 15 0 22 50 0 56 4 56 38 0 50 0 101 0 151-20-26-50-43-88-43-84 0-158 69-158 159 0 88 70 158 150 158 44 0 76-24 94-46zM244 259c0 48 0 96 0 144 0 12 0 14-8 26-22 34-52 48-84 48-30 0-56-18-72-44-20-30-22-70-22-98 0-26 2-68 22-100 16-22 42-44 80-44 24 0 54 10 76 42 8 12 8 14 8 26z">
            <text:p/>
          </draw:path>
          <draw:path draw:style-name="gr7" draw:text-style-name="P7" draw:layer="layout" svg:width="0.579cm" svg:height="0.476cm" svg:x="1.804cm" svg:y="2.548cm" svg:viewBox="0 0 580 477" svg:d="M322 189c-20-46-40-93-60-139-2-6-1-5-2-8 0-4 12-18 40-20 8-2 14-2 14-14 0-8-8-8-10-8-28 0-58 2-88 2-18 0-62-2-80-2-4 0-12 0-12 14 0 8 8 8 16 8 42 0 46 6 54 22 27 65 55 130 82 195-49 53-99 105-148 158-3 3-7 5-10 8-34 38-66 48-102 50-10 2-16 2-16 14 0 2 0 8 10 8 20 0 44-2 66-2 26 0 52 2 78 2 4 0 12 0 12-14 0-6-6-8-8-8-6 0-28-2-28-22 0-10 10-22 18-30 24-25 48-51 72-76 21-23 43-46 64-70 23 56 47 112 70 168 4 8 4 8 4 10 0 6-14 18-40 20-8 2-14 2-14 14 0 8 8 8 10 8 20 0 68-2 88-2 18 0 62 2 78 2 6 0 14 0 14-14 0-8-8-8-12-8-48 0-50-2-62-30-26-66-74-174-90-216 48-49 122-133 144-153 20-16 48-32 90-34 8-2 16-2 16-14 0-2 0-8-10-8-22 0-44 2-66 2-26 0-52-2-78-2-4 0-14 0-14 14 0 4 4 6 8 8 8 0 30 2 30 20 0 10-8 20-14 26-38 40-76 81-114 121z">
            <text:p/>
          </draw:path>
          <draw:path draw:style-name="gr7" draw:text-style-name="P7" draw:layer="layout" svg:width="0.161cm" svg:height="0.699cm" svg:x="2.492cm" svg:y="2.5cm" svg:viewBox="0 0 162 700" svg:d="M162 692c0-2 0-2-10-14-88-90-112-221-112-327 0-124 28-245 114-331 8-10 8-10 8-12 0-6-2-8-6-8-8 0-70 48-112 138-36 75-44 153-44 213 0 54 8 138 46 217 42 86 102 132 110 132 4 0 6-2 6-8z">
            <text:p/>
          </draw:path>
          <draw:path draw:style-name="gr7" draw:text-style-name="P7" draw:layer="layout" svg:width="0.215cm" svg:height="0.444cm" svg:x="2.712cm" svg:y="2.588cm" svg:viewBox="0 0 216 445" svg:d="M128 158c22 0 44 0 66 0 14 0 22 0 22-14 0-8-8-8-20-8-21 0-41 0-62 0 26-100 28-114 28-118 0-12-8-18-20-18-2 0-22 0-28 24-9 37-19 74-28 112-22 0-44 0-66 0-14 0-20 0-20 14 0 8 6 8 20 8 21 0 41 0 62 0-52 197-54 209-54 223 0 38 26 64 64 64 72 0 112-102 112-108s-6-6-8-6c-6 0-8 2-10 8-30 74-68 90-92 90-14 0-22-8-22-32 0-16 2-22 4-34 17-68 35-137 52-205z">
            <text:p/>
          </draw:path>
          <draw:path draw:style-name="gr7" draw:text-style-name="P7" draw:layer="layout" svg:width="0.161cm" svg:height="0.699cm" svg:x="2.99cm" svg:y="2.5cm" svg:viewBox="0 0 162 700" svg:d="M162 351c0-56-8-140-46-219-42-86-102-132-110-132-4 0-6 4-6 8 0 2 0 2 12 16 70 68 110 179 110 327 0 118-26 241-114 329-8 10-8 10-8 12 0 4 2 8 6 8 8 0 70-48 112-137 36-76 44-154 44-212z">
            <text:p/>
          </draw:path>
          <draw:path draw:style-name="gr7" draw:text-style-name="P7" draw:layer="layout" svg:width="0.465cm" svg:height="0.165cm" svg:x="3.458cm" svg:y="2.767cm" svg:viewBox="0 0 466 166" svg:d="M442 30c12 0 24-1 24-16s-12-14-22-14c-141 0-281 0-422 0-10 0-22-1-22 14s12 16 24 16c139 0 279 0 418 0zM444 166c10 0 22 1 22-14s-12-16-24-16c-139 0-279 0-418 0-12 0-24 1-24 16s12 14 22 14c141 0 281 0 422 0z">
            <text:p/>
          </draw:path>
          <draw:path draw:style-name="gr7" draw:text-style-name="P7" draw:layer="layout" svg:width="0.381cm" svg:height="0.46cm" svg:x="4.179cm" svg:y="2.715cm" svg:viewBox="0 0 382 461" svg:d="M142 64c4-14 10-42 10-44 0-12-8-20-20-20-2 0-22 2-28 26-33 135-67 270-100 405-4 8-3 7-4 10 0 12 8 20 20 20 16 0 24-12 26-14 2-8 12-44 38-152 22 20 54 22 68 22 50 0 76-32 94-52 6 32 32 52 62 52 26 0 42-16 52-38 12-26 22-68 22-70 0-6-6-6-8-6-8 0-8 2-10 12-12 46-24 86-54 86-18 0-20-18-20-32 0-16 8-48 14-72 6-25 12-50 18-75 2-10 10-38 12-48 4-16 12-42 12-46 0-14-10-20-22-20-2 0-20 0-26 24-11 44-23 88-34 132-8 33-16 63-18 71 0 2-34 66-92 66-34 0-52-22-52-60 0-20 6-40 10-59 10-40 20-79 30-118z">
            <text:p/>
          </draw:path>
          <draw:path draw:style-name="gr7" draw:text-style-name="P7" draw:layer="layout" svg:width="0.163cm" svg:height="0.699cm" svg:x="4.651cm" svg:y="2.5cm" svg:viewBox="0 0 164 700" svg:d="M164 692c0-2 0-2-12-14-88-90-110-221-110-327 0-124 26-245 112-331 10-10 10-10 10-12 0-6-2-8-6-8-8 0-72 48-112 138-36 75-46 153-46 213 0 54 8 138 48 217 42 86 102 132 110 132 4 0 6-2 6-8z">
            <text:p/>
          </draw:path>
          <draw:path draw:style-name="gr7" draw:text-style-name="P7" draw:layer="layout" svg:width="0.577cm" svg:height="0.476cm" svg:x="4.875cm" svg:y="2.548cm" svg:viewBox="0 0 578 477" svg:d="M322 189c-20-46-40-93-60-139-2-6-1-5-2-8 0-4 10-18 40-20 8-2 14-2 14-14 0-8-8-8-10-8-28 0-60 2-88 2-18 0-62-2-80-2-4 0-12 0-12 14 0 8 8 8 16 8 42 0 46 6 52 22 28 65 56 130 84 195-49 53-99 105-148 158-3 3-7 5-10 8-34 38-66 48-102 50-10 2-16 2-16 14 0 2 0 8 8 8 22 0 46-2 66-2 26 0 54 2 80 2 4 0 12 0 12-14 0-6-6-8-8-8-6 0-28-2-28-22 0-10 10-22 18-30 24-25 48-51 72-76 21-23 43-46 64-70 23 56 47 112 70 168 4 8 4 8 4 10 0 6-14 18-40 20-8 2-14 2-14 14 0 8 8 8 10 8 20 0 68-2 88-2 18 0 60 2 78 2 6 0 14 0 14-14 0-8-8-8-12-8-48 0-50-2-62-30-26-66-74-174-90-216 48-49 122-133 144-153 20-16 48-32 90-34 8-2 14-2 14-14 0-2 0-8-8-8-22 0-44 2-66 2-26 0-54-2-78-2-4 0-14 0-14 14 0 4 4 6 8 8 8 0 28 2 28 20 0 10-6 20-12 26-38 40-76 81-114 121z">
            <text:p/>
          </draw:path>
          <draw:path draw:style-name="gr7" draw:text-style-name="P7" draw:layer="layout" svg:width="0.161cm" svg:height="0.699cm" svg:x="5.563cm" svg:y="2.5cm" svg:viewBox="0 0 162 700" svg:d="M162 692c0-2 0-2-12-14-88-90-110-221-110-327 0-124 28-245 114-331 8-10 8-10 8-12 0-6-2-8-6-8-8 0-70 48-112 138-36 75-44 153-44 213 0 54 8 138 46 217 42 86 102 132 110 132 4 0 6-2 6-8z">
            <text:p/>
          </draw:path>
          <draw:path draw:style-name="gr7" draw:text-style-name="P7" draw:layer="layout" svg:width="0.215cm" svg:height="0.444cm" svg:x="5.783cm" svg:y="2.588cm" svg:viewBox="0 0 216 445" svg:d="M128 158c22 0 44 0 66 0 14 0 22 0 22-14 0-8-8-8-20-8-21 0-41 0-62 0 26-100 28-114 28-118 0-12-8-18-20-18-2 0-22 0-28 24-9 37-19 74-28 112-22 0-44 0-66 0-14 0-20 0-20 14 0 8 6 8 20 8 21 0 41 0 62 0-52 197-54 209-54 223 0 38 26 64 64 64 72 0 112-102 112-108s-6-6-8-6c-6 0-8 2-10 8-32 74-68 90-92 90-14 0-22-8-22-32 0-16 2-22 4-34 17-68 35-137 52-205z">
            <text:p/>
          </draw:path>
          <draw:path draw:style-name="gr7" draw:text-style-name="P7" draw:layer="layout" svg:width="0.161cm" svg:height="0.699cm" svg:x="6.061cm" svg:y="2.5cm" svg:viewBox="0 0 162 700" svg:d="M162 351c0-56-8-140-46-219-42-86-102-132-110-132-4 0-6 4-6 8 0 2 0 2 12 16 70 68 110 179 110 327 0 118-26 241-114 329-8 10-8 10-8 12 0 4 2 8 6 8 8 0 70-48 112-137 36-76 44-154 44-212z">
            <text:p/>
          </draw:path>
          <draw:path draw:style-name="gr7" draw:text-style-name="P7" draw:layer="layout" svg:width="0.163cm" svg:height="0.699cm" svg:x="6.333cm" svg:y="2.5cm" svg:viewBox="0 0 164 700" svg:d="M164 351c0-56-8-140-46-219-42-86-104-132-110-132-4 0-8 4-8 8 0 2 0 2 14 16 68 68 108 179 108 327 0 118-26 241-112 329-10 10-10 10-10 12 0 4 4 8 8 8 6 0 70-48 112-137 36-76 44-154 44-212z">
            <text:p/>
          </draw:path>
          <draw:path draw:style-name="gr7" draw:text-style-name="P7" draw:layer="layout" svg:width="0.345cm" svg:height="0.492cm" svg:x="6.591cm" svg:y="2.54cm" svg:viewBox="0 0 346 493" svg:d="M244 447c0 15 0 30 0 46 34-3 68-6 102-8 0-8 0-15 0-22-48 0-54-4-54-38 0-142 0-283 0-425-34 3-68 5-102 8 0 7 0 15 0 22 50 0 56 4 56 38 0 50 0 101 0 151-22-26-52-43-90-43-82 0-156 69-156 159 0 88 68 158 148 158 46 0 78-24 96-46zM244 259c0 48 0 96 0 144 0 12 0 14-8 26-22 34-54 48-84 48-32 0-56-18-74-44-18-30-20-70-20-98 0-26 2-68 22-100 14-22 42-44 80-44 24 0 54 10 76 42 8 12 8 14 8 26z">
            <text:p/>
          </draw:path>
          <draw:path draw:style-name="gr7" draw:text-style-name="P7" draw:layer="layout" svg:width="0.215cm" svg:height="0.444cm" svg:x="6.973cm" svg:y="2.588cm" svg:viewBox="0 0 216 445" svg:d="M130 158c22 0 44 0 66 0 14 0 20 0 20-14 0-8-6-8-20-8-21 0-41 0-62 0 26-100 30-114 30-118 0-12-8-18-20-18-2 0-22 0-28 24-9 37-19 74-28 112-22 0-44 0-66 0-14 0-22 0-22 14 0 8 6 8 20 8 21 0 41 0 62 0-50 197-54 209-54 223 0 38 28 64 66 64 72 0 112-102 112-108s-6-6-10-6c-6 0-6 2-10 8-30 74-68 90-92 90-14 0-22-8-22-32 0-16 2-22 6-34 17-68 35-137 52-205z">
            <text:p/>
          </draw:path>
          <draw:path draw:style-name="gr7" draw:text-style-name="P7" draw:layer="layout" svg:width="0.467cm" svg:height="0.464cm" svg:x="7.407cm" svg:y="2.618cm" svg:viewBox="0 0 468 465" svg:d="M248 247c65 0 131 0 196 0 10 0 24 1 24-14s-14-16-24-16c-65 0-131 0-196 0 0-65 0-130 0-195 0-10 0-22-14-22s-14 12-14 22c0 65 0 130 0 195-66 0-132 0-198 0-8 0-22 1-22 16s14 14 22 14c66 0 132 0 198 0 0 66 0 131 0 196 0 10 0 22 14 22s14-12 14-22c0-65 0-130 0-196z">
            <text:p/>
          </draw:path>
          <draw:path draw:style-name="gr7" draw:text-style-name="P7" draw:layer="layout" svg:width="0.371cm" svg:height="0.308cm" svg:x="8.097cm" svg:y="2.723cm" svg:viewBox="0 0 372 309" svg:d="M338 40c8 0 34 0 34-24 0-16-16-16-28-16-53 0-107 0-160 0-106 0-184 116-184 199 0 60 42 110 106 110 82 0 176-84 176-191 0-12 0-46-22-78 26 0 52 0 78 0zM106 293c-34 0-62-24-62-76 0-20 8-77 32-119 30-48 72-58 96-58 60 0 64 48 64 68 0 34-14 91-38 125-26 42-64 60-92 60z">
            <text:p/>
          </draw:path>
          <draw:path draw:style-name="gr7" draw:text-style-name="P7" draw:layer="layout" svg:width="0.161cm" svg:height="0.699cm" svg:x="8.567cm" svg:y="2.5cm" svg:viewBox="0 0 162 700" svg:d="M162 692c0-2 0-2-12-14-88-90-110-221-110-327 0-124 28-245 114-331 8-10 8-10 8-12 0-6-2-8-6-8-8 0-70 48-112 138-36 75-44 153-44 213 0 54 8 138 46 217 42 86 102 132 110 132 4 0 6-2 6-8z">
            <text:p/>
          </draw:path>
          <draw:path draw:style-name="gr7" draw:text-style-name="P7" draw:layer="layout" svg:width="0.579cm" svg:height="0.476cm" svg:x="8.789cm" svg:y="2.548cm" svg:viewBox="0 0 580 477" svg:d="M322 189c-19-46-39-93-58-139-2-6-3-5-4-8 0-4 12-18 42-20 6-2 14-2 14-14 0-8-10-8-12-8-28 0-58 2-88 2-18 0-62-2-78-2-4 0-14 0-14 14 0 8 8 8 16 8 44 0 48 6 54 22 27 65 55 130 82 195-49 53-99 105-148 158-3 3-5 5-8 8-36 38-68 48-104 50-10 2-16 2-16 14 0 2 0 8 10 8 20 0 44-2 66-2 26 0 52 2 78 2 4 0 12 0 12-14 0-6-6-8-8-8-6 0-28-2-28-22 0-10 10-22 20-30 24-25 48-51 72-76 21-23 41-46 62-70 24 56 48 112 72 168 2 8 2 8 2 10 0 6-12 18-40 20-8 2-14 2-14 14 0 8 8 8 10 8 20 0 70-2 90-2 16 0 60 2 78 2 4 0 12 0 12-14 0-8-6-8-12-8-48 0-48-2-60-30-28-66-76-174-92-216 48-49 122-133 144-153 22-16 48-32 90-34 10-2 16-2 16-14 0-2 0-8-10-8-20 0-44 2-66 2-26 0-52-2-78-2-4 0-14 0-14 14 0 4 4 6 10 8 6 0 28 2 28 20 0 10-8 20-14 26-38 40-76 81-114 121z">
            <text:p/>
          </draw:path>
          <draw:path draw:style-name="gr7" draw:text-style-name="P7" draw:layer="layout" svg:width="0.163cm" svg:height="0.699cm" svg:x="9.477cm" svg:y="2.5cm" svg:viewBox="0 0 164 700" svg:d="M164 692c0-2 0-2-12-14-88-90-110-221-110-327 0-124 26-245 112-331 10-10 10-10 10-12 0-6-4-8-8-8-6 0-70 48-112 138-36 75-44 153-44 213 0 54 8 138 46 217 42 86 104 132 110 132 4 0 8-2 8-8z">
            <text:p/>
          </draw:path>
          <draw:path draw:style-name="gr7" draw:text-style-name="P7" draw:layer="layout" svg:width="0.215cm" svg:height="0.444cm" svg:x="9.696cm" svg:y="2.588cm" svg:viewBox="0 0 216 445" svg:d="M128 158c22 0 44 0 66 0 16 0 22 0 22-14 0-8-6-8-20-8-21 0-41 0-62 0 26-100 30-114 30-118 0-12-10-18-22-18-2 0-20 0-28 24-9 37-17 74-26 112-22 0-44 0-66 0-14 0-22 0-22 14 0 8 6 8 20 8 21 0 41 0 62 0-50 197-54 209-54 223 0 38 28 64 66 64 70 0 110-102 110-108s-4-6-8-6c-6 0-6 2-10 8-30 74-68 90-92 90-14 0-22-8-22-32 0-16 2-22 4-34 17-68 35-137 52-205z">
            <text:p/>
          </draw:path>
          <draw:path draw:style-name="gr7" draw:text-style-name="P7" draw:layer="layout" svg:width="0.163cm" svg:height="0.699cm" svg:x="9.974cm" svg:y="2.5cm" svg:viewBox="0 0 164 700" svg:d="M164 351c0-56-8-140-48-219-42-86-102-132-108-132s-8 4-8 8c0 2 0 2 14 16 68 68 108 179 108 327 0 118-26 241-112 329-10 10-10 10-10 12 0 4 2 8 8 8s70-48 110-137c36-76 46-154 46-212z">
            <text:p/>
          </draw:path>
          <draw:path draw:style-name="gr7" draw:text-style-name="P7" draw:layer="layout" svg:width="0.161cm" svg:height="0.699cm" svg:x="10.248cm" svg:y="2.5cm" svg:viewBox="0 0 162 700" svg:d="M162 351c0-56-8-140-46-219-42-86-102-132-110-132-4 0-6 4-6 8 0 2 0 2 12 16 70 68 110 179 110 327 0 118-26 241-114 329-8 10-8 10-8 12 0 4 2 8 6 8 8 0 70-48 112-137 36-76 44-154 44-212z">
            <text:p/>
          </draw:path>
          <draw:path draw:style-name="gr7" draw:text-style-name="P7" draw:layer="layout" svg:width="0.345cm" svg:height="0.492cm" svg:x="10.504cm" svg:y="2.54cm" svg:viewBox="0 0 346 493" svg:d="M244 447c0 15 0 30 0 46 34-3 68-6 102-8 0-8 0-15 0-22-48 0-54-4-54-38 0-142 0-283 0-425-34 3-68 5-102 8 0 7 0 15 0 22 50 0 56 4 56 38 0 50 0 101 0 151-20-26-50-43-88-43-84 0-158 69-158 159 0 88 70 158 150 158 44 0 76-24 94-46zM244 259c0 48 0 96 0 144 0 12 0 14-8 26-22 34-52 48-84 48-30 0-56-18-72-44-20-30-22-70-22-98 0-26 2-68 22-100 16-22 42-44 80-44 24 0 54 10 76 42 8 12 8 14 8 26z">
            <text:p/>
          </draw:path>
          <draw:path draw:style-name="gr7" draw:text-style-name="P7" draw:layer="layout" svg:width="0.697cm" svg:height="0.492cm" svg:x="10.91cm" svg:y="2.548cm" svg:viewBox="0 0 698 493" svg:d="M606 80c18-30 34-56 78-58 6-2 14-2 14-14 0-4-4-8-8-8-18 0-38 2-54 2-24 0-50-2-74-2-4 0-14 0-14 12 0 8 6 10 12 10 16 0 40 6 40 26 0 8-2 14-8 24-63 110-127 219-190 329-9-116-17-231-26-347-2-14-2-32 48-32 12 0 20 0 20-14 0-8-8-8-10-8-28 0-58 2-86 2-16 0-58-2-74-2-4 0-14 0-14 14 0 8 8 8 18 8 30 0 36 4 36 16 1 18 3 36 4 54-59 103-119 206-178 309-9-118-17-237-26-355 0-8 0-24 54-24 6 0 14 0 14-14 0-8-8-8-10-8-28 0-58 2-86 2-24 0-50-2-74-2-4 0-12 0-12 12 0 10 6 10 18 10 34 0 36 6 36 26 11 142 21 284 32 427 0 12 2 18 12 18 8 0 10-4 16-14 69-119 137-238 206-357 9 117 17 235 26 353 2 14 4 18 12 18 10 0 14-8 16-14 77-133 155-266 232-399z">
            <text:p/>
          </draw:path>
          <draw:path draw:style-name="gr7" draw:text-style-name="P7" draw:layer="layout" svg:width="0.163cm" svg:height="0.699cm" svg:x="11.584cm" svg:y="2.5cm" svg:viewBox="0 0 164 700" svg:d="M164 692c0-2 0-2-12-14-88-90-110-221-110-327 0-124 26-245 112-331 10-10 10-10 10-12 0-6-2-8-8-8s-70 48-110 138c-36 75-46 153-46 213 0 54 8 138 48 217 42 86 102 132 108 132s8-2 8-8z">
            <text:p/>
          </draw:path>
          <draw:path draw:style-name="gr7" draw:text-style-name="P7" draw:layer="layout" svg:width="0.215cm" svg:height="0.444cm" svg:x="11.804cm" svg:y="2.588cm" svg:viewBox="0 0 216 445" svg:d="M130 158c22 0 44 0 66 0 14 0 20 0 20-14 0-8-6-8-20-8-20 0-40 0-60 0 24-100 28-114 28-118 0-12-8-18-20-18-2 0-22 0-28 24-9 37-19 74-28 112-22 0-44 0-66 0-14 0-22 0-22 14 0 8 6 8 20 8 21 0 41 0 62 0-50 197-54 209-54 223 0 38 28 64 66 64 72 0 112-102 112-108s-6-6-10-6c-6 0-6 2-10 8-30 74-68 90-92 90-14 0-20-8-20-32 0-16 0-22 4-34 17-68 35-137 52-205z">
            <text:p/>
          </draw:path>
          <draw:path draw:style-name="gr7" draw:text-style-name="P7" draw:layer="layout" svg:width="0.163cm" svg:height="0.699cm" svg:x="12.082cm" svg:y="2.5cm" svg:viewBox="0 0 164 700" svg:d="M164 351c0-56-8-140-46-219-44-86-104-132-110-132-4 0-8 4-8 8 0 2 0 2 14 16 68 68 108 179 108 327 0 118-26 241-112 329-10 10-10 10-10 12 0 4 4 8 8 8 6 0 70-48 112-137 36-76 44-154 44-212z">
            <text:p/>
          </draw:path>
        </draw:g>
        <draw:g draw:style-name="gr6" xml:id="id55" draw:id="id55">
          <svg:title>TexMaths</svg:title>
          <svg:desc>20§latex§\begin{equation*}
    \sigma ' (x) &amp;= \frac{\mathrm{d}\sigma(x)}{\mathrm{d}x}.
\end{equation*}§svg§600§FALSE§</svg:desc>
          <draw:path draw:style-name="gr7" draw:text-style-name="P7" draw:layer="layout" svg:width="4.503cm" svg:height="1.415cm" svg:x="20.953cm" svg:y="9.26cm" svg:viewBox="0 0 4504 1416" svg:d="M0 0c1501 0 3003 0 4504 0 0 472 0 944 0 1416-1501 0-3003 0-4504 0 0-472 0-944 0-1416z">
            <text:p/>
          </draw:path>
          <draw:path draw:style-name="gr8" draw:text-style-name="P8" draw:layer="layout" svg:width="4.575cm" svg:height="1.487cm" svg:x="20.917cm" svg:y="9.224cm" svg:viewBox="0 0 4576 1488" svg:d="M0 0c1525 0 3051 0 4576 0 0 496 0 992 0 1488-1525 0-3051 0-4576 0 0-496 0-992 0-1488z">
            <text:p/>
          </draw:path>
          <draw:path draw:style-name="gr7" draw:text-style-name="P7" draw:layer="layout" svg:width="0.371cm" svg:height="0.309cm" svg:x="20.943cm" svg:y="9.921cm" svg:viewBox="0 0 372 310" svg:d="M338 42c10 0 34 0 34-24 0-18-14-18-26-18-54 0-108 0-162 0-106 0-184 116-184 200 0 62 42 110 106 110 84 0 176-84 176-192 0-12 0-46-22-76 26 0 52 0 78 0zM106 296c-34 0-62-26-62-76 0-22 8-80 34-120 28-48 70-58 94-58 60 0 66 46 66 68 0 32-14 90-38 126-28 40-66 60-94 60z">
            <text:p/>
          </draw:path>
          <draw:path draw:style-name="gr7" draw:text-style-name="P7" draw:layer="layout" svg:width="0.123cm" svg:height="0.255cm" svg:x="21.367cm" svg:y="9.659cm" svg:viewBox="0 0 124 256" svg:d="M120 44c4-8 4-12 4-16 0-16-14-28-30-28-18 0-24 16-26 24-22 71-44 141-66 212 0 2-1 5-2 8 0 6 16 12 20 12 2 0 4-2 6-10 31-68 63-135 94-202z">
            <text:p/>
          </draw:path>
          <draw:path draw:style-name="gr7" draw:text-style-name="P7" draw:layer="layout" svg:width="0.161cm" svg:height="0.7cm" svg:x="21.611cm" svg:y="9.697cm" svg:viewBox="0 0 162 701" svg:d="M162 695c0-2 0-4-12-16-88-88-110-222-110-327 0-122 26-244 114-332 8-8 8-10 8-12 0-6-2-8-6-8-8 0-70 48-112 138-36 76-44 154-44 214 0 53 8 139 46 217 42 86 102 132 110 132 4 0 6-2 6-6z">
            <text:p/>
          </draw:path>
          <draw:path draw:style-name="gr7" draw:text-style-name="P7" draw:layer="layout" svg:width="0.349cm" svg:height="0.317cm" svg:x="21.835cm" svg:y="9.913cm" svg:viewBox="0 0 350 318" svg:d="M214 100c4-20 20-84 70-84 2 0 20 0 34 10-20 2-34 20-34 38 0 10 8 24 28 24 16 0 38-12 38-40 0-38-42-48-66-48-40 0-66 38-74 54-18-46-56-54-76-54-72 0-112 92-112 108 0 8 6 8 8 8 6 0 8-2 8-8 24-74 72-92 96-92 12 0 38 6 38 48 0 22-12 68-38 166-12 44-36 74-68 74-4 0-20 0-34-10 16-4 32-18 32-38 0-18-16-24-26-24-20 0-38 18-38 40 0 32 34 46 66 46 46 0 72-48 74-52 8 26 34 52 76 52 72 0 112-90 112-108 0-6-6-6-8-6-8 0-8 2-10 8-24 74-70 92-94 92-26 0-38-24-38-48 0-14 4-30 12-60 8-32 16-64 24-96z">
            <text:p/>
          </draw:path>
          <draw:path draw:style-name="gr7" draw:text-style-name="P7" draw:layer="layout" svg:width="0.163cm" svg:height="0.7cm" svg:x="22.254cm" svg:y="9.697cm" svg:viewBox="0 0 164 701" svg:d="M164 352c0-56-8-140-46-220-42-86-104-132-110-132-4 0-8 4-8 8 0 2 0 4 14 16 70 70 110 180 110 328 0 119-26 243-114 331-10 8-10 10-10 12 0 4 4 6 8 6 6 0 70-48 112-136 36-78 44-156 44-213z">
            <text:p/>
          </draw:path>
          <draw:path draw:style-name="gr7" draw:text-style-name="P7" draw:layer="layout" svg:width="0.467cm" svg:height="0.163cm" svg:x="22.722cm" svg:y="9.967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7" draw:layer="layout" svg:width="0.345cm" svg:height="0.492cm" svg:x="23.534cm" svg:y="9.264cm" svg:viewBox="0 0 346 493" svg:d="M242 447c0 16 0 31 0 46 35-2 69-5 104-8 0-7 0-14 0-22-50 0-56-4-56-38 0-141 0-283 0-425-33 3-67 5-100 8 0 7 0 13 0 20 48 0 54 6 54 40 0 51 0 101 0 152-20-26-50-44-88-44-82 0-156 68-156 160 0 87 68 157 148 157 46 0 76-24 94-46zM242 260c0 48 0 96 0 143 0 12 0 14-8 26-20 34-52 48-82 48-32 0-58-18-74-44-18-30-20-69-20-97 0-26 2-68 22-100 14-22 40-44 78-44 26 0 54 10 76 42 8 12 8 12 8 26z">
            <text:p/>
          </draw:path>
          <draw:path draw:style-name="gr7" draw:text-style-name="P7" draw:layer="layout" svg:width="0.371cm" svg:height="0.309cm" svg:x="23.926cm" svg:y="9.448cm" svg:viewBox="0 0 372 310" svg:d="M338 40c8 0 34 0 34-24 0-16-14-16-28-16-53 0-107 0-160 0-106 0-184 116-184 200 0 60 42 110 106 110 82 0 176-84 176-192 0-12 0-46-22-78 26 0 52 0 78 0zM106 294c-34 0-62-24-62-76 0-20 8-78 34-120 28-48 70-58 94-58 60 0 66 46 66 68 0 34-14 92-38 126-28 42-66 60-94 60z">
            <text:p/>
          </draw:path>
          <draw:path draw:style-name="gr7" draw:text-style-name="P7" draw:layer="layout" svg:width="0.163cm" svg:height="0.7cm" svg:x="24.395cm" svg:y="9.224cm" svg:viewBox="0 0 164 701" svg:d="M164 693c0-2 0-2-12-14-88-90-112-222-112-329 0-122 28-244 114-332 10-8 10-8 10-10 0-6-4-8-8-8-6 0-70 48-112 136-36 78-44 156-44 214 0 55 8 139 46 219 42 86 104 132 110 132 4 0 8-2 8-8z">
            <text:p/>
          </draw:path>
          <draw:path draw:style-name="gr7" draw:text-style-name="P7" draw:layer="layout" svg:width="0.349cm" svg:height="0.317cm" svg:x="24.619cm" svg:y="9.44cm" svg:viewBox="0 0 350 318" svg:d="M214 98c4-18 20-82 70-82 4 0 20 0 36 8-20 4-34 22-34 38 0 12 8 26 26 26 16 0 38-14 38-42 0-36-42-46-66-46-40 0-64 38-72 54-18-46-56-54-76-54-74 0-114 90-114 108 0 8 5 5 8 8 6 0 8-2 10-8 24-74 70-92 94-92 14 0 38 6 38 46 0 22-12 70-38 168-12 44-36 72-68 72-4 0-20 0-34-8 18-4 32-18 32-38s-14-26-26-26c-20 0-38 20-38 42 0 32 36 46 66 46 46 0 72-50 74-54 8 26 34 54 76 54 72 0 112-90 112-108 0-8-6-8-8-8-6 0-8 4-10 8-22 76-70 92-92 92-28 0-40-22-40-46 0-16 4-30 12-62s16-64 24-96z">
            <text:p/>
          </draw:path>
          <draw:path draw:style-name="gr7" draw:text-style-name="P7" draw:layer="layout" svg:width="0.161cm" svg:height="0.7cm" svg:x="25.041cm" svg:y="9.224cm" svg:viewBox="0 0 162 701" svg:d="M162 350c0-54-8-138-46-218-42-86-102-132-110-132-4 0-6 2-6 8 0 2 0 2 12 16 70 68 110 180 110 326 0 119-26 243-114 331-8 10-8 10-8 12 0 4 2 8 6 8 8 0 70-48 112-138 36-76 44-154 44-213z">
            <text:p/>
          </draw:path>
          <draw:path draw:style-name="gr7" draw:text-style-name="P7" draw:layer="layout" svg:width="1.762cm" svg:height="0.027cm" svg:x="23.51cm" svg:y="10.035cm" svg:viewBox="0 0 1763 28" svg:d="M0 0c588 0 1175 0 1763 0 0 9 0 19 0 28-588 0-1175 0-1763 0 0-9 0-19 0-28z">
            <text:p/>
          </draw:path>
          <draw:path draw:style-name="gr7" draw:text-style-name="P7" draw:layer="layout" svg:width="0.345cm" svg:height="0.492cm" svg:x="24.02cm" svg:y="10.219cm" svg:viewBox="0 0 346 493" svg:d="M244 447c0 16 0 31 0 46 34-2 68-5 102-8 0-7 0-14 0-22-48 0-54-4-54-38 0-141 0-283 0-425-34 3-68 5-102 8 0 7 0 13 0 20 50 0 56 6 56 40 0 51 0 101 0 152-22-26-52-44-90-44-82 0-156 68-156 160 0 87 68 157 148 157 46 0 78-24 96-46zM244 260c0 48 0 96 0 143 0 12 0 14-8 26-22 34-54 48-84 48-32 0-56-18-74-44-18-30-20-69-20-97 0-26 2-68 22-100 14-22 42-44 80-44 24 0 54 10 76 42 8 12 8 14 8 26z">
            <text:p/>
          </draw:path>
          <draw:path draw:style-name="gr7" draw:text-style-name="P7" draw:layer="layout" svg:width="0.349cm" svg:height="0.317cm" svg:x="24.405cm" svg:y="10.394cm" svg:viewBox="0 0 350 318" svg:d="M216 98c4-18 20-82 68-82 4 0 22 0 36 8-20 4-34 22-34 38 0 12 8 26 26 26 16 0 38-14 38-42 0-36-40-46-64-46-42 0-66 38-74 54-18-46-56-54-76-54-74 0-114 90-114 108 0 8 8 8 10 8 4 0 6-2 8-8 24-74 70-92 94-92 14 0 38 6 38 46 0 22-12 70-38 168-10 44-36 72-66 72-4 0-20 0-36-8 18-4 34-18 34-38s-16-26-26-26c-22 0-40 20-40 42 0 32 36 46 66 46 48 0 72-50 74-54 10 26 34 54 76 54 72 0 114-90 114-108 0-8-8-8-10-8-6 0-8 4-8 8-24 76-72 92-94 92-28 0-38-22-38-46 0-16 4-30 12-62s16-64 24-96z">
            <text:p/>
          </draw:path>
          <draw:path draw:style-name="gr7" draw:text-style-name="P7" draw:layer="layout" svg:width="0.073cm" svg:height="0.073cm" svg:x="25.419cm" svg:y="10.149cm" svg:viewBox="0 0 74 74" svg:d="M74 38c0-20-17-38-38-38s-36 18-36 38 15 36 36 36 38-16 38-36z">
            <text:p/>
          </draw:path>
        </draw:g>
        <draw:g draw:style-name="gr6" xml:id="id54" draw:id="id54">
          <svg:title>TexMaths</svg:title>
          <svg:desc>20§display§$\Delta W_n \sim \mathcal{N}(0,\delta t)$ §svg§600§FALSE§</svg:desc>
          <draw:path draw:style-name="gr7" draw:text-style-name="P22" draw:layer="layout" svg:width="4.907cm" svg:height="0.643cm" svg:x="20.856cm" svg:y="8.133cm" svg:viewBox="0 0 4908 644" svg:d="M0 0c1636 0 3272 0 4908 0 0 215 0 429 0 644-1636 0-3272 0-4908 0 0-215 0-429 0-644z">
            <text:p/>
          </draw:path>
          <draw:path draw:style-name="gr8" draw:text-style-name="P23" draw:layer="layout" svg:width="4.979cm" svg:height="0.715cm" svg:x="20.82cm" svg:y="8.097cm" svg:viewBox="0 0 4980 716" svg:d="M0 0c1660 0 3320 0 4980 0 0 239 0 477 0 716-1660 0-3320 0-4980 0 0-239 0-477 0-716z">
            <text:p/>
          </draw:path>
          <draw:path draw:style-name="gr7" draw:text-style-name="P22" draw:layer="layout" svg:width="0.517cm" svg:height="0.498cm" svg:x="20.854cm" svg:y="8.139cm" svg:viewBox="0 0 518 499" svg:d="M276 12c-4-10-6-12-18-12s-12 2-18 12c-79 158-159 315-238 473-2 8-2 8-2 10 0 4 4 4 14 4 163 0 325 0 488 0 12 0 16 0 16-4 0-2 0-2-4-10-80-158-159-315-238-473zM236 70c63 125 125 251 188 377-126 0-252 0-378 0 63-126 127-252 190-377z">
            <text:p/>
          </draw:path>
          <draw:path draw:style-name="gr7" draw:text-style-name="P22" draw:layer="layout" svg:width="0.697cm" svg:height="0.492cm" svg:x="21.444cm" svg:y="8.161cm" svg:viewBox="0 0 698 493" svg:d="M606 82c18-32 34-56 78-60 8 0 14 0 14-14 0-2-2-8-8-8-18 0-36 2-54 2-24 0-50-2-74-2-4 0-12 0-12 14 0 8 6 8 10 8 16 0 42 6 42 28 0 8-4 12-10 22-64 109-127 219-190 329-9-115-17-230-26-345 0-14-2-34 50-34 12 0 18 0 18-14 0-6-8-8-10-8-28 0-58 2-86 2-16 0-58-2-74-2-4 0-12 0-12 14 0 8 6 8 16 8 30 0 36 4 38 18 1 18 3 36 4 54-59 102-119 205-178 307-9-118-19-235-28-353 0-10 0-26 54-26 8 0 16 0 16-14 0-8-7-5-10-8-28 0-58 2-88 2-24 0-50-2-74-2-2 0-12 0-12 14 0 8 6 8 18 8 36 0 36 6 38 26 10 142 20 284 30 427 2 12 2 18 12 18 8 0 10-4 16-14 69-119 139-238 208-357 9 117 17 235 26 353 0 14 2 18 10 18 10 0 14-6 18-14 76-133 153-265 230-397z">
            <text:p/>
          </draw:path>
          <draw:path draw:style-name="gr7" draw:text-style-name="P22" draw:layer="layout" svg:width="0.301cm" svg:height="0.218cm" svg:x="22.091cm" svg:y="8.528cm" svg:viewBox="0 0 302 219" svg:d="M38 185c-2 6-6 18-6 20 0 10 10 14 18 14s16-6 18-10 6-20 10-29c2-10 8-32 10-44 4-12 6-22 8-34 6-20 6-24 22-44 12-20 36-44 72-44 30 0 30 24 30 34 0 30-22 84-30 104-4 14-6 18-6 26 0 25 22 41 46 41 50 0 72-65 72-73 0-6-5-4-8-6-8 0-8 2-10 8-12 39-32 59-52 59-10 0-12-8-12-18 0-11 2-17 10-39 6-14 26-66 26-94 0-48-38-56-64-56-40 0-68 24-82 44-4-34-32-44-52-44-22 0-34 14-40 26-10 18-18 46-18 48 0 8 5 5 8 8 8 0 8-2 12-16 8-28 16-52 36-52 12 0 16 10 16 24 0 8-4 26-8 40s-8 34-10 44c-5 21-11 42-16 63z">
            <text:p/>
          </draw:path>
          <draw:path draw:style-name="gr7" draw:text-style-name="P22" draw:layer="layout" svg:width="0.467cm" svg:height="0.163cm" svg:x="22.685cm" svg:y="8.382cm" svg:viewBox="0 0 468 164" svg:d="M468 22c0-14-4-22-10-22-2 0-8 6-10 18-2 68-48 106-98 106-44 0-78-30-112-60-36-32-72-64-120-64-76 0-118 76-118 140 0 24 8 24 10 24 8 0 10-14 10-18 2-76 54-106 98-106s78 30 112 60c36 32 72 64 120 64 78 0 118-78 118-142z">
            <text:p/>
          </draw:path>
          <draw:path draw:style-name="gr7" draw:text-style-name="P22" draw:layer="layout" svg:width="0.707cm" svg:height="0.575cm" svg:x="23.367cm" svg:y="8.097cm" svg:viewBox="0 0 708 576" svg:d="M236 140c12 38 28 89 60 175 44 120 64 162 106 227 10 16 12 16 18 16 10 0 24-8 32-14 10-7 10-9 18-43 42-184 96-375 110-407 0-2 14-28 100-30 14 0 28-38 28-52 0-12-4-12-14-12-70 0-102 30-110 38-20 26-36 76-68 193-26 90-48 180-70 270-38-58-60-112-94-202-38-100-60-173-78-235-4-14-6-14-12-14-2 0-16 0-36 16-6 6-8 12-8 20-20 185-86 369-104 403-6 10-16 24-30 24-6 0-34-4-52-20-4-4-4-4-6-4-10 0-26 36-26 51 0 22 44 36 64 36 44 0 80-97 92-131 44-126 66-230 80-305z">
            <text:p/>
          </draw:path>
          <draw:path draw:style-name="gr7" draw:text-style-name="P22" draw:layer="layout" svg:width="0.163cm" svg:height="0.697cm" svg:x="24.137cm" svg:y="8.115cm" svg:viewBox="0 0 164 698" svg:d="M164 690c0-2 0-2-12-14-88-88-110-221-110-327 0-122 26-243 112-331 10-8 10-10 10-12 0-4-4-6-8-6-6 0-70 48-112 136-34 77-44 153-44 213 0 54 8 140 48 217 42 86 102 132 108 132 4 0 8-2 8-8z">
            <text:p/>
          </draw:path>
          <draw:path draw:style-name="gr7" draw:text-style-name="P22" draw:layer="layout" svg:width="0.295cm" svg:height="0.48cm" svg:x="24.369cm" svg:y="8.173cm" svg:viewBox="0 0 296 481" svg:d="M296 241c0-56-4-111-28-163-32-66-90-78-120-78-42 0-94 18-122 84-22 48-26 101-26 157 0 54 2 116 32 170 30 56 80 70 116 70 38 0 90-14 122-80 22-50 26-104 26-160zM148 465c-28 0-70-16-82-84-8-42-8-106-8-148 0-44 0-89 6-127 14-84 66-90 84-90 22 0 70 12 82 82 8 38 8 91 8 135 0 52 0 100-8 146-10 66-50 86-82 86z">
            <text:p/>
          </draw:path>
          <draw:path draw:style-name="gr7" draw:text-style-name="P22" draw:layer="layout" svg:width="0.081cm" svg:height="0.208cm" svg:x="24.752cm" svg:y="8.564cm" svg:viewBox="0 0 82 209" svg:d="M82 74c0-46-18-74-44-74-24 0-38 18-38 38 0 18 14 36 38 36 8 0 18-2 24-8 2-2 2-2 4-2 1 3 2 0 2 10 0 52-25 95-48 117-7 8-8 8-8 10 0 6 4 8 6 8 8 0 64-53 64-135z">
            <text:p/>
          </draw:path>
          <draw:path draw:style-name="gr7" draw:text-style-name="P22" draw:layer="layout" svg:width="0.287cm" svg:height="0.506cm" svg:x="25.034cm" svg:y="8.141cm" svg:viewBox="0 0 288 507" svg:d="M156 191c-88 22-156 112-156 198 0 66 44 118 110 118 82 0 142-110 142-208 0-64-28-98-52-129-26-32-68-84-68-114 0-16 14-32 40-32 20 0 34 8 50 18 14 8 28 18 38 18 18 0 28-18 28-28 0-16-12-18-36-24-38-8-48-8-58-8-56 0-80 30-80 72 0 38 20 78 42 119zM164 207c18 32 38 70 38 120 0 46-26 164-92 164-38 0-66-30-66-82 0-44 26-176 120-202z">
            <text:p/>
          </draw:path>
          <draw:path draw:style-name="gr7" draw:text-style-name="P22" draw:layer="layout" svg:width="0.215cm" svg:height="0.444cm" svg:x="25.36cm" svg:y="8.201cm" svg:viewBox="0 0 216 445" svg:d="M128 158c22 0 44 0 66 0 14 0 22 0 22-14 0-8-8-8-20-8-21 0-41 0-62 0 24-98 28-112 28-116 0-12-8-20-20-20-2 0-22 2-28 26-9 36-19 73-28 110-22 0-44 0-66 0-14 0-20 0-20 14 0 8 4 8 18 8 21 0 41 0 62 0-50 199-52 211-52 223 0 38 26 64 64 64 72 0 112-102 112-108s-6-6-8-6c-6 0-8 2-12 10-30 72-66 90-90 90-16 0-22-10-22-34 0-16 2-20 4-32 17-69 35-138 52-207z">
            <text:p/>
          </draw:path>
          <draw:path draw:style-name="gr7" draw:text-style-name="P22" draw:layer="layout" svg:width="0.163cm" svg:height="0.697cm" svg:x="25.636cm" svg:y="8.115cm" svg:viewBox="0 0 164 698" svg:d="M164 349c0-54-8-140-46-217-42-86-102-132-110-132-4 0-8 2-8 6 0 2 0 4 14 16 70 70 110 181 110 327 0 120-26 241-114 331-10 8-10 8-10 10 0 6 4 8 8 8 8 0 70-48 112-136 36-77 44-155 44-213z">
            <text:p/>
          </draw:path>
        </draw:g>
        <draw:g draw:style-name="gr6" xml:id="id53" draw:id="id53">
          <svg:title>TexMaths</svg:title>
          <svg:desc>20§latex§\begin{equation*}
    W_{n + 1} = W_n + \Delta W_n
\end{equation*}§svg§600§FALSE§</svg:desc>
          <draw:path draw:style-name="gr7" draw:text-style-name="P22" draw:layer="layout" svg:width="6.097cm" svg:height="0.589cm" svg:x="20.736cm" svg:y="7.087cm" svg:viewBox="0 0 6098 590" svg:d="M0 0c2033 0 4065 0 6098 0 0 197 0 393 0 590-2033 0-4065 0-6098 0 0-197 0-393 0-590z">
            <text:p/>
          </draw:path>
          <draw:path draw:style-name="gr8" draw:text-style-name="P23" draw:layer="layout" svg:width="6.169cm" svg:height="0.661cm" svg:x="20.7cm" svg:y="7.051cm" svg:viewBox="0 0 6170 662" svg:d="M0 0c2057 0 4113 0 6170 0 0 221 0 441 0 662-2057 0-4113 0-6170 0 0-221 0-441 0-662z">
            <text:p/>
          </draw:path>
          <draw:path draw:style-name="gr7" draw:text-style-name="P22" draw:layer="layout" svg:width="0.697cm" svg:height="0.49cm" svg:x="20.738cm" svg:y="7.075cm" svg:viewBox="0 0 698 491" svg:d="M606 80c18-30 34-56 80-60 6 0 12 0 12-14 0-2-2-6-8-6-16 0-36 2-54 2-24 0-50-2-74-2-4 0-12 0-12 12 0 8 6 8 10 8 16 2 42 8 42 28 0 8-4 14-10 24-64 109-127 218-190 327-9-115-17-230-26-345 0-14-2-32 50-34 12 0 18 0 18-14 0-6-8-6-10-6-28 0-58 2-86 2-16 0-58-2-74-2-4 0-12 0-12 14 0 6 6 6 16 6 32 0 36 4 38 18 1 18 3 36 4 54-59 102-119 204-178 307-9-118-17-235-26-353 0-8 0-24 52-26 8 0 16 0 16-14 0-6-7-4-10-6-28 0-58 2-86 2-26 0-50-2-74-2-4 0-14 0-14 12 0 8 6 8 18 8 36 0 36 8 38 26 11 142 21 284 32 427 0 12 0 18 10 18 8 0 10-4 18-14 69-119 137-238 206-357 9 117 17 235 26 353 2 16 2 18 10 18 10 0 14-6 18-12 77-133 153-266 230-399z">
            <text:p/>
          </draw:path>
          <draw:path draw:style-name="gr7" draw:text-style-name="P22" draw:layer="layout" svg:width="0.301cm" svg:height="0.22cm" svg:x="21.386cm" svg:y="7.44cm" svg:viewBox="0 0 302 221" svg:d="M38 185c-2 6-6 18-6 20 0 10 10 16 18 16s15-8 18-12 6-20 10-30c2-10 8-31 10-43 4-10 6-22 8-34 6-20 8-24 22-44 14-18 36-44 74-44 28 0 28 24 28 34 0 30-22 84-28 104-6 14-8 17-8 25 0 26 22 44 46 44 50 0 72-67 72-75 0-6-5-4-8-6-8 0-8 2-10 8-12 39-32 59-52 59-10 0-12-8-12-18 0-12 2-18 10-39 6-14 26-66 26-94 0-48-36-56-62-56-42 0-70 26-84 44-4-34-32-44-52-44-22 0-34 16-40 26-10 18-18 46-18 50 0 6 8 6 10 6 6 0 6-2 10-16 8-28 16-52 36-52 12 0 16 10 16 24 0 10-4 27-8 40s-8 34-10 44c-5 21-11 42-16 63z">
            <text:p/>
          </draw:path>
          <draw:path draw:style-name="gr7" draw:text-style-name="P22" draw:layer="layout" svg:width="0.361cm" svg:height="0.36cm" svg:x="21.746cm" svg:y="7.352cm" svg:viewBox="0 0 362 361" svg:d="M192 193c51 0 101 0 152 0 6 0 18 0 18-12s-12-12-18-12c-51 0-101 0-152 0 0-49 0-99 0-149 0-8 0-20-12-20s-12 12-12 20c0 50 0 100 0 149-50 0-100 0-150 0-6 0-18 0-18 12s10 12 18 12c50 0 100 0 150 0 0 50 0 100 0 150 0 6 0 18 12 18s12-12 12-18c0-50 0-100 0-150z">
            <text:p/>
          </draw:path>
          <draw:path draw:style-name="gr7" draw:text-style-name="P22" draw:layer="layout" svg:width="0.177cm" svg:height="0.324cm" svg:x="22.196cm" svg:y="7.33cm" svg:viewBox="0 0 178 325" svg:d="M112 14c0-12-2-14-16-14-32 32-76 32-96 32 0 6 0 12 0 18 12 0 44 0 72-14 0 83 0 166 0 249 0 16 0 22-50 22-6 0-12 0-18 0 0 6 0 12 0 18 8 0 68-2 86-2 16 0 78 2 88 2 0-6 0-12 0-18-6 0-12 0-18 0-48 0-48-6-48-22 0-90 0-181 0-271z">
            <text:p/>
          </draw:path>
          <draw:path draw:style-name="gr7" draw:text-style-name="P22" draw:layer="layout" svg:width="0.467cm" svg:height="0.163cm" svg:x="22.691cm" svg:y="7.29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22" draw:layer="layout" svg:width="0.695cm" svg:height="0.49cm" svg:x="23.433cm" svg:y="7.075cm" svg:viewBox="0 0 696 491" svg:d="M604 80c18-30 36-56 80-60 6 0 12 0 12-14 0-2-2-6-8-6-16 0-36 2-54 2-24 0-50-2-72-2-6 0-14 0-14 12 0 8 6 8 10 8 18 2 42 8 42 28 0 8-4 14-10 24-64 109-127 218-190 327-9-115-17-230-26-345 0-14-2-32 50-34 12 0 20 0 20-14 0-6-8-6-12-6-28 0-58 2-86 2-16 0-56-2-72-2-6 0-14 0-14 14 0 6 6 6 16 6 32 0 36 4 38 18 1 18 3 36 4 54-59 102-119 204-178 307-9-118-17-235-26-353 0-8 0-24 52-26 8 0 16 0 16-14 0-6-8-6-10-6-28 0-58 2-86 2-26 0-50-2-74-2-4 0-12 0-12 12 0 8 6 8 16 8 36 0 36 8 38 26 11 142 21 284 32 427 0 12 0 18 10 18s12-4 18-14c69-119 137-238 206-357 9 117 17 235 26 353 2 16 2 18 12 18 8 0 12-6 16-12 77-133 153-266 230-399z">
            <text:p/>
          </draw:path>
          <draw:path draw:style-name="gr7" draw:text-style-name="P22" draw:layer="layout" svg:width="0.299cm" svg:height="0.22cm" svg:x="24.081cm" svg:y="7.44cm" svg:viewBox="0 0 300 221" svg:d="M36 185c-2 6-4 18-4 20 0 10 8 16 16 16s15-8 18-12 8-20 10-30 8-31 10-43c4-10 6-22 8-34 6-20 8-24 22-44 14-18 36-44 74-44 28 0 28 24 28 34 0 30-20 84-28 104-6 14-8 17-8 25 0 26 22 44 46 44 50 0 72-67 72-75 0-6-6-6-8-6-8 0-8 2-10 8-10 39-32 59-52 59-10 0-12-8-12-18 0-12 2-18 12-39 6-14 26-66 26-94 0-48-38-56-64-56-42 0-68 26-84 44-4-34-32-44-52-44-22 0-32 16-40 26-10 18-16 46-16 50 0 6 6 6 8 6 6 0 6-2 10-16 8-28 16-52 36-52 12 0 16 10 16 24 0 10-5 27-8 40s-8 34-10 44c-5 21-11 42-16 63z">
            <text:p/>
          </draw:path>
          <draw:path draw:style-name="gr7" draw:text-style-name="P22" draw:layer="layout" svg:width="0.467cm" svg:height="0.464cm" svg:x="24.635cm" svg:y="7.145cm" svg:viewBox="0 0 468 465" svg:d="M248 245c65 0 131 0 196 0 10 0 24 0 24-14s-14-14-24-14c-65 0-131 0-196 0 0-65 0-130 0-195 0-10 0-22-14-22s-14 12-14 22c0 65 0 130 0 195-65 0-131 0-196 0-10 0-24 0-24 14s14 14 24 14c65 0 131 0 196 0 0 65 0 131 0 196 0 10 0 24 14 24s14-14 14-24c0-65 0-131 0-196z">
            <text:p/>
          </draw:path>
          <draw:path draw:style-name="gr7" draw:text-style-name="P22" draw:layer="layout" svg:width="0.517cm" svg:height="0.499cm" svg:x="25.33cm" svg:y="7.051cm" svg:viewBox="0 0 518 500" svg:d="M278 12c-6-8-6-12-18-12s-14 4-18 12c-79 158-159 316-238 475-4 6-4 6-4 8 0 5 4 5 16 5 163 0 325 0 488 0 10 0 14 0 14-5 0-2 0-2-2-8-79-159-159-317-238-475zM238 70c63 125 125 251 188 377-126 0-252 0-378 0 63-126 127-252 190-377z">
            <text:p/>
          </draw:path>
          <draw:path draw:style-name="gr7" draw:text-style-name="P22" draw:layer="layout" svg:width="0.697cm" svg:height="0.49cm" svg:x="25.922cm" svg:y="7.075cm" svg:viewBox="0 0 698 491" svg:d="M606 80c16-30 34-56 78-60 6 0 14 0 14-14 0-2-4-6-10-6-16 0-36 2-54 2-24 0-50-2-72-2-4 0-14 0-14 12 0 8 6 8 10 8 18 2 42 8 42 28 0 8-4 14-8 24-64 109-127 218-190 327-9-115-17-230-26-345-2-14-2-32 48-34 12 0 20 0 20-14 0-6-8-6-12-6-28 0-56 2-84 2-16 0-58-2-74-2-4 0-14 0-14 14 0 6 8 6 16 6 32 0 36 4 38 18 1 18 3 36 4 54-59 102-119 204-178 307-9-118-17-235-26-353 0-8 0-24 54-26 6 0 14 0 14-14 0-6-8-6-10-6-28 0-58 2-86 2-24 0-50-2-74-2-4 0-12 0-12 12 0 8 6 8 16 8 36 0 36 8 38 26 11 142 21 284 32 427 0 12 2 18 12 18 8 0 10-4 16-14 69-119 137-238 206-357 9 117 17 235 26 353 2 16 4 18 12 18s14-6 16-12c77-133 154-266 232-399z">
            <text:p/>
          </draw:path>
          <draw:path draw:style-name="gr7" draw:text-style-name="P22" draw:layer="layout" svg:width="0.299cm" svg:height="0.22cm" svg:x="26.57cm" svg:y="7.44cm" svg:viewBox="0 0 300 221" svg:d="M36 185c-2 6-4 18-4 20 0 10 8 16 16 16 10 0 17-8 20-12s6-20 8-30 8-31 12-43c2-10 4-22 8-34 4-20 6-24 20-44 14-18 36-44 74-44 28 0 28 24 28 34 0 30-20 84-28 104-6 14-8 17-8 25 0 26 22 44 48 44 48 0 70-67 70-75 0-6-6-6-8-6-6 0-8 2-10 8-10 39-32 59-52 59-10 0-12-8-12-18 0-12 2-18 12-39 6-14 26-66 26-94 0-48-38-56-64-56-42 0-68 26-84 44-2-34-32-44-52-44-22 0-32 16-38 26-12 18-18 46-18 50 0 6 6 6 8 6 6 0 8-2 10-16 8-28 18-52 36-52 14 0 16 10 16 24 0 10-5 27-8 40s-8 34-10 44c-5 21-11 42-16 63z">
            <text:p/>
          </draw:path>
        </draw:g>
        <draw:frame draw:style-name="gr25" draw:text-style-name="P9" draw:layer="layout" svg:width="22cm" svg:height="1.5cm" svg:x="1cm" svg:y="0.5cm">
          <draw:text-box>
            <text:p><text:span text:style-name="T5">Milstein method</text:span></text:p>
          </draw:text-box>
        </draw:frame>
        <draw:custom-shape draw:style-name="gr50" draw:text-style-name="P26" draw:layer="layout" svg:width="7cm" svg:height="4.5cm" svg:x="20.2cm" svg:y="6.5cm">
          <text:p/>
          <draw:enhanced-geometry svg:viewBox="0 0 21600 21600" draw:type="rectangle" draw:enhanced-path="M 0 0 L 21600 0 21600 21600 0 21600 0 0 Z N"/>
        </draw:custom-shape>
        <draw:g draw:style-name="gr10" xml:id="id52" draw:id="id52">
          <draw:frame draw:style-name="gr26" draw:text-style-name="P27" draw:layer="layout" svg:width="6cm" svg:height="0.806cm" svg:x="2cm" svg:y="6.094cm">
            <draw:text-box>
              <text:p><text:span text:style-name="T22">Euler-Maruyama method</text:span></text:p>
            </draw:text-box>
          </draw:frame>
          <draw:custom-shape draw:style-name="gr51" draw:text-style-name="P10" draw:layer="layout" svg:width="12cm" svg:height="1.449cm" svg:x="1cm" svg:y="4.5cm">
            <text:p/>
            <draw:enhanced-geometry svg:viewBox="0 0 21600 21600" draw:type="rectangle" draw:enhanced-path="M 0 0 L 21600 0 21600 21600 0 21600 0 0 Z N"/>
          </draw:custom-shape>
        </draw:g>
        <draw:g draw:style-name="gr10" xml:id="id57" draw:id="id57">
          <draw:frame draw:style-name="gr52" draw:text-style-name="P39" draw:layer="layout" svg:width="8cm" svg:height="1.601cm" svg:x="2.7cm" svg:y="11.399cm">
            <draw:text-box>
              <text:p text:style-name="P37"><text:span text:style-name="T35">weak convergence order</text:span></text:p>
            </draw:text-box>
          </draw:frame>
          <draw:g draw:style-name="gr6">
            <svg:title>TexMaths</svg:title>
            <svg:desc>18§display§\gamma = 1§svg§600§FALSE§</svg:desc>
            <draw:path draw:style-name="gr7" draw:text-style-name="P7" draw:layer="layout" svg:width="1.401cm" svg:height="0.488cm" svg:x="10.504cm" svg:y="11.633cm" svg:viewBox="0 0 1402 489" svg:d="M0 0c467 0 935 0 1402 0 0 163 0 326 0 489-467 0-935 0-1402 0 0-163 0-326 0-489z">
              <text:p/>
            </draw:path>
            <draw:path draw:style-name="gr8" draw:text-style-name="P8" draw:layer="layout" svg:width="1.466cm" svg:height="0.553cm" svg:x="10.472cm" svg:y="11.601cm" svg:viewBox="0 0 1467 554" svg:d="M0 0c489 0 978 0 1467 0 0 185 0 369 0 554-489 0-978 0-1467 0 0-185 0-369 0-554z">
              <text:p/>
            </draw:path>
            <draw:path draw:style-name="gr7" draw:text-style-name="P7" draw:layer="layout" svg:width="0.332cm" svg:height="0.411cm" svg:x="10.483cm" svg:y="11.743cm" svg:viewBox="0 0 333 412" svg:d="M14 118c26-73 94-73 101-73 95 0 103 109 103 159 0 38-4 49-8 61-14 47-32 120-32 137 0 7 2 10 7 10 9 0 13-14 20-37 14-54 22-88 23-108 2-9 4-16 6-25 19-63 61-156 86-206 4-7 13-22 13-23 0-8-8-8-9-8-2 0-6 0-8 6-32 59-57 122-82 186-2-20-2-68-27-129-15-38-40-68-83-68-79 0-124 95-124 115 0 5 5 5 13 5 0 0 1-1 1-2z">
              <text:p/>
            </draw:path>
            <draw:path draw:style-name="gr7" draw:text-style-name="P7" draw:layer="layout" svg:width="0.42cm" svg:height="0.146cm" svg:x="11.044cm" svg:y="11.789cm" svg:viewBox="0 0 421 147" svg:d="M399 25c9 0 22 0 22-12 0-13-13-13-22-13-126 0-252 0-377 0-9 0-22 0-22 13 0 12 13 12 22 12 125 0 251 0 377 0zM399 147c9 0 22 0 22-13 0-12-13-12-22-12-126 0-252 0-377 0-9 0-22 0-22 12 0 13 13 13 22 13 125 0 251 0 377 0z">
              <text:p/>
            </draw:path>
            <draw:path draw:style-name="gr7" draw:text-style-name="P7" draw:layer="layout" svg:width="0.208cm" svg:height="0.419cm" svg:x="11.73cm" svg:y="11.601cm" svg:viewBox="0 0 209 420" svg:d="M129 16c0-14 0-16-14-16-39 39-95 39-115 39 0 7 0 14 0 20 13 0 50 0 83-16 0 109 0 218 0 326 0 24-2 31-58 31-7 0-14 0-21 0 0 6 0 13 0 20 23-2 77-2 102-2s81 0 103 2c0-7 0-14 0-20-7 0-14 0-20 0-58 0-60-7-60-31 0-117 0-235 0-353z">
              <text:p/>
            </draw:path>
          </draw:g>
        </draw:g>
        <draw:g draw:style-name="gr10" xml:id="id56" draw:id="id56">
          <draw:frame draw:style-name="gr45" draw:text-style-name="P40" draw:layer="layout" svg:width="8.5cm" svg:height="1.673cm" svg:x="2.5cm" svg:y="10.001cm">
            <draw:text-box>
              <text:p><text:span text:style-name="T36">strong convergence order </text:span></text:p>
              <text:p><text:span text:style-name="T37"><text:s text:c="2"/></text:span></text:p>
            </draw:text-box>
          </draw:frame>
          <draw:g draw:style-name="gr6">
            <svg:title>TexMaths</svg:title>
            <svg:desc>18§display§\gamma = 1§svg§600§FALSE§</svg:desc>
            <draw:path draw:style-name="gr7" draw:text-style-name="P7" draw:layer="layout" svg:width="1.401cm" svg:height="0.488cm" svg:x="10.505cm" svg:y="10.233cm" svg:viewBox="0 0 1402 489" svg:d="M0 0c467 0 935 0 1402 0 0 163 0 326 0 489-467 0-935 0-1402 0 0-163 0-326 0-489z">
              <text:p/>
            </draw:path>
            <draw:path draw:style-name="gr8" draw:text-style-name="P8" draw:layer="layout" svg:width="1.466cm" svg:height="0.553cm" svg:x="10.473cm" svg:y="10.201cm" svg:viewBox="0 0 1467 554" svg:d="M0 0c489 0 978 0 1467 0 0 185 0 369 0 554-489 0-978 0-1467 0 0-185 0-369 0-554z">
              <text:p/>
            </draw:path>
            <draw:path draw:style-name="gr7" draw:text-style-name="P7" draw:layer="layout" svg:width="0.332cm" svg:height="0.411cm" svg:x="10.484cm" svg:y="10.343cm" svg:viewBox="0 0 333 412" svg:d="M14 118c26-73 94-73 101-73 95 0 103 109 103 159 0 38-4 49-8 61-14 47-32 120-32 137 0 7 2 10 7 10 9 0 13-14 20-37 14-54 22-88 23-108 2-9 4-16 6-25 19-63 61-156 86-206 4-7 13-22 13-23 0-8-8-8-9-8-2 0-6 0-8 6-32 59-57 122-82 186-2-20-2-68-27-129-15-38-40-68-83-68-79 0-124 95-124 115 0 5 5 5 13 5 0 0 1-1 1-2z">
              <text:p/>
            </draw:path>
            <draw:path draw:style-name="gr7" draw:text-style-name="P7" draw:layer="layout" svg:width="0.42cm" svg:height="0.146cm" svg:x="11.045cm" svg:y="10.389cm" svg:viewBox="0 0 421 147" svg:d="M399 25c9 0 22 0 22-12 0-13-13-13-22-13-126 0-252 0-377 0-9 0-22 0-22 13 0 12 13 12 22 12 125 0 251 0 377 0zM399 147c9 0 22 0 22-13 0-12-13-12-22-12-126 0-252 0-377 0-9 0-22 0-22 12 0 13 13 13 22 13 125 0 251 0 377 0z">
              <text:p/>
            </draw:path>
            <draw:path draw:style-name="gr7" draw:text-style-name="P7" draw:layer="layout" svg:width="0.208cm" svg:height="0.419cm" svg:x="11.731cm" svg:y="10.201cm" svg:viewBox="0 0 209 420" svg:d="M129 16c0-14 0-16-14-16-39 39-95 39-115 39 0 7 0 14 0 20 13 0 50 0 83-16 0 109 0 218 0 326 0 24-2 31-58 31-7 0-14 0-21 0 0 6 0 13 0 20 23-2 77-2 102-2s81 0 103 2c0-7 0-14 0-20-7 0-14 0-20 0-58 0-60-7-60-31 0-117 0-235 0-353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in_5f_black" presentation:presentation-page-layout-name="AL1T0">
        <office:forms form:automatic-focus="false" form:apply-design-mode="false"/>
        <draw:frame draw:style-name="gr5" draw:text-style-name="P29" draw:layer="layout" svg:width="3.393cm" svg:height="1.187cm" svg:x="24.279cm" svg:y="14.5cm">
          <draw:text-box>
            <text:p text:style-name="P5"><text:span text:style-name="T23"><text:page-number>&lt;number&gt;</text:page-number></text:span></text:p>
          </draw:text-box>
        </draw:frame>
        <draw:g draw:style-name="gr6" xml:id="id59" draw:id="id59">
          <svg:title>TexMaths</svg:title>
          <svg:desc>20§latex§\begin{equation*}
   X_{n+1} = X_n + \mu(X_n)\Delta t + \sigma (X_n)\Delta W_n + \frac{1}{2} \sigma ' (X_n) \sigma (X_n)((\Delta W_n)^2 - \Delta t)
\end{equation*}§svg§600§FALSE§</svg:desc>
          <draw:path draw:style-name="gr7" draw:text-style-name="P7" draw:layer="layout" svg:width="21.689cm" svg:height="1.349cm" svg:x="1.372cm" svg:y="4.563cm" svg:viewBox="0 0 21690 1350" svg:d="M0 0c7230 0 14460 0 21690 0 0 450 0 900 0 1350-7230 0-14460 0-21690 0 0-450 0-900 0-1350z">
            <text:p/>
          </draw:path>
          <draw:path draw:style-name="gr8" draw:text-style-name="P8" draw:layer="layout" svg:width="21.761cm" svg:height="1.421cm" svg:x="1.336cm" svg:y="4.527cm" svg:viewBox="0 0 21762 1422" svg:d="M0 0c7254 0 14508 0 21762 0 0 474 0 948 0 1422-7254 0-14508 0-21762 0 0-474 0-948 0-1422z">
            <text:p/>
          </draw:path>
          <draw:path draw:style-name="gr7" draw:text-style-name="P7" draw:layer="layout" svg:width="0.577cm" svg:height="0.476cm" svg:x="1.356cm" svg:y="4.99cm" svg:viewBox="0 0 578 477" svg:d="M322 190c-20-47-40-93-60-140-2-6-3-5-4-8 0-4 12-18 42-22 8 0 14 0 14-12 0-8-8-8-10-8-30 0-60 2-88 2-18 0-62-2-80-2-4 0-12 0-12 14 0 6 6 6 16 6 42 0 46 8 52 24 28 65 56 130 84 196-49 52-99 105-148 157-3 3-7 6-10 8-34 38-68 48-104 50-8 2-14 2-14 14 0 2 0 8 8 8 22 0 44-2 66-2 26 0 54 2 80 2 4 0 12 0 12-14 0-6-5-5-8-8-6 0-28-2-28-22 0-10 10-22 18-30 24-25 48-50 72-75 21-24 43-47 64-70 23 56 47 111 70 167 4 8 4 8 4 10 0 6-14 18-40 20-8 2-14 2-14 14 0 8 6 8 10 8 20 0 68-2 88-2 18 0 60 2 78 2 6 0 14 0 14-14 0-8-8-8-14-8-46 0-48-2-60-30-26-65-74-173-90-217 48-48 122-132 144-152 20-16 46-34 90-36 8 0 14 0 14-14-3-2 0-6-8-6-22 0-44 2-66 2-26 0-54-2-78-2-4 0-14 0-14 14 0 4 4 6 8 6 6 2 28 2 28 22 0 10-8 20-12 26-38 41-76 81-114 122z">
            <text:p/>
          </draw:path>
          <draw:path draw:style-name="gr7" draw:text-style-name="P7" draw:layer="layout" svg:width="0.299cm" svg:height="0.221cm" svg:x="1.942cm" svg:y="5.356cm" svg:viewBox="0 0 300 222" svg:d="M36 186c-2 8-3 13-4 20 0 12 8 16 16 16 10 0 18-6 20-10s6-20 8-30c4-10 8-32 12-44 2-12 6-22 8-34 6-20 6-24 20-44s38-46 74-46c28 0 30 26 30 36 0 28-22 84-30 104-6 14-8 18-8 26 0 26 22 42 48 42 48 0 70-68 70-74 0-8-6-8-8-8-6 0-6 4-8 10-12 38-34 58-52 58-12 0-14-6-14-16 0-12 4-18 12-40 6-16 26-68 26-96 0-46-38-56-64-56-40 0-68 26-82 46-4-34-34-46-54-46s-32 16-38 28c-12 18-18 46-18 48 0 6 6 6 8 6 8 0 8 0 12-14 6-30 16-54 34-54 14 0 18 12 18 24 0 10-5 29-8 42s-10 32-12 44c-5 20-11 41-16 62z">
            <text:p/>
          </draw:path>
          <draw:path draw:style-name="gr7" draw:text-style-name="P7" draw:layer="layout" svg:width="0.361cm" svg:height="0.361cm" svg:x="2.3cm" svg:y="5.27cm" svg:viewBox="0 0 362 362" svg:d="M194 192c50 0 100 0 150 0 6 0 18 0 18-12s-10-12-18-12c-50 0-100 0-150 0 0-50 0-100 0-150 0-6 0-18-12-18s-12 10-12 18c0 50 0 100 0 150-51 0-101 0-152 0-6 0-18 0-18 12s12 12 18 12c51 0 101 0 152 0 0 50 0 101 0 152 0 6 0 18 12 18s12-12 12-18c0-51 0-102 0-152z">
            <text:p/>
          </draw:path>
          <draw:path draw:style-name="gr7" draw:text-style-name="P7" draw:layer="layout" svg:width="0.177cm" svg:height="0.325cm" svg:x="2.752cm" svg:y="5.248cm" svg:viewBox="0 0 178 326" svg:d="M110 14c0-14 0-14-14-14-32 30-76 30-96 30 0 6 0 12 0 18 12 0 44 0 70-14 0 84 0 168 0 252 0 16 0 22-48 22-7 0-13 0-20 0 0 6 0 12 0 18 10 0 70-2 88-2 16 0 78 2 88 2 0-6 0-12 0-18-6 0-12 0-18 0-50 0-50-6-50-22 0-91 0-181 0-272z">
            <text:p/>
          </draw:path>
          <draw:path draw:style-name="gr7" draw:text-style-name="P7" draw:layer="layout" svg:width="0.465cm" svg:height="0.165cm" svg:x="3.248cm" svg:y="5.21cm" svg:viewBox="0 0 466 166" svg:d="M442 28c12 0 24 0 24-14s-12-14-22-14c-141 0-281 0-422 0-10 0-22 0-22 14s12 14 24 14c139 0 279 0 418 0zM444 166c10 0 22-1 22-16s-12-14-24-14c-139 0-279 0-418 0-12 0-24-1-24 14s12 16 22 16c141 0 281 0 422 0z">
            <text:p/>
          </draw:path>
          <draw:path draw:style-name="gr7" draw:text-style-name="P7" draw:layer="layout" svg:width="0.579cm" svg:height="0.476cm" svg:x="3.968cm" svg:y="4.99cm" svg:viewBox="0 0 580 477" svg:d="M322 190c-19-47-39-93-58-140-2-6-3-5-4-8 0-4 12-18 42-22 6 0 14 0 14-12 0-8-8-8-10-8-30 0-60 2-90 2-16 0-60-2-78-2-4 0-12 0-12 14 0 6 6 6 16 6 42 0 46 8 52 24 28 65 56 130 84 196-50 52-100 105-150 157-3 3-5 6-8 8-34 38-68 48-104 50-8 2-16 2-16 14 0 2 0 8 10 8 22 0 44-2 66-2 26 0 54 2 78 2 6 0 14 0 14-14 0-6-5-5-8-8-8 0-28-2-28-22 0-10 10-22 18-30 24-25 48-50 72-75 21-24 41-47 62-70 24 56 48 111 72 167 2 8 4 8 4 10 0 6-14 18-42 20-8 2-14 2-14 14 0 8 8 8 12 8 18 0 68-2 88-2 18 0 60 2 78 2 4 0 14 0 14-14 0-8-8-8-14-8-46 0-48-2-60-30-28-65-74-173-90-217 48-48 120-132 144-152 20-16 46-34 88-36 10 0 16 0 16-14-3-2 0-6-10-6-20 0-44 2-66 2-26 0-52-2-78-2-4 0-12 0-12 14 0 4 4 6 8 6 6 2 28 2 28 22 0 10-8 20-14 26-38 41-76 81-114 122z">
            <text:p/>
          </draw:path>
          <draw:path draw:style-name="gr7" draw:text-style-name="P7" draw:layer="layout" svg:width="0.299cm" svg:height="0.221cm" svg:x="4.556cm" svg:y="5.356cm" svg:viewBox="0 0 300 222" svg:d="M36 186c-2 8-3 13-4 20 0 12 8 16 16 16s17-6 20-10 6-20 8-30 8-32 10-44c4-12 6-22 10-34 4-20 6-24 20-44s36-46 74-46c28 0 28 26 28 36 0 28-20 84-28 104-6 14-8 18-8 26 0 26 22 42 48 42 48 0 70-68 70-74 0-8-6-8-8-8-6 0-8 4-10 10-10 38-32 58-52 58-10 0-12-6-12-16 0-12 2-18 12-40 6-16 26-68 26-96 0-46-38-56-64-56-42 0-68 26-84 46-2-34-32-46-52-46-22 0-32 16-38 28-12 18-18 46-18 48 0 6 6 6 8 6 6 0 8 0 10-14 8-30 18-54 36-54 14 0 16 12 16 24 0 10-5 29-8 42s-8 32-10 44c-5 20-11 41-16 62z">
            <text:p/>
          </draw:path>
          <draw:path draw:style-name="gr7" draw:text-style-name="P7" draw:layer="layout" svg:width="0.467cm" svg:height="0.464cm" svg:x="5.11cm" svg:y="5.06cm" svg:viewBox="0 0 468 465" svg:d="M248 246c65 0 131 0 196 0 10 0 24 0 24-14s-14-14-24-14c-65 0-131 0-196 0 0-66 0-131 0-196 0-10 0-22-14-22s-14 12-14 22c0 65 0 130 0 196-65 0-131 0-196 0-10 0-24 0-24 14s14 14 24 14c65 0 131 0 196 0 0 66 0 131 0 197 0 10 0 22 14 22s14-12 14-22c0-66 0-131 0-197z">
            <text:p/>
          </draw:path>
          <draw:path draw:style-name="gr7" draw:text-style-name="P7" draw:layer="layout" svg:width="0.381cm" svg:height="0.46cm" svg:x="5.794cm" svg:y="5.158cm" svg:viewBox="0 0 382 461" svg:d="M142 64c4-14 10-42 10-44 0-12-8-20-20-20-2 0-22 0-28 26-33 135-67 270-100 405-4 8-3 7-4 10 0 12 8 20 20 20 16 0 24-12 26-14 2-8 12-44 38-151 22 20 54 22 68 22 50 0 76-32 94-52 6 32 32 52 62 52 26 0 42-16 52-38 12-26 22-68 22-70 0-8-6-8-8-8-8 0-8 4-10 14-12 46-24 86-54 86-18 0-20-18-20-32 0-16 8-48 14-72 6-26 12-51 18-76 2-10 10-38 12-48 4-16 12-42 12-48 0-12-10-18-22-18-2 0-20 0-26 24-11 44-23 88-34 132-8 34-16 64-18 72 0 2-34 66-92 66-34 0-52-22-52-60 0-20 6-40 10-60 10-40 20-79 30-118z">
            <text:p/>
          </draw:path>
          <draw:path draw:style-name="gr7" draw:text-style-name="P7" draw:layer="layout" svg:width="0.163cm" svg:height="0.7cm" svg:x="6.266cm" svg:y="4.942cm" svg:viewBox="0 0 164 701" svg:d="M164 693c0-2 0-2-12-14-88-90-110-222-110-329 0-122 26-244 112-330 10-10 10-10 10-12 0-6-2-8-8-8s-70 48-110 136c-36 78-46 156-46 214 0 55 8 139 48 219 42 86 102 132 108 132s8-2 8-8z">
            <text:p/>
          </draw:path>
          <draw:path draw:style-name="gr7" draw:text-style-name="P7" draw:layer="layout" svg:width="0.577cm" svg:height="0.476cm" svg:x="6.49cm" svg:y="4.99cm" svg:viewBox="0 0 578 477" svg:d="M322 190c-20-47-40-93-60-140-2-6-3-5-4-8 0-4 12-18 42-22 8 0 14 0 14-12 0-8-8-8-10-8-28 0-60 2-88 2-18 0-62-2-80-2-4 0-12 0-12 14 0 6 8 6 16 6 42 0 46 8 52 24 28 65 56 130 84 196-49 52-99 105-148 157-3 3-7 6-10 8-34 38-68 48-102 50-10 2-16 2-16 14 0 2 0 8 8 8 22 0 46-2 66-2 26 0 54 2 80 2 4 0 12 0 12-14 0-6-6-8-8-8-6 0-28-2-28-22 0-10 10-22 18-30 24-25 48-50 72-75 21-24 43-47 64-70 23 56 47 111 70 167 4 8 4 8 4 10 0 6-14 18-40 20-8 2-14 2-14 14 0 8 8 8 10 8 20 0 68-2 88-2 18 0 60 2 78 2 6 0 14 0 14-14 0-8-8-8-12-8-48 0-50-2-62-30-26-65-74-173-90-217 48-48 122-132 144-152 20-16 48-34 90-36 8 0 14 0 14-14-3-2 0-6-8-6-22 0-44 2-66 2-26 0-54-2-78-2-4 0-14 0-14 14 0 4 4 6 8 6 6 2 28 2 28 22 0 10-6 20-12 26-38 41-76 81-114 122z">
            <text:p/>
          </draw:path>
          <draw:path draw:style-name="gr7" draw:text-style-name="P7" draw:layer="layout" svg:width="0.299cm" svg:height="0.221cm" svg:x="7.075cm" svg:y="5.356cm" svg:viewBox="0 0 300 222" svg:d="M36 186c0 8-3 13-4 20 0 12 8 16 16 16 10 0 18-6 20-10s6-20 8-30c4-10 8-32 12-44 2-12 6-22 8-34 6-20 6-24 20-44s38-46 74-46c30 0 30 26 30 36 0 28-22 84-30 104-4 14-6 18-6 26 0 26 20 42 46 42 50 0 70-68 70-74 0-8-6-8-8-8-6 0-6 4-8 10-12 38-34 58-52 58-12 0-12-6-12-16 0-12 2-18 10-40 6-16 26-68 26-96 0-46-38-56-64-56-40 0-68 26-82 46-4-34-34-46-54-46s-32 16-38 28c-12 18-18 46-18 48 0 6 6 6 8 6 8 0 8 0 12-14 6-30 16-54 36-54 12 0 16 12 16 24 0 10-5 29-8 42s-8 32-12 44c-5 20-11 41-16 62z">
            <text:p/>
          </draw:path>
          <draw:path draw:style-name="gr7" draw:text-style-name="P7" draw:layer="layout" svg:width="0.161cm" svg:height="0.7cm" svg:x="7.475cm" svg:y="4.942cm" svg:viewBox="0 0 162 701" svg:d="M162 350c0-54-8-138-46-218-42-86-102-132-110-132-4 0-6 2-6 8 0 2 0 2 12 16 70 68 110 180 110 326 0 119-26 243-114 331-8 10-8 10-8 12 0 4 2 8 6 8 8 0 70-48 112-138 36-76 44-154 44-213z">
            <text:p/>
          </draw:path>
          <draw:path draw:style-name="gr7" draw:text-style-name="P7" draw:layer="layout" svg:width="0.517cm" svg:height="0.5cm" svg:x="7.741cm" svg:y="4.966cm" svg:viewBox="0 0 518 501" svg:d="M278 12c-6-8-6-12-18-12s-14 4-20 12c-79 158-157 317-236 475-4 6-3 6-4 8 0 6 4 6 16 6 163 0 325 0 488 0 10 0 14 0 14-6-1-2 0-2-2-8-79-158-159-317-238-475zM236 70c63 126 127 253 190 379-127 0-253 0-380 0 63-126 127-253 190-379z">
            <text:p/>
          </draw:path>
          <draw:path draw:style-name="gr7" draw:text-style-name="P7" draw:layer="layout" svg:width="0.215cm" svg:height="0.444cm" svg:x="8.309cm" svg:y="5.03cm" svg:viewBox="0 0 216 445" svg:d="M130 158c22 0 44 0 66 0 14 0 20 0 20-14 0-8-6-8-20-8-21 0-41 0-62 0 26-100 30-114 30-118 0-12-8-18-20-18-2 0-22 0-28 24-9 37-19 75-28 112-22 0-44 0-66 0-14 0-22 0-22 14 0 8 6 8 20 8 21 0 41 0 62 0-50 198-54 210-54 223 0 38 28 64 66 64 72 0 112-101 112-107 0-8-6-8-10-8-6 0-6 4-10 10-30 73-68 89-92 89-14 0-20-8-20-32 0-16 0-22 4-33 17-69 35-138 52-206z">
            <text:p/>
          </draw:path>
          <draw:path draw:style-name="gr7" draw:text-style-name="P7" draw:layer="layout" svg:width="0.467cm" svg:height="0.464cm" svg:x="8.743cm" svg:y="5.06cm" svg:viewBox="0 0 468 465" svg:d="M248 246c65 0 131 0 196 0 10 0 24 0 24-14s-14-14-24-14c-65 0-131 0-196 0 0-66 0-131 0-196 0-10 0-22-14-22s-14 12-14 22c0 65 0 130 0 196-65 0-131 0-196 0-10 0-24 0-24 14s14 14 24 14c65 0 131 0 196 0 0 66 0 131 0 197 0 10 0 22 14 22s14-12 14-22c0-66 0-131 0-197z">
            <text:p/>
          </draw:path>
          <draw:path draw:style-name="gr7" draw:text-style-name="P7" draw:layer="layout" svg:width="0.371cm" svg:height="0.309cm" svg:x="9.433cm" svg:y="5.166cm" svg:viewBox="0 0 372 310" svg:d="M338 40c8 0 34 0 34-24 0-16-14-16-28-16-53 0-107 0-160 0-106 0-184 116-184 200 0 60 42 110 106 110 82 0 176-84 176-192 0-12 0-46-22-78 26 0 52 0 78 0zM106 294c-34 0-62-24-62-76 0-20 8-78 32-120 30-48 72-58 96-58 60 0 64 46 64 68 0 34-14 92-38 126-26 42-64 60-92 60z">
            <text:p/>
          </draw:path>
          <draw:path draw:style-name="gr7" draw:text-style-name="P7" draw:layer="layout" svg:width="0.161cm" svg:height="0.7cm" svg:x="9.903cm" svg:y="4.942cm" svg:viewBox="0 0 162 701" svg:d="M162 693c0-2 0-2-12-14-86-90-110-222-110-329 0-122 28-244 114-330 8-10 8-10 8-12 0-6-2-8-6-8-8 0-70 48-112 136-36 78-44 156-44 214 0 55 8 139 46 219 42 86 102 132 110 132 4 0 6-2 6-8z">
            <text:p/>
          </draw:path>
          <draw:path draw:style-name="gr7" draw:text-style-name="P7" draw:layer="layout" svg:width="0.579cm" svg:height="0.476cm" svg:x="10.125cm" svg:y="4.99cm" svg:viewBox="0 0 580 477" svg:d="M322 190c-19-47-39-93-58-140-2-6-3-5-4-8 0-4 12-18 42-22 6 0 14 0 14-12 0-8-10-8-12-8-28 0-58 2-88 2-18 0-60-2-78-2-4 0-14 0-14 14 0 6 8 6 18 6 42 0 46 8 52 24 27 65 55 130 82 196-49 52-99 105-148 157-3 3-5 6-8 8-36 38-68 48-104 50-10 2-16 2-16 14 0 2 0 8 10 8 20 0 44-2 66-2 26 0 54 2 78 2 4 0 14 0 14-14 0-6-8-8-10-8-6 0-28-2-28-22 0-10 12-22 20-30 24-25 48-50 72-75 21-24 41-47 62-70 24 56 48 111 72 167 2 8 2 8 2 10 0 6-12 18-40 20-8 2-14 2-14 14 0 8 8 8 10 8 20 0 70-2 90-2 16 0 60 2 78 2 4 0 12 0 12-14 0-8-6-8-12-8-48 0-48-2-60-30-28-65-76-173-92-217 48-48 122-132 144-152 22-16 48-34 90-36 10 0 16 0 16-14-3-2 0-6-10-6-20 0-44 2-66 2-26 0-52-2-78-2-4 0-12 0-12 14 0 4 2 6 8 6 6 2 28 2 28 22 0 10-8 20-14 26-38 41-76 81-114 122z">
            <text:p/>
          </draw:path>
          <draw:path draw:style-name="gr7" draw:text-style-name="P7" draw:layer="layout" svg:width="0.301cm" svg:height="0.221cm" svg:x="10.711cm" svg:y="5.356cm" svg:viewBox="0 0 302 222" svg:d="M38 186c-2 8-4 13-6 20 0 12 10 16 18 16s15-6 18-10 8-20 10-30 8-32 10-44c4-12 6-22 8-34 6-20 8-24 22-44s36-46 74-46c28 0 28 26 28 36 0 28-20 84-28 104-6 14-8 18-8 26 0 26 22 42 46 42 50 0 72-68 72-74 0-8-6-8-8-8-8 0-8 4-10 10-12 38-32 58-52 58-10 0-12-6-12-16 0-12 2-18 12-40 6-16 26-68 26-96 0-46-38-56-64-56-42 0-70 26-84 46-4-34-32-46-52-46-22 0-34 16-40 28-10 18-18 46-18 48 0 6 8 6 10 6 6 0 6 0 10-14 8-30 16-54 36-54 12 0 16 12 16 24 0 10-4 29-8 42s-8 32-10 44c-5 20-11 41-16 62z">
            <text:p/>
          </draw:path>
          <draw:path draw:style-name="gr7" draw:text-style-name="P7" draw:layer="layout" svg:width="0.163cm" svg:height="0.7cm" svg:x="11.111cm" svg:y="4.942cm" svg:viewBox="0 0 164 701" svg:d="M164 350c0-54-8-138-46-218-44-86-104-132-110-132-4 0-8 2-8 8 0 2 0 2 14 16 68 68 108 180 108 326 0 119-26 243-112 331-10 10-10 10-10 12 0 4 4 8 8 8 6 0 70-48 112-138 36-76 44-154 44-213z">
            <text:p/>
          </draw:path>
          <draw:path draw:style-name="gr7" draw:text-style-name="P7" draw:layer="layout" svg:width="0.519cm" svg:height="0.5cm" svg:x="11.377cm" svg:y="4.966cm" svg:viewBox="0 0 520 501" svg:d="M278 12c-4-8-6-12-18-12s-14 4-18 12c-79 158-159 317-238 475-4 6-3 6-4 8 0 6 4 6 16 6 163 0 325 0 488 0 12 0 16 0 16-6-1-2 0-2-4-8-79-158-159-317-238-475zM238 70c63 126 125 253 188 379-126 0-252 0-378 0 63-126 127-253 190-379z">
            <text:p/>
          </draw:path>
          <draw:path draw:style-name="gr7" draw:text-style-name="P7" draw:layer="layout" svg:width="0.697cm" svg:height="0.492cm" svg:x="11.969cm" svg:y="4.99cm" svg:viewBox="0 0 698 493" svg:d="M606 80c18-30 34-56 78-60 6 0 14 0 14-14 0-2-2-6-8-6-18 0-38 2-54 2-24 0-50-2-74-2-4 0-14 0-14 12 0 8 8 8 12 8 16 2 40 8 40 28 0 8-2 14-8 24-63 110-127 220-190 329-9-115-17-231-26-347 0-14-2-32 50-34 12 0 18 0 18-14 0-6-8-6-10-6-28 0-58 2-86 2-16 0-58-2-74-2-4 0-14 0-14 14 0 6 8 6 18 6 30 0 36 6 36 18 2 18 4 36 6 54-59 103-119 206-178 309-9-118-19-237-28-355 0-8 0-24 54-26 8 0 14 0 14-14 0-6-8-6-10-6-28 0-56 2-86 2-24 0-50-2-74-2-2 0-12 0-12 12 0 8 6 8 18 8 34 0 36 8 36 26 11 143 21 286 32 429 2 12 2 18 12 18 8 0 10-4 16-14 69-119 139-238 208-357 9 118 17 236 26 353 0 14 2 18 10 18 10 0 14-8 18-14 77-133 153-266 230-399z">
            <text:p/>
          </draw:path>
          <draw:path draw:style-name="gr7" draw:text-style-name="P7" draw:layer="layout" svg:width="0.299cm" svg:height="0.221cm" svg:x="12.617cm" svg:y="5.356cm" svg:viewBox="0 0 300 222" svg:d="M38 186c-2 8-4 13-6 20 0 12 10 16 16 16 10 0 18-6 20-10s6-20 10-30c2-10 6-32 10-44 2-12 6-22 8-34 6-20 6-24 20-44s38-46 74-46c30 0 30 26 30 36 0 28-22 84-30 104-4 14-6 18-6 26 0 26 20 42 46 42 50 0 70-68 70-74 0-8-6-8-8-8-6 0-6 4-8 10-12 38-32 58-52 58-10 0-12-6-12-16 0-12 2-18 10-40 6-16 26-68 26-96 0-46-38-56-64-56-40 0-68 26-82 46-4-34-32-46-54-46-20 0-32 16-38 28-10 18-18 46-18 48 0 6 5 4 8 6 8 0 8 0 12-14 6-30 16-54 36-54 12 0 16 12 16 24 0 10-4 29-8 42s-8 32-12 44c-5 20-9 41-14 62z">
            <text:p/>
          </draw:path>
          <draw:path draw:style-name="gr7" draw:text-style-name="P7" draw:layer="layout" svg:width="0.465cm" svg:height="0.464cm" svg:x="13.173cm" svg:y="5.06cm" svg:viewBox="0 0 466 465" svg:d="M248 246c65 0 131 0 196 0 10 0 22 0 22-14s-12-14-22-14c-65 0-131 0-196 0 0-66 0-131 0-196 0-10 0-22-14-22s-14 12-14 22c0 65 0 130 0 196-66 0-132 0-198 0-10 0-22 0-22 14s12 14 22 14c66 0 132 0 198 0 0 66 0 131 0 197 0 10 0 22 14 22s14-12 14-22c0-66 0-131 0-197z">
            <text:p/>
          </draw:path>
          <draw:path draw:style-name="gr7" draw:text-style-name="P7" draw:layer="layout" svg:width="0.231cm" svg:height="0.466cm" svg:x="13.983cm" svg:y="4.527cm" svg:viewBox="0 0 232 467" svg:d="M144 18c0-16 0-18-16-18-44 46-106 46-128 46 0 7 0 15 0 22 14 0 56 0 92-20 0 121 0 242 0 363 0 26-2 34-66 34-7 0-15 0-22 0 0 8 0 15 0 22 24-2 86-2 114-2s88 0 114 2c0-7 0-14 0-22-7 0-15 0-22 0-64 0-66-8-66-34 0-131 0-262 0-393z">
            <text:p/>
          </draw:path>
          <draw:path draw:style-name="gr7" draw:text-style-name="P7" draw:layer="layout" svg:width="0.349cm" svg:height="0.027cm" svg:x="13.921cm" svg:y="5.278cm" svg:viewBox="0 0 350 28" svg:d="M0 0c117 0 233 0 350 0 0 9 0 19 0 28-117 0-233 0-350 0 0-9 0-19 0-28z">
            <text:p/>
          </draw:path>
          <draw:path draw:style-name="gr7" draw:text-style-name="P7" draw:layer="layout" svg:width="0.279cm" svg:height="0.466cm" svg:x="13.955cm" svg:y="5.482cm" svg:viewBox="0 0 280 467" svg:d="M54 413c25-24 49-47 74-71 110-98 152-136 152-206 0-80-62-136-148-136-80 0-132 64-132 128 0 38 36 38 38 38 12 0 36-8 36-36 0-18-12-38-38-38-4 0-6 0-8 2 16-46 54-72 94-72 64 0 94 56 94 114 0 56-34 112-74 156-45 50-89 99-134 149-8 8-8 8-8 26 87 0 173 0 260 0 7-40 13-81 20-121-5 0-11 0-16 0-4 20-10 51-16 61-6 6-52 6-68 6-42 0-84 0-126 0z">
            <text:p/>
          </draw:path>
          <draw:path draw:style-name="gr7" draw:text-style-name="P7" draw:layer="layout" svg:width="0.371cm" svg:height="0.309cm" svg:x="14.383cm" svg:y="5.166cm" svg:viewBox="0 0 372 310" svg:d="M336 40c10 0 36 0 36-24 0-16-16-16-28-16-53 0-107 0-160 0-106 0-184 116-184 200 0 60 40 110 104 110 84 0 178-84 178-192 0-12 0-46-22-78 25 0 51 0 76 0zM106 294c-34 0-62-24-62-76 0-20 8-78 32-120 30-48 72-58 96-58 58 0 64 46 64 68 0 34-14 92-38 126-26 42-64 60-92 60z">
            <text:p/>
          </draw:path>
          <draw:path draw:style-name="gr7" draw:text-style-name="P7" draw:layer="layout" svg:width="0.121cm" svg:height="0.253cm" svg:x="14.807cm" svg:y="4.904cm" svg:viewBox="0 0 122 254" svg:d="M118 42c4-8 4-12 4-14 0-16-14-28-28-28-18 0-24 16-28 24-21 71-43 141-64 212-1 2-1 5-2 8 0 6 14 10 18 10s4 0 8-8c31-68 61-136 92-204z">
            <text:p/>
          </draw:path>
          <draw:path draw:style-name="gr7" draw:text-style-name="P7" draw:layer="layout" svg:width="0.163cm" svg:height="0.7cm" svg:x="15.049cm" svg:y="4.942cm" svg:viewBox="0 0 164 701" svg:d="M164 693c0-2 0-2-12-14-88-90-110-222-110-329 0-122 26-244 112-330 10-10 10-10 10-12 0-6-4-8-8-8-6 0-70 48-112 136-36 78-44 156-44 214 0 55 8 139 46 219 42 86 104 132 110 132 4 0 8-2 8-8z">
            <text:p/>
          </draw:path>
          <draw:path draw:style-name="gr7" draw:text-style-name="P7" draw:layer="layout" svg:width="0.577cm" svg:height="0.476cm" svg:x="15.273cm" svg:y="4.99cm" svg:viewBox="0 0 578 477" svg:d="M322 190c-20-47-40-93-60-140-2-6-3-5-4-8 0-4 12-18 42-22 6 0 14 0 14-12 0-8-8-8-10-8-30 0-60 2-90 2-16 0-60-2-78-2-4 0-12 0-12 14 0 6 6 6 16 6 42 0 46 8 52 24 28 65 56 130 84 196-49 52-99 105-148 157-3 3-7 6-10 8-34 38-68 48-104 50-8 2-14 2-14 14 0 2 0 8 8 8 22 0 44-2 66-2 26 0 54 2 80 2 4 0 12 0 12-14 0-6-5-5-8-8-8 0-28-2-28-22 0-10 10-22 18-30 24-25 48-50 72-75 21-24 43-47 64-70 23 56 47 111 70 167 2 8 4 8 4 10 0 6-14 18-42 20-6 2-14 2-14 14 0 8 8 8 12 8 18 0 68-2 88-2 18 0 60 2 78 2 4 0 14 0 14-14 0-8-8-8-14-8-46 0-48-2-60-30-28-65-74-173-90-217 48-48 122-132 144-152 20-16 46-34 88-36 10 0 16 0 16-14-3-2 0-6-8-6-22 0-46 2-66 2-26 0-54-2-78-2-6 0-14 0-14 14 0 4 4 6 8 6 6 2 28 2 28 22 0 10-8 20-14 26-37 41-75 81-112 122z">
            <text:p/>
          </draw:path>
          <draw:path draw:style-name="gr7" draw:text-style-name="P7" draw:layer="layout" svg:width="0.299cm" svg:height="0.221cm" svg:x="15.859cm" svg:y="5.356cm" svg:viewBox="0 0 300 222" svg:d="M36 186c-2 8-3 13-4 20 0 12 8 16 16 16 10 0 17-6 20-10s6-20 8-30 8-32 12-44c2-12 6-22 8-34 4-20 6-24 20-44s38-46 74-46c28 0 28 26 28 36 0 28-20 84-28 104-6 14-8 18-8 26 0 26 22 42 48 42 48 0 70-68 70-74 0-8-6-8-8-8-6 0-8 4-10 10-10 38-32 58-52 58-10 0-12-6-12-16 0-12 2-18 12-40 6-16 26-68 26-96 0-46-38-56-64-56-40 0-68 26-84 46-2-34-32-46-52-46-22 0-32 16-38 28-12 18-18 46-18 48 0 6 6 6 8 6 6 0 8 0 10-14 8-30 18-54 36-54 14 0 16 12 16 24 0 10-5 29-8 42s-8 32-10 44c-5 20-11 41-16 62z">
            <text:p/>
          </draw:path>
          <draw:path draw:style-name="gr7" draw:text-style-name="P7" draw:layer="layout" svg:width="0.161cm" svg:height="0.7cm" svg:x="16.259cm" svg:y="4.942cm" svg:viewBox="0 0 162 701" svg:d="M162 350c0-54-8-138-46-218-42-86-102-132-110-132-4 0-6 2-6 8 0 2 0 2 12 16 70 68 110 180 110 326 0 119-26 243-114 331-8 10-8 10-8 12 0 4 2 8 6 8 8 0 70-48 112-138 36-76 44-154 44-213z">
            <text:p/>
          </draw:path>
          <draw:path draw:style-name="gr7" draw:text-style-name="P7" draw:layer="layout" svg:width="0.369cm" svg:height="0.309cm" svg:x="16.519cm" svg:y="5.166cm" svg:viewBox="0 0 370 310" svg:d="M336 40c10 0 34 0 34-24 0-16-14-16-26-16-53 0-107 0-160 0-106 0-184 116-184 200 0 60 40 110 104 110 84 0 176-84 176-192 0-12 0-46-20-78 25 0 51 0 76 0zM106 294c-36 0-64-24-64-76 0-20 10-78 34-120 30-48 72-58 96-58 58 0 64 46 64 68 0 34-14 92-38 126-28 42-66 60-92 60z">
            <text:p/>
          </draw:path>
          <draw:path draw:style-name="gr7" draw:text-style-name="P7" draw:layer="layout" svg:width="0.163cm" svg:height="0.7cm" svg:x="16.987cm" svg:y="4.942cm" svg:viewBox="0 0 164 701" svg:d="M164 693c0-2 0-2-12-14-88-90-110-222-110-329 0-122 26-244 112-330 10-10 10-10 10-12 0-6-4-8-8-8-6 0-70 48-112 136-34 78-44 156-44 214 0 55 8 139 48 219 42 86 102 132 108 132 4 0 8-2 8-8z">
            <text:p/>
          </draw:path>
          <draw:path draw:style-name="gr7" draw:text-style-name="P7" draw:layer="layout" svg:width="0.577cm" svg:height="0.476cm" svg:x="17.211cm" svg:y="4.99cm" svg:viewBox="0 0 578 477" svg:d="M322 190c-20-47-40-93-60-140-2-6-3-5-4-8 0-4 12-18 42-22 8 0 14 0 14-12 0-8-8-8-10-8-30 0-60 2-88 2-18 0-62-2-80-2-4 0-12 0-12 14 0 6 6 6 16 6 42 0 46 8 52 24 28 65 56 130 84 196-49 52-99 105-148 157-3 3-7 6-10 8-34 38-68 48-104 50-8 2-14 2-14 14 0 2 0 8 8 8 22 0 44-2 66-2 26 0 54 2 80 2 4 0 12 0 12-14 0-6-5-5-8-8-6 0-28-2-28-22 0-10 10-22 18-30 24-25 48-50 72-75 21-24 43-47 64-70 23 56 47 111 70 167 4 8 4 8 4 10 0 6-14 18-40 20-8 2-14 2-14 14 0 8 6 8 10 8 20 0 68-2 88-2 18 0 60 2 78 2 6 0 14 0 14-14 0-8-8-8-14-8-46 0-48-2-60-30-26-65-74-173-90-217 48-48 122-132 144-152 20-16 46-34 90-36 8 0 14 0 14-14-3-2 0-6-8-6-22 0-44 2-66 2-26 0-54-2-78-2-4 0-14 0-14 14 0 4 4 6 8 6 6 2 28 2 28 22 0 10-8 20-12 26-38 41-76 81-114 122z">
            <text:p/>
          </draw:path>
          <draw:path draw:style-name="gr7" draw:text-style-name="P7" draw:layer="layout" svg:width="0.299cm" svg:height="0.221cm" svg:x="17.796cm" svg:y="5.356cm" svg:viewBox="0 0 300 222" svg:d="M36 186c-2 8-3 13-4 20 0 12 8 16 16 16 10 0 18-6 20-10s6-20 8-30c4-10 8-32 12-44 2-12 6-22 8-34 6-20 6-24 20-44s38-46 74-46c28 0 30 26 30 36 0 28-22 84-30 104-6 14-8 18-8 26 0 26 22 42 48 42 48 0 70-68 70-74 0-8-6-8-8-8-6 0-6 4-8 10-12 38-34 58-52 58-12 0-14-6-14-16 0-12 4-18 12-40 6-16 26-68 26-96 0-46-38-56-64-56-40 0-68 26-82 46-4-34-34-46-54-46s-32 16-38 28c-12 18-18 46-18 48 0 6 6 6 8 6 8 0 8 0 12-14 6-30 16-54 34-54 14 0 18 12 18 24 0 10-5 29-8 42s-10 32-12 44c-5 20-11 41-16 62z">
            <text:p/>
          </draw:path>
          <draw:path draw:style-name="gr7" draw:text-style-name="P7" draw:layer="layout" svg:width="0.161cm" svg:height="0.7cm" svg:x="18.196cm" svg:y="4.942cm" svg:viewBox="0 0 162 701" svg:d="M162 350c0-54-8-138-46-218-42-86-102-132-110-132-4 0-6 2-6 8 0 2 0 2 12 16 70 68 110 180 110 326 0 119-26 243-114 331-8 10-8 10-8 12 0 4 2 8 6 8 8 0 70-48 112-138 36-76 44-154 44-213z">
            <text:p/>
          </draw:path>
          <draw:path draw:style-name="gr7" draw:text-style-name="P7" draw:layer="layout" svg:width="0.163cm" svg:height="0.7cm" svg:x="18.498cm" svg:y="4.942cm" svg:viewBox="0 0 164 701" svg:d="M164 693c0-2 0-2-12-14-88-90-112-222-112-329 0-122 28-244 114-330 10-10 10-10 10-12 0-6-4-8-8-8-6 0-70 48-112 136-36 78-44 156-44 214 0 55 8 139 46 219 42 86 104 132 110 132 4 0 8-2 8-8z">
            <text:p/>
          </draw:path>
          <draw:path draw:style-name="gr7" draw:text-style-name="P7" draw:layer="layout" svg:width="0.161cm" svg:height="0.7cm" svg:x="18.772cm" svg:y="4.942cm" svg:viewBox="0 0 162 701" svg:d="M162 693c0-2 0-2-12-14-88-90-110-222-110-329 0-122 26-244 114-330 8-10 8-10 8-12 0-6-2-8-6-8-8 0-70 48-112 136-36 78-44 156-44 214 0 55 8 139 46 219 42 86 102 132 110 132 4 0 6-2 6-8z">
            <text:p/>
          </draw:path>
          <draw:path draw:style-name="gr7" draw:text-style-name="P7" draw:layer="layout" svg:width="0.517cm" svg:height="0.5cm" svg:x="19.008cm" svg:y="4.966cm" svg:viewBox="0 0 518 501" svg:d="M278 12c-6-8-6-12-18-12s-14 4-18 12c-79 158-159 317-238 475-4 6-3 6-4 8 0 6 4 6 16 6 163 0 325 0 488 0 10 0 14 0 14-6-1-2 0-2-2-8-79-158-159-317-238-475zM238 70c63 126 125 253 188 379-126 0-252 0-378 0 63-126 127-253 190-379z">
            <text:p/>
          </draw:path>
          <draw:path draw:style-name="gr7" draw:text-style-name="P7" draw:layer="layout" svg:width="0.697cm" svg:height="0.492cm" svg:x="19.6cm" svg:y="4.99cm" svg:viewBox="0 0 698 493" svg:d="M606 80c18-30 34-56 78-60 6 0 14 0 14-14 0-2-4-6-8-6-18 0-38 2-56 2-22 0-48-2-72-2-4 0-14 0-14 12 0 8 6 8 12 8 16 2 40 8 40 28 0 8-2 14-8 24-63 110-127 220-190 329-9-115-17-231-26-347-2-14-2-32 48-34 12 0 20 0 20-14 0-6-8-6-10-6-28 0-58 2-86 2-16 0-58-2-74-2-4 0-14 0-14 14 0 6 8 6 18 6 30 0 36 6 36 18 1 18 3 36 4 54-59 103-119 206-178 309-9-118-17-237-26-355 0-8 0-24 54-26 6 0 14 0 14-14 0-6-8-6-10-6-28 0-58 2-86 2-24 0-50-2-74-2-4 0-12 0-12 12 0 8 6 8 18 8 34 0 36 8 36 26 11 143 21 286 32 429 0 12 2 18 12 18 8 0 10-4 16-14 69-119 137-238 206-357 9 118 17 236 26 353 2 14 4 18 12 18 10 0 14-8 16-14 77-133 155-266 232-399z">
            <text:p/>
          </draw:path>
          <draw:path draw:style-name="gr7" draw:text-style-name="P7" draw:layer="layout" svg:width="0.299cm" svg:height="0.221cm" svg:x="20.248cm" svg:y="5.356cm" svg:viewBox="0 0 300 222" svg:d="M36 186c-2 8-3 13-4 20 0 12 8 16 16 16 10 0 18-6 20-10s6-20 8-30c4-10 8-32 12-44 2-12 6-22 8-34 6-20 6-24 20-44s38-46 74-46c28 0 30 26 30 36 0 28-22 84-30 104-6 14-8 18-8 26 0 26 22 42 48 42 48 0 70-68 70-74 0-8-6-8-8-8-6 0-6 4-8 10-12 38-34 58-52 58-12 0-14-6-14-16 0-12 4-18 12-40 6-16 26-68 26-96 0-46-38-56-64-56-40 0-68 26-82 46-4-34-34-46-54-46s-32 16-38 28c-12 18-18 46-18 48 0 6 6 6 8 6 8 0 8 0 12-14 6-30 16-54 34-54 14 0 18 12 18 24 0 10-5 29-8 42s-10 32-12 44c-5 20-11 41-16 62z">
            <text:p/>
          </draw:path>
          <draw:path draw:style-name="gr7" draw:text-style-name="P7" draw:layer="layout" svg:width="0.161cm" svg:height="0.7cm" svg:x="20.648cm" svg:y="4.942cm" svg:viewBox="0 0 162 701" svg:d="M162 350c0-54-8-138-46-218-42-86-102-132-110-132-4 0-6 2-6 8 0 2 0 2 12 16 70 68 110 180 110 326 0 119-26 243-114 331-8 10-8 10-8 12 0 4 2 8 6 8 8 0 70-48 112-138 36-76 44-154 44-213z">
            <text:p/>
          </draw:path>
          <draw:path draw:style-name="gr7" draw:text-style-name="P7" draw:layer="layout" svg:width="0.217cm" svg:height="0.325cm" svg:x="20.912cm" svg:y="4.853cm" svg:viewBox="0 0 218 326" svg:d="M218 238c-6 0-12 0-18 0-2 10-6 40-12 44-4 2-42 2-50 2-30 0-60 0-90 0 52-44 70-58 98-82 38-28 72-60 72-106 0-60-54-96-116-96s-102 44-102 88c0 26 20 28 26 28 12 0 26-8 26-26 0-8-4-26-30-26 16-34 50-46 72-46 50 0 76 38 76 78 0 44-32 76-46 94-40 39-80 78-120 118-4 4-4 4-4 18 67 0 135 0 202 0 5-30 11-59 16-88z">
            <text:p/>
          </draw:path>
          <draw:path draw:style-name="gr7" draw:text-style-name="P7" draw:layer="layout" svg:width="0.429cm" svg:height="0.027cm" svg:x="21.41cm" svg:y="5.278cm" svg:viewBox="0 0 430 28" svg:d="M406 28c12 0 24 0 24-14s-12-14-24-14c-127 0-253 0-380 0-12 0-26 0-26 14s14 14 26 14c127 0 253 0 380 0z">
            <text:p/>
          </draw:path>
          <draw:path draw:style-name="gr7" draw:text-style-name="P7" draw:layer="layout" svg:width="0.517cm" svg:height="0.5cm" svg:x="22.088cm" svg:y="4.966cm" svg:viewBox="0 0 518 501" svg:d="M278 12c-6-8-6-12-18-12s-14 4-18 12c-79 158-159 317-238 475-4 6-3 6-4 8 0 6 4 6 16 6 163 0 325 0 488 0 10 0 14 0 14-6-1-2 0-2-2-8-79-158-159-317-238-475zM236 70c63 126 127 253 190 379-126 0-252 0-378 0 63-126 125-253 188-379z">
            <text:p/>
          </draw:path>
          <draw:path draw:style-name="gr7" draw:text-style-name="P7" draw:layer="layout" svg:width="0.215cm" svg:height="0.444cm" svg:x="22.656cm" svg:y="5.03cm" svg:viewBox="0 0 216 445" svg:d="M130 158c22 0 44 0 66 0 14 0 20 0 20-14 0-8-6-8-20-8-20 0-40 0-60 0 24-100 28-114 28-118 0-12-8-18-20-18-2 0-22 0-28 24-9 37-19 75-28 112-22 0-44 0-66 0-14 0-22 0-22 14 0 8 6 8 20 8 21 0 41 0 62 0-50 198-54 210-54 223 0 38 28 64 66 64 72 0 112-101 112-107 0-8-6-8-10-8-6 0-6 4-10 10-30 73-68 89-92 89-14 0-20-8-20-32 0-16 0-22 4-33 17-69 35-138 52-206z">
            <text:p/>
          </draw:path>
          <draw:path draw:style-name="gr7" draw:text-style-name="P7" draw:layer="layout" svg:width="0.163cm" svg:height="0.7cm" svg:x="22.934cm" svg:y="4.942cm" svg:viewBox="0 0 164 701" svg:d="M164 350c0-54-8-138-46-218-44-86-104-132-110-132-4 0-8 2-8 8 0 2 0 2 14 16 68 68 108 180 108 326 0 119-26 243-112 331-10 10-10 10-10 12 0 4 4 8 8 8 6 0 70-48 112-138 36-76 44-154 44-213z">
            <text:p/>
          </draw:path>
        </draw:g>
        <draw:g draw:style-name="gr6" xml:id="id58" draw:id="id58">
          <svg:title>TexMaths</svg:title>
          <svg:desc>20§latex§\begin{equation*}
    \mathrm{d}X(t) = \mu (X(t))\mathrm{d}t + \sigma(X(t))\mathrm{d}W\!(t)
\end{equation*}§svg§600§FALSE§</svg:desc>
          <draw:path draw:style-name="gr7" draw:text-style-name="P7" draw:layer="layout" svg:width="10.779cm" svg:height="0.627cm" svg:x="1.43cm" svg:y="2.536cm" svg:viewBox="0 0 10780 628" svg:d="M0 0c3593 0 7187 0 10780 0 0 209 0 419 0 628-3593 0-7187 0-10780 0 0-209 0-419 0-628z">
            <text:p/>
          </draw:path>
          <draw:path draw:style-name="gr8" draw:text-style-name="P8" draw:layer="layout" svg:width="10.851cm" svg:height="0.699cm" svg:x="1.394cm" svg:y="2.5cm" svg:viewBox="0 0 10852 700" svg:d="M0 0c3617 0 7235 0 10852 0 0 233 0 467 0 700-3617 0-7235 0-10852 0 0-233 0-467 0-700z">
            <text:p/>
          </draw:path>
          <draw:path draw:style-name="gr7" draw:text-style-name="P7" draw:layer="layout" svg:width="0.345cm" svg:height="0.492cm" svg:x="1.418cm" svg:y="2.54cm" svg:viewBox="0 0 346 493" svg:d="M244 447c0 15 0 30 0 46 34-3 68-6 102-8 0-8 0-15 0-22-48 0-54-4-54-38 0-142 0-283 0-425-34 3-68 5-102 8 0 7 0 15 0 22 50 0 56 4 56 38 0 50 0 101 0 151-20-26-50-43-88-43-84 0-158 69-158 159 0 88 70 158 150 158 44 0 76-24 94-46zM244 259c0 48 0 96 0 144 0 12 0 14-8 26-22 34-52 48-84 48-30 0-56-18-72-44-20-30-22-70-22-98 0-26 2-68 22-100 16-22 42-44 80-44 24 0 54 10 76 42 8 12 8 14 8 26z">
            <text:p/>
          </draw:path>
          <draw:path draw:style-name="gr7" draw:text-style-name="P7" draw:layer="layout" svg:width="0.579cm" svg:height="0.476cm" svg:x="1.804cm" svg:y="2.548cm" svg:viewBox="0 0 580 477" svg:d="M322 189c-20-46-40-93-60-139-2-6-1-5-2-8 0-4 12-18 40-20 8-2 14-2 14-14 0-8-8-8-10-8-28 0-58 2-88 2-18 0-62-2-80-2-4 0-12 0-12 14 0 8 8 8 16 8 42 0 46 6 54 22 27 65 55 130 82 195-49 53-99 105-148 158-3 3-7 5-10 8-34 38-66 48-102 50-10 2-16 2-16 14 0 2 0 8 10 8 20 0 44-2 66-2 26 0 52 2 78 2 4 0 12 0 12-14 0-6-6-8-8-8-6 0-28-2-28-22 0-10 10-22 18-30 24-25 48-51 72-76 21-23 43-46 64-70 23 56 47 112 70 168 4 8 4 8 4 10 0 6-14 18-40 20-8 2-14 2-14 14 0 8 8 8 10 8 20 0 68-2 88-2 18 0 62 2 78 2 6 0 14 0 14-14 0-8-8-8-12-8-48 0-50-2-62-30-26-66-74-174-90-216 48-49 122-133 144-153 20-16 48-32 90-34 8-2 16-2 16-14 0-2 0-8-10-8-22 0-44 2-66 2-26 0-52-2-78-2-4 0-14 0-14 14 0 4 4 6 8 8 8 0 30 2 30 20 0 10-8 20-14 26-38 40-76 81-114 121z">
            <text:p/>
          </draw:path>
          <draw:path draw:style-name="gr7" draw:text-style-name="P7" draw:layer="layout" svg:width="0.161cm" svg:height="0.699cm" svg:x="2.492cm" svg:y="2.5cm" svg:viewBox="0 0 162 700" svg:d="M162 692c0-2 0-2-10-14-88-90-112-221-112-327 0-124 28-245 114-331 8-10 8-10 8-12 0-6-2-8-6-8-8 0-70 48-112 138-36 75-44 153-44 213 0 54 8 138 46 217 42 86 102 132 110 132 4 0 6-2 6-8z">
            <text:p/>
          </draw:path>
          <draw:path draw:style-name="gr7" draw:text-style-name="P7" draw:layer="layout" svg:width="0.215cm" svg:height="0.444cm" svg:x="2.712cm" svg:y="2.588cm" svg:viewBox="0 0 216 445" svg:d="M128 158c22 0 44 0 66 0 14 0 22 0 22-14 0-8-8-8-20-8-21 0-41 0-62 0 26-100 28-114 28-118 0-12-8-18-20-18-2 0-22 0-28 24-9 37-19 74-28 112-22 0-44 0-66 0-14 0-20 0-20 14 0 8 6 8 20 8 21 0 41 0 62 0-52 197-54 209-54 223 0 38 26 64 64 64 72 0 112-102 112-108s-6-6-8-6c-6 0-8 2-10 8-30 74-68 90-92 90-14 0-22-8-22-32 0-16 2-22 4-34 17-68 35-137 52-205z">
            <text:p/>
          </draw:path>
          <draw:path draw:style-name="gr7" draw:text-style-name="P7" draw:layer="layout" svg:width="0.161cm" svg:height="0.699cm" svg:x="2.99cm" svg:y="2.5cm" svg:viewBox="0 0 162 700" svg:d="M162 351c0-56-8-140-46-219-42-86-102-132-110-132-4 0-6 4-6 8 0 2 0 2 12 16 70 68 110 179 110 327 0 118-26 241-114 329-8 10-8 10-8 12 0 4 2 8 6 8 8 0 70-48 112-137 36-76 44-154 44-212z">
            <text:p/>
          </draw:path>
          <draw:path draw:style-name="gr7" draw:text-style-name="P7" draw:layer="layout" svg:width="0.465cm" svg:height="0.165cm" svg:x="3.458cm" svg:y="2.767cm" svg:viewBox="0 0 466 166" svg:d="M442 30c12 0 24-1 24-16s-12-14-22-14c-141 0-281 0-422 0-10 0-22-1-22 14s12 16 24 16c139 0 279 0 418 0zM444 166c10 0 22 1 22-14s-12-16-24-16c-139 0-279 0-418 0-12 0-24 1-24 16s12 14 22 14c141 0 281 0 422 0z">
            <text:p/>
          </draw:path>
          <draw:path draw:style-name="gr7" draw:text-style-name="P7" draw:layer="layout" svg:width="0.381cm" svg:height="0.46cm" svg:x="4.179cm" svg:y="2.715cm" svg:viewBox="0 0 382 461" svg:d="M142 64c4-14 10-42 10-44 0-12-8-20-20-20-2 0-22 2-28 26-33 135-67 270-100 405-4 8-3 7-4 10 0 12 8 20 20 20 16 0 24-12 26-14 2-8 12-44 38-152 22 20 54 22 68 22 50 0 76-32 94-52 6 32 32 52 62 52 26 0 42-16 52-38 12-26 22-68 22-70 0-6-6-6-8-6-8 0-8 2-10 12-12 46-24 86-54 86-18 0-20-18-20-32 0-16 8-48 14-72 6-25 12-50 18-75 2-10 10-38 12-48 4-16 12-42 12-46 0-14-10-20-22-20-2 0-20 0-26 24-11 44-23 88-34 132-8 33-16 63-18 71 0 2-34 66-92 66-34 0-52-22-52-60 0-20 6-40 10-59 10-40 20-79 30-118z">
            <text:p/>
          </draw:path>
          <draw:path draw:style-name="gr7" draw:text-style-name="P7" draw:layer="layout" svg:width="0.163cm" svg:height="0.699cm" svg:x="4.651cm" svg:y="2.5cm" svg:viewBox="0 0 164 700" svg:d="M164 692c0-2 0-2-12-14-88-90-110-221-110-327 0-124 26-245 112-331 10-10 10-10 10-12 0-6-2-8-6-8-8 0-72 48-112 138-36 75-46 153-46 213 0 54 8 138 48 217 42 86 102 132 110 132 4 0 6-2 6-8z">
            <text:p/>
          </draw:path>
          <draw:path draw:style-name="gr7" draw:text-style-name="P7" draw:layer="layout" svg:width="0.577cm" svg:height="0.476cm" svg:x="4.875cm" svg:y="2.548cm" svg:viewBox="0 0 578 477" svg:d="M322 189c-20-46-40-93-60-139-2-6-1-5-2-8 0-4 10-18 40-20 8-2 14-2 14-14 0-8-8-8-10-8-28 0-60 2-88 2-18 0-62-2-80-2-4 0-12 0-12 14 0 8 8 8 16 8 42 0 46 6 52 22 28 65 56 130 84 195-49 53-99 105-148 158-3 3-7 5-10 8-34 38-66 48-102 50-10 2-16 2-16 14 0 2 0 8 8 8 22 0 46-2 66-2 26 0 54 2 80 2 4 0 12 0 12-14 0-6-6-8-8-8-6 0-28-2-28-22 0-10 10-22 18-30 24-25 48-51 72-76 21-23 43-46 64-70 23 56 47 112 70 168 4 8 4 8 4 10 0 6-14 18-40 20-8 2-14 2-14 14 0 8 8 8 10 8 20 0 68-2 88-2 18 0 60 2 78 2 6 0 14 0 14-14 0-8-8-8-12-8-48 0-50-2-62-30-26-66-74-174-90-216 48-49 122-133 144-153 20-16 48-32 90-34 8-2 14-2 14-14 0-2 0-8-8-8-22 0-44 2-66 2-26 0-54-2-78-2-4 0-14 0-14 14 0 4 4 6 8 8 8 0 28 2 28 20 0 10-6 20-12 26-38 40-76 81-114 121z">
            <text:p/>
          </draw:path>
          <draw:path draw:style-name="gr7" draw:text-style-name="P7" draw:layer="layout" svg:width="0.161cm" svg:height="0.699cm" svg:x="5.563cm" svg:y="2.5cm" svg:viewBox="0 0 162 700" svg:d="M162 692c0-2 0-2-12-14-88-90-110-221-110-327 0-124 28-245 114-331 8-10 8-10 8-12 0-6-2-8-6-8-8 0-70 48-112 138-36 75-44 153-44 213 0 54 8 138 46 217 42 86 102 132 110 132 4 0 6-2 6-8z">
            <text:p/>
          </draw:path>
          <draw:path draw:style-name="gr7" draw:text-style-name="P7" draw:layer="layout" svg:width="0.215cm" svg:height="0.444cm" svg:x="5.783cm" svg:y="2.588cm" svg:viewBox="0 0 216 445" svg:d="M128 158c22 0 44 0 66 0 14 0 22 0 22-14 0-8-8-8-20-8-21 0-41 0-62 0 26-100 28-114 28-118 0-12-8-18-20-18-2 0-22 0-28 24-9 37-19 74-28 112-22 0-44 0-66 0-14 0-20 0-20 14 0 8 6 8 20 8 21 0 41 0 62 0-52 197-54 209-54 223 0 38 26 64 64 64 72 0 112-102 112-108s-6-6-8-6c-6 0-8 2-10 8-32 74-68 90-92 90-14 0-22-8-22-32 0-16 2-22 4-34 17-68 35-137 52-205z">
            <text:p/>
          </draw:path>
          <draw:path draw:style-name="gr7" draw:text-style-name="P7" draw:layer="layout" svg:width="0.161cm" svg:height="0.699cm" svg:x="6.061cm" svg:y="2.5cm" svg:viewBox="0 0 162 700" svg:d="M162 351c0-56-8-140-46-219-42-86-102-132-110-132-4 0-6 4-6 8 0 2 0 2 12 16 70 68 110 179 110 327 0 118-26 241-114 329-8 10-8 10-8 12 0 4 2 8 6 8 8 0 70-48 112-137 36-76 44-154 44-212z">
            <text:p/>
          </draw:path>
          <draw:path draw:style-name="gr7" draw:text-style-name="P7" draw:layer="layout" svg:width="0.163cm" svg:height="0.699cm" svg:x="6.333cm" svg:y="2.5cm" svg:viewBox="0 0 164 700" svg:d="M164 351c0-56-8-140-46-219-42-86-104-132-110-132-4 0-8 4-8 8 0 2 0 2 14 16 68 68 108 179 108 327 0 118-26 241-112 329-10 10-10 10-10 12 0 4 4 8 8 8 6 0 70-48 112-137 36-76 44-154 44-212z">
            <text:p/>
          </draw:path>
          <draw:path draw:style-name="gr7" draw:text-style-name="P7" draw:layer="layout" svg:width="0.345cm" svg:height="0.492cm" svg:x="6.591cm" svg:y="2.54cm" svg:viewBox="0 0 346 493" svg:d="M244 447c0 15 0 30 0 46 34-3 68-6 102-8 0-8 0-15 0-22-48 0-54-4-54-38 0-142 0-283 0-425-34 3-68 5-102 8 0 7 0 15 0 22 50 0 56 4 56 38 0 50 0 101 0 151-22-26-52-43-90-43-82 0-156 69-156 159 0 88 68 158 148 158 46 0 78-24 96-46zM244 259c0 48 0 96 0 144 0 12 0 14-8 26-22 34-54 48-84 48-32 0-56-18-74-44-18-30-20-70-20-98 0-26 2-68 22-100 14-22 42-44 80-44 24 0 54 10 76 42 8 12 8 14 8 26z">
            <text:p/>
          </draw:path>
          <draw:path draw:style-name="gr7" draw:text-style-name="P7" draw:layer="layout" svg:width="0.215cm" svg:height="0.444cm" svg:x="6.973cm" svg:y="2.588cm" svg:viewBox="0 0 216 445" svg:d="M130 158c22 0 44 0 66 0 14 0 20 0 20-14 0-8-6-8-20-8-21 0-41 0-62 0 26-100 30-114 30-118 0-12-8-18-20-18-2 0-22 0-28 24-9 37-19 74-28 112-22 0-44 0-66 0-14 0-22 0-22 14 0 8 6 8 20 8 21 0 41 0 62 0-50 197-54 209-54 223 0 38 28 64 66 64 72 0 112-102 112-108s-6-6-10-6c-6 0-6 2-10 8-30 74-68 90-92 90-14 0-22-8-22-32 0-16 2-22 6-34 17-68 35-137 52-205z">
            <text:p/>
          </draw:path>
          <draw:path draw:style-name="gr7" draw:text-style-name="P7" draw:layer="layout" svg:width="0.467cm" svg:height="0.464cm" svg:x="7.407cm" svg:y="2.618cm" svg:viewBox="0 0 468 465" svg:d="M248 247c65 0 131 0 196 0 10 0 24 1 24-14s-14-16-24-16c-65 0-131 0-196 0 0-65 0-130 0-195 0-10 0-22-14-22s-14 12-14 22c0 65 0 130 0 195-66 0-132 0-198 0-8 0-22 1-22 16s14 14 22 14c66 0 132 0 198 0 0 66 0 131 0 196 0 10 0 22 14 22s14-12 14-22c0-65 0-130 0-196z">
            <text:p/>
          </draw:path>
          <draw:path draw:style-name="gr7" draw:text-style-name="P7" draw:layer="layout" svg:width="0.371cm" svg:height="0.308cm" svg:x="8.097cm" svg:y="2.723cm" svg:viewBox="0 0 372 309" svg:d="M338 40c8 0 34 0 34-24 0-16-16-16-28-16-53 0-107 0-160 0-106 0-184 116-184 199 0 60 42 110 106 110 82 0 176-84 176-191 0-12 0-46-22-78 26 0 52 0 78 0zM106 293c-34 0-62-24-62-76 0-20 8-77 32-119 30-48 72-58 96-58 60 0 64 48 64 68 0 34-14 91-38 125-26 42-64 60-92 60z">
            <text:p/>
          </draw:path>
          <draw:path draw:style-name="gr7" draw:text-style-name="P7" draw:layer="layout" svg:width="0.161cm" svg:height="0.699cm" svg:x="8.567cm" svg:y="2.5cm" svg:viewBox="0 0 162 700" svg:d="M162 692c0-2 0-2-12-14-88-90-110-221-110-327 0-124 28-245 114-331 8-10 8-10 8-12 0-6-2-8-6-8-8 0-70 48-112 138-36 75-44 153-44 213 0 54 8 138 46 217 42 86 102 132 110 132 4 0 6-2 6-8z">
            <text:p/>
          </draw:path>
          <draw:path draw:style-name="gr7" draw:text-style-name="P7" draw:layer="layout" svg:width="0.579cm" svg:height="0.476cm" svg:x="8.789cm" svg:y="2.548cm" svg:viewBox="0 0 580 477" svg:d="M322 189c-19-46-39-93-58-139-2-6-3-5-4-8 0-4 12-18 42-20 6-2 14-2 14-14 0-8-10-8-12-8-28 0-58 2-88 2-18 0-62-2-78-2-4 0-14 0-14 14 0 8 8 8 16 8 44 0 48 6 54 22 27 65 55 130 82 195-49 53-99 105-148 158-3 3-5 5-8 8-36 38-68 48-104 50-10 2-16 2-16 14 0 2 0 8 10 8 20 0 44-2 66-2 26 0 52 2 78 2 4 0 12 0 12-14 0-6-6-8-8-8-6 0-28-2-28-22 0-10 10-22 20-30 24-25 48-51 72-76 21-23 41-46 62-70 24 56 48 112 72 168 2 8 2 8 2 10 0 6-12 18-40 20-8 2-14 2-14 14 0 8 8 8 10 8 20 0 70-2 90-2 16 0 60 2 78 2 4 0 12 0 12-14 0-8-6-8-12-8-48 0-48-2-60-30-28-66-76-174-92-216 48-49 122-133 144-153 22-16 48-32 90-34 10-2 16-2 16-14 0-2 0-8-10-8-20 0-44 2-66 2-26 0-52-2-78-2-4 0-14 0-14 14 0 4 4 6 10 8 6 0 28 2 28 20 0 10-8 20-14 26-38 40-76 81-114 121z">
            <text:p/>
          </draw:path>
          <draw:path draw:style-name="gr7" draw:text-style-name="P7" draw:layer="layout" svg:width="0.163cm" svg:height="0.699cm" svg:x="9.477cm" svg:y="2.5cm" svg:viewBox="0 0 164 700" svg:d="M164 692c0-2 0-2-12-14-88-90-110-221-110-327 0-124 26-245 112-331 10-10 10-10 10-12 0-6-4-8-8-8-6 0-70 48-112 138-36 75-44 153-44 213 0 54 8 138 46 217 42 86 104 132 110 132 4 0 8-2 8-8z">
            <text:p/>
          </draw:path>
          <draw:path draw:style-name="gr7" draw:text-style-name="P7" draw:layer="layout" svg:width="0.215cm" svg:height="0.444cm" svg:x="9.696cm" svg:y="2.588cm" svg:viewBox="0 0 216 445" svg:d="M128 158c22 0 44 0 66 0 16 0 22 0 22-14 0-8-6-8-20-8-21 0-41 0-62 0 26-100 30-114 30-118 0-12-10-18-22-18-2 0-20 0-28 24-9 37-17 74-26 112-22 0-44 0-66 0-14 0-22 0-22 14 0 8 6 8 20 8 21 0 41 0 62 0-50 197-54 209-54 223 0 38 28 64 66 64 70 0 110-102 110-108s-4-6-8-6c-6 0-6 2-10 8-30 74-68 90-92 90-14 0-22-8-22-32 0-16 2-22 4-34 17-68 35-137 52-205z">
            <text:p/>
          </draw:path>
          <draw:path draw:style-name="gr7" draw:text-style-name="P7" draw:layer="layout" svg:width="0.163cm" svg:height="0.699cm" svg:x="9.974cm" svg:y="2.5cm" svg:viewBox="0 0 164 700" svg:d="M164 351c0-56-8-140-48-219-42-86-102-132-108-132s-8 4-8 8c0 2 0 2 14 16 68 68 108 179 108 327 0 118-26 241-112 329-10 10-10 10-10 12 0 4 2 8 8 8s70-48 110-137c36-76 46-154 46-212z">
            <text:p/>
          </draw:path>
          <draw:path draw:style-name="gr7" draw:text-style-name="P7" draw:layer="layout" svg:width="0.161cm" svg:height="0.699cm" svg:x="10.248cm" svg:y="2.5cm" svg:viewBox="0 0 162 700" svg:d="M162 351c0-56-8-140-46-219-42-86-102-132-110-132-4 0-6 4-6 8 0 2 0 2 12 16 70 68 110 179 110 327 0 118-26 241-114 329-8 10-8 10-8 12 0 4 2 8 6 8 8 0 70-48 112-137 36-76 44-154 44-212z">
            <text:p/>
          </draw:path>
          <draw:path draw:style-name="gr7" draw:text-style-name="P7" draw:layer="layout" svg:width="0.345cm" svg:height="0.492cm" svg:x="10.504cm" svg:y="2.54cm" svg:viewBox="0 0 346 493" svg:d="M244 447c0 15 0 30 0 46 34-3 68-6 102-8 0-8 0-15 0-22-48 0-54-4-54-38 0-142 0-283 0-425-34 3-68 5-102 8 0 7 0 15 0 22 50 0 56 4 56 38 0 50 0 101 0 151-20-26-50-43-88-43-84 0-158 69-158 159 0 88 70 158 150 158 44 0 76-24 94-46zM244 259c0 48 0 96 0 144 0 12 0 14-8 26-22 34-52 48-84 48-30 0-56-18-72-44-20-30-22-70-22-98 0-26 2-68 22-100 16-22 42-44 80-44 24 0 54 10 76 42 8 12 8 14 8 26z">
            <text:p/>
          </draw:path>
          <draw:path draw:style-name="gr7" draw:text-style-name="P7" draw:layer="layout" svg:width="0.697cm" svg:height="0.492cm" svg:x="10.91cm" svg:y="2.548cm" svg:viewBox="0 0 698 493" svg:d="M606 80c18-30 34-56 78-58 6-2 14-2 14-14 0-4-4-8-8-8-18 0-38 2-54 2-24 0-50-2-74-2-4 0-14 0-14 12 0 8 6 10 12 10 16 0 40 6 40 26 0 8-2 14-8 24-63 110-127 219-190 329-9-116-17-231-26-347-2-14-2-32 48-32 12 0 20 0 20-14 0-8-8-8-10-8-28 0-58 2-86 2-16 0-58-2-74-2-4 0-14 0-14 14 0 8 8 8 18 8 30 0 36 4 36 16 1 18 3 36 4 54-59 103-119 206-178 309-9-118-17-237-26-355 0-8 0-24 54-24 6 0 14 0 14-14 0-8-8-8-10-8-28 0-58 2-86 2-24 0-50-2-74-2-4 0-12 0-12 12 0 10 6 10 18 10 34 0 36 6 36 26 11 142 21 284 32 427 0 12 2 18 12 18 8 0 10-4 16-14 69-119 137-238 206-357 9 117 17 235 26 353 2 14 4 18 12 18 10 0 14-8 16-14 77-133 155-266 232-399z">
            <text:p/>
          </draw:path>
          <draw:path draw:style-name="gr7" draw:text-style-name="P7" draw:layer="layout" svg:width="0.163cm" svg:height="0.699cm" svg:x="11.584cm" svg:y="2.5cm" svg:viewBox="0 0 164 700" svg:d="M164 692c0-2 0-2-12-14-88-90-110-221-110-327 0-124 26-245 112-331 10-10 10-10 10-12 0-6-2-8-8-8s-70 48-110 138c-36 75-46 153-46 213 0 54 8 138 48 217 42 86 102 132 108 132s8-2 8-8z">
            <text:p/>
          </draw:path>
          <draw:path draw:style-name="gr7" draw:text-style-name="P7" draw:layer="layout" svg:width="0.215cm" svg:height="0.444cm" svg:x="11.804cm" svg:y="2.588cm" svg:viewBox="0 0 216 445" svg:d="M130 158c22 0 44 0 66 0 14 0 20 0 20-14 0-8-6-8-20-8-20 0-40 0-60 0 24-100 28-114 28-118 0-12-8-18-20-18-2 0-22 0-28 24-9 37-19 74-28 112-22 0-44 0-66 0-14 0-22 0-22 14 0 8 6 8 20 8 21 0 41 0 62 0-50 197-54 209-54 223 0 38 28 64 66 64 72 0 112-102 112-108s-6-6-10-6c-6 0-6 2-10 8-30 74-68 90-92 90-14 0-20-8-20-32 0-16 0-22 4-34 17-68 35-137 52-205z">
            <text:p/>
          </draw:path>
          <draw:path draw:style-name="gr7" draw:text-style-name="P7" draw:layer="layout" svg:width="0.163cm" svg:height="0.699cm" svg:x="12.082cm" svg:y="2.5cm" svg:viewBox="0 0 164 700" svg:d="M164 351c0-56-8-140-46-219-44-86-104-132-110-132-4 0-8 4-8 8 0 2 0 2 14 16 68 68 108 179 108 327 0 118-26 241-112 329-10 10-10 10-10 12 0 4 4 8 8 8 6 0 70-48 112-137 36-76 44-154 44-212z">
            <text:p/>
          </draw:path>
        </draw:g>
        <draw:frame draw:style-name="gr25" draw:text-style-name="P9" draw:layer="layout" svg:width="18cm" svg:height="1.5cm" svg:x="1cm" svg:y="0.5cm">
          <draw:text-box>
            <text:p><text:span text:style-name="T5">weak simulation</text:span></text:p>
          </draw:text-box>
        </draw:frame>
        <draw:g draw:style-name="gr10" xml:id="id61" draw:id="id61">
          <draw:frame draw:style-name="gr26" draw:text-style-name="P27" draw:layer="layout" svg:width="6cm" svg:height="0.806cm" svg:x="2cm" svg:y="6.094cm">
            <draw:text-box>
              <text:p><text:span text:style-name="T22">Euler-Maruyama method</text:span></text:p>
            </draw:text-box>
          </draw:frame>
          <draw:custom-shape draw:style-name="gr51" draw:text-style-name="P10" draw:layer="layout" svg:width="12cm" svg:height="1.449cm" svg:x="1cm" svg:y="4.5cm">
            <text:p/>
            <draw:enhanced-geometry svg:viewBox="0 0 21600 21600" draw:type="rectangle" draw:enhanced-path="M 0 0 L 21600 0 21600 21600 0 21600 0 0 Z N"/>
          </draw:custom-shape>
        </draw:g>
        <draw:g draw:style-name="gr10" xml:id="id65" draw:id="id65">
          <draw:frame draw:style-name="gr53" draw:text-style-name="P39" draw:layer="layout" svg:width="8cm" svg:height="1.601cm" svg:x="2.7cm" svg:y="13.399cm">
            <draw:text-box>
              <text:p text:style-name="P37"><text:span text:style-name="T35">weak convergence order</text:span></text:p>
            </draw:text-box>
          </draw:frame>
          <draw:g draw:style-name="gr6">
            <svg:title>TexMaths</svg:title>
            <svg:desc>18§display§\gamma = \text{"what ever we want"}§svg§600§FALSE§</svg:desc>
            <draw:path draw:style-name="gr7" draw:text-style-name="P7" draw:layer="layout" svg:width="6.859cm" svg:height="0.507cm" svg:x="10.505cm" svg:y="13.733cm" svg:viewBox="0 0 6860 508" svg:d="M0 0c2287 0 4573 0 6860 0 0 169 0 338 0 508-2287 0-4573 0-6860 0 0-170 0-339 0-508z">
              <text:p/>
            </draw:path>
            <draw:path draw:style-name="gr8" draw:text-style-name="P8" draw:layer="layout" svg:width="6.924cm" svg:height="0.571cm" svg:x="10.473cm" svg:y="13.701cm" svg:viewBox="0 0 6925 572" svg:d="M0 0c2308 0 4617 0 6925 0 0 191 0 381 0 572-2308 0-4617 0-6925 0 0-191 0-381 0-572z">
              <text:p/>
            </draw:path>
            <draw:path draw:style-name="gr7" draw:text-style-name="P7" draw:layer="layout" svg:width="0.33cm" svg:height="0.412cm" svg:x="10.486cm" svg:y="13.861cm" svg:viewBox="0 0 331 413" svg:d="M14 117c24-72 94-72 99-72 98 0 103 109 103 159 0 38-2 49-7 61-15 47-33 119-33 135 0 7 4 13 8 13 9 0 14-15 21-38 15-54 20-90 24-110 0-7 1-16 5-23 20-63 59-156 85-206 5-7 12-22 12-23 0-8-5-5-7-8-2 0-5 0-7 6-34 59-60 122-85 186 0-19-2-68-25-129-16-38-41-68-85-68-79 0-122 95-122 115 0 5 5 5 11 5 1-1 2-2 3-3z">
              <text:p/>
            </draw:path>
            <draw:path draw:style-name="gr7" draw:text-style-name="P7" draw:layer="layout" svg:width="0.42cm" svg:height="0.146cm" svg:x="11.047cm" svg:y="13.907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7" draw:text-style-name="P7" draw:layer="layout" svg:width="0.197cm" svg:height="0.187cm" svg:x="11.7cm" svg:y="13.701cm" svg:viewBox="0 0 198 188" svg:d="M76 66c0-37-17-66-44-66-21 0-32 18-32 34s11 32 32 32c13 0 22-5 26-9 1-1 1-1 1-1 2 0 2 9 2 10 0 20-3 65-43 104-9 8-9 9-9 11 0 6 4 7 7 7 7 0 60-48 60-122zM198 66c0-37-14-66-43-66-22 0-33 18-33 34s11 32 33 32c14 0 21-5 27-9 0-1 0-1 2-1 0 3 0 9 0 10 0 20-4 65-44 104-9 8-9 9-9 11 0 6 4 7 8 7 7 0 59-48 59-122z">
              <text:p/>
            </draw:path>
            <draw:path draw:style-name="gr7" draw:text-style-name="P7" draw:layer="layout" svg:width="0.433cm" svg:height="0.277cm" svg:x="12.006cm" svg:y="13.866cm" svg:viewBox="0 0 434 278" svg:d="M380 61c12-32 30-39 54-41 0-7 0-13 0-20-15 2-33 2-47 2-18 0-47 0-59-2 0 7 0 13 0 20 23 2 37 12 37 30 0 4 0 6-3 13-19 54-39 107-58 161-21-58-42-117-63-176-2-7-2-9-2-10 0-18 24-18 36-18 0-7 0-13 0-20-18 2-50 2-64 2-20 0-38 0-58-2 0 7 0 13 0 20 23 0 34 2 41 10 2 4 9 22 15 35-19 50-37 101-56 152-20-56-40-112-59-169-4-7-4-9-4-10 0-18 25-18 38-18 0-7 0-13 0-20-18 2-54 2-69 2-3 0-36 0-59-2 0 7 0 13 0 20 32 0 40 2 47 23 26 74 53 148 79 222 4 8 6 13 14 13s9-4 13-13c21-59 42-118 63-177 22 60 43 119 65 179 3 6 4 11 12 11s11-5 13-11c25-69 49-137 74-206z">
              <text:p/>
            </draw:path>
            <draw:path draw:style-name="gr7" draw:text-style-name="P7" draw:layer="layout" svg:width="0.318cm" svg:height="0.435cm" svg:x="12.472cm" svg:y="13.701cm" svg:viewBox="0 0 319 436" svg:d="M49 389c0 29-8 29-49 29 0 6 0 12 0 18 22 0 54-2 70-2 18 0 51 2 72 2 0-6 0-12 0-18-43 0-50 0-50-29 0-39 0-78 0-116 0-65 45-101 86-101 40 0 47 34 47 70 0 49 0 98 0 147 0 29-7 29-50 29 0 6 0 12 0 18 23 0 55-2 72-2 16 0 50 2 72 2 0-6 0-12 0-18-35 0-51 0-51-20 0-40 0-80 0-120 0-54 0-74-20-97-9-9-28-21-66-21-52 0-81 37-92 61 0-74 0-147 0-221-30 2-60 5-90 7 0 7 0 13 0 20 43 0 49 3 49 36 0 109 0 217 0 326z">
              <text:p/>
            </draw:path>
            <draw:path draw:style-name="gr7" draw:text-style-name="P7" draw:layer="layout" svg:width="0.285cm" svg:height="0.288cm" svg:x="12.829cm" svg:y="13.855cm" svg:viewBox="0 0 286 289" svg:d="M185 235c2 25 20 52 49 52 14 0 52-9 52-61 0-11 0-23 0-34-5 0-11 0-16 0 0 11 0 23 0 34 0 38-16 41-22 41-21 0-23-28-23-32 0-42 0-84 0-126 0-26 0-50-23-73-26-25-56-36-87-36-52 0-95 30-95 72 0 19 12 30 29 30 18 0 28-14 28-30 0-7-3-27-32-29 18-21 49-29 68-29 31 0 67 25 67 81 0 8 0 16 0 23-32 2-76 4-115 24-49 19-65 53-65 80 0 52 63 67 103 67 41 0 70-25 82-54zM180 131c0 21 0 42 0 63 0 61-45 82-74 82-30 0-56-23-56-54 0-34 26-87 130-91z">
              <text:p/>
            </draw:path>
            <draw:path draw:style-name="gr7" draw:text-style-name="P7" draw:layer="layout" svg:width="0.197cm" svg:height="0.392cm" svg:x="13.131cm" svg:y="13.751cm" svg:viewBox="0 0 198 393" svg:d="M97 135c30 0 60 0 90 0 0-7 0-14 0-20-30 0-60 0-90 0 0-38 0-77 0-115-5 0-11 0-16 0 0 52-18 118-81 122 0 4 0 8 0 13 18 0 36 0 54 0 0 58 0 115 0 173 0 78 59 85 81 85 45 0 63-45 63-85 0-11 0-23 0-35-5 0-11 0-16 0 0 11 0 22 0 34 0 46-18 71-42 71-43 0-43-57-43-68 0-58 0-117 0-175z">
              <text:p/>
            </draw:path>
            <draw:path draw:style-name="gr7" draw:text-style-name="P7" draw:layer="layout" svg:width="0.244cm" svg:height="0.288cm" svg:x="13.594cm" svg:y="13.855cm" svg:viewBox="0 0 245 289" svg:d="M54 124c4-94 56-110 77-110 65 0 72 85 72 110-49 0-99 0-149 0zM52 136c59 0 118 0 177 0 14 0 16 0 16-12 0-63-34-124-114-124-73 0-131 66-131 143 0 85 67 146 139 146 77 0 106-70 106-81 0-7-6-7-9-7-6 0-6 3-7 7-22 66-80 66-87 66-30 0-56-19-70-43-20-30-20-71-20-95z">
              <text:p/>
            </draw:path>
            <draw:path draw:style-name="gr7" draw:text-style-name="P7" draw:layer="layout" svg:width="0.309cm" svg:height="0.277cm" svg:x="13.869cm" svg:y="13.866cm" svg:viewBox="0 0 310 278" svg:d="M250 63c7-15 18-41 60-43 0-7 0-13 0-20-15 2-33 2-49 2-14 0-43 0-54-2 0 7 0 13 0 20 23 2 31 16 31 27 0 5-2 9-4 16-22 53-43 106-65 159-24-58-48-117-72-175-3-8-3-9-3-11 0-16 25-16 36-16 0-7 0-13 0-20-18 2-54 2-69 2-16 0-41 0-61-2 0 7 0 13 0 20 40 0 43 3 50 23 31 75 62 150 92 224 4 9 4 11 13 11s11-5 12-11c28-68 56-136 83-204z">
              <text:p/>
            </draw:path>
            <draw:path draw:style-name="gr7" draw:text-style-name="P7" draw:layer="layout" svg:width="0.244cm" svg:height="0.288cm" svg:x="14.191cm" svg:y="13.855cm" svg:viewBox="0 0 245 289" svg:d="M52 124c4-94 58-110 79-110 65 0 72 85 72 110-50 0-100 0-151 0zM52 136c59 0 118 0 177 0 14 0 16 0 16-12 0-63-34-124-114-124-73 0-131 66-131 143 0 85 67 146 139 146 77 0 106-70 106-81 0-7-6-7-9-7-6 0-7 3-7 7-24 66-80 66-87 66-30 0-56-19-70-43-20-30-20-71-20-95z">
              <text:p/>
            </draw:path>
            <draw:path draw:style-name="gr7" draw:text-style-name="P7" draw:layer="layout" svg:width="0.211cm" svg:height="0.275cm" svg:x="14.472cm" svg:y="13.861cm" svg:viewBox="0 0 212 276" svg:d="M88 68c0-23 0-45 0-68-29 2-59 4-88 5 0 7 0 14 0 20 45 0 49 5 49 36 0 56 0 112 0 169 0 28-6 28-49 28 0 6 0 12 0 18 25 0 54-2 72-2 25 0 56 0 81 2 0-6 0-12 0-18-5 0-10 0-14 0-47 0-47-7-47-30 0-33 0-65 0-97 0-63 25-118 74-118 3 0 5 0 7 1-2 0-15 8-15 24 0 18 13 27 27 27 11 0 27-8 27-27 0-20-19-38-46-38-47 0-69 41-78 68z">
              <text:p/>
            </draw:path>
            <draw:path draw:style-name="gr7" draw:text-style-name="P7" draw:layer="layout" svg:width="0.433cm" svg:height="0.277cm" svg:x="14.924cm" svg:y="13.866cm" svg:viewBox="0 0 434 278" svg:d="M380 61c12-32 32-39 54-41 0-7 0-13 0-20-15 2-33 2-47 2-18 0-47 0-58-2 0 7 0 13 0 20 22 2 36 12 36 30 0 4 0 6-3 13-19 54-39 107-58 161-21-58-42-117-63-176-2-7-2-9-2-10 0-18 24-18 36-18 0-7 0-13 0-20-18 2-50 2-64 2-20 0-38 0-56-2 0 7 0 13 0 20 23 0 32 2 39 10 2 4 9 22 15 35-18 50-36 101-54 152-21-56-41-112-61-169-4-7-4-9-4-10 0-18 25-18 38-18 0-7 0-13 0-20-18 2-54 2-69 2-3 0-36 0-59-2 0 7 0 13 0 20 32 0 40 2 47 23 26 74 53 148 79 222 4 8 6 13 14 13s9-4 13-13c21-59 42-118 63-177 22 60 43 119 65 179 3 6 4 11 12 11s11-5 13-11c25-69 49-137 74-206z">
              <text:p/>
            </draw:path>
            <draw:path draw:style-name="gr7" draw:text-style-name="P7" draw:layer="layout" svg:width="0.244cm" svg:height="0.288cm" svg:x="15.37cm" svg:y="13.855cm" svg:viewBox="0 0 245 289" svg:d="M52 124c4-94 58-110 79-110 65 0 71 85 71 110-50 0-100 0-150 0zM52 136c59 0 118 0 177 0 14 0 16 0 16-12 0-63-34-124-114-124-73 0-131 66-131 143 0 85 67 146 139 146 77 0 106-70 106-81 0-7-6-7-9-7-6 0-7 3-7 7-24 66-80 66-87 66-30 0-57-19-72-43-18-30-18-71-18-95z">
              <text:p/>
            </draw:path>
            <draw:path draw:style-name="gr7" draw:text-style-name="P7" draw:layer="layout" svg:width="0.433cm" svg:height="0.277cm" svg:x="15.854cm" svg:y="13.866cm" svg:viewBox="0 0 434 278" svg:d="M382 61c10-32 30-39 52-41 0-7 0-13 0-20-15 2-33 2-47 2-18 0-47 0-58-2 0 7 0 13 0 20 22 2 36 12 36 30 0 4 0 6-3 13-19 54-39 107-58 161-20-58-41-117-61-176-4-7-4-9-4-10 0-18 26-18 38-18 0-7 0-13 0-20-20 2-50 2-66 2-18 0-38 0-56-2 0 7 0 13 0 20 23 0 32 2 39 10 4 4 11 22 15 35-18 50-36 101-54 152-21-56-41-112-61-169-2-7-2-9-2-10 0-18 23-18 36-18 0-7 0-13 0-20-18 2-54 2-69 2-1 0-36 0-59-2 0 7 0 13 0 20 32 0 40 2 47 23 27 74 54 148 81 222 2 8 4 13 12 13s9-4 13-13c22-59 43-118 65-177 21 60 42 119 63 179 3 6 4 11 12 11s11-5 13-11c25-69 50-137 76-206z">
              <text:p/>
            </draw:path>
            <draw:path draw:style-name="gr7" draw:text-style-name="P7" draw:layer="layout" svg:width="0.283cm" svg:height="0.288cm" svg:x="16.309cm" svg:y="13.855cm" svg:viewBox="0 0 284 289" svg:d="M184 235c3 25 19 52 50 52 13 0 50-9 50-61 0-11 0-23 0-34-4 0-9 0-14 0 0 11 0 23 0 34 0 38-16 41-23 41-22 0-24-28-24-32 0-42 0-84 0-126 0-26 0-50-23-73-24-25-56-36-87-36-52 0-95 30-95 72 0 19 13 30 29 30 18 0 29-14 29-30 0-7-2-27-33-29 18-21 49-29 69-29 32 0 68 25 68 81 0 8 0 16 0 23-32 2-77 4-117 24-47 19-63 53-63 80 0 52 61 67 101 67 41 0 70-25 83-54zM180 131c0 21 0 42 0 63 0 61-47 82-74 82-32 0-57-23-57-54 0-34 27-87 131-91z">
              <text:p/>
            </draw:path>
            <draw:path draw:style-name="gr7" draw:text-style-name="P7" draw:layer="layout" svg:width="0.318cm" svg:height="0.275cm" svg:x="16.619cm" svg:y="13.861cm" svg:viewBox="0 0 319 276" svg:d="M49 61c0 56 0 112 0 169 0 28-6 28-49 28 0 6 0 12 0 18 22 0 54-2 72-2 16 0 49 2 70 2 0-6 0-12 0-18-41 0-48 0-48-28 0-39 0-78 0-117 0-65 45-100 84-100 40 0 47 34 47 70 0 49 0 98 0 147 0 28-7 28-49 28 0 6 0 12 0 18 22 0 54-2 71-2 18 0 50 2 72 2 0-6 0-12 0-18-35 0-49 0-51-19 0-41 0-81 0-121 0-53 0-73-20-96-7-9-28-22-64-22-47 0-78 27-94 65 0-22 0-43 0-65-30 2-60 4-90 5 0 7 0 14 0 20 45 0 49 5 49 36z">
              <text:p/>
            </draw:path>
            <draw:path draw:style-name="gr7" draw:text-style-name="P7" draw:layer="layout" svg:width="0.197cm" svg:height="0.392cm" svg:x="16.944cm" svg:y="13.751cm" svg:viewBox="0 0 198 393" svg:d="M97 135c30 0 60 0 90 0 0-7 0-14 0-20-30 0-60 0-90 0 0-38 0-77 0-115-5 0-11 0-16 0 0 52-20 118-81 122 0 4 0 8 0 13 18 0 36 0 54 0 0 58 0 115 0 173 0 78 58 85 81 85 45 0 63-45 63-85 0-11 0-23 0-35-5 0-11 0-16 0 0 11 0 22 0 34 0 46-18 71-42 71-43 0-43-57-43-68 0-58 0-117 0-175z">
              <text:p/>
            </draw:path>
            <draw:path draw:style-name="gr7" draw:text-style-name="P7" draw:layer="layout" svg:width="0.199cm" svg:height="0.187cm" svg:x="17.198cm" svg:y="13.701cm" svg:viewBox="0 0 200 188" svg:d="M77 66c0-37-16-66-43-66-21 0-34 18-34 34s11 32 34 32c13 0 22-5 25-9 0-1 2-1 2-1 2 0 2 9 2 10 0 20-5 65-45 104-7 8-7 9-7 11 0 6 3 7 7 7 5 0 59-48 59-122zM200 66c0-37-16-66-43-66-22 0-33 18-33 34s11 32 33 32c12 0 21-5 25-9 2-1 1-1 2-1s1 9 1 10c0 20-3 65-45 104-7 8-7 9-7 11 0 6 4 7 7 7 8 0 60-48 60-122z">
              <text:p/>
            </draw:path>
          </draw:g>
        </draw:g>
        <draw:g draw:style-name="gr10" xml:id="id64" draw:id="id64">
          <draw:frame draw:style-name="gr45" draw:text-style-name="P40" draw:layer="layout" svg:width="8.5cm" svg:height="1.673cm" svg:x="2.5cm" svg:y="12.001cm">
            <draw:text-box>
              <text:p><text:span text:style-name="T36">strong convergence order </text:span></text:p>
              <text:p><text:span text:style-name="T37"><text:s text:c="2"/></text:span></text:p>
            </draw:text-box>
          </draw:frame>
          <draw:g draw:style-name="gr6">
            <svg:title>TexMaths</svg:title>
            <svg:desc>18§display§\gamma = 0§svg§600§FALSE§</svg:desc>
            <draw:path draw:style-name="gr7" draw:text-style-name="P7" draw:layer="layout" svg:width="1.428cm" svg:height="0.489cm" svg:x="10.505cm" svg:y="12.233cm" svg:viewBox="0 0 1429 490" svg:d="M0 0c476 0 953 0 1429 0 0 163 0 326 0 490-476 0-953 0-1429 0 0-164 0-327 0-490z">
              <text:p/>
            </draw:path>
            <draw:path draw:style-name="gr8" draw:text-style-name="P8" draw:layer="layout" svg:width="1.493cm" svg:height="0.553cm" svg:x="10.473cm" svg:y="12.201cm" svg:viewBox="0 0 1494 554" svg:d="M0 0c498 0 996 0 1494 0 0 185 0 369 0 554-498 0-996 0-1494 0 0-185 0-369 0-554z">
              <text:p/>
            </draw:path>
            <draw:path draw:style-name="gr7" draw:text-style-name="P7" draw:layer="layout" svg:width="0.33cm" svg:height="0.411cm" svg:x="10.486cm" svg:y="12.343cm" svg:viewBox="0 0 331 412" svg:d="M14 118c24-73 94-73 99-73 96 0 103 109 103 159 0 38-2 49-7 61-15 47-33 119-33 137 0 5 4 10 7 10 9 0 15-14 22-37 14-54 20-90 23-108 0-9 2-18 4-25 22-63 61-156 86-206 6-7 13-22 13-23 0-6-5-4-7-6-2 0-8 0-9 4-33 59-58 122-83 186 0-19-2-68-25-129-16-38-42-68-85-68-79 0-122 95-122 115 0 5 5 5 11 5 1 0 2-1 3-2z">
              <text:p/>
            </draw:path>
            <draw:path draw:style-name="gr7" draw:text-style-name="P7" draw:layer="layout" svg:width="0.418cm" svg:height="0.146cm" svg:x="11.047cm" svg:y="12.389cm" svg:viewBox="0 0 419 147" svg:d="M397 25c9 0 22 0 22-12 0-13-13-13-22-13-126 0-251 0-377 0-9 0-20 0-20 13 0 12 11 12 20 12 126 0 251 0 377 0zM397 147c9 0 22 0 22-12 0-13-13-13-22-13-126 0-251 0-377 0-9 0-20 0-20 13 0 12 11 12 20 12 126 0 251 0 377 0z">
              <text:p/>
            </draw:path>
            <draw:path draw:style-name="gr7" draw:text-style-name="P7" draw:layer="layout" svg:width="0.265cm" svg:height="0.431cm" svg:x="11.701cm" svg:y="12.201cm" svg:viewBox="0 0 266 432" svg:d="M266 217c0-50-4-100-25-147-29-59-81-70-108-70-38 0-84 16-110 75-19 43-23 92-23 142 0 48 2 104 29 152 27 51 73 63 104 63 34 0 81-12 110-72 19-44 23-93 23-143zM133 418c-25 0-63-14-74-75-7-38-7-96-7-133 0-40 0-81 6-115 12-75 59-81 75-81 20 0 61 11 74 74 7 34 7 82 7 122 0 46 0 89-7 131-9 59-45 77-74 77z">
              <text:p/>
            </draw:path>
          </draw:g>
        </draw:g>
        <draw:g draw:style-name="gr10" xml:id="id60" draw:id="id60">
          <draw:custom-shape draw:style-name="gr54" draw:text-style-name="P10" draw:layer="layout" svg:width="22.704cm" svg:height="1.827cm" svg:x="0.78cm" svg:y="4.278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41" draw:layer="layout" svg:width="6cm" svg:height="0.806cm" svg:x="14cm" svg:y="6.094cm">
            <draw:text-box>
              <text:p><text:span text:style-name="T38">Milstein method</text:span></text:p>
            </draw:text-box>
          </draw:frame>
        </draw:g>
        <draw:g draw:style-name="gr10" xml:id="id62" draw:id="id62">
          <draw:g draw:style-name="gr6">
            <svg:title>TexMaths</svg:title>
            <svg:desc>20§display§$\Delta W_n \sim \mathcal{N}(0,\delta t)$ §svg§600§FALSE§</svg:desc>
            <draw:path draw:style-name="gr7" draw:text-style-name="P22" draw:layer="layout" svg:width="4.907cm" svg:height="0.643cm" svg:x="5.056cm" svg:y="9.036cm" svg:viewBox="0 0 4908 644" svg:d="M0 0c1636 0 3272 0 4908 0 0 215 0 429 0 644-1636 0-3272 0-4908 0 0-215 0-429 0-644z">
              <text:p/>
            </draw:path>
            <draw:path draw:style-name="gr8" draw:text-style-name="P23" draw:layer="layout" svg:width="4.979cm" svg:height="0.715cm" svg:x="5.02cm" svg:y="9cm" svg:viewBox="0 0 4980 716" svg:d="M0 0c1660 0 3320 0 4980 0 0 239 0 477 0 716-1660 0-3320 0-4980 0 0-239 0-477 0-716z">
              <text:p/>
            </draw:path>
            <draw:path draw:style-name="gr7" draw:text-style-name="P22" draw:layer="layout" svg:width="0.517cm" svg:height="0.498cm" svg:x="5.054cm" svg:y="9.042cm" svg:viewBox="0 0 518 499" svg:d="M276 12c-4-10-6-12-18-12s-12 2-18 12c-79 158-159 315-238 473-2 8-2 8-2 10 0 4 4 4 14 4 163 0 325 0 488 0 12 0 16 0 16-4 0-2 0-2-4-10-80-158-159-315-238-473zM236 70c63 125 125 251 188 377-126 0-252 0-378 0 63-126 127-252 190-377z">
              <text:p/>
            </draw:path>
            <draw:path draw:style-name="gr7" draw:text-style-name="P22" draw:layer="layout" svg:width="0.697cm" svg:height="0.492cm" svg:x="5.644cm" svg:y="9.064cm" svg:viewBox="0 0 698 493" svg:d="M606 82c18-32 34-56 78-60 8 0 14 0 14-14 0-2-2-8-8-8-18 0-36 2-54 2-24 0-50-2-74-2-4 0-12 0-12 14 0 8 6 8 10 8 16 0 42 6 42 28 0 8-4 12-10 22-64 109-127 219-190 329-9-115-17-230-26-345 0-14-2-34 50-34 12 0 18 0 18-14 0-6-8-8-10-8-28 0-58 2-86 2-16 0-58-2-74-2-4 0-12 0-12 14 0 8 6 8 16 8 30 0 36 4 38 18 1 18 3 36 4 54-59 102-119 205-178 307-9-118-19-235-28-353 0-10 0-26 54-26 8 0 16 0 16-14 0-8-7-5-10-8-28 0-58 2-88 2-24 0-50-2-74-2-2 0-12 0-12 14 0 8 6 8 18 8 36 0 36 6 38 26 10 142 20 284 30 427 2 12 2 18 12 18 8 0 10-4 16-14 69-119 139-238 208-357 9 117 17 235 26 353 0 14 2 18 10 18 10 0 14-6 18-14 76-133 153-265 230-397z">
              <text:p/>
            </draw:path>
            <draw:path draw:style-name="gr7" draw:text-style-name="P22" draw:layer="layout" svg:width="0.301cm" svg:height="0.218cm" svg:x="6.291cm" svg:y="9.431cm" svg:viewBox="0 0 302 219" svg:d="M38 185c-2 6-6 18-6 20 0 10 10 14 18 14s16-6 18-10 6-20 10-29c2-10 8-32 10-44 4-12 6-22 8-34 6-20 6-24 22-44 12-20 36-44 72-44 30 0 30 24 30 34 0 30-22 84-30 104-4 14-6 18-6 26 0 25 22 41 46 41 50 0 72-65 72-73 0-6-5-4-8-6-8 0-8 2-10 8-12 39-32 59-52 59-10 0-12-8-12-18 0-11 2-17 10-39 6-14 26-66 26-94 0-48-38-56-64-56-40 0-68 24-82 44-4-34-32-44-52-44-22 0-34 14-40 26-10 18-18 46-18 48 0 8 5 5 8 8 8 0 8-2 12-16 8-28 16-52 36-52 12 0 16 10 16 24 0 8-4 26-8 40s-8 34-10 44c-5 21-11 42-16 63z">
              <text:p/>
            </draw:path>
            <draw:path draw:style-name="gr7" draw:text-style-name="P22" draw:layer="layout" svg:width="0.467cm" svg:height="0.163cm" svg:x="6.885cm" svg:y="9.285cm" svg:viewBox="0 0 468 164" svg:d="M468 22c0-14-4-22-10-22-2 0-8 6-10 18-2 68-48 106-98 106-44 0-78-30-112-60-36-32-72-64-120-64-76 0-118 76-118 140 0 24 8 24 10 24 8 0 10-14 10-18 2-76 54-106 98-106s78 30 112 60c36 32 72 64 120 64 78 0 118-78 118-142z">
              <text:p/>
            </draw:path>
            <draw:path draw:style-name="gr7" draw:text-style-name="P22" draw:layer="layout" svg:width="0.707cm" svg:height="0.575cm" svg:x="7.567cm" svg:y="9cm" svg:viewBox="0 0 708 576" svg:d="M236 140c12 38 28 89 60 175 44 120 64 162 106 227 10 16 12 16 18 16 10 0 24-8 32-14 10-7 10-9 18-43 42-184 96-375 110-407 0-2 14-28 100-30 14 0 28-38 28-52 0-12-4-12-14-12-70 0-102 30-110 38-20 26-36 76-68 193-26 90-48 180-70 270-38-58-60-112-94-202-38-100-60-173-78-235-4-14-6-14-12-14-2 0-16 0-36 16-6 6-8 12-8 20-20 185-86 369-104 403-6 10-16 24-30 24-6 0-34-4-52-20-4-4-4-4-6-4-10 0-26 36-26 51 0 22 44 36 64 36 44 0 80-97 92-131 44-126 66-230 80-305z">
              <text:p/>
            </draw:path>
            <draw:path draw:style-name="gr7" draw:text-style-name="P22" draw:layer="layout" svg:width="0.163cm" svg:height="0.697cm" svg:x="8.337cm" svg:y="9.018cm" svg:viewBox="0 0 164 698" svg:d="M164 690c0-2 0-2-12-14-88-88-110-221-110-327 0-122 26-243 112-331 10-8 10-10 10-12 0-4-4-6-8-6-6 0-70 48-112 136-34 77-44 153-44 213 0 54 8 140 48 217 42 86 102 132 108 132 4 0 8-2 8-8z">
              <text:p/>
            </draw:path>
            <draw:path draw:style-name="gr7" draw:text-style-name="P22" draw:layer="layout" svg:width="0.295cm" svg:height="0.48cm" svg:x="8.569cm" svg:y="9.076cm" svg:viewBox="0 0 296 481" svg:d="M296 241c0-56-4-111-28-163-32-66-90-78-120-78-42 0-94 18-122 84-22 48-26 101-26 157 0 54 2 116 32 170 30 56 80 70 116 70 38 0 90-14 122-80 22-50 26-104 26-160zM148 465c-28 0-70-16-82-84-8-42-8-106-8-148 0-44 0-89 6-127 14-84 66-90 84-90 22 0 70 12 82 82 8 38 8 91 8 135 0 52 0 100-8 146-10 66-50 86-82 86z">
              <text:p/>
            </draw:path>
            <draw:path draw:style-name="gr7" draw:text-style-name="P22" draw:layer="layout" svg:width="0.081cm" svg:height="0.208cm" svg:x="8.952cm" svg:y="9.467cm" svg:viewBox="0 0 82 209" svg:d="M82 74c0-46-18-74-44-74-24 0-38 18-38 38 0 18 14 36 38 36 8 0 18-2 24-8 2-2 2-2 4-2 1 3 2 0 2 10 0 52-25 95-48 117-7 8-8 8-8 10 0 6 4 8 6 8 8 0 64-53 64-135z">
              <text:p/>
            </draw:path>
            <draw:path draw:style-name="gr7" draw:text-style-name="P22" draw:layer="layout" svg:width="0.287cm" svg:height="0.506cm" svg:x="9.234cm" svg:y="9.044cm" svg:viewBox="0 0 288 507" svg:d="M156 191c-88 22-156 112-156 198 0 66 44 118 110 118 82 0 142-110 142-208 0-64-28-98-52-129-26-32-68-84-68-114 0-16 14-32 40-32 20 0 34 8 50 18 14 8 28 18 38 18 18 0 28-18 28-28 0-16-12-18-36-24-38-8-48-8-58-8-56 0-80 30-80 72 0 38 20 78 42 119zM164 207c18 32 38 70 38 120 0 46-26 164-92 164-38 0-66-30-66-82 0-44 26-176 120-202z">
              <text:p/>
            </draw:path>
            <draw:path draw:style-name="gr7" draw:text-style-name="P22" draw:layer="layout" svg:width="0.215cm" svg:height="0.444cm" svg:x="9.56cm" svg:y="9.104cm" svg:viewBox="0 0 216 445" svg:d="M128 158c22 0 44 0 66 0 14 0 22 0 22-14 0-8-8-8-20-8-21 0-41 0-62 0 24-98 28-112 28-116 0-12-8-20-20-20-2 0-22 2-28 26-9 36-19 73-28 110-22 0-44 0-66 0-14 0-20 0-20 14 0 8 4 8 18 8 21 0 41 0 62 0-50 199-52 211-52 223 0 38 26 64 64 64 72 0 112-102 112-108s-6-6-8-6c-6 0-8 2-12 10-30 72-66 90-90 90-16 0-22-10-22-34 0-16 2-20 4-32 17-69 35-138 52-207z">
              <text:p/>
            </draw:path>
            <draw:path draw:style-name="gr7" draw:text-style-name="P22" draw:layer="layout" svg:width="0.163cm" svg:height="0.697cm" svg:x="9.836cm" svg:y="9.018cm" svg:viewBox="0 0 164 698" svg:d="M164 349c0-54-8-140-46-217-42-86-102-132-110-132-4 0-8 2-8 6 0 2 0 4 14 16 70 70 110 181 110 327 0 120-26 241-114 331-10 8-10 8-10 10 0 6 4 8 8 8 8 0 70-48 112-136 36-77 44-155 44-213z">
              <text:p/>
            </draw:path>
          </draw:g>
          <draw:g draw:style-name="gr6">
            <svg:title>TexMaths</svg:title>
            <svg:desc>20§display§$\Delta \widetilde{W} = \pm \sqrt{\delta t}$§svg§600§FALSE§</svg:desc>
            <draw:path draw:style-name="gr7" draw:text-style-name="P7" draw:layer="layout" svg:width="3.933cm" svg:height="0.705cm" svg:x="13.609cm" svg:y="8.96cm" svg:viewBox="0 0 3934 706" svg:d="M0 0c1311 0 2623 0 3934 0 0 235 0 471 0 706-1311 0-2623 0-3934 0 0-235 0-471 0-706z">
              <text:p/>
            </draw:path>
            <draw:path draw:style-name="gr8" draw:text-style-name="P8" draw:layer="layout" svg:width="4.005cm" svg:height="0.777cm" svg:x="13.573cm" svg:y="8.924cm" svg:viewBox="0 0 4006 778" svg:d="M0 0c1335 0 2671 0 4006 0 0 259 0 519 0 778-1335 0-2671 0-4006 0 0-259 0-519 0-778z">
              <text:p/>
            </draw:path>
            <draw:path draw:style-name="gr7" draw:text-style-name="P7" draw:layer="layout" svg:width="0.517cm" svg:height="0.5cm" svg:x="13.607cm" svg:y="9.125cm" svg:viewBox="0 0 518 501" svg:d="M276 12c-4-8-6-12-18-12s-12 4-18 12c-79 158-159 317-238 475-2 6-1 5-2 8 0 6 4 6 14 6 163 0 325 0 488 0 12 0 16 0 16-6-2-3 0-2-4-8-80-158-159-317-238-475zM236 70c63 126 126 251 190 377-127 0-253 0-380 0 63-126 127-251 190-377z">
              <text:p/>
            </draw:path>
            <draw:path draw:style-name="gr7" draw:text-style-name="P7" draw:layer="layout" svg:width="0.699cm" svg:height="0.087cm" svg:x="14.189cm" svg:y="8.924cm" svg:viewBox="0 0 700 88" svg:d="M694 0c-20 10-122 62-210 62-52 0-84-12-132-34-34-14-68-28-116-28-82 0-164 40-236 74 2 4 4 9 6 14 20-10 122-60 210-60 52 0 84 12 132 32 34 14 68 28 116 28 82 0 164-38 236-74-2-5-4-9-6-14z">
              <text:p/>
            </draw:path>
            <draw:path draw:style-name="gr7" draw:text-style-name="P7" draw:layer="layout" svg:width="0.697cm" svg:height="0.494cm" svg:x="14.197cm" svg:y="9.147cm" svg:viewBox="0 0 698 495" svg:d="M606 82c18-30 34-56 78-60 6 0 14 0 14-14 0-2-2-8-8-8-18 0-36 2-54 2-24 0-50-2-74-2-4 0-12 0-12 14 0 8 6 8 10 8 16 2 42 6 42 28 0 8-4 14-10 24-64 110-127 219-190 329-9-116-18-231-26-347 0-14-2-32 50-34 12 0 18 0 18-14 0-6-8-8-10-8-28 0-58 2-86 2-16 0-58-2-74-2-4 0-12 0-12 14 0 8 6 8 16 8 30 0 36 4 38 18 1 18 3 36 4 54-59 103-119 206-178 309-9-118-19-237-28-355 0-8 0-24 54-26 8 0 16 0 16-14 0-8-7-5-10-8-28 0-58 2-88 2-24 0-50-2-72-2-4 0-14 0-14 14 0 8 6 8 18 8 36 0 36 6 38 26 10 143 20 286 30 429 2 12 2 18 12 18 8 0 10-4 16-16 69-119 139-238 208-357 9 118 17 236 26 355 0 14 2 18 10 18 10 0 14-8 18-14 76-133 153-266 230-399z">
              <text:p/>
            </draw:path>
            <draw:path draw:style-name="gr7" draw:text-style-name="P7" draw:layer="layout" svg:width="0.465cm" svg:height="0.163cm" svg:x="15.154cm" svg:y="9.369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7" draw:text-style-name="P7" draw:layer="layout" svg:width="0.467cm" svg:height="0.466cm" svg:x="15.894cm" svg:y="9.159cm" svg:viewBox="0 0 468 467" svg:d="M248 247c65 0 130 0 196 0 12 0 24 0 24-14s-12-14-24-14c-66 0-131 0-196 0 0-64 0-129 0-193 0-10 0-26-14-26s-14 14-14 24c0 65 0 130 0 195-65 0-131 0-196 0-12 0-24 0-24 14s12 14 24 14c65 0 131 0 196 0 0 64 0 128 0 192-65 0-131 0-196 0-12 0-24 0-24 14s12 14 24 14c140 0 280 0 420 0 12 0 24 0 24-14s-12-14-24-14c-66 0-131 0-196 0 0-64 0-128 0-192z">
              <text:p/>
            </draw:path>
            <draw:path draw:style-name="gr7" draw:text-style-name="P7" draw:layer="layout" svg:width="0.545cm" svg:height="0.699cm" svg:x="16.454cm" svg:y="9.002cm" svg:viewBox="0 0 546 700" svg:d="M220 626c-41-91-81-182-122-273-6-10-10-10-12-10-4 2-4 0-12 6-22 17-44 33-66 50-8 6-8 10-8 12s2 6 6 6 16-8 24-14c4-4 14-12 22-18 46 101 92 202 138 303 6 12 10 12 16 12 10 0 12-4 18-14 106-219 212-439 318-658 4-10 4-12 4-14 0-8-4-14-14-14-4 0-10 4-16 14-99 204-197 408-296 612z">
              <text:p/>
            </draw:path>
            <draw:path draw:style-name="gr7" draw:text-style-name="P7" draw:layer="layout" svg:width="0.591cm" svg:height="0.027cm" svg:x="16.987cm" svg:y="9.002cm" svg:viewBox="0 0 592 28" svg:d="M0 0c197 0 394 0 592 0 0 9 0 19 0 28-198 0-395 0-592 0 0-9 0-19 0-28z">
              <text:p/>
            </draw:path>
            <draw:path draw:style-name="gr7" draw:text-style-name="P7" draw:layer="layout" svg:width="0.287cm" svg:height="0.504cm" svg:x="17.015cm" svg:y="9.129cm" svg:viewBox="0 0 288 505" svg:d="M156 192c-88 19-156 111-156 195 0 68 46 118 112 118 82 0 140-110 140-206 0-64-28-99-52-131-26-30-66-84-66-114 0-16 14-32 38-32 22 0 36 8 50 18 14 8 28 18 38 18 18 0 28-16 28-28 0-16-10-18-36-24-36-6-46-6-58-6-54 0-80 30-80 72 0 38 20 76 42 120zM164 206c18 33 40 69 40 121 0 46-28 162-92 162-40 0-68-28-68-82 0-44 26-176 120-201z">
              <text:p/>
            </draw:path>
            <draw:path draw:style-name="gr7" draw:text-style-name="P7" draw:layer="layout" svg:width="0.215cm" svg:height="0.446cm" svg:x="17.341cm" svg:y="9.187cm" svg:viewBox="0 0 216 447" svg:d="M128 160c22 0 44 0 66 0 14 0 22 0 22-14 0-8-8-8-20-8-21 0-41 0-62 0 26-100 30-114 30-118 0-12-10-20-22-20-2 0-22 2-28 26-9 37-17 74-26 112-22 0-44 0-66 0-14 0-22 0-22 12 0 10 6 10 20 10 21 0 41 0 62 0-52 197-54 209-54 223 0 38 26 64 64 64 72 0 112-102 112-108 0-8-6-8-8-8-6 0-6 2-10 10-30 74-68 90-92 90-14 0-22-8-22-32 0-16 2-22 4-34 17-68 35-137 52-205z">
              <text:p/>
            </draw:path>
          </draw:g>
          <draw:frame draw:style-name="gr45" draw:text-style-name="P40" draw:layer="layout" svg:width="3cm" svg:height="1.673cm" svg:x="2cm" svg:y="8.827cm">
            <draw:text-box>
              <text:p><text:span text:style-name="T36">replace</text:span></text:p>
              <text:p><text:span text:style-name="T37"><text:s text:c="2"/></text:span></text:p>
            </draw:text-box>
          </draw:frame>
          <draw:frame draw:style-name="gr45" draw:text-style-name="P40" draw:layer="layout" svg:width="1.4cm" svg:height="1.673cm" svg:x="11.1cm" svg:y="8.828cm">
            <draw:text-box>
              <text:p><text:span text:style-name="T36">by</text:span></text:p>
              <text:p><text:span text:style-name="T37"><text:s text:c="2"/></text:span></text:p>
            </draw:text-box>
          </draw:frame>
        </draw:g>
        <draw:g draw:style-name="gr10" xml:id="id63" draw:id="id63">
          <draw:g draw:style-name="gr6">
            <svg:title>TexMaths</svg:title>
            <svg:desc>20§display§$P(\Delta \widetilde{W} = \pm \sqrt{\delta t}) = \frac{1}{2}$§svg§600§FALSE§</svg:desc>
            <draw:path draw:style-name="gr7" draw:text-style-name="P7" draw:layer="layout" svg:width="6.261cm" svg:height="0.871cm" svg:x="20.57cm" svg:y="8.871cm" svg:viewBox="0 0 6262 872" svg:d="M0 0c2087 0 4175 0 6262 0 0 291 0 582 0 872-2087 0-4175 0-6262 0 0-290 0-581 0-872z">
              <text:p/>
            </draw:path>
            <draw:path draw:style-name="gr8" draw:text-style-name="P8" draw:layer="layout" svg:width="6.333cm" svg:height="0.943cm" svg:x="20.534cm" svg:y="8.835cm" svg:viewBox="0 0 6334 944" svg:d="M0 0c2111 0 4223 0 6334 0 0 315 0 629 0 944-2111 0-4223 0-6334 0 0-315 0-629 0-944z">
              <text:p/>
            </draw:path>
            <draw:path draw:style-name="gr7" draw:text-style-name="P7" draw:layer="layout" svg:width="0.411cm" svg:height="0.478cm" svg:x="20.56cm" svg:y="9.059cm" svg:viewBox="0 0 412 479" svg:d="M134 257c39 0 79 0 118 0 86 0 160-55 160-125s-68-132-164-132c-83 0-165 0-248 0 0 7 0 15 0 22 5 0 11 0 16 0 54 0 56 8 56 34 0 123 0 246 0 369 0 24-2 32-56 32-5 0-11 0-16 0 0 7 0 15 0 22 24-2 75-2 102-2s80 0 104 2c0-7 0-15 0-22-5 0-11 0-16 0-54 0-56-8-56-32 0-56 0-112 0-168zM132 240c0-64 0-127 0-190 0-22 2-28 34-28 21 0 41 0 62 0 112 0 112 74 112 110 0 32 0 108-112 108-32 0-64 0-96 0z">
              <text:p/>
            </draw:path>
            <draw:path draw:style-name="gr7" draw:text-style-name="P7" draw:layer="layout" svg:width="0.163cm" svg:height="0.7cm" svg:x="21.082cm" svg:y="9.013cm" svg:viewBox="0 0 164 701" svg:d="M164 693c0-2 0-4-12-16-88-88-110-220-110-328 0-121 26-243 112-331 10-8 10-10 10-12 0-4-4-6-8-6-6 0-70 48-112 136-36 78-44 155-44 213 0 56 8 140 46 220 42 86 104 132 110 132 4 0 8-4 8-8z">
              <text:p/>
            </draw:path>
            <draw:path draw:style-name="gr7" draw:text-style-name="P7" draw:layer="layout" svg:width="0.517cm" svg:height="0.5cm" svg:x="21.32cm" svg:y="9.037cm" svg:viewBox="0 0 518 501" svg:d="M276 12c-4-8-6-12-18-12s-14 4-18 12c-79 158-159 317-238 475-2 6-1 5-2 8 0 6 4 6 14 6 163 0 325 0 488 0 12 0 16 0 16-6-1-3 0-2-4-8-79-158-159-317-238-475zM236 70c63 126 125 251 188 377-126 0-252 0-378 0 63-126 127-251 190-377z">
              <text:p/>
            </draw:path>
            <draw:path draw:style-name="gr7" draw:text-style-name="P7" draw:layer="layout" svg:width="0.701cm" svg:height="0.087cm" svg:x="21.9cm" svg:y="8.835cm" svg:viewBox="0 0 702 88" svg:d="M696 0c-20 10-122 62-210 62-52 0-84-12-132-34-34-14-68-28-116-28-82 0-164 40-238 74 3 5 5 9 8 14 18-10 122-60 210-60 52 0 82 12 132 32 34 14 68 28 116 28 82 0 164-38 236-74-2-5-4-9-6-14z">
              <text:p/>
            </draw:path>
            <draw:path draw:style-name="gr7" draw:text-style-name="P7" draw:layer="layout" svg:width="0.697cm" svg:height="0.494cm" svg:x="21.91cm" svg:y="9.059cm" svg:viewBox="0 0 698 495" svg:d="M606 82c18-30 34-56 78-60 8 0 14 0 14-14 0-2-2-8-8-8-18 0-36 2-54 2-24 0-50-2-74-2-4 0-12 0-12 14 0 8 6 8 10 8 16 2 42 6 42 28 0 8-4 14-10 22-63 110-127 221-190 331-9-116-17-231-26-347 0-14-2-32 50-34 12 0 18 0 18-14 0-6-8-8-10-8-28 0-58 2-86 2-16 0-58-2-74-2-4 0-14 0-14 14 0 8 8 8 18 8 30 0 36 4 38 18 1 18 3 36 4 54-59 103-119 206-178 309-9-118-19-237-28-355 0-8 0-24 54-26 8 0 14 0 14-14 0-8-5-5-8-8-28 0-58 2-88 2-24 0-50-2-74-2-2 0-12 0-12 14 0 8 6 8 18 8 34 0 36 6 38 26 10 142 20 285 30 427 2 14 2 20 12 20 8 0 10-6 16-16 69-119 139-238 208-357 9 118 17 235 26 353 0 16 2 20 10 20 10 0 14-8 18-14 77-133 153-266 230-399z">
              <text:p/>
            </draw:path>
            <draw:path draw:style-name="gr7" draw:text-style-name="P7" draw:layer="layout" svg:width="0.465cm" svg:height="0.163cm" svg:x="22.867cm" svg:y="9.28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7" draw:text-style-name="P7" draw:layer="layout" svg:width="0.469cm" svg:height="0.466cm" svg:x="23.607cm" svg:y="9.07cm" svg:viewBox="0 0 470 467" svg:d="M250 248c65 0 129 0 194 0 12 0 26 0 26-14s-14-14-26-14c-65 0-129 0-194 0 0-65 0-130 0-194 0-10 0-26-14-26s-14 14-14 24c0 65 0 130 0 196-65 0-131 0-196 0-12 0-26 0-26 14s14 14 26 14c65 0 131 0 196 0 0 63 0 127 0 191-65 0-131 0-196 0-12 0-26 0-26 14s14 14 26 14c139 0 279 0 418 0 12 0 26 0 26-14s-14-14-26-14c-65 0-129 0-194 0 0-64 0-128 0-191z">
              <text:p/>
            </draw:path>
            <draw:path draw:style-name="gr7" draw:text-style-name="P7" draw:layer="layout" svg:width="0.547cm" svg:height="0.7cm" svg:x="24.167cm" svg:y="8.913cm" svg:viewBox="0 0 548 701" svg:d="M222 627c-41-91-83-183-124-274-4-10-8-10-10-10s-4 0-12 6c-23 17-45 34-68 50-8 6-8 8-8 10 0 4 2 8 6 8 6 0 16-10 24-14 4-4 16-12 24-18 46 101 92 202 138 304 4 12 8 12 14 12 10 0 14-4 18-14 107-220 213-439 320-659 4-10 4-12 4-14 0-8-6-14-14-14-6 0-10 4-16 14-99 204-197 408-296 613z">
              <text:p/>
            </draw:path>
            <draw:path draw:style-name="gr7" draw:text-style-name="P7" draw:layer="layout" svg:width="0.591cm" svg:height="0.027cm" svg:x="24.701cm" svg:y="8.913cm" svg:viewBox="0 0 592 28" svg:d="M0 0c197 0 395 0 592 0 0 9 0 19 0 28-197 0-395 0-592 0 0-9 0-19 0-28z">
              <text:p/>
            </draw:path>
            <draw:path draw:style-name="gr7" draw:text-style-name="P7" draw:layer="layout" svg:width="0.287cm" svg:height="0.504cm" svg:x="24.731cm" svg:y="9.041cm" svg:viewBox="0 0 288 505" svg:d="M156 192c-88 20-156 111-156 195 0 68 44 118 110 118 82 0 142-110 142-206 0-63-28-99-52-131-26-30-68-84-68-114 0-16 14-32 40-32 20 0 34 8 50 18 14 8 28 18 38 18 18 0 28-16 28-28 0-16-12-18-36-24-38-6-48-6-58-6-56 0-80 30-80 72 0 38 20 76 42 120zM164 206c18 32 38 69 38 121 0 46-26 162-92 162-38 0-66-28-66-82 0-44 26-175 120-201z">
              <text:p/>
            </draw:path>
            <draw:path draw:style-name="gr7" draw:text-style-name="P7" draw:layer="layout" svg:width="0.213cm" svg:height="0.446cm" svg:x="25.057cm" svg:y="9.098cm" svg:viewBox="0 0 214 447" svg:d="M128 160c22 0 44 0 66 0 14 0 20 0 20-14 0-8-6-8-18-8-21 0-41 0-62 0 24-100 28-114 28-118 0-12-8-20-20-20-2 0-22 2-28 26-9 37-19 74-28 112-22 0-44 0-66 0-14 0-20 0-20 12 0 10 4 10 18 10 21 0 41 0 62 0-50 197-52 209-52 221 0 38 26 66 64 66 72 0 112-102 112-108 0-8-6-8-8-8-8 0-8 2-12 10-30 74-66 90-90 90-16 0-22-10-22-32 0-18 2-22 4-34 17-68 35-137 52-205z">
              <text:p/>
            </draw:path>
            <draw:path draw:style-name="gr7" draw:text-style-name="P7" draw:layer="layout" svg:width="0.163cm" svg:height="0.7cm" svg:x="25.332cm" svg:y="9.013cm" svg:viewBox="0 0 164 701" svg:d="M164 349c0-54-8-139-46-217-42-86-104-132-110-132-4 0-8 2-8 6 0 2 0 4 14 16 70 70 110 182 110 327 0 120-26 244-114 332-10 8-10 10-10 12 0 4 4 8 8 8 6 0 70-48 112-138 36-76 44-154 44-214z">
              <text:p/>
            </draw:path>
            <draw:path draw:style-name="gr7" draw:text-style-name="P7" draw:layer="layout" svg:width="0.467cm" svg:height="0.163cm" svg:x="25.8cm" svg:y="9.28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7" draw:layer="layout" svg:width="0.177cm" svg:height="0.324cm" svg:x="26.642cm" svg:y="8.937cm" svg:viewBox="0 0 178 325" svg:d="M110 14c0-14 0-14-14-14-32 30-76 30-96 30 0 6 0 12 0 18 10 0 44 0 70-14 0 84 0 168 0 251 0 16 0 22-48 22-7 0-13 0-20 0 0 6 0 12 0 18 10 0 70-2 88-2 16 0 78 2 88 2 0-6 0-12 0-18-6 0-12 0-18 0-50 0-50-6-50-22 0-90 0-181 0-271z">
              <text:p/>
            </draw:path>
            <draw:path draw:style-name="gr7" draw:text-style-name="P7" draw:layer="layout" svg:width="0.279cm" svg:height="0.027cm" svg:x="26.588cm" svg:y="9.348cm" svg:viewBox="0 0 280 28" svg:d="M0 0c93 0 187 0 280 0 0 9 0 19 0 28-93 0-187 0-280 0 0-9 0-19 0-28z">
              <text:p/>
            </draw:path>
            <draw:path draw:style-name="gr7" draw:text-style-name="P7" draw:layer="layout" svg:width="0.217cm" svg:height="0.324cm" svg:x="26.618cm" svg:y="9.454cm" svg:viewBox="0 0 218 325" svg:d="M218 236c-5 0-11 0-16 0-2 12-8 39-14 43-4 4-42 4-48 4-30 0-60 0-90 0 50-45 68-59 98-81 36-30 70-60 70-106 0-60-52-96-116-96-60 0-102 42-102 88 0 24 22 26 26 26 12 0 26-8 26-26 0-8-2-26-28-26 14-34 48-44 72-44 48 0 74 38 74 78 0 42-30 76-46 94-39 38-79 77-118 115-6 4-6 6-6 20 68 0 136 0 204 0 5-30 9-60 14-89z">
              <text:p/>
            </draw:path>
          </draw:g>
          <draw:custom-shape draw:style-name="gr55" draw:text-style-name="P26" draw:layer="layout" svg:width="7cm" svg:height="2cm" svg:x="20.5cm" svg:y="8.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in_5f_black" presentation:presentation-page-layout-name="AL1T0">
        <office:forms form:automatic-focus="false" form:apply-design-mode="false"/>
        <draw:frame draw:style-name="gr5" draw:text-style-name="P6" draw:layer="layout" svg:width="3.393cm" svg:height="1.187cm" svg:x="24.279cm" svg:y="14.5cm">
          <draw:text-box>
            <text:p text:style-name="P5"><text:span text:style-name="T4"><text:page-number>&lt;number&gt;</text:page-number></text:span></text:p>
          </draw:text-box>
        </draw:frame>
        <draw:frame draw:style-name="gr1" draw:text-style-name="P43" draw:layer="layout" svg:width="26cm" svg:height="2.156cm" svg:x="1cm" svg:y="6.797cm">
          <draw:text-box>
            <text:p text:style-name="P42"><text:span text:style-name="T1">en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lain_5f_black" presentation:presentation-page-layout-name="AL1T0">
        <office:forms form:automatic-focus="false" form:apply-design-mode="false"/>
        <draw:frame draw:style-name="gr5" draw:text-style-name="P29" draw:layer="layout" svg:width="3.393cm" svg:height="1.187cm" svg:x="24.279cm" svg:y="14.5cm">
          <draw:text-box>
            <text:p text:style-name="P5"><text:span text:style-name="T23"><text:page-number>&lt;number&gt;</text:page-number></text:span></text:p>
          </draw:text-box>
        </draw:frame>
        <draw:line draw:style-name="gr17" draw:text-style-name="P10" draw:layer="layout" svg:x1="17.9cm" svg:y1="5.5cm" svg:x2="26.4cm" svg:y2="5.5cm">
          <text:p/>
        </draw:line>
        <draw:line draw:style-name="gr17" draw:text-style-name="P10" draw:layer="layout" svg:x1="18.187cm" svg:y1="5.8cm" svg:x2="18.2cm" svg:y2="1.3cm">
          <text:p/>
        </draw:line>
        <draw:polyline draw:style-name="gr56" draw:text-style-name="P10" draw:layer="layout" svg:width="7.499cm" svg:height="1.999cm" svg:x="18.2cm" svg:y="2cm" svg:viewBox="0 0 7500 2000" draw:points="0,1500 500,1500 500,2000 1000,2000 1000,1500 1500,1500 1500,500 2000,500 2500,500 2500,1000 3000,1000 3000,1500 3500,1500 3500,500 4500,500 4500,1000 5000,1000 5000,500 5500,500 5500,0 6000,0 6500,0 6500,1000 7000,1000 7000,1500 7500,1500">
          <text:p/>
        </draw:polyline>
        <draw:polyline draw:style-name="gr57" draw:text-style-name="P10" draw:layer="layout" svg:width="7.499cm" svg:height="1.999cm" draw:transform="rotate (-3.14159265358979) translate (25.7cm 5cm)" svg:viewBox="0 0 7500 2000" draw:points="7500,1500 7000,1500 6500,1500 6000,1500 6000,500 5500,500 5500,0 5000,0 5000,500 4000,500 4000,1500 3500,1500 3500,500 3000,500 3000,1000 2500,1000 2500,2000 2000,2000 1500,2000 1500,1500 1000,1500 1000,500 500,500 500,1500 0,1500">
          <text:p/>
        </draw:polyline>
        <draw:polyline draw:style-name="gr58" draw:text-style-name="P10" draw:layer="layout" svg:width="7.499cm" svg:height="2.999cm" svg:x="18.2cm" svg:y="2.5cm" svg:viewBox="0 0 7500 3000" draw:points="0,1000 500,1000 500,500 500,0 1000,0 1000,500 2000,500 2000,1500 2500,1500 3000,1500 3000,2500 3500,2500 3500,3000 4000,3000 4000,2500 5000,2500 5000,2000 5500,2000 5500,2500 6000,2500 6000,3000 6500,3000 6500,2500 7500,2500">
          <text:p/>
        </draw:polylin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ato" svg:font-family="Lato" style:font-pitch="variable"/>
    <style:font-face style:name="Lato Semibold" svg:font-family="'Lato Semibold'" style:font-adornments="Semibold" style:font-pitch="variable"/>
    <style:font-face style:name="Lato Semibold1" svg:font-family="'Lato Semibold'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pitch="variable"/>
    <style:font-face style:name="TexMaths BlackBoard" svg:font-family="'TexMaths BlackBoard'" style:font-pitch="variable"/>
    <style:font-face style:name="TexMaths BlackBoard1" svg:font-family="'TexMaths BlackBoard'"/>
    <style:font-face style:name="TexMaths Symbols" svg:font-family="'TexMaths Symbols'"/>
    <style:font-face style:name="TexMaths Symbols1" svg:font-family="'TexMaths Symbols'" style:font-family-generic="swiss" style:font-pitch="variable"/>
    <style:font-face style:name="TexMaths Symbols2" svg:font-family="'TexMaths Symbol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de" fo:country="DE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2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lain_5f_black-background" style:display-name="plain_black-background" style:family="presentation">
      <style:graphic-properties draw:stroke="none" draw:fill="solid" draw:fill-color="#000000"/>
      <style:text-properties style:letter-kerning="true"/>
    </style:style>
    <style:style style:name="plain_5f_black-backgroundobjects" style:display-name="plain_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lain_5f_black-notes" style:display-name="plain_bla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in_5f_black-outline1" style:display-name="plain_black-outline1" style:family="presentation">
      <style:graphic-properties draw:stroke="none" draw:fill="none" draw:auto-grow-height="false" draw:fit-to-size="false" style:shrink-to-fit="true">
        <text:list-style style:name="plain_5f_black-outline1" style:display-name="plain_blac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in_5f_black-outline2" style:display-name="plain_black-outline2" style:family="presentation" style:parent-style-name="plain_5f_black-outline1">
      <style:paragraph-properties fo:margin-top="0.4cm" fo:margin-bottom="0cm"/>
      <style:text-properties fo:font-size="28pt" style:font-size-asian="28pt" style:font-size-complex="28pt"/>
    </style:style>
    <style:style style:name="plain_5f_black-outline3" style:display-name="plain_black-outline3" style:family="presentation" style:parent-style-name="plain_5f_black-outline2">
      <style:paragraph-properties fo:margin-top="0.3cm" fo:margin-bottom="0cm"/>
      <style:text-properties fo:font-size="24pt" style:font-size-asian="24pt" style:font-size-complex="24pt"/>
    </style:style>
    <style:style style:name="plain_5f_black-outline4" style:display-name="plain_black-outline4" style:family="presentation" style:parent-style-name="plain_5f_black-outline3">
      <style:paragraph-properties fo:margin-top="0.2cm" fo:margin-bottom="0cm"/>
      <style:text-properties fo:font-size="20pt" style:font-size-asian="20pt" style:font-size-complex="20pt"/>
    </style:style>
    <style:style style:name="plain_5f_black-outline5" style:display-name="plain_black-outline5" style:family="presentation" style:parent-style-name="plain_5f_black-outline4">
      <style:paragraph-properties fo:margin-top="0.1cm" fo:margin-bottom="0cm"/>
      <style:text-properties fo:font-size="20pt" style:font-size-asian="20pt" style:font-size-complex="20pt"/>
    </style:style>
    <style:style style:name="plain_5f_black-outline6" style:display-name="plain_black-outline6" style:family="presentation" style:parent-style-name="plain_5f_black-outline5">
      <style:paragraph-properties fo:margin-top="0.1cm" fo:margin-bottom="0cm"/>
      <style:text-properties fo:font-size="20pt" style:font-size-asian="20pt" style:font-size-complex="20pt"/>
    </style:style>
    <style:style style:name="plain_5f_black-outline7" style:display-name="plain_black-outline7" style:family="presentation" style:parent-style-name="plain_5f_black-outline6">
      <style:paragraph-properties fo:margin-top="0.1cm" fo:margin-bottom="0cm"/>
      <style:text-properties fo:font-size="20pt" style:font-size-asian="20pt" style:font-size-complex="20pt"/>
    </style:style>
    <style:style style:name="plain_5f_black-outline8" style:display-name="plain_black-outline8" style:family="presentation" style:parent-style-name="plain_5f_black-outline7">
      <style:paragraph-properties fo:margin-top="0.1cm" fo:margin-bottom="0cm"/>
      <style:text-properties fo:font-size="20pt" style:font-size-asian="20pt" style:font-size-complex="20pt"/>
    </style:style>
    <style:style style:name="plain_5f_black-outline9" style:display-name="plain_black-outline9" style:family="presentation" style:parent-style-name="plain_5f_black-outline8">
      <style:paragraph-properties fo:margin-top="0.1cm" fo:margin-bottom="0cm"/>
      <style:text-properties fo:font-size="20pt" style:font-size-asian="20pt" style:font-size-complex="20pt"/>
    </style:style>
    <style:style style:name="plain_5f_black-subtitle" style:display-name="plain_black-subtitle" style:family="presentation">
      <style:graphic-properties draw:stroke="none" draw:fill="none" draw:textarea-vertical-align="middle">
        <text:list-style style:name="plain_5f_black-subtitle" style:display-name="plain_blac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in_5f_black-title" style:display-name="plain_black-title" style:family="presentation">
      <style:graphic-properties draw:stroke="none" draw:fill="none" draw:textarea-vertical-align="middle">
        <text:list-style style:name="plain_5f_black-title" style:display-name="plain_blac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lain_5f_black-backgroundobjects">
      <style:graphic-properties draw:stroke="none" draw:fill-color="#000000" draw:textarea-vertical-align="middle" draw:auto-grow-height="false" fo:min-height="18.5cm" fo:min-width="31.5cm" loext:decorative="false"/>
    </style:style>
    <style:style style:name="Mpr5" style:family="presentation" style:parent-style-name="plain_5f_blac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plain_5f_blac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lain_5f_blac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lain_5f_black" style:display-name="plain_black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31.5cm" svg:height="18.5cm" svg:x="-1.5cm" svg:y="-1.5cm">
        <text:p/>
        <draw:enhanced-geometry svg:viewBox="0 0 21600 21600" draw:type="rectangle" draw:enhanced-path="M 0 0 L 21600 0 21600 21600 0 21600 0 0 Z N"/>
      </draw:custom-shape>
      <draw:frame presentation:style-name="plain_5f_black-title" draw:layer="backgroundobjects" svg:width="25.199cm" svg:height="2.629cm" svg:x="1.4cm" svg:y="0.628cm" presentation:class="title" presentation:placeholder="true">
        <draw:text-box/>
      </draw:frame>
      <draw:frame presentation:style-name="plain_5f_black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lain_5f_black-title" draw:layer="backgroundobjects" svg:width="0.001cm" svg:height="0.001cm" svg:x="0cm" svg:y="2.257cm" presentation:class="page"/>
        <draw:frame presentation:style-name="plain_5f_blac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1:41:18.769917501</meta:creation-date>
    <dc:title>plain_wide_black</dc:title>
    <meta:editing-duration>P3DT12H49M15S</meta:editing-duration>
    <meta:editing-cycles>83</meta:editing-cycles>
    <meta:generator>LibreOffice/7.6.4.1$Linux_X86_64 LibreOffice_project/60$Build-1</meta:generator>
    <dc:date>2024-01-29T10:43:44.589276422</dc:date>
    <meta:print-date>2024-01-22T14:03:27.498598551</meta:print-date>
    <meta:printed-by>PDF files</meta:printed-by>
    <meta:document-statistic meta:object-count="1222"/>
    <meta:user-defined meta:name="TexMathignorePreamble">FALSE</meta:user-defined>
    <meta:user-defined meta:name="TexMathsPreamble">\usepackage{amsmath}§\usepackage{amssymb}§\usepackage[usenames]{color}§\usepackage{ifxetex}§\usepackage{ifluatex}§\color{white}§\pagecolor{black}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</meta:user-defined>
  </office:meta>
</office:document-meta>
</file>